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4" table:style-name="ta1">
        <table:shapes>
          <draw:frame draw:z-index="0" draw:style-name="gr1" draw:text-style-name="P1" svg:width="6.3in" svg:height="3.5449in" svg:x="1.5965in" svg:y="3.9949in">
            <draw:object draw:notify-on-update-of-ranges="rosfoot4.A1:rosfoot4.A1 rosfoot4.B1:rosfoot4.MU1 rosfoot4.A6:rosfoot4.A6 rosfoot4.B6:rosfoot4.MU6 rosfoot4.A8:rosfoot4.A8 rosfoot4.B8:rosfoot4.MU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2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2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3" table:number-columns-repeated="4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66783571243286" calcext:value-type="float">
            <text:p>0.166783571243286</text:p>
          </table:table-cell>
          <table:table-cell office:value-type="float" office:value="0.200140237808228" calcext:value-type="float">
            <text:p>0.200140237808228</text:p>
          </table:table-cell>
          <table:table-cell office:value-type="float" office:value="0.233496904373169" calcext:value-type="float">
            <text:p>0.233496904373169</text:p>
          </table:table-cell>
          <table:table-cell office:value-type="float" office:value="0.300209999084473" calcext:value-type="float">
            <text:p>0.300209999084473</text:p>
          </table:table-cell>
          <table:table-cell office:value-type="float" office:value="0.333566665649414" calcext:value-type="float">
            <text:p>0.333566665649414</text:p>
          </table:table-cell>
          <table:table-cell office:value-type="float" office:value="0.366923332214355" calcext:value-type="float">
            <text:p>0.366923332214355</text:p>
          </table:table-cell>
          <table:table-cell office:value-type="float" office:value="0.400280237197876" calcext:value-type="float">
            <text:p>0.400280237197876</text:p>
          </table:table-cell>
          <table:table-cell office:value-type="float" office:value="0.433636903762817" calcext:value-type="float">
            <text:p>0.433636903762817</text:p>
          </table:table-cell>
          <table:table-cell office:value-type="float" office:value="0.500349998474121" calcext:value-type="float">
            <text:p>0.500349998474121</text:p>
          </table:table-cell>
          <table:table-cell office:value-type="float" office:value="0.533706903457642" calcext:value-type="float">
            <text:p>0.533706903457642</text:p>
          </table:table-cell>
          <table:table-cell office:value-type="float" office:value="0.567063570022583" calcext:value-type="float">
            <text:p>0.567063570022583</text:p>
          </table:table-cell>
          <table:table-cell office:value-type="float" office:value="0.600420475006104" calcext:value-type="float">
            <text:p>0.600420475006104</text:p>
          </table:table-cell>
          <table:table-cell office:value-type="float" office:value="0.667134046554565" calcext:value-type="float">
            <text:p>0.667134046554565</text:p>
          </table:table-cell>
          <table:table-cell office:value-type="float" office:value="0.700490951538086" calcext:value-type="float">
            <text:p>0.700490951538086</text:p>
          </table:table-cell>
          <table:table-cell office:value-type="float" office:value="0.767204523086548" calcext:value-type="float">
            <text:p>0.767204523086548</text:p>
          </table:table-cell>
          <table:table-cell office:value-type="float" office:value="0.83391809463501" calcext:value-type="float">
            <text:p>0.83391809463501</text:p>
          </table:table-cell>
          <table:table-cell office:value-type="float" office:value="0.900631427764893" calcext:value-type="float">
            <text:p>0.900631427764893</text:p>
          </table:table-cell>
          <table:table-cell office:value-type="float" office:value="0.933988332748413" calcext:value-type="float">
            <text:p>0.933988332748413</text:p>
          </table:table-cell>
          <table:table-cell office:value-type="float" office:value="0.967344999313354" calcext:value-type="float">
            <text:p>0.967344999313354</text:p>
          </table:table-cell>
          <table:table-cell office:value-type="float" office:value="1.0007016658783" calcext:value-type="float">
            <text:p>1.0007016658783</text:p>
          </table:table-cell>
          <table:table-cell office:value-type="float" office:value="1.06741547584534" calcext:value-type="float">
            <text:p>1.06741547584534</text:p>
          </table:table-cell>
          <table:table-cell office:value-type="float" office:value="1.10077214241028" calcext:value-type="float">
            <text:p>1.10077214241028</text:p>
          </table:table-cell>
          <table:table-cell office:value-type="float" office:value="1.13412880897522" calcext:value-type="float">
            <text:p>1.13412880897522</text:p>
          </table:table-cell>
          <table:table-cell office:value-type="float" office:value="1.20084238052368" calcext:value-type="float">
            <text:p>1.20084238052368</text:p>
          </table:table-cell>
          <table:table-cell office:value-type="float" office:value="1.23419904708862" calcext:value-type="float">
            <text:p>1.23419904708862</text:p>
          </table:table-cell>
          <table:table-cell office:value-type="float" office:value="1.26755571365356" calcext:value-type="float">
            <text:p>1.26755571365356</text:p>
          </table:table-cell>
          <table:table-cell office:value-type="float" office:value="1.30091238021851" calcext:value-type="float">
            <text:p>1.30091238021851</text:p>
          </table:table-cell>
          <table:table-cell office:value-type="float" office:value="1.33426928520203" calcext:value-type="float">
            <text:p>1.33426928520203</text:p>
          </table:table-cell>
          <table:table-cell office:value-type="float" office:value="1.36762619018555" calcext:value-type="float">
            <text:p>1.36762619018555</text:p>
          </table:table-cell>
          <table:table-cell office:value-type="float" office:value="1.43433952331543" calcext:value-type="float">
            <text:p>1.43433952331543</text:p>
          </table:table-cell>
          <table:table-cell office:value-type="float" office:value="1.46769618988037" calcext:value-type="float">
            <text:p>1.46769618988037</text:p>
          </table:table-cell>
          <table:table-cell office:value-type="float" office:value="1.50105285644531" calcext:value-type="float">
            <text:p>1.50105285644531</text:p>
          </table:table-cell>
          <table:table-cell office:value-type="float" office:value="1.53440999984741" calcext:value-type="float">
            <text:p>1.53440999984741</text:p>
          </table:table-cell>
          <table:table-cell office:value-type="float" office:value="1.60112380981445" calcext:value-type="float">
            <text:p>1.60112380981445</text:p>
          </table:table-cell>
          <table:table-cell office:value-type="float" office:value="1.66783809661865" calcext:value-type="float">
            <text:p>1.66783809661865</text:p>
          </table:table-cell>
          <table:table-cell office:value-type="float" office:value="1.73455214500427" calcext:value-type="float">
            <text:p>1.73455214500427</text:p>
          </table:table-cell>
          <table:table-cell office:value-type="float" office:value="1.80126595497131" calcext:value-type="float">
            <text:p>1.80126595497131</text:p>
          </table:table-cell>
          <table:table-cell office:value-type="float" office:value="1.90133690834045" calcext:value-type="float">
            <text:p>1.90133690834045</text:p>
          </table:table-cell>
          <table:table-cell office:value-type="float" office:value="1.93469405174255" calcext:value-type="float">
            <text:p>1.93469405174255</text:p>
          </table:table-cell>
          <table:table-cell office:value-type="float" office:value="2.00140810012817" calcext:value-type="float">
            <text:p>2.00140810012817</text:p>
          </table:table-cell>
          <table:table-cell office:value-type="float" office:value="2.06812191009521" calcext:value-type="float">
            <text:p>2.06812191009521</text:p>
          </table:table-cell>
          <table:table-cell office:value-type="float" office:value="2.10147905349731" calcext:value-type="float">
            <text:p>2.10147905349731</text:p>
          </table:table-cell>
          <table:table-cell office:value-type="float" office:value="2.16819286346436" calcext:value-type="float">
            <text:p>2.16819286346436</text:p>
          </table:table-cell>
          <table:table-cell office:value-type="float" office:value="2.23490691184998" calcext:value-type="float">
            <text:p>2.23490691184998</text:p>
          </table:table-cell>
          <table:table-cell office:value-type="float" office:value="2.3016209602356" calcext:value-type="float">
            <text:p>2.3016209602356</text:p>
          </table:table-cell>
          <table:table-cell office:value-type="float" office:value="2.40169167518616" calcext:value-type="float">
            <text:p>2.40169167518616</text:p>
          </table:table-cell>
          <table:table-cell office:value-type="float" office:value="2.43504905700684" calcext:value-type="float">
            <text:p>2.43504905700684</text:p>
          </table:table-cell>
          <table:table-cell office:value-type="float" office:value="2.76862096786499" calcext:value-type="float">
            <text:p>2.76862096786499</text:p>
          </table:table-cell>
          <table:table-cell office:value-type="float" office:value="2.80197834968567" calcext:value-type="float">
            <text:p>2.80197834968567</text:p>
          </table:table-cell>
          <table:table-cell office:value-type="float" office:value="2.86869287490845" calcext:value-type="float">
            <text:p>2.86869287490845</text:p>
          </table:table-cell>
          <table:table-cell office:value-type="float" office:value="2.9354076385498" calcext:value-type="float">
            <text:p>2.9354076385498</text:p>
          </table:table-cell>
          <table:table-cell office:value-type="float" office:value="3.00212216377258" calcext:value-type="float">
            <text:p>3.00212216377258</text:p>
          </table:table-cell>
          <table:table-cell office:value-type="float" office:value="3.06883668899536" calcext:value-type="float">
            <text:p>3.06883668899536</text:p>
          </table:table-cell>
          <table:table-cell office:value-type="float" office:value="3.13555145263672" calcext:value-type="float">
            <text:p>3.13555145263672</text:p>
          </table:table-cell>
          <table:table-cell office:value-type="float" office:value="3.2022659778595" calcext:value-type="float">
            <text:p>3.2022659778595</text:p>
          </table:table-cell>
          <table:table-cell office:value-type="float" office:value="3.26898050308228" calcext:value-type="float">
            <text:p>3.26898050308228</text:p>
          </table:table-cell>
          <table:table-cell office:value-type="float" office:value="3.46912455558777" calcext:value-type="float">
            <text:p>3.46912455558777</text:p>
          </table:table-cell>
          <table:table-cell office:value-type="float" office:value="3.5358395576477" calcext:value-type="float">
            <text:p>3.5358395576477</text:p>
          </table:table-cell>
          <table:table-cell office:value-type="float" office:value="3.56919717788696" calcext:value-type="float">
            <text:p>3.56919717788696</text:p>
          </table:table-cell>
          <table:table-cell office:value-type="float" office:value="3.66927003860474" calcext:value-type="float">
            <text:p>3.66927003860474</text:p>
          </table:table-cell>
          <table:table-cell office:value-type="float" office:value="3.70262813568115" calcext:value-type="float">
            <text:p>3.70262813568115</text:p>
          </table:table-cell>
          <table:table-cell office:value-type="float" office:value="3.73598575592041" calcext:value-type="float">
            <text:p>3.73598575592041</text:p>
          </table:table-cell>
          <table:table-cell office:value-type="float" office:value="3.80270099639893" calcext:value-type="float">
            <text:p>3.80270099639893</text:p>
          </table:table-cell>
          <table:table-cell office:value-type="float" office:value="4.06956243515015" calcext:value-type="float">
            <text:p>4.06956243515015</text:p>
          </table:table-cell>
          <table:table-cell office:value-type="float" office:value="4.13627791404724" calcext:value-type="float">
            <text:p>4.13627791404724</text:p>
          </table:table-cell>
          <table:table-cell office:value-type="float" office:value="4.20299339294434" calcext:value-type="float">
            <text:p>4.20299339294434</text:p>
          </table:table-cell>
          <table:table-cell office:value-type="float" office:value="4.23635101318359" calcext:value-type="float">
            <text:p>4.23635101318359</text:p>
          </table:table-cell>
          <table:table-cell office:value-type="float" office:value="4.56992793083191" calcext:value-type="float">
            <text:p>4.56992793083191</text:p>
          </table:table-cell>
          <table:table-cell office:value-type="float" office:value="4.63664317131043" calcext:value-type="float">
            <text:p>4.63664317131043</text:p>
          </table:table-cell>
          <table:table-cell office:value-type="float" office:value="4.70335841178894" calcext:value-type="float">
            <text:p>4.70335841178894</text:p>
          </table:table-cell>
          <table:table-cell office:value-type="float" office:value="4.73671627044678" calcext:value-type="float">
            <text:p>4.73671627044678</text:p>
          </table:table-cell>
          <table:table-cell office:value-type="float" office:value="4.77007389068604" calcext:value-type="float">
            <text:p>4.77007389068604</text:p>
          </table:table-cell>
          <table:table-cell office:value-type="float" office:value="4.80343151092529" calcext:value-type="float">
            <text:p>4.80343151092529</text:p>
          </table:table-cell>
          <table:table-cell office:value-type="float" office:value="4.87014675140381" calcext:value-type="float">
            <text:p>4.87014675140381</text:p>
          </table:table-cell>
          <table:table-cell office:value-type="float" office:value="4.90350461006165" calcext:value-type="float">
            <text:p>4.90350461006165</text:p>
          </table:table-cell>
          <table:table-cell office:value-type="float" office:value="4.9368622303009" calcext:value-type="float">
            <text:p>4.9368622303009</text:p>
          </table:table-cell>
          <table:table-cell office:value-type="float" office:value="4.97021985054016" calcext:value-type="float">
            <text:p>4.97021985054016</text:p>
          </table:table-cell>
          <table:table-cell office:value-type="float" office:value="5.20372366905212" calcext:value-type="float">
            <text:p>5.20372366905212</text:p>
          </table:table-cell>
          <table:table-cell office:value-type="float" office:value="5.30379676818848" calcext:value-type="float">
            <text:p>5.30379676818848</text:p>
          </table:table-cell>
          <table:table-cell office:value-type="float" office:value="5.33715462684631" calcext:value-type="float">
            <text:p>5.33715462684631</text:p>
          </table:table-cell>
          <table:table-cell office:value-type="float" office:value="5.40386986732483" calcext:value-type="float">
            <text:p>5.40386986732483</text:p>
          </table:table-cell>
          <table:table-cell office:value-type="float" office:value="5.4705855846405" calcext:value-type="float">
            <text:p>5.4705855846405</text:p>
          </table:table-cell>
          <table:table-cell office:value-type="float" office:value="5.53730082511902" calcext:value-type="float">
            <text:p>5.53730082511902</text:p>
          </table:table-cell>
          <table:table-cell office:value-type="float" office:value="5.57065868377686" calcext:value-type="float">
            <text:p>5.57065868377686</text:p>
          </table:table-cell>
          <table:table-cell office:value-type="float" office:value="5.63737463951111" calcext:value-type="float">
            <text:p>5.63737463951111</text:p>
          </table:table-cell>
          <table:table-cell office:value-type="float" office:value="5.67073225975037" calcext:value-type="float">
            <text:p>5.67073225975037</text:p>
          </table:table-cell>
          <table:table-cell office:value-type="float" office:value="5.87087941169739" calcext:value-type="float">
            <text:p>5.87087941169739</text:p>
          </table:table-cell>
          <table:table-cell office:value-type="float" office:value="5.9042375087738" calcext:value-type="float">
            <text:p>5.9042375087738</text:p>
          </table:table-cell>
          <table:table-cell office:value-type="float" office:value="5.93759536743164" calcext:value-type="float">
            <text:p>5.93759536743164</text:p>
          </table:table-cell>
          <table:table-cell office:value-type="float" office:value="5.9709529876709" calcext:value-type="float">
            <text:p>5.9709529876709</text:p>
          </table:table-cell>
          <table:table-cell office:value-type="float" office:value="6.00431084632874" calcext:value-type="float">
            <text:p>6.00431084632874</text:p>
          </table:table-cell>
          <table:table-cell office:value-type="float" office:value="6.03766870498657" calcext:value-type="float">
            <text:p>6.03766870498657</text:p>
          </table:table-cell>
          <table:table-cell office:value-type="float" office:value="6.10438466072083" calcext:value-type="float">
            <text:p>6.10438466072083</text:p>
          </table:table-cell>
          <table:table-cell office:value-type="float" office:value="6.1711003780365" calcext:value-type="float">
            <text:p>6.1711003780365</text:p>
          </table:table-cell>
          <table:table-cell office:value-type="float" office:value="6.23781633377075" calcext:value-type="float">
            <text:p>6.23781633377075</text:p>
          </table:table-cell>
          <table:table-cell office:value-type="float" office:value="6.30453181266785" calcext:value-type="float">
            <text:p>6.30453181266785</text:p>
          </table:table-cell>
          <table:table-cell office:value-type="float" office:value="6.40460562705994" calcext:value-type="float">
            <text:p>6.40460562705994</text:p>
          </table:table-cell>
          <table:table-cell office:value-type="float" office:value="6.67146801948547" calcext:value-type="float">
            <text:p>6.67146801948547</text:p>
          </table:table-cell>
          <table:table-cell office:value-type="float" office:value="6.70482587814331" calcext:value-type="float">
            <text:p>6.70482587814331</text:p>
          </table:table-cell>
          <table:table-cell office:value-type="float" office:value="6.80489897727966" calcext:value-type="float">
            <text:p>6.80489897727966</text:p>
          </table:table-cell>
          <table:table-cell office:value-type="float" office:value="6.87161445617676" calcext:value-type="float">
            <text:p>6.87161445617676</text:p>
          </table:table-cell>
          <table:table-cell office:value-type="float" office:value="6.93832993507385" calcext:value-type="float">
            <text:p>6.93832993507385</text:p>
          </table:table-cell>
          <table:table-cell office:value-type="float" office:value="6.97168755531311" calcext:value-type="float">
            <text:p>6.97168755531311</text:p>
          </table:table-cell>
          <table:table-cell office:value-type="float" office:value="7.00504541397095" calcext:value-type="float">
            <text:p>7.00504541397095</text:p>
          </table:table-cell>
          <table:table-cell office:value-type="float" office:value="7.03840327262878" calcext:value-type="float">
            <text:p>7.03840327262878</text:p>
          </table:table-cell>
          <table:table-cell office:value-type="float" office:value="7.10511875152588" calcext:value-type="float">
            <text:p>7.10511875152588</text:p>
          </table:table-cell>
          <table:table-cell office:value-type="float" office:value="7.13847637176514" calcext:value-type="float">
            <text:p>7.13847637176514</text:p>
          </table:table-cell>
          <table:table-cell office:value-type="float" office:value="7.20519208908081" calcext:value-type="float">
            <text:p>7.20519208908081</text:p>
          </table:table-cell>
          <table:table-cell office:value-type="float" office:value="7.27190756797791" calcext:value-type="float">
            <text:p>7.27190756797791</text:p>
          </table:table-cell>
          <table:table-cell office:value-type="float" office:value="7.338623046875" calcext:value-type="float">
            <text:p>7.338623046875</text:p>
          </table:table-cell>
          <table:table-cell office:value-type="float" office:value="7.40533876419067" calcext:value-type="float">
            <text:p>7.40533876419067</text:p>
          </table:table-cell>
          <table:table-cell office:value-type="float" office:value="7.43869662284851" calcext:value-type="float">
            <text:p>7.43869662284851</text:p>
          </table:table-cell>
          <table:table-cell office:value-type="float" office:value="7.47205424308777" calcext:value-type="float">
            <text:p>7.47205424308777</text:p>
          </table:table-cell>
          <table:table-cell office:value-type="float" office:value="7.50541210174561" calcext:value-type="float">
            <text:p>7.50541210174561</text:p>
          </table:table-cell>
          <table:table-cell office:value-type="float" office:value="7.53876924514771" calcext:value-type="float">
            <text:p>7.53876924514771</text:p>
          </table:table-cell>
          <table:table-cell office:value-type="float" office:value="7.67219710350037" calcext:value-type="float">
            <text:p>7.67219710350037</text:p>
          </table:table-cell>
          <table:table-cell office:value-type="float" office:value="7.77226781845093" calcext:value-type="float">
            <text:p>7.77226781845093</text:p>
          </table:table-cell>
          <table:table-cell office:value-type="float" office:value="7.83898186683655" calcext:value-type="float">
            <text:p>7.83898186683655</text:p>
          </table:table-cell>
          <table:table-cell office:value-type="float" office:value="7.90569567680359" calcext:value-type="float">
            <text:p>7.90569567680359</text:p>
          </table:table-cell>
          <table:table-cell office:value-type="float" office:value="7.97240972518921" calcext:value-type="float">
            <text:p>7.97240972518921</text:p>
          </table:table-cell>
          <table:table-cell office:value-type="float" office:value="8.00576663017273" calcext:value-type="float">
            <text:p>8.00576663017273</text:p>
          </table:table-cell>
          <table:table-cell office:value-type="float" office:value="8.03912353515625" calcext:value-type="float">
            <text:p>8.03912353515625</text:p>
          </table:table-cell>
          <table:table-cell office:value-type="float" office:value="8.07248067855835" calcext:value-type="float">
            <text:p>8.07248067855835</text:p>
          </table:table-cell>
          <table:table-cell office:value-type="float" office:value="8.47276377677918" calcext:value-type="float">
            <text:p>8.47276377677918</text:p>
          </table:table-cell>
          <table:table-cell office:value-type="float" office:value="8.5394778251648" calcext:value-type="float">
            <text:p>8.5394778251648</text:p>
          </table:table-cell>
          <table:table-cell office:value-type="float" office:value="8.60619211196899" calcext:value-type="float">
            <text:p>8.60619211196899</text:p>
          </table:table-cell>
          <table:table-cell office:value-type="float" office:value="8.63954925537109" calcext:value-type="float">
            <text:p>8.63954925537109</text:p>
          </table:table-cell>
          <table:table-cell office:value-type="float" office:value="8.67290639877319" calcext:value-type="float">
            <text:p>8.67290639877319</text:p>
          </table:table-cell>
          <table:table-cell office:value-type="float" office:value="8.70626354217529" calcext:value-type="float">
            <text:p>8.70626354217529</text:p>
          </table:table-cell>
          <table:table-cell office:value-type="float" office:value="8.73962044715881" calcext:value-type="float">
            <text:p>8.73962044715881</text:p>
          </table:table-cell>
          <table:table-cell office:value-type="float" office:value="8.77297759056091" calcext:value-type="float">
            <text:p>8.77297759056091</text:p>
          </table:table-cell>
          <table:table-cell office:value-type="float" office:value="8.80633473396301" calcext:value-type="float">
            <text:p>8.80633473396301</text:p>
          </table:table-cell>
          <table:table-cell office:value-type="float" office:value="8.83969211578369" calcext:value-type="float">
            <text:p>8.83969211578369</text:p>
          </table:table-cell>
          <table:table-cell office:value-type="float" office:value="8.90640616416931" calcext:value-type="float">
            <text:p>8.90640616416931</text:p>
          </table:table-cell>
          <table:table-cell office:value-type="float" office:value="9.23997712135315" calcext:value-type="float">
            <text:p>9.23997712135315</text:p>
          </table:table-cell>
          <table:table-cell office:value-type="float" office:value="9.27333402633667" calcext:value-type="float">
            <text:p>9.27333402633667</text:p>
          </table:table-cell>
          <table:table-cell office:value-type="float" office:value="9.30669116973877" calcext:value-type="float">
            <text:p>9.30669116973877</text:p>
          </table:table-cell>
          <table:table-cell office:value-type="float" office:value="9.34004831314087" calcext:value-type="float">
            <text:p>9.34004831314087</text:p>
          </table:table-cell>
          <table:table-cell office:value-type="float" office:value="9.37340545654297" calcext:value-type="float">
            <text:p>9.37340545654297</text:p>
          </table:table-cell>
          <table:table-cell office:value-type="float" office:value="9.44011950492859" calcext:value-type="float">
            <text:p>9.44011950492859</text:p>
          </table:table-cell>
          <table:table-cell office:value-type="float" office:value="9.47347664833069" calcext:value-type="float">
            <text:p>9.47347664833069</text:p>
          </table:table-cell>
          <table:table-cell office:value-type="float" office:value="9.54019165039063" calcext:value-type="float">
            <text:p>9.54019165039063</text:p>
          </table:table-cell>
          <table:table-cell office:value-type="float" office:value="9.57354974746704" calcext:value-type="float">
            <text:p>9.57354974746704</text:p>
          </table:table-cell>
          <table:table-cell office:value-type="float" office:value="9.64026546478272" calcext:value-type="float">
            <text:p>9.64026546478272</text:p>
          </table:table-cell>
          <table:table-cell office:value-type="float" office:value="9.67362332344055" calcext:value-type="float">
            <text:p>9.67362332344055</text:p>
          </table:table-cell>
          <table:table-cell office:value-type="float" office:value="9.74033951759338" calcext:value-type="float">
            <text:p>9.74033951759338</text:p>
          </table:table-cell>
          <table:table-cell office:value-type="float" office:value="9.80705547332764" calcext:value-type="float">
            <text:p>9.80705547332764</text:p>
          </table:table-cell>
          <table:table-cell office:value-type="float" office:value="9.87377142906189" calcext:value-type="float">
            <text:p>9.87377142906189</text:p>
          </table:table-cell>
          <table:table-cell office:value-type="float" office:value="9.90712952613831" calcext:value-type="float">
            <text:p>9.90712952613831</text:p>
          </table:table-cell>
          <table:table-cell office:value-type="float" office:value="9.97384524345398" calcext:value-type="float">
            <text:p>9.97384524345398</text:p>
          </table:table-cell>
          <table:table-cell office:value-type="float" office:value="10.007203578949" calcext:value-type="float">
            <text:p>10.007203578949</text:p>
          </table:table-cell>
          <table:table-cell office:value-type="float" office:value="10.0405614376068" calcext:value-type="float">
            <text:p>10.0405614376068</text:p>
          </table:table-cell>
          <table:table-cell office:value-type="float" office:value="10.1072773933411" calcext:value-type="float">
            <text:p>10.1072773933411</text:p>
          </table:table-cell>
          <table:table-cell office:value-type="float" office:value="10.4742157459259" calcext:value-type="float">
            <text:p>10.4742157459259</text:p>
          </table:table-cell>
          <table:table-cell office:value-type="float" office:value="10.5075738430023" calcext:value-type="float">
            <text:p>10.5075738430023</text:p>
          </table:table-cell>
          <table:table-cell office:value-type="float" office:value="10.5742888450623" calcext:value-type="float">
            <text:p>10.5742888450623</text:p>
          </table:table-cell>
          <table:table-cell office:value-type="float" office:value="10.6076467037201" calcext:value-type="float">
            <text:p>10.6076467037201</text:p>
          </table:table-cell>
          <table:table-cell office:value-type="float" office:value="10.67436170578" calcext:value-type="float">
            <text:p>10.67436170578</text:p>
          </table:table-cell>
          <table:table-cell office:value-type="float" office:value="10.7410769462585" calcext:value-type="float">
            <text:p>10.7410769462585</text:p>
          </table:table-cell>
          <table:table-cell office:value-type="float" office:value="10.8077921867371" calcext:value-type="float">
            <text:p>10.8077921867371</text:p>
          </table:table-cell>
          <table:table-cell office:value-type="float" office:value="10.8411498069763" calcext:value-type="float">
            <text:p>10.8411498069763</text:p>
          </table:table-cell>
          <table:table-cell office:value-type="float" office:value="11.0412952899933" calcext:value-type="float">
            <text:p>11.0412952899933</text:p>
          </table:table-cell>
          <table:table-cell office:value-type="float" office:value="11.1080105304718" calcext:value-type="float">
            <text:p>11.1080105304718</text:p>
          </table:table-cell>
          <table:table-cell office:value-type="float" office:value="11.1747260093689" calcext:value-type="float">
            <text:p>11.1747260093689</text:p>
          </table:table-cell>
          <table:table-cell office:value-type="float" office:value="11.2080833911896" calcext:value-type="float">
            <text:p>11.2080833911896</text:p>
          </table:table-cell>
          <table:table-cell office:value-type="float" office:value="11.2747986316681" calcext:value-type="float">
            <text:p>11.2747986316681</text:p>
          </table:table-cell>
          <table:table-cell office:value-type="float" office:value="11.3081562519073" calcext:value-type="float">
            <text:p>11.3081562519073</text:p>
          </table:table-cell>
          <table:table-cell office:value-type="float" office:value="11.3415141105652" calcext:value-type="float">
            <text:p>11.3415141105652</text:p>
          </table:table-cell>
          <table:table-cell office:value-type="float" office:value="11.4082293510437" calcext:value-type="float">
            <text:p>11.4082293510437</text:p>
          </table:table-cell>
          <table:table-cell office:value-type="float" office:value="11.441586971283" calcext:value-type="float">
            <text:p>11.441586971283</text:p>
          </table:table-cell>
          <table:table-cell office:value-type="float" office:value="11.4749445915222" calcext:value-type="float">
            <text:p>11.4749445915222</text:p>
          </table:table-cell>
          <table:table-cell office:value-type="float" office:value="11.5416595935822" calcext:value-type="float">
            <text:p>11.5416595935822</text:p>
          </table:table-cell>
          <table:table-cell office:value-type="float" office:value="11.875232219696" calcext:value-type="float">
            <text:p>11.875232219696</text:p>
          </table:table-cell>
          <table:table-cell office:value-type="float" office:value="11.9419469833374" calcext:value-type="float">
            <text:p>11.9419469833374</text:p>
          </table:table-cell>
          <table:table-cell office:value-type="float" office:value="11.9753043651581" calcext:value-type="float">
            <text:p>11.9753043651581</text:p>
          </table:table-cell>
          <table:table-cell office:value-type="float" office:value="12.0420188903809" calcext:value-type="float">
            <text:p>12.0420188903809</text:p>
          </table:table-cell>
          <table:table-cell office:value-type="float" office:value="12.075376033783" calcext:value-type="float">
            <text:p>12.075376033783</text:p>
          </table:table-cell>
          <table:table-cell office:value-type="float" office:value="12.1420907974243" calcext:value-type="float">
            <text:p>12.1420907974243</text:p>
          </table:table-cell>
          <table:table-cell office:value-type="float" office:value="12.1754479408264" calcext:value-type="float">
            <text:p>12.1754479408264</text:p>
          </table:table-cell>
          <table:table-cell office:value-type="float" office:value="12.3422343730927" calcext:value-type="float">
            <text:p>12.3422343730927</text:p>
          </table:table-cell>
          <table:table-cell office:value-type="float" office:value="12.408949136734" calcext:value-type="float">
            <text:p>12.408949136734</text:p>
          </table:table-cell>
          <table:table-cell office:value-type="float" office:value="12.4756636619568" calcext:value-type="float">
            <text:p>12.4756636619568</text:p>
          </table:table-cell>
          <table:table-cell office:value-type="float" office:value="12.5423781871796" calcext:value-type="float">
            <text:p>12.5423781871796</text:p>
          </table:table-cell>
          <table:table-cell office:value-type="float" office:value="12.6424503326416" calcext:value-type="float">
            <text:p>12.6424503326416</text:p>
          </table:table-cell>
          <table:table-cell office:value-type="float" office:value="12.6758077144623" calcext:value-type="float">
            <text:p>12.6758077144623</text:p>
          </table:table-cell>
          <table:table-cell office:value-type="float" office:value="12.709165096283" calcext:value-type="float">
            <text:p>12.709165096283</text:p>
          </table:table-cell>
          <table:table-cell office:value-type="float" office:value="13.0427386760712" calcext:value-type="float">
            <text:p>13.0427386760712</text:p>
          </table:table-cell>
          <table:table-cell office:value-type="float" office:value="13.1094534397125" calcext:value-type="float">
            <text:p>13.1094534397125</text:p>
          </table:table-cell>
          <table:table-cell office:value-type="float" office:value="13.1761679649353" calcext:value-type="float">
            <text:p>13.1761679649353</text:p>
          </table:table-cell>
          <table:table-cell office:value-type="float" office:value="13.2428827285767" calcext:value-type="float">
            <text:p>13.2428827285767</text:p>
          </table:table-cell>
          <table:table-cell office:value-type="float" office:value="13.309597492218" calcext:value-type="float">
            <text:p>13.309597492218</text:p>
          </table:table-cell>
          <table:table-cell office:value-type="float" office:value="13.3429548740387" calcext:value-type="float">
            <text:p>13.3429548740387</text:p>
          </table:table-cell>
          <table:table-cell office:value-type="float" office:value="13.3763120174408" calcext:value-type="float">
            <text:p>13.3763120174408</text:p>
          </table:table-cell>
          <table:table-cell office:value-type="float" office:value="13.4096696376801" calcext:value-type="float">
            <text:p>13.4096696376801</text:p>
          </table:table-cell>
          <table:table-cell office:value-type="float" office:value="13.6765327453613" calcext:value-type="float">
            <text:p>13.6765327453613</text:p>
          </table:table-cell>
          <table:table-cell office:value-type="float" office:value="13.7432496547699" calcext:value-type="float">
            <text:p>13.7432496547699</text:p>
          </table:table-cell>
          <table:table-cell office:value-type="float" office:value="13.8099660873413" calcext:value-type="float">
            <text:p>13.8099660873413</text:p>
          </table:table-cell>
          <table:table-cell office:value-type="float" office:value="13.8766827583313" calcext:value-type="float">
            <text:p>13.8766827583313</text:p>
          </table:table-cell>
          <table:table-cell office:value-type="float" office:value="13.9100410938263" calcext:value-type="float">
            <text:p>13.9100410938263</text:p>
          </table:table-cell>
          <table:table-cell office:value-type="float" office:value="13.9767577648163" calcext:value-type="float">
            <text:p>13.9767577648163</text:p>
          </table:table-cell>
          <table:table-cell office:value-type="float" office:value="14.0101161003113" calcext:value-type="float">
            <text:p>14.0101161003113</text:p>
          </table:table-cell>
          <table:table-cell office:value-type="float" office:value="14.0768327713013" calcext:value-type="float">
            <text:p>14.0768327713013</text:p>
          </table:table-cell>
          <table:table-cell office:value-type="float" office:value="14.4437749385834" calcext:value-type="float">
            <text:p>14.4437749385834</text:p>
          </table:table-cell>
          <table:table-cell office:value-type="float" office:value="14.5104920864105" calcext:value-type="float">
            <text:p>14.5104920864105</text:p>
          </table:table-cell>
          <table:table-cell office:value-type="float" office:value="14.5772087574005" calcext:value-type="float">
            <text:p>14.5772087574005</text:p>
          </table:table-cell>
          <table:table-cell office:value-type="float" office:value="14.7106423377991" calcext:value-type="float">
            <text:p>14.7106423377991</text:p>
          </table:table-cell>
          <table:table-cell office:value-type="float" office:value="14.9107930660248" calcext:value-type="float">
            <text:p>14.9107930660248</text:p>
          </table:table-cell>
          <table:table-cell office:value-type="float" office:value="14.9775102138519" calcext:value-type="float">
            <text:p>14.9775102138519</text:p>
          </table:table-cell>
          <table:table-cell office:value-type="float" office:value="15.0442271232605" calcext:value-type="float">
            <text:p>15.0442271232605</text:p>
          </table:table-cell>
          <table:table-cell office:value-type="float" office:value="15.1109440326691" calcext:value-type="float">
            <text:p>15.1109440326691</text:p>
          </table:table-cell>
          <table:table-cell office:value-type="float" office:value="15.1776609420776" calcext:value-type="float">
            <text:p>15.1776609420776</text:p>
          </table:table-cell>
          <table:table-cell office:value-type="float" office:value="15.2777366638184" calcext:value-type="float">
            <text:p>15.2777366638184</text:p>
          </table:table-cell>
          <table:table-cell office:value-type="float" office:value="15.4111709594727" calcext:value-type="float">
            <text:p>15.4111709594727</text:p>
          </table:table-cell>
          <table:table-cell office:value-type="float" office:value="15.5112466812134" calcext:value-type="float">
            <text:p>15.5112466812134</text:p>
          </table:table-cell>
          <table:table-cell office:value-type="float" office:value="15.611316204071" calcext:value-type="float">
            <text:p>15.611316204071</text:p>
          </table:table-cell>
          <table:table-cell office:value-type="float" office:value="15.6780292987823" calcext:value-type="float">
            <text:p>15.6780292987823</text:p>
          </table:table-cell>
          <table:table-cell office:value-type="float" office:value="15.7447426319122" calcext:value-type="float">
            <text:p>15.7447426319122</text:p>
          </table:table-cell>
          <table:table-cell office:value-type="float" office:value="15.8114557266235" calcext:value-type="float">
            <text:p>15.8114557266235</text:p>
          </table:table-cell>
          <table:table-cell office:value-type="float" office:value="15.8781688213348" calcext:value-type="float">
            <text:p>15.8781688213348</text:p>
          </table:table-cell>
          <table:table-cell office:value-type="float" office:value="15.9448816776276" calcext:value-type="float">
            <text:p>15.9448816776276</text:p>
          </table:table-cell>
          <table:table-cell office:value-type="float" office:value="15.9782383441925" calcext:value-type="float">
            <text:p>15.9782383441925</text:p>
          </table:table-cell>
          <table:table-cell office:value-type="float" office:value="16.0115947723389" calcext:value-type="float">
            <text:p>16.0115947723389</text:p>
          </table:table-cell>
          <table:table-cell office:value-type="float" office:value="16.1783773899078" calcext:value-type="float">
            <text:p>16.1783773899078</text:p>
          </table:table-cell>
          <table:table-cell office:value-type="float" office:value="16.2450902462006" calcext:value-type="float">
            <text:p>16.2450902462006</text:p>
          </table:table-cell>
          <table:table-cell office:value-type="float" office:value="16.3118031024933" calcext:value-type="float">
            <text:p>16.3118031024933</text:p>
          </table:table-cell>
          <table:table-cell office:value-type="float" office:value="16.378515958786" calcext:value-type="float">
            <text:p>16.378515958786</text:p>
          </table:table-cell>
          <table:table-cell office:value-type="float" office:value="16.4452285766602" calcext:value-type="float">
            <text:p>16.4452285766602</text:p>
          </table:table-cell>
          <table:table-cell office:value-type="float" office:value="16.4785850048065" calcext:value-type="float">
            <text:p>16.4785850048065</text:p>
          </table:table-cell>
          <table:table-cell office:value-type="float" office:value="16.5119414329529" calcext:value-type="float">
            <text:p>16.5119414329529</text:p>
          </table:table-cell>
          <table:table-cell office:value-type="float" office:value="16.5786554813385" calcext:value-type="float">
            <text:p>16.5786554813385</text:p>
          </table:table-cell>
          <table:table-cell office:value-type="float" office:value="16.645369052887" calcext:value-type="float">
            <text:p>16.645369052887</text:p>
          </table:table-cell>
          <table:table-cell office:value-type="float" office:value="16.6787259578705" calcext:value-type="float">
            <text:p>16.6787259578705</text:p>
          </table:table-cell>
          <table:table-cell office:value-type="float" office:value="17.0122945308685" calcext:value-type="float">
            <text:p>17.0122945308685</text:p>
          </table:table-cell>
          <table:table-cell office:value-type="float" office:value="17.0456511974335" calcext:value-type="float">
            <text:p>17.0456511974335</text:p>
          </table:table-cell>
          <table:table-cell office:value-type="float" office:value="17.1123647689819" calcext:value-type="float">
            <text:p>17.1123647689819</text:p>
          </table:table-cell>
          <table:table-cell office:value-type="float" office:value="17.2791488170624" calcext:value-type="float">
            <text:p>17.2791488170624</text:p>
          </table:table-cell>
          <table:table-cell office:value-type="float" office:value="17.3458623886108" calcext:value-type="float">
            <text:p>17.3458623886108</text:p>
          </table:table-cell>
          <table:table-cell office:value-type="float" office:value="17.4125759601593" calcext:value-type="float">
            <text:p>17.4125759601593</text:p>
          </table:table-cell>
          <table:table-cell office:value-type="float" office:value="17.4459326267242" calcext:value-type="float">
            <text:p>17.4459326267242</text:p>
          </table:table-cell>
          <table:table-cell office:value-type="float" office:value="17.5126464366913" calcext:value-type="float">
            <text:p>17.5126464366913</text:p>
          </table:table-cell>
          <table:table-cell office:value-type="float" office:value="17.546003818512" calcext:value-type="float">
            <text:p>17.546003818512</text:p>
          </table:table-cell>
          <table:table-cell office:value-type="float" office:value="17.5793614387512" calcext:value-type="float">
            <text:p>17.5793614387512</text:p>
          </table:table-cell>
          <table:table-cell office:value-type="float" office:value="17.6460766792297" calcext:value-type="float">
            <text:p>17.6460766792297</text:p>
          </table:table-cell>
          <table:table-cell office:value-type="float" office:value="17.7127919197083" calcext:value-type="float">
            <text:p>17.7127919197083</text:p>
          </table:table-cell>
          <table:table-cell office:value-type="float" office:value="17.7461495399475" calcext:value-type="float">
            <text:p>17.7461495399475</text:p>
          </table:table-cell>
          <table:table-cell office:value-type="float" office:value="17.7795071601868" calcext:value-type="float">
            <text:p>17.7795071601868</text:p>
          </table:table-cell>
          <table:table-cell office:value-type="float" office:value="17.8462221622467" calcext:value-type="float">
            <text:p>17.8462221622467</text:p>
          </table:table-cell>
          <table:table-cell office:value-type="float" office:value="17.9796526432037" calcext:value-type="float">
            <text:p>17.9796526432037</text:p>
          </table:table-cell>
          <table:table-cell office:value-type="float" office:value="18.2465136051178" calcext:value-type="float">
            <text:p>18.2465136051178</text:p>
          </table:table-cell>
          <table:table-cell office:value-type="float" office:value="18.3132288455963" calcext:value-type="float">
            <text:p>18.3132288455963</text:p>
          </table:table-cell>
          <table:table-cell office:value-type="float" office:value="18.346586227417" calcext:value-type="float">
            <text:p>18.346586227417</text:p>
          </table:table-cell>
          <table:table-cell office:value-type="float" office:value="18.3799438476563" calcext:value-type="float">
            <text:p>18.3799438476563</text:p>
          </table:table-cell>
          <table:table-cell office:value-type="float" office:value="18.4466593265533" calcext:value-type="float">
            <text:p>18.4466593265533</text:p>
          </table:table-cell>
          <table:table-cell office:value-type="float" office:value="18.5133743286133" calcext:value-type="float">
            <text:p>18.5133743286133</text:p>
          </table:table-cell>
          <table:table-cell office:value-type="float" office:value="18.5467314720154" calcext:value-type="float">
            <text:p>18.5467314720154</text:p>
          </table:table-cell>
          <table:table-cell office:value-type="float" office:value="18.84694647789" calcext:value-type="float">
            <text:p>18.84694647789</text:p>
          </table:table-cell>
          <table:table-cell office:value-type="float" office:value="18.8803036212921" calcext:value-type="float">
            <text:p>18.8803036212921</text:p>
          </table:table-cell>
          <table:table-cell office:value-type="float" office:value="18.9136607646942" calcext:value-type="float">
            <text:p>18.9136607646942</text:p>
          </table:table-cell>
          <table:table-cell office:value-type="float" office:value="18.9470179080963" calcext:value-type="float">
            <text:p>18.9470179080963</text:p>
          </table:table-cell>
          <table:table-cell office:value-type="float" office:value="18.9803750514984" calcext:value-type="float">
            <text:p>18.9803750514984</text:p>
          </table:table-cell>
          <table:table-cell office:value-type="float" office:value="19.0137321949005" calcext:value-type="float">
            <text:p>19.0137321949005</text:p>
          </table:table-cell>
          <table:table-cell office:value-type="float" office:value="19.0470895767212" calcext:value-type="float">
            <text:p>19.0470895767212</text:p>
          </table:table-cell>
          <table:table-cell office:value-type="float" office:value="19.1138038635254" calcext:value-type="float">
            <text:p>19.1138038635254</text:p>
          </table:table-cell>
          <table:table-cell office:value-type="float" office:value="19.1805181503296" calcext:value-type="float">
            <text:p>19.1805181503296</text:p>
          </table:table-cell>
          <table:table-cell office:value-type="float" office:value="19.2138752937317" calcext:value-type="float">
            <text:p>19.2138752937317</text:p>
          </table:table-cell>
          <table:table-cell office:value-type="float" office:value="19.2472324371338" calcext:value-type="float">
            <text:p>19.2472324371338</text:p>
          </table:table-cell>
          <table:table-cell office:value-type="float" office:value="19.313946723938" calcext:value-type="float">
            <text:p>19.313946723938</text:p>
          </table:table-cell>
          <table:table-cell office:value-type="float" office:value="19.3473038673401" calcext:value-type="float">
            <text:p>19.3473038673401</text:p>
          </table:table-cell>
          <table:table-cell office:value-type="float" office:value="19.3806610107422" calcext:value-type="float">
            <text:p>19.3806610107422</text:p>
          </table:table-cell>
          <table:table-cell office:value-type="float" office:value="19.4473752975464" calcext:value-type="float">
            <text:p>19.4473752975464</text:p>
          </table:table-cell>
          <table:table-cell office:value-type="float" office:value="19.4807324409485" calcext:value-type="float">
            <text:p>19.4807324409485</text:p>
          </table:table-cell>
          <table:table-cell office:value-type="float" office:value="19.5474467277527" calcext:value-type="float">
            <text:p>19.5474467277527</text:p>
          </table:table-cell>
          <table:table-cell office:value-type="float" office:value="19.6141605377197" calcext:value-type="float">
            <text:p>19.6141605377197</text:p>
          </table:table-cell>
          <table:table-cell office:value-type="float" office:value="19.6475176811218" calcext:value-type="float">
            <text:p>19.6475176811218</text:p>
          </table:table-cell>
          <table:table-cell office:value-type="float" office:value="19.6808745861053" calcext:value-type="float">
            <text:p>19.6808745861053</text:p>
          </table:table-cell>
          <table:table-cell office:value-type="float" office:value="19.7142314910889" calcext:value-type="float">
            <text:p>19.7142314910889</text:p>
          </table:table-cell>
          <table:table-cell office:value-type="float" office:value="19.747588634491" calcext:value-type="float">
            <text:p>19.747588634491</text:p>
          </table:table-cell>
          <table:table-cell office:value-type="float" office:value="19.7809457778931" calcext:value-type="float">
            <text:p>19.7809457778931</text:p>
          </table:table-cell>
          <table:table-cell office:value-type="float" office:value="19.8143026828766" calcext:value-type="float">
            <text:p>19.8143026828766</text:p>
          </table:table-cell>
          <table:table-cell office:value-type="float" office:value="19.8810167312622" calcext:value-type="float">
            <text:p>19.8810167312622</text:p>
          </table:table-cell>
          <table:table-cell office:value-type="float" office:value="19.9143736362457" calcext:value-type="float">
            <text:p>19.9143736362457</text:p>
          </table:table-cell>
          <table:table-cell office:value-type="float" office:value="19.9477305412292" calcext:value-type="float">
            <text:p>19.9477305412292</text:p>
          </table:table-cell>
          <table:table-cell office:value-type="float" office:value="20.0144445896149" calcext:value-type="float">
            <text:p>20.0144445896149</text:p>
          </table:table-cell>
          <table:table-cell office:value-type="float" office:value="20.047801733017" calcext:value-type="float">
            <text:p>20.047801733017</text:p>
          </table:table-cell>
          <table:table-cell office:value-type="float" office:value="20.0811586380005" calcext:value-type="float">
            <text:p>20.0811586380005</text:p>
          </table:table-cell>
          <table:table-cell office:value-type="float" office:value="20.114515542984" calcext:value-type="float">
            <text:p>20.114515542984</text:p>
          </table:table-cell>
          <table:table-cell office:value-type="float" office:value="20.181229352951" calcext:value-type="float">
            <text:p>20.181229352951</text:p>
          </table:table-cell>
          <table:table-cell office:value-type="float" office:value="20.2479434013367" calcext:value-type="float">
            <text:p>20.2479434013367</text:p>
          </table:table-cell>
          <table:table-cell office:value-type="float" office:value="20.3146574497223" calcext:value-type="float">
            <text:p>20.3146574497223</text:p>
          </table:table-cell>
          <table:table-cell office:value-type="float" office:value="20.3813712596893" calcext:value-type="float">
            <text:p>20.3813712596893</text:p>
          </table:table-cell>
          <table:table-cell office:value-type="float" office:value="20.4147284030914" calcext:value-type="float">
            <text:p>20.4147284030914</text:p>
          </table:table-cell>
          <table:table-cell office:value-type="float" office:value="20.4480853080749" calcext:value-type="float">
            <text:p>20.4480853080749</text:p>
          </table:table-cell>
          <table:table-cell office:value-type="float" office:value="20.4814422130585" calcext:value-type="float">
            <text:p>20.4814422130585</text:p>
          </table:table-cell>
          <table:table-cell office:value-type="float" office:value="20.5481557846069" calcext:value-type="float">
            <text:p>20.5481557846069</text:p>
          </table:table-cell>
          <table:table-cell office:value-type="float" office:value="20.6148693561554" calcext:value-type="float">
            <text:p>20.6148693561554</text:p>
          </table:table-cell>
          <table:table-cell office:value-type="float" office:value="20.6815824508667" calcext:value-type="float">
            <text:p>20.6815824508667</text:p>
          </table:table-cell>
          <table:table-cell office:value-type="float" office:value="20.7816524505615" calcext:value-type="float">
            <text:p>20.7816524505615</text:p>
          </table:table-cell>
          <table:table-cell office:value-type="float" office:value="20.8150091171265" calcext:value-type="float">
            <text:p>20.8150091171265</text:p>
          </table:table-cell>
          <table:table-cell office:value-type="float" office:value="20.8817222118378" calcext:value-type="float">
            <text:p>20.8817222118378</text:p>
          </table:table-cell>
          <table:table-cell office:value-type="float" office:value="20.9150788784027" calcext:value-type="float">
            <text:p>20.9150788784027</text:p>
          </table:table-cell>
          <table:table-cell office:value-type="float" office:value="20.9817922115326" calcext:value-type="float">
            <text:p>20.9817922115326</text:p>
          </table:table-cell>
          <table:table-cell office:value-type="float" office:value="21.0151488780975" calcext:value-type="float">
            <text:p>21.0151488780975</text:p>
          </table:table-cell>
          <table:table-cell office:value-type="float" office:value="21.0485055446625" calcext:value-type="float">
            <text:p>21.0485055446625</text:p>
          </table:table-cell>
          <table:table-cell office:value-type="float" office:value="21.1485750675201" calcext:value-type="float">
            <text:p>21.1485750675201</text:p>
          </table:table-cell>
          <table:table-cell office:value-type="float" office:value="21.2152881622314" calcext:value-type="float">
            <text:p>21.2152881622314</text:p>
          </table:table-cell>
          <table:table-cell office:value-type="float" office:value="21.2820012569427" calcext:value-type="float">
            <text:p>21.2820012569427</text:p>
          </table:table-cell>
          <table:table-cell office:value-type="float" office:value="21.3820712566376" calcext:value-type="float">
            <text:p>21.3820712566376</text:p>
          </table:table-cell>
          <table:table-cell office:value-type="float" office:value="21.4154276847839" calcext:value-type="float">
            <text:p>21.4154276847839</text:p>
          </table:table-cell>
          <table:table-cell office:value-type="float" office:value="21.4487843513489" calcext:value-type="float">
            <text:p>21.4487843513489</text:p>
          </table:table-cell>
          <table:table-cell office:value-type="float" office:value="21.5154974460602" calcext:value-type="float">
            <text:p>21.5154974460602</text:p>
          </table:table-cell>
          <table:table-cell office:value-type="float" office:value="21.5488550662994" calcext:value-type="float">
            <text:p>21.5488550662994</text:p>
          </table:table-cell>
          <table:table-cell office:value-type="float" office:value="21.5822129249573" calcext:value-type="float">
            <text:p>21.5822129249573</text:p>
          </table:table-cell>
          <table:table-cell office:value-type="float" office:value="21.6155710220337" calcext:value-type="float">
            <text:p>21.6155710220337</text:p>
          </table:table-cell>
          <table:table-cell office:value-type="float" office:value="21.6489288806915" calcext:value-type="float">
            <text:p>21.6489288806915</text:p>
          </table:table-cell>
          <table:table-cell office:value-type="float" office:value="21.7156445980072" calcext:value-type="float">
            <text:p>21.7156445980072</text:p>
          </table:table-cell>
          <table:table-cell office:value-type="float" office:value="21.749002456665" calcext:value-type="float">
            <text:p>21.749002456665</text:p>
          </table:table-cell>
          <table:table-cell office:value-type="float" office:value="21.7823605537415" calcext:value-type="float">
            <text:p>21.7823605537415</text:p>
          </table:table-cell>
          <table:table-cell office:value-type="float" office:value="21.8157184123993" calcext:value-type="float">
            <text:p>21.8157184123993</text:p>
          </table:table-cell>
          <table:table-cell office:value-type="float" office:value="21.882434129715" calcext:value-type="float">
            <text:p>21.882434129715</text:p>
          </table:table-cell>
          <table:table-cell office:value-type="float" office:value="21.9157919883728" calcext:value-type="float">
            <text:p>21.9157919883728</text:p>
          </table:table-cell>
          <table:table-cell office:value-type="float" office:value="21.9491500854492" calcext:value-type="float">
            <text:p>21.9491500854492</text:p>
          </table:table-cell>
          <table:table-cell office:value-type="float" office:value="21.9825079441071" calcext:value-type="float">
            <text:p>21.9825079441071</text:p>
          </table:table-cell>
          <table:table-cell office:value-type="float" office:value="22.0158658027649" calcext:value-type="float">
            <text:p>22.0158658027649</text:p>
          </table:table-cell>
          <table:table-cell office:value-type="float" office:value="22.0825817584991" calcext:value-type="float">
            <text:p>22.0825817584991</text:p>
          </table:table-cell>
          <table:table-cell office:value-type="float" office:value="22.1492977142334" calcext:value-type="float">
            <text:p>22.1492977142334</text:p>
          </table:table-cell>
          <table:table-cell office:value-type="float" office:value="22.2160134315491" calcext:value-type="float">
            <text:p>22.2160134315491</text:p>
          </table:table-cell>
          <table:table-cell office:value-type="float" office:value="22.2827296257019" calcext:value-type="float">
            <text:p>22.2827296257019</text:p>
          </table:table-cell>
          <table:table-cell office:value-type="float" office:value="22.3494453430176" calcext:value-type="float">
            <text:p>22.3494453430176</text:p>
          </table:table-cell>
          <table:table-cell office:value-type="float" office:value="22.4161615371704" calcext:value-type="float">
            <text:p>22.4161615371704</text:p>
          </table:table-cell>
          <table:table-cell office:value-type="float" office:value="22.4495193958282" calcext:value-type="float">
            <text:p>22.4495193958282</text:p>
          </table:table-cell>
          <table:table-cell office:value-type="float" office:value="22.5162353515625" calcext:value-type="float">
            <text:p>22.5162353515625</text:p>
          </table:table-cell>
          <table:table-cell office:value-type="float" office:value="22.6163067817688" calcext:value-type="float">
            <text:p>22.6163067817688</text:p>
          </table:table-cell>
          <table:table-cell office:value-type="float" office:value="22.6830208301544" calcext:value-type="float">
            <text:p>22.6830208301544</text:p>
          </table:table-cell>
          <table:table-cell office:value-type="float" office:value="22.7163779735565" calcext:value-type="float">
            <text:p>22.7163779735565</text:p>
          </table:table-cell>
          <table:table-cell office:value-type="float" office:value="22.7497351169586" calcext:value-type="float">
            <text:p>22.7497351169586</text:p>
          </table:table-cell>
          <table:table-cell office:value-type="float" office:value="22.8164494037628" calcext:value-type="float">
            <text:p>22.8164494037628</text:p>
          </table:table-cell>
          <table:table-cell office:value-type="float" office:value="22.8498065471649" calcext:value-type="float">
            <text:p>22.8498065471649</text:p>
          </table:table-cell>
          <table:table-cell office:value-type="float" office:value="22.9165205955505" calcext:value-type="float">
            <text:p>22.9165205955505</text:p>
          </table:table-cell>
          <table:table-cell office:value-type="float" office:value="22.9498777389526" calcext:value-type="float">
            <text:p>22.9498777389526</text:p>
          </table:table-cell>
          <table:table-cell office:value-type="float" office:value="22.9832346439362" calcext:value-type="float">
            <text:p>22.9832346439362</text:p>
          </table:table-cell>
          <table:table-cell office:value-type="float" office:value="23.0499491691589" calcext:value-type="float">
            <text:p>23.0499491691589</text:p>
          </table:table-cell>
          <table:table-cell office:value-type="float" office:value="23.1166632175446" calcext:value-type="float">
            <text:p>23.1166632175446</text:p>
          </table:table-cell>
          <table:table-cell office:value-type="float" office:value="23.1833772659302" calcext:value-type="float">
            <text:p>23.1833772659302</text:p>
          </table:table-cell>
          <table:table-cell office:value-type="float" office:value="23.2500913143158" calcext:value-type="float">
            <text:p>23.2500913143158</text:p>
          </table:table-cell>
          <table:table-cell office:value-type="float" office:value="23.2834486961365" calcext:value-type="float">
            <text:p>23.2834486961365</text:p>
          </table:table-cell>
          <table:table-cell office:value-type="float" office:value="23.3168058395386" calcext:value-type="float">
            <text:p>23.3168058395386</text:p>
          </table:table-cell>
          <table:table-cell office:value-type="float" office:value="23.3835198879242" calcext:value-type="float">
            <text:p>23.3835198879242</text:p>
          </table:table-cell>
          <table:table-cell office:value-type="float" office:value="23.4168767929077" calcext:value-type="float">
            <text:p>23.4168767929077</text:p>
          </table:table-cell>
          <table:table-cell office:value-type="float" office:value="23.4502339363098" calcext:value-type="float">
            <text:p>23.4502339363098</text:p>
          </table:table-cell>
          <table:table-cell office:value-type="float" office:value="23.4835910797119" calcext:value-type="float">
            <text:p>23.4835910797119</text:p>
          </table:table-cell>
          <table:table-cell office:value-type="float" office:value="23.516948223114" calcext:value-type="float">
            <text:p>23.516948223114</text:p>
          </table:table-cell>
          <table:table-cell office:value-type="float" office:value="23.550304889679" calcext:value-type="float">
            <text:p>23.550304889679</text:p>
          </table:table-cell>
          <table:table-cell office:value-type="float" office:value="23.5836613178253" calcext:value-type="float">
            <text:p>23.5836613178253</text:p>
          </table:table-cell>
          <table:table-cell office:value-type="float" office:value="23.6503744125366" calcext:value-type="float">
            <text:p>23.6503744125366</text:p>
          </table:table-cell>
          <table:table-cell office:value-type="float" office:value="23.683730840683" calcext:value-type="float">
            <text:p>23.68373084068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1479939482047" calcext:value-type="float">
            <text:p>0.131479939482047</text:p>
          </table:table-cell>
          <table:table-cell office:value-type="float" office:value="0.131326516951228" calcext:value-type="float">
            <text:p>0.131326516951228</text:p>
          </table:table-cell>
          <table:table-cell office:value-type="float" office:value="0.131343736782262" calcext:value-type="float">
            <text:p>0.131343736782262</text:p>
          </table:table-cell>
          <table:table-cell office:value-type="float" office:value="0.131363699587106" calcext:value-type="float">
            <text:p>0.131363699587106</text:p>
          </table:table-cell>
          <table:table-cell office:value-type="float" office:value="0.13138805325736" calcext:value-type="float">
            <text:p>0.13138805325736</text:p>
          </table:table-cell>
          <table:table-cell office:value-type="float" office:value="0.131448012389116" calcext:value-type="float">
            <text:p>0.131448012389116</text:p>
          </table:table-cell>
          <table:table-cell office:value-type="float" office:value="0.131288199522807" calcext:value-type="float">
            <text:p>0.131288199522807</text:p>
          </table:table-cell>
          <table:table-cell office:value-type="float" office:value="0.131375797825608" calcext:value-type="float">
            <text:p>0.131375797825608</text:p>
          </table:table-cell>
          <table:table-cell office:value-type="float" office:value="0.13135114755673" calcext:value-type="float">
            <text:p>0.13135114755673</text:p>
          </table:table-cell>
          <table:table-cell office:value-type="float" office:value="0.131472388709638" calcext:value-type="float">
            <text:p>0.131472388709638</text:p>
          </table:table-cell>
          <table:table-cell office:value-type="float" office:value="0.131363937212434" calcext:value-type="float">
            <text:p>0.131363937212434</text:p>
          </table:table-cell>
          <table:table-cell office:value-type="float" office:value="0.131364866761156" calcext:value-type="float">
            <text:p>0.131364866761156</text:p>
          </table:table-cell>
          <table:table-cell office:value-type="float" office:value="0.131371823018414" calcext:value-type="float">
            <text:p>0.131371823018414</text:p>
          </table:table-cell>
          <table:table-cell office:value-type="float" office:value="0.131319974700143" calcext:value-type="float">
            <text:p>0.131319974700143</text:p>
          </table:table-cell>
          <table:table-cell office:value-type="float" office:value="0.131369677823242" calcext:value-type="float">
            <text:p>0.131369677823242</text:p>
          </table:table-cell>
          <table:table-cell office:value-type="float" office:value="0.13137474298653" calcext:value-type="float">
            <text:p>0.13137474298653</text:p>
          </table:table-cell>
          <table:table-cell office:value-type="float" office:value="0.131305581033189" calcext:value-type="float">
            <text:p>0.131305581033189</text:p>
          </table:table-cell>
          <table:table-cell office:value-type="float" office:value="0.131371229891283" calcext:value-type="float">
            <text:p>0.131371229891283</text:p>
          </table:table-cell>
          <table:table-cell office:value-type="float" office:value="0.131330801591822" calcext:value-type="float">
            <text:p>0.131330801591822</text:p>
          </table:table-cell>
          <table:table-cell office:value-type="float" office:value="0.131372358791353" calcext:value-type="float">
            <text:p>0.131372358791353</text:p>
          </table:table-cell>
          <table:table-cell office:value-type="float" office:value="0.131281161746706" calcext:value-type="float">
            <text:p>0.131281161746706</text:p>
          </table:table-cell>
          <table:table-cell office:value-type="float" office:value="0.131226595713073" calcext:value-type="float">
            <text:p>0.131226595713073</text:p>
          </table:table-cell>
          <table:table-cell office:value-type="float" office:value="0.131318180719747" calcext:value-type="float">
            <text:p>0.131318180719747</text:p>
          </table:table-cell>
          <table:table-cell office:value-type="float" office:value="0.131262624520068" calcext:value-type="float">
            <text:p>0.131262624520068</text:p>
          </table:table-cell>
          <table:table-cell office:value-type="float" office:value="0.131384492232391" calcext:value-type="float">
            <text:p>0.131384492232391</text:p>
          </table:table-cell>
          <table:table-cell office:value-type="float" office:value="0.131388557420029" calcext:value-type="float">
            <text:p>0.131388557420029</text:p>
          </table:table-cell>
          <table:table-cell office:value-type="float" office:value="0.131231443442748" calcext:value-type="float">
            <text:p>0.131231443442748</text:p>
          </table:table-cell>
          <table:table-cell office:value-type="float" office:value="0.131430869655864" calcext:value-type="float">
            <text:p>0.131430869655864</text:p>
          </table:table-cell>
          <table:table-cell office:value-type="float" office:value="0.131374864799166" calcext:value-type="float">
            <text:p>0.131374864799166</text:p>
          </table:table-cell>
          <table:table-cell office:value-type="float" office:value="0.131335817051451" calcext:value-type="float">
            <text:p>0.131335817051451</text:p>
          </table:table-cell>
          <table:table-cell office:value-type="float" office:value="0.1314084160148" calcext:value-type="float">
            <text:p>0.1314084160148</text:p>
          </table:table-cell>
          <table:table-cell office:value-type="float" office:value="0.131404503084666" calcext:value-type="float">
            <text:p>0.131404503084666</text:p>
          </table:table-cell>
          <table:table-cell office:value-type="float" office:value="0.131531518420423" calcext:value-type="float">
            <text:p>0.131531518420423</text:p>
          </table:table-cell>
          <table:table-cell office:value-type="float" office:value="0.131197381414481" calcext:value-type="float">
            <text:p>0.131197381414481</text:p>
          </table:table-cell>
          <table:table-cell office:value-type="float" office:value="0.131294867731339" calcext:value-type="float">
            <text:p>0.131294867731339</text:p>
          </table:table-cell>
          <table:table-cell office:value-type="float" office:value="0.131218594279059" calcext:value-type="float">
            <text:p>0.131218594279059</text:p>
          </table:table-cell>
          <table:table-cell office:value-type="float" office:value="0.131221156877152" calcext:value-type="float">
            <text:p>0.131221156877152</text:p>
          </table:table-cell>
          <table:table-cell office:value-type="float" office:value="0.131413303526636" calcext:value-type="float">
            <text:p>0.131413303526636</text:p>
          </table:table-cell>
          <table:table-cell office:value-type="float" office:value="0.131309763735417" calcext:value-type="float">
            <text:p>0.131309763735417</text:p>
          </table:table-cell>
          <table:table-cell office:value-type="float" office:value="0.131310967269461" calcext:value-type="float">
            <text:p>0.131310967269461</text:p>
          </table:table-cell>
          <table:table-cell office:value-type="float" office:value="0.131317996988991" calcext:value-type="float">
            <text:p>0.131317996988991</text:p>
          </table:table-cell>
          <table:table-cell office:value-type="float" office:value="0.131453250537694" calcext:value-type="float">
            <text:p>0.131453250537694</text:p>
          </table:table-cell>
          <table:table-cell office:value-type="float" office:value="0.132734573927038" calcext:value-type="float">
            <text:p>0.132734573927038</text:p>
          </table:table-cell>
          <table:table-cell office:value-type="float" office:value="0.133343666960324" calcext:value-type="float">
            <text:p>0.133343666960324</text:p>
          </table:table-cell>
          <table:table-cell office:value-type="float" office:value="0.13361852234782" calcext:value-type="float">
            <text:p>0.13361852234782</text:p>
          </table:table-cell>
          <table:table-cell office:value-type="float" office:value="0.131806842061514" calcext:value-type="float">
            <text:p>0.131806842061514</text:p>
          </table:table-cell>
          <table:table-cell office:value-type="float" office:value="0.130083602774485" calcext:value-type="float">
            <text:p>0.130083602774485</text:p>
          </table:table-cell>
          <table:table-cell office:value-type="float" office:value="0.128260027488747" calcext:value-type="float">
            <text:p>0.128260027488747</text:p>
          </table:table-cell>
          <table:table-cell office:value-type="float" office:value="0.1268093388213" calcext:value-type="float">
            <text:p>0.1268093388213</text:p>
          </table:table-cell>
          <table:table-cell office:value-type="float" office:value="0.134479190924724" calcext:value-type="float">
            <text:p>0.134479190924724</text:p>
          </table:table-cell>
          <table:table-cell office:value-type="float" office:value="0.189367546833987" calcext:value-type="float">
            <text:p>0.189367546833987</text:p>
          </table:table-cell>
          <table:table-cell office:value-type="float" office:value="0.188624032596197" calcext:value-type="float">
            <text:p>0.188624032596197</text:p>
          </table:table-cell>
          <table:table-cell office:value-type="float" office:value="0.18759556954037" calcext:value-type="float">
            <text:p>0.18759556954037</text:p>
          </table:table-cell>
          <table:table-cell office:value-type="float" office:value="0.187325324085491" calcext:value-type="float">
            <text:p>0.187325324085491</text:p>
          </table:table-cell>
          <table:table-cell office:value-type="float" office:value="0.188701333761951" calcext:value-type="float">
            <text:p>0.188701333761951</text:p>
          </table:table-cell>
          <table:table-cell office:value-type="float" office:value="0.1909598245812" calcext:value-type="float">
            <text:p>0.1909598245812</text:p>
          </table:table-cell>
          <table:table-cell office:value-type="float" office:value="0.194920569856834" calcext:value-type="float">
            <text:p>0.194920569856834</text:p>
          </table:table-cell>
          <table:table-cell office:value-type="float" office:value="0.188275171051105" calcext:value-type="float">
            <text:p>0.188275171051105</text:p>
          </table:table-cell>
          <table:table-cell office:value-type="float" office:value="0.181030510237015" calcext:value-type="float">
            <text:p>0.181030510237015</text:p>
          </table:table-cell>
          <table:table-cell office:value-type="float" office:value="0.163178019080833" calcext:value-type="float">
            <text:p>0.163178019080833</text:p>
          </table:table-cell>
          <table:table-cell office:value-type="float" office:value="0.167054574242781" calcext:value-type="float">
            <text:p>0.167054574242781</text:p>
          </table:table-cell>
          <table:table-cell office:value-type="float" office:value="0.168012230118348" calcext:value-type="float">
            <text:p>0.168012230118348</text:p>
          </table:table-cell>
          <table:table-cell office:value-type="float" office:value="0.168982048637282" calcext:value-type="float">
            <text:p>0.168982048637282</text:p>
          </table:table-cell>
          <table:table-cell office:value-type="float" office:value="0.168569419124095" calcext:value-type="float">
            <text:p>0.168569419124095</text:p>
          </table:table-cell>
          <table:table-cell office:value-type="float" office:value="0.168840658437945" calcext:value-type="float">
            <text:p>0.168840658437945</text:p>
          </table:table-cell>
          <table:table-cell office:value-type="float" office:value="0.168998018042086" calcext:value-type="float">
            <text:p>0.168998018042086</text:p>
          </table:table-cell>
          <table:table-cell office:value-type="float" office:value="0.124050079488791" calcext:value-type="float">
            <text:p>0.124050079488791</text:p>
          </table:table-cell>
          <table:table-cell office:value-type="float" office:value="0.111700809799835" calcext:value-type="float">
            <text:p>0.111700809799835</text:p>
          </table:table-cell>
          <table:table-cell office:value-type="float" office:value="0.10709863343849" calcext:value-type="float">
            <text:p>0.10709863343849</text:p>
          </table:table-cell>
          <table:table-cell office:value-type="float" office:value="0.106390038598948" calcext:value-type="float">
            <text:p>0.106390038598948</text:p>
          </table:table-cell>
          <table:table-cell office:value-type="float" office:value="0.155468109140429" calcext:value-type="float">
            <text:p>0.155468109140429</text:p>
          </table:table-cell>
          <table:table-cell office:value-type="float" office:value="0.160325831508143" calcext:value-type="float">
            <text:p>0.160325831508143</text:p>
          </table:table-cell>
          <table:table-cell office:value-type="float" office:value="0.157847497557355" calcext:value-type="float">
            <text:p>0.157847497557355</text:p>
          </table:table-cell>
          <table:table-cell office:value-type="float" office:value="0.15542759884203" calcext:value-type="float">
            <text:p>0.15542759884203</text:p>
          </table:table-cell>
          <table:table-cell office:value-type="float" office:value="0.155285742187693" calcext:value-type="float">
            <text:p>0.155285742187693</text:p>
          </table:table-cell>
          <table:table-cell office:value-type="float" office:value="0.154637653977274" calcext:value-type="float">
            <text:p>0.154637653977274</text:p>
          </table:table-cell>
          <table:table-cell office:value-type="float" office:value="0.156317442107168" calcext:value-type="float">
            <text:p>0.156317442107168</text:p>
          </table:table-cell>
          <table:table-cell office:value-type="float" office:value="0.155043590048322" calcext:value-type="float">
            <text:p>0.155043590048322</text:p>
          </table:table-cell>
          <table:table-cell office:value-type="float" office:value="0.148914143871024" calcext:value-type="float">
            <text:p>0.148914143871024</text:p>
          </table:table-cell>
          <table:table-cell office:value-type="float" office:value="0.154886507404481" calcext:value-type="float">
            <text:p>0.154886507404481</text:p>
          </table:table-cell>
          <table:table-cell office:value-type="float" office:value="0.185942614727662" calcext:value-type="float">
            <text:p>0.185942614727662</text:p>
          </table:table-cell>
          <table:table-cell office:value-type="float" office:value="0.188031973105248" calcext:value-type="float">
            <text:p>0.188031973105248</text:p>
          </table:table-cell>
          <table:table-cell office:value-type="float" office:value="0.187730696653132" calcext:value-type="float">
            <text:p>0.187730696653132</text:p>
          </table:table-cell>
          <table:table-cell office:value-type="float" office:value="0.180179624581958" calcext:value-type="float">
            <text:p>0.180179624581958</text:p>
          </table:table-cell>
          <table:table-cell office:value-type="float" office:value="0.182128555824561" calcext:value-type="float">
            <text:p>0.182128555824561</text:p>
          </table:table-cell>
          <table:table-cell office:value-type="float" office:value="0.186733271707564" calcext:value-type="float">
            <text:p>0.186733271707564</text:p>
          </table:table-cell>
          <table:table-cell office:value-type="float" office:value="0.187561622919496" calcext:value-type="float">
            <text:p>0.187561622919496</text:p>
          </table:table-cell>
          <table:table-cell office:value-type="float" office:value="0.192660930281755" calcext:value-type="float">
            <text:p>0.192660930281755</text:p>
          </table:table-cell>
          <table:table-cell office:value-type="float" office:value="0.196283931933485" calcext:value-type="float">
            <text:p>0.196283931933485</text:p>
          </table:table-cell>
          <table:table-cell office:value-type="float" office:value="0.190392853523849" calcext:value-type="float">
            <text:p>0.190392853523849</text:p>
          </table:table-cell>
          <table:table-cell office:value-type="float" office:value="0.186952058585955" calcext:value-type="float">
            <text:p>0.186952058585955</text:p>
          </table:table-cell>
          <table:table-cell office:value-type="float" office:value="0.184530054362893" calcext:value-type="float">
            <text:p>0.184530054362893</text:p>
          </table:table-cell>
          <table:table-cell office:value-type="float" office:value="0.184047680860265" calcext:value-type="float">
            <text:p>0.184047680860265</text:p>
          </table:table-cell>
          <table:table-cell office:value-type="float" office:value="0.185303949242115" calcext:value-type="float">
            <text:p>0.185303949242115</text:p>
          </table:table-cell>
          <table:table-cell office:value-type="float" office:value="0.187389304899176" calcext:value-type="float">
            <text:p>0.187389304899176</text:p>
          </table:table-cell>
          <table:table-cell office:value-type="float" office:value="0.186631624269174" calcext:value-type="float">
            <text:p>0.186631624269174</text:p>
          </table:table-cell>
          <table:table-cell office:value-type="float" office:value="0.186387788621878" calcext:value-type="float">
            <text:p>0.186387788621878</text:p>
          </table:table-cell>
          <table:table-cell office:value-type="float" office:value="0.187226957080425" calcext:value-type="float">
            <text:p>0.187226957080425</text:p>
          </table:table-cell>
          <table:table-cell office:value-type="float" office:value="0.188175124107437" calcext:value-type="float">
            <text:p>0.188175124107437</text:p>
          </table:table-cell>
          <table:table-cell office:value-type="float" office:value="0.194625400756532" calcext:value-type="float">
            <text:p>0.194625400756532</text:p>
          </table:table-cell>
          <table:table-cell office:value-type="float" office:value="0.130044911477201" calcext:value-type="float">
            <text:p>0.130044911477201</text:p>
          </table:table-cell>
          <table:table-cell office:value-type="float" office:value="0.120524511896402" calcext:value-type="float">
            <text:p>0.120524511896402</text:p>
          </table:table-cell>
          <table:table-cell office:value-type="float" office:value="0.112347187137432" calcext:value-type="float">
            <text:p>0.112347187137432</text:p>
          </table:table-cell>
          <table:table-cell office:value-type="float" office:value="0.121870167833942" calcext:value-type="float">
            <text:p>0.121870167833942</text:p>
          </table:table-cell>
          <table:table-cell office:value-type="float" office:value="0.128482130046374" calcext:value-type="float">
            <text:p>0.128482130046374</text:p>
          </table:table-cell>
          <table:table-cell office:value-type="float" office:value="0.129088251756416" calcext:value-type="float">
            <text:p>0.129088251756416</text:p>
          </table:table-cell>
          <table:table-cell office:value-type="float" office:value="0.135970972124321" calcext:value-type="float">
            <text:p>0.135970972124321</text:p>
          </table:table-cell>
          <table:table-cell office:value-type="float" office:value="0.140371075821565" calcext:value-type="float">
            <text:p>0.140371075821565</text:p>
          </table:table-cell>
          <table:table-cell office:value-type="float" office:value="0.149990227266778" calcext:value-type="float">
            <text:p>0.149990227266778</text:p>
          </table:table-cell>
          <table:table-cell office:value-type="float" office:value="0.151160320804902" calcext:value-type="float">
            <text:p>0.151160320804902</text:p>
          </table:table-cell>
          <table:table-cell office:value-type="float" office:value="0.159329868565792" calcext:value-type="float">
            <text:p>0.159329868565792</text:p>
          </table:table-cell>
          <table:table-cell office:value-type="float" office:value="0.16224037841554" calcext:value-type="float">
            <text:p>0.16224037841554</text:p>
          </table:table-cell>
          <table:table-cell office:value-type="float" office:value="0.159132965913005" calcext:value-type="float">
            <text:p>0.159132965913005</text:p>
          </table:table-cell>
          <table:table-cell office:value-type="float" office:value="0.159213293461665" calcext:value-type="float">
            <text:p>0.159213293461665</text:p>
          </table:table-cell>
          <table:table-cell office:value-type="float" office:value="0.157491654195499" calcext:value-type="float">
            <text:p>0.157491654195499</text:p>
          </table:table-cell>
          <table:table-cell office:value-type="float" office:value="0.154105753233127" calcext:value-type="float">
            <text:p>0.154105753233127</text:p>
          </table:table-cell>
          <table:table-cell office:value-type="float" office:value="0.150376195248554" calcext:value-type="float">
            <text:p>0.150376195248554</text:p>
          </table:table-cell>
          <table:table-cell office:value-type="float" office:value="0.153602425447559" calcext:value-type="float">
            <text:p>0.153602425447559</text:p>
          </table:table-cell>
          <table:table-cell office:value-type="float" office:value="0.172849401453211" calcext:value-type="float">
            <text:p>0.172849401453211</text:p>
          </table:table-cell>
          <table:table-cell office:value-type="float" office:value="0.188644844257828" calcext:value-type="float">
            <text:p>0.188644844257828</text:p>
          </table:table-cell>
          <table:table-cell office:value-type="float" office:value="0.198296372437824" calcext:value-type="float">
            <text:p>0.198296372437824</text:p>
          </table:table-cell>
          <table:table-cell office:value-type="float" office:value="0.193984082695831" calcext:value-type="float">
            <text:p>0.193984082695831</text:p>
          </table:table-cell>
          <table:table-cell office:value-type="float" office:value="0.187946242536461" calcext:value-type="float">
            <text:p>0.187946242536461</text:p>
          </table:table-cell>
          <table:table-cell office:value-type="float" office:value="0.18883041406292" calcext:value-type="float">
            <text:p>0.18883041406292</text:p>
          </table:table-cell>
          <table:table-cell office:value-type="float" office:value="0.190720713049159" calcext:value-type="float">
            <text:p>0.190720713049159</text:p>
          </table:table-cell>
          <table:table-cell office:value-type="float" office:value="0.191629092934098" calcext:value-type="float">
            <text:p>0.191629092934098</text:p>
          </table:table-cell>
          <table:table-cell office:value-type="float" office:value="0.19303364487422" calcext:value-type="float">
            <text:p>0.19303364487422</text:p>
          </table:table-cell>
          <table:table-cell office:value-type="float" office:value="0.190534470241871" calcext:value-type="float">
            <text:p>0.190534470241871</text:p>
          </table:table-cell>
          <table:table-cell office:value-type="float" office:value="0.19387611389597" calcext:value-type="float">
            <text:p>0.19387611389597</text:p>
          </table:table-cell>
          <table:table-cell office:value-type="float" office:value="0.194966732269149" calcext:value-type="float">
            <text:p>0.194966732269149</text:p>
          </table:table-cell>
          <table:table-cell office:value-type="float" office:value="0.194500752013814" calcext:value-type="float">
            <text:p>0.194500752013814</text:p>
          </table:table-cell>
          <table:table-cell office:value-type="float" office:value="0.194099164193092" calcext:value-type="float">
            <text:p>0.194099164193092</text:p>
          </table:table-cell>
          <table:table-cell office:value-type="float" office:value="0.195651184173986" calcext:value-type="float">
            <text:p>0.195651184173986</text:p>
          </table:table-cell>
          <table:table-cell office:value-type="float" office:value="0.192455251819938" calcext:value-type="float">
            <text:p>0.192455251819938</text:p>
          </table:table-cell>
          <table:table-cell office:value-type="float" office:value="0.192396580969147" calcext:value-type="float">
            <text:p>0.192396580969147</text:p>
          </table:table-cell>
          <table:table-cell office:value-type="float" office:value="0.194428340612424" calcext:value-type="float">
            <text:p>0.194428340612424</text:p>
          </table:table-cell>
          <table:table-cell office:value-type="float" office:value="0.192897948794408" calcext:value-type="float">
            <text:p>0.192897948794408</text:p>
          </table:table-cell>
          <table:table-cell office:value-type="float" office:value="0.155960583624702" calcext:value-type="float">
            <text:p>0.155960583624702</text:p>
          </table:table-cell>
          <table:table-cell office:value-type="float" office:value="0.151014716814473" calcext:value-type="float">
            <text:p>0.151014716814473</text:p>
          </table:table-cell>
          <table:table-cell office:value-type="float" office:value="0.144247980960147" calcext:value-type="float">
            <text:p>0.144247980960147</text:p>
          </table:table-cell>
          <table:table-cell office:value-type="float" office:value="0.140030285650436" calcext:value-type="float">
            <text:p>0.140030285650436</text:p>
          </table:table-cell>
          <table:table-cell office:value-type="float" office:value="0.13731592509777" calcext:value-type="float">
            <text:p>0.13731592509777</text:p>
          </table:table-cell>
          <table:table-cell office:value-type="float" office:value="0.13213520586932" calcext:value-type="float">
            <text:p>0.13213520586932</text:p>
          </table:table-cell>
          <table:table-cell office:value-type="float" office:value="0.138008317460185" calcext:value-type="float">
            <text:p>0.138008317460185</text:p>
          </table:table-cell>
          <table:table-cell office:value-type="float" office:value="0.137716171205374" calcext:value-type="float">
            <text:p>0.137716171205374</text:p>
          </table:table-cell>
          <table:table-cell office:value-type="float" office:value="0.139700399641933" calcext:value-type="float">
            <text:p>0.139700399641933</text:p>
          </table:table-cell>
          <table:table-cell office:value-type="float" office:value="0.147052738823876" calcext:value-type="float">
            <text:p>0.147052738823876</text:p>
          </table:table-cell>
          <table:table-cell office:value-type="float" office:value="0.152052415455609" calcext:value-type="float">
            <text:p>0.152052415455609</text:p>
          </table:table-cell>
          <table:table-cell office:value-type="float" office:value="0.161086035702628" calcext:value-type="float">
            <text:p>0.161086035702628</text:p>
          </table:table-cell>
          <table:table-cell office:value-type="float" office:value="0.170235666496346" calcext:value-type="float">
            <text:p>0.170235666496346</text:p>
          </table:table-cell>
          <table:table-cell office:value-type="float" office:value="0.170940807186159" calcext:value-type="float">
            <text:p>0.170940807186159</text:p>
          </table:table-cell>
          <table:table-cell office:value-type="float" office:value="0.167879397985341" calcext:value-type="float">
            <text:p>0.167879397985341</text:p>
          </table:table-cell>
          <table:table-cell office:value-type="float" office:value="0.165805155103301" calcext:value-type="float">
            <text:p>0.165805155103301</text:p>
          </table:table-cell>
          <table:table-cell office:value-type="float" office:value="0.165214819210809" calcext:value-type="float">
            <text:p>0.165214819210809</text:p>
          </table:table-cell>
          <table:table-cell office:value-type="float" office:value="0.162828360071981" calcext:value-type="float">
            <text:p>0.162828360071981</text:p>
          </table:table-cell>
          <table:table-cell office:value-type="float" office:value="0.1653896678543" calcext:value-type="float">
            <text:p>0.1653896678543</text:p>
          </table:table-cell>
          <table:table-cell office:value-type="float" office:value="0.203476899476312" calcext:value-type="float">
            <text:p>0.203476899476312</text:p>
          </table:table-cell>
          <table:table-cell office:value-type="float" office:value="0.201959747304346" calcext:value-type="float">
            <text:p>0.201959747304346</text:p>
          </table:table-cell>
          <table:table-cell office:value-type="float" office:value="0.19790124738754" calcext:value-type="float">
            <text:p>0.19790124738754</text:p>
          </table:table-cell>
          <table:table-cell office:value-type="float" office:value="0.201162875669658" calcext:value-type="float">
            <text:p>0.201162875669658</text:p>
          </table:table-cell>
          <table:table-cell office:value-type="float" office:value="0.199290601043569" calcext:value-type="float">
            <text:p>0.199290601043569</text:p>
          </table:table-cell>
          <table:table-cell office:value-type="float" office:value="0.200418340892673" calcext:value-type="float">
            <text:p>0.200418340892673</text:p>
          </table:table-cell>
          <table:table-cell office:value-type="float" office:value="0.204958409768888" calcext:value-type="float">
            <text:p>0.204958409768888</text:p>
          </table:table-cell>
          <table:table-cell office:value-type="float" office:value="0.206212684900478" calcext:value-type="float">
            <text:p>0.206212684900478</text:p>
          </table:table-cell>
          <table:table-cell office:value-type="float" office:value="0.207905015567146" calcext:value-type="float">
            <text:p>0.207905015567146</text:p>
          </table:table-cell>
          <table:table-cell office:value-type="float" office:value="0.203749353559558" calcext:value-type="float">
            <text:p>0.203749353559558</text:p>
          </table:table-cell>
          <table:table-cell office:value-type="float" office:value="0.198181165006193" calcext:value-type="float">
            <text:p>0.198181165006193</text:p>
          </table:table-cell>
          <table:table-cell office:value-type="float" office:value="0.196697484868261" calcext:value-type="float">
            <text:p>0.196697484868261</text:p>
          </table:table-cell>
          <table:table-cell office:value-type="float" office:value="0.196460349610355" calcext:value-type="float">
            <text:p>0.196460349610355</text:p>
          </table:table-cell>
          <table:table-cell office:value-type="float" office:value="0.197788225502945" calcext:value-type="float">
            <text:p>0.197788225502945</text:p>
          </table:table-cell>
          <table:table-cell office:value-type="float" office:value="0.201829588371553" calcext:value-type="float">
            <text:p>0.201829588371553</text:p>
          </table:table-cell>
          <table:table-cell office:value-type="float" office:value="0.193195561416323" calcext:value-type="float">
            <text:p>0.193195561416323</text:p>
          </table:table-cell>
          <table:table-cell office:value-type="float" office:value="0.191485397398809" calcext:value-type="float">
            <text:p>0.191485397398809</text:p>
          </table:table-cell>
          <table:table-cell office:value-type="float" office:value="0.191080360254797" calcext:value-type="float">
            <text:p>0.191080360254797</text:p>
          </table:table-cell>
          <table:table-cell office:value-type="float" office:value="0.190250335645996" calcext:value-type="float">
            <text:p>0.190250335645996</text:p>
          </table:table-cell>
          <table:table-cell office:value-type="float" office:value="0.109371408249701" calcext:value-type="float">
            <text:p>0.109371408249701</text:p>
          </table:table-cell>
          <table:table-cell office:value-type="float" office:value="0.105271947161401" calcext:value-type="float">
            <text:p>0.105271947161401</text:p>
          </table:table-cell>
          <table:table-cell office:value-type="float" office:value="0.10259844249931" calcext:value-type="float">
            <text:p>0.10259844249931</text:p>
          </table:table-cell>
          <table:table-cell office:value-type="float" office:value="0.113893470350166" calcext:value-type="float">
            <text:p>0.113893470350166</text:p>
          </table:table-cell>
          <table:table-cell office:value-type="float" office:value="0.118473998135849" calcext:value-type="float">
            <text:p>0.118473998135849</text:p>
          </table:table-cell>
          <table:table-cell office:value-type="float" office:value="0.122632313866691" calcext:value-type="float">
            <text:p>0.122632313866691</text:p>
          </table:table-cell>
          <table:table-cell office:value-type="float" office:value="0.126628183127242" calcext:value-type="float">
            <text:p>0.126628183127242</text:p>
          </table:table-cell>
          <table:table-cell office:value-type="float" office:value="0.155481605840953" calcext:value-type="float">
            <text:p>0.155481605840953</text:p>
          </table:table-cell>
          <table:table-cell office:value-type="float" office:value="0.169402882244748" calcext:value-type="float">
            <text:p>0.169402882244748</text:p>
          </table:table-cell>
          <table:table-cell office:value-type="float" office:value="0.174848766112469" calcext:value-type="float">
            <text:p>0.174848766112469</text:p>
          </table:table-cell>
          <table:table-cell office:value-type="float" office:value="0.173590657456971" calcext:value-type="float">
            <text:p>0.173590657456971</text:p>
          </table:table-cell>
          <table:table-cell office:value-type="float" office:value="0.157513178881425" calcext:value-type="float">
            <text:p>0.157513178881425</text:p>
          </table:table-cell>
          <table:table-cell office:value-type="float" office:value="0.160075596373413" calcext:value-type="float">
            <text:p>0.160075596373413</text:p>
          </table:table-cell>
          <table:table-cell office:value-type="float" office:value="0.168079332072835" calcext:value-type="float">
            <text:p>0.168079332072835</text:p>
          </table:table-cell>
          <table:table-cell office:value-type="float" office:value="0.207886448879589" calcext:value-type="float">
            <text:p>0.207886448879589</text:p>
          </table:table-cell>
          <table:table-cell office:value-type="float" office:value="0.201430011236782" calcext:value-type="float">
            <text:p>0.201430011236782</text:p>
          </table:table-cell>
          <table:table-cell office:value-type="float" office:value="0.20049315390901" calcext:value-type="float">
            <text:p>0.20049315390901</text:p>
          </table:table-cell>
          <table:table-cell office:value-type="float" office:value="0.200543103925287" calcext:value-type="float">
            <text:p>0.200543103925287</text:p>
          </table:table-cell>
          <table:table-cell office:value-type="float" office:value="0.20255032347868" calcext:value-type="float">
            <text:p>0.20255032347868</text:p>
          </table:table-cell>
          <table:table-cell office:value-type="float" office:value="0.202172486885977" calcext:value-type="float">
            <text:p>0.202172486885977</text:p>
          </table:table-cell>
          <table:table-cell office:value-type="float" office:value="0.205329879136079" calcext:value-type="float">
            <text:p>0.205329879136079</text:p>
          </table:table-cell>
          <table:table-cell office:value-type="float" office:value="0.210131989657658" calcext:value-type="float">
            <text:p>0.210131989657658</text:p>
          </table:table-cell>
          <table:table-cell office:value-type="float" office:value="0.207200792642679" calcext:value-type="float">
            <text:p>0.207200792642679</text:p>
          </table:table-cell>
          <table:table-cell office:value-type="float" office:value="0.201377139081583" calcext:value-type="float">
            <text:p>0.201377139081583</text:p>
          </table:table-cell>
          <table:table-cell office:value-type="float" office:value="0.200345160753262" calcext:value-type="float">
            <text:p>0.200345160753262</text:p>
          </table:table-cell>
          <table:table-cell office:value-type="float" office:value="0.205720242772539" calcext:value-type="float">
            <text:p>0.205720242772539</text:p>
          </table:table-cell>
          <table:table-cell office:value-type="float" office:value="0.208441507713465" calcext:value-type="float">
            <text:p>0.208441507713465</text:p>
          </table:table-cell>
          <table:table-cell office:value-type="float" office:value="0.201442152433361" calcext:value-type="float">
            <text:p>0.201442152433361</text:p>
          </table:table-cell>
          <table:table-cell office:value-type="float" office:value="0.201533023658489" calcext:value-type="float">
            <text:p>0.201533023658489</text:p>
          </table:table-cell>
          <table:table-cell office:value-type="float" office:value="0.20304228831027" calcext:value-type="float">
            <text:p>0.20304228831027</text:p>
          </table:table-cell>
          <table:table-cell office:value-type="float" office:value="0.123164426757282" calcext:value-type="float">
            <text:p>0.123164426757282</text:p>
          </table:table-cell>
          <table:table-cell office:value-type="float" office:value="0.113690894943139" calcext:value-type="float">
            <text:p>0.113690894943139</text:p>
          </table:table-cell>
          <table:table-cell office:value-type="float" office:value="0.114670113789865" calcext:value-type="float">
            <text:p>0.114670113789865</text:p>
          </table:table-cell>
          <table:table-cell office:value-type="float" office:value="0.129923658600866" calcext:value-type="float">
            <text:p>0.129923658600866</text:p>
          </table:table-cell>
          <table:table-cell office:value-type="float" office:value="0.164972714902301" calcext:value-type="float">
            <text:p>0.164972714902301</text:p>
          </table:table-cell>
          <table:table-cell office:value-type="float" office:value="0.177072900147757" calcext:value-type="float">
            <text:p>0.177072900147757</text:p>
          </table:table-cell>
          <table:table-cell office:value-type="float" office:value="0.18491896459003" calcext:value-type="float">
            <text:p>0.18491896459003</text:p>
          </table:table-cell>
          <table:table-cell office:value-type="float" office:value="0.181795151777791" calcext:value-type="float">
            <text:p>0.181795151777791</text:p>
          </table:table-cell>
          <table:table-cell office:value-type="float" office:value="0.180687858840664" calcext:value-type="float">
            <text:p>0.180687858840664</text:p>
          </table:table-cell>
          <table:table-cell office:value-type="float" office:value="0.185896663273858" calcext:value-type="float">
            <text:p>0.185896663273858</text:p>
          </table:table-cell>
          <table:table-cell office:value-type="float" office:value="0.209102241231578" calcext:value-type="float">
            <text:p>0.209102241231578</text:p>
          </table:table-cell>
          <table:table-cell office:value-type="float" office:value="0.216420410122142" calcext:value-type="float">
            <text:p>0.216420410122142</text:p>
          </table:table-cell>
          <table:table-cell office:value-type="float" office:value="0.219107863529625" calcext:value-type="float">
            <text:p>0.219107863529625</text:p>
          </table:table-cell>
          <table:table-cell office:value-type="float" office:value="0.21271469140691" calcext:value-type="float">
            <text:p>0.21271469140691</text:p>
          </table:table-cell>
          <table:table-cell office:value-type="float" office:value="0.211981205778098" calcext:value-type="float">
            <text:p>0.211981205778098</text:p>
          </table:table-cell>
          <table:table-cell office:value-type="float" office:value="0.210889358929459" calcext:value-type="float">
            <text:p>0.210889358929459</text:p>
          </table:table-cell>
          <table:table-cell office:value-type="float" office:value="0.212636831799738" calcext:value-type="float">
            <text:p>0.212636831799738</text:p>
          </table:table-cell>
          <table:table-cell office:value-type="float" office:value="0.216516661340029" calcext:value-type="float">
            <text:p>0.216516661340029</text:p>
          </table:table-cell>
          <table:table-cell office:value-type="float" office:value="0.218315496528755" calcext:value-type="float">
            <text:p>0.218315496528755</text:p>
          </table:table-cell>
          <table:table-cell office:value-type="float" office:value="0.22214291836777" calcext:value-type="float">
            <text:p>0.22214291836777</text:p>
          </table:table-cell>
          <table:table-cell office:value-type="float" office:value="0.216265923900701" calcext:value-type="float">
            <text:p>0.216265923900701</text:p>
          </table:table-cell>
          <table:table-cell office:value-type="float" office:value="0.20955868241733" calcext:value-type="float">
            <text:p>0.20955868241733</text:p>
          </table:table-cell>
          <table:table-cell office:value-type="float" office:value="0.209962975080906" calcext:value-type="float">
            <text:p>0.209962975080906</text:p>
          </table:table-cell>
          <table:table-cell office:value-type="float" office:value="0.212831858224318" calcext:value-type="float">
            <text:p>0.212831858224318</text:p>
          </table:table-cell>
          <table:table-cell office:value-type="float" office:value="0.211371263541552" calcext:value-type="float">
            <text:p>0.211371263541552</text:p>
          </table:table-cell>
          <table:table-cell office:value-type="float" office:value="0.21119887221722" calcext:value-type="float">
            <text:p>0.21119887221722</text:p>
          </table:table-cell>
          <table:table-cell office:value-type="float" office:value="0.215050633814421" calcext:value-type="float">
            <text:p>0.215050633814421</text:p>
          </table:table-cell>
          <table:table-cell office:value-type="float" office:value="0.213185282529883" calcext:value-type="float">
            <text:p>0.213185282529883</text:p>
          </table:table-cell>
          <table:table-cell office:value-type="float" office:value="0.21219353246659" calcext:value-type="float">
            <text:p>0.21219353246659</text:p>
          </table:table-cell>
          <table:table-cell office:value-type="float" office:value="0.212070707306994" calcext:value-type="float">
            <text:p>0.212070707306994</text:p>
          </table:table-cell>
          <table:table-cell office:value-type="float" office:value="0.151304426054448" calcext:value-type="float">
            <text:p>0.151304426054448</text:p>
          </table:table-cell>
          <table:table-cell office:value-type="float" office:value="0.143232724964369" calcext:value-type="float">
            <text:p>0.143232724964369</text:p>
          </table:table-cell>
          <table:table-cell office:value-type="float" office:value="0.137804019641409" calcext:value-type="float">
            <text:p>0.137804019641409</text:p>
          </table:table-cell>
          <table:table-cell office:value-type="float" office:value="0.16169145976396" calcext:value-type="float">
            <text:p>0.16169145976396</text:p>
          </table:table-cell>
          <table:table-cell office:value-type="float" office:value="0.175523833498927" calcext:value-type="float">
            <text:p>0.175523833498927</text:p>
          </table:table-cell>
          <table:table-cell office:value-type="float" office:value="0.184181118042075" calcext:value-type="float">
            <text:p>0.184181118042075</text:p>
          </table:table-cell>
          <table:table-cell office:value-type="float" office:value="0.185709733329127" calcext:value-type="float">
            <text:p>0.185709733329127</text:p>
          </table:table-cell>
          <table:table-cell office:value-type="float" office:value="0.197520728533814" calcext:value-type="float">
            <text:p>0.197520728533814</text:p>
          </table:table-cell>
          <table:table-cell office:value-type="float" office:value="0.199113044699931" calcext:value-type="float">
            <text:p>0.199113044699931</text:p>
          </table:table-cell>
          <table:table-cell office:value-type="float" office:value="0.197112275486104" calcext:value-type="float">
            <text:p>0.197112275486104</text:p>
          </table:table-cell>
          <table:table-cell office:value-type="float" office:value="0.191500662506979" calcext:value-type="float">
            <text:p>0.191500662506979</text:p>
          </table:table-cell>
          <table:table-cell office:value-type="float" office:value="0.190738043769836" calcext:value-type="float">
            <text:p>0.190738043769836</text:p>
          </table:table-cell>
          <table:table-cell office:value-type="float" office:value="0.193120161866024" calcext:value-type="float">
            <text:p>0.193120161866024</text:p>
          </table:table-cell>
          <table:table-cell office:value-type="float" office:value="0.19071703748749" calcext:value-type="float">
            <text:p>0.19071703748749</text:p>
          </table:table-cell>
          <table:table-cell office:value-type="float" office:value="0.197044191761868" calcext:value-type="float">
            <text:p>0.197044191761868</text:p>
          </table:table-cell>
          <table:table-cell office:value-type="float" office:value="0.207339594042077" calcext:value-type="float">
            <text:p>0.207339594042077</text:p>
          </table:table-cell>
          <table:table-cell office:value-type="float" office:value="0.21578436557734" calcext:value-type="float">
            <text:p>0.21578436557734</text:p>
          </table:table-cell>
          <table:table-cell office:value-type="float" office:value="0.213662949781864" calcext:value-type="float">
            <text:p>0.213662949781864</text:p>
          </table:table-cell>
          <table:table-cell office:value-type="float" office:value="0.212696979746251" calcext:value-type="float">
            <text:p>0.212696979746251</text:p>
          </table:table-cell>
          <table:table-cell office:value-type="float" office:value="0.214153608146518" calcext:value-type="float">
            <text:p>0.214153608146518</text:p>
          </table:table-cell>
          <table:table-cell office:value-type="float" office:value="0.21583882712049" calcext:value-type="float">
            <text:p>0.21583882712049</text:p>
          </table:table-cell>
          <table:table-cell office:value-type="float" office:value="0.213649267623903" calcext:value-type="float">
            <text:p>0.213649267623903</text:p>
          </table:table-cell>
          <table:table-cell office:value-type="float" office:value="0.216615020719235" calcext:value-type="float">
            <text:p>0.216615020719235</text:p>
          </table:table-cell>
          <table:table-cell office:value-type="float" office:value="0.22314967620598" calcext:value-type="float">
            <text:p>0.22314967620598</text:p>
          </table:table-cell>
          <table:table-cell office:value-type="float" office:value="0.221018192251195" calcext:value-type="float">
            <text:p>0.221018192251195</text:p>
          </table:table-cell>
          <table:table-cell office:value-type="float" office:value="0.215358824980401" calcext:value-type="float">
            <text:p>0.215358824980401</text:p>
          </table:table-cell>
          <table:table-cell office:value-type="float" office:value="0.212716713860355" calcext:value-type="float">
            <text:p>0.212716713860355</text:p>
          </table:table-cell>
          <table:table-cell office:value-type="float" office:value="0.213530215249195" calcext:value-type="float">
            <text:p>0.213530215249195</text:p>
          </table:table-cell>
          <table:table-cell office:value-type="float" office:value="0.206372192047421" calcext:value-type="float">
            <text:p>0.206372192047421</text:p>
          </table:table-cell>
          <table:table-cell office:value-type="float" office:value="0.205542445264682" calcext:value-type="float">
            <text:p>0.205542445264682</text:p>
          </table:table-cell>
          <table:table-cell office:value-type="float" office:value="0.202806108225321" calcext:value-type="float">
            <text:p>0.202806108225321</text:p>
          </table:table-cell>
          <table:table-cell office:value-type="float" office:value="0.203441045459035" calcext:value-type="float">
            <text:p>0.203441045459035</text:p>
          </table:table-cell>
          <table:table-cell office:value-type="float" office:value="0.203359711525514" calcext:value-type="float">
            <text:p>0.203359711525514</text:p>
          </table:table-cell>
          <table:table-cell office:value-type="float" office:value="0.202173429728014" calcext:value-type="float">
            <text:p>0.202173429728014</text:p>
          </table:table-cell>
          <table:table-cell office:value-type="float" office:value="0.201785399175881" calcext:value-type="float">
            <text:p>0.201785399175881</text:p>
          </table:table-cell>
          <table:table-cell office:value-type="float" office:value="0.201783607931171" calcext:value-type="float">
            <text:p>0.201783607931171</text:p>
          </table:table-cell>
          <table:table-cell office:value-type="float" office:value="0.201471054661858" calcext:value-type="float">
            <text:p>0.201471054661858</text:p>
          </table:table-cell>
          <table:table-cell office:value-type="float" office:value="0.202492221815163" calcext:value-type="float">
            <text:p>0.202492221815163</text:p>
          </table:table-cell>
          <table:table-cell office:value-type="float" office:value="0.202095834936262" calcext:value-type="float">
            <text:p>0.202095834936262</text:p>
          </table:table-cell>
          <table:table-cell office:value-type="float" office:value="0.202320558151642" calcext:value-type="float">
            <text:p>0.202320558151642</text:p>
          </table:table-cell>
          <table:table-cell office:value-type="float" office:value="0.202424440822308" calcext:value-type="float">
            <text:p>0.202424440822308</text:p>
          </table:table-cell>
          <table:table-cell office:value-type="float" office:value="0.203050770668124" calcext:value-type="float">
            <text:p>0.203050770668124</text:p>
          </table:table-cell>
          <table:table-cell office:value-type="float" office:value="0.202507824894393" calcext:value-type="float">
            <text:p>0.202507824894393</text:p>
          </table:table-cell>
          <table:table-cell office:value-type="float" office:value="0.203283346408497" calcext:value-type="float">
            <text:p>0.203283346408497</text:p>
          </table:table-cell>
          <table:table-cell office:value-type="float" office:value="0.203256966196386" calcext:value-type="float">
            <text:p>0.203256966196386</text:p>
          </table:table-cell>
          <table:table-cell office:value-type="float" office:value="0.203513924342141" calcext:value-type="float">
            <text:p>0.203513924342141</text:p>
          </table:table-cell>
          <table:table-cell office:value-type="float" office:value="0.203446557314836" calcext:value-type="float">
            <text:p>0.203446557314836</text:p>
          </table:table-cell>
          <table:table-cell office:value-type="float" office:value="0.203507986993796" calcext:value-type="float">
            <text:p>0.203507986993796</text:p>
          </table:table-cell>
          <table:table-cell office:value-type="float" office:value="0.203259471943191" calcext:value-type="float">
            <text:p>0.203259471943191</text:p>
          </table:table-cell>
          <table:table-cell office:value-type="float" office:value="0.20367612639296" calcext:value-type="float">
            <text:p>0.20367612639296</text:p>
          </table:table-cell>
          <table:table-cell office:value-type="float" office:value="0.203705967153737" calcext:value-type="float">
            <text:p>0.203705967153737</text:p>
          </table:table-cell>
          <table:table-cell office:value-type="float" office:value="0.203404409324574" calcext:value-type="float">
            <text:p>0.203404409324574</text:p>
          </table:table-cell>
          <table:table-cell office:value-type="float" office:value="0.203883194778669" calcext:value-type="float">
            <text:p>0.203883194778669</text:p>
          </table:table-cell>
          <table:table-cell office:value-type="float" office:value="0.203394912060956" calcext:value-type="float">
            <text:p>0.203394912060956</text:p>
          </table:table-cell>
          <table:table-cell office:value-type="float" office:value="0.203723946352297" calcext:value-type="float">
            <text:p>0.203723946352297</text:p>
          </table:table-cell>
          <table:table-cell office:value-type="float" office:value="0.203352714299242" calcext:value-type="float">
            <text:p>0.203352714299242</text:p>
          </table:table-cell>
          <table:table-cell office:value-type="float" office:value="0.203596334515024" calcext:value-type="float">
            <text:p>0.203596334515024</text:p>
          </table:table-cell>
          <table:table-cell office:value-type="float" office:value="0.203645616050004" calcext:value-type="float">
            <text:p>0.203645616050004</text:p>
          </table:table-cell>
          <table:table-cell office:value-type="float" office:value="0.203691330036167" calcext:value-type="float">
            <text:p>0.203691330036167</text:p>
          </table:table-cell>
          <table:table-cell office:value-type="float" office:value="0.203698401350274" calcext:value-type="float">
            <text:p>0.203698401350274</text:p>
          </table:table-cell>
          <table:table-cell office:value-type="float" office:value="0.203610364636954" calcext:value-type="float">
            <text:p>0.203610364636954</text:p>
          </table:table-cell>
          <table:table-cell office:value-type="float" office:value="0.203616674641729" calcext:value-type="float">
            <text:p>0.203616674641729</text:p>
          </table:table-cell>
          <table:table-cell office:value-type="float" office:value="0.203526028527171" calcext:value-type="float">
            <text:p>0.203526028527171</text:p>
          </table:table-cell>
          <table:table-cell office:value-type="float" office:value="0.203534172043954" calcext:value-type="float">
            <text:p>0.203534172043954</text:p>
          </table:table-cell>
          <table:table-cell office:value-type="float" office:value="0.203404862397985" calcext:value-type="float">
            <text:p>0.203404862397985</text:p>
          </table:table-cell>
          <table:table-cell office:value-type="float" office:value="0.203459251182072" calcext:value-type="float">
            <text:p>0.203459251182072</text:p>
          </table:table-cell>
          <table:table-cell office:value-type="float" office:value="0.203718072233143" calcext:value-type="float">
            <text:p>0.203718072233143</text:p>
          </table:table-cell>
          <table:table-cell office:value-type="float" office:value="0.203657074141" calcext:value-type="float">
            <text:p>0.203657074141</text:p>
          </table:table-cell>
          <table:table-cell office:value-type="float" office:value="0.203712124559162" calcext:value-type="float">
            <text:p>0.203712124559162</text:p>
          </table:table-cell>
          <table:table-cell office:value-type="float" office:value="0.203460356388519" calcext:value-type="float">
            <text:p>0.203460356388519</text:p>
          </table:table-cell>
          <table:table-cell office:value-type="float" office:value="0.203732012465453" calcext:value-type="float">
            <text:p>0.203732012465453</text:p>
          </table:table-cell>
          <table:table-cell office:value-type="float" office:value="0.203671782906542" calcext:value-type="float">
            <text:p>0.203671782906542</text:p>
          </table:table-cell>
          <table:table-cell office:value-type="float" office:value="0.203388482979808" calcext:value-type="float">
            <text:p>0.203388482979808</text:p>
          </table:table-cell>
          <table:table-cell office:value-type="float" office:value="0.203489804208569" calcext:value-type="float">
            <text:p>0.203489804208569</text:p>
          </table:table-cell>
          <table:table-cell office:value-type="float" office:value="0.203469546443372" calcext:value-type="float">
            <text:p>0.203469546443372</text:p>
          </table:table-cell>
          <table:table-cell office:value-type="float" office:value="0.203412977599984" calcext:value-type="float">
            <text:p>0.203412977599984</text:p>
          </table:table-cell>
          <table:table-cell office:value-type="float" office:value="0.203669096043802" calcext:value-type="float">
            <text:p>0.203669096043802</text:p>
          </table:table-cell>
          <table:table-cell office:value-type="float" office:value="0.203539775200003" calcext:value-type="float">
            <text:p>0.203539775200003</text:p>
          </table:table-cell>
          <table:table-cell office:value-type="float" office:value="0.203409042183371" calcext:value-type="float">
            <text:p>0.203409042183371</text:p>
          </table:table-cell>
          <table:table-cell office:value-type="float" office:value="0.203381380814959" calcext:value-type="float">
            <text:p>0.203381380814959</text:p>
          </table:table-cell>
          <table:table-cell office:value-type="float" office:value="0.203526758783505" calcext:value-type="float">
            <text:p>0.203526758783505</text:p>
          </table:table-cell>
          <table:table-cell office:value-type="float" office:value="0.20355521327644" calcext:value-type="float">
            <text:p>0.20355521327644</text:p>
          </table:table-cell>
          <table:table-cell office:value-type="float" office:value="0.203575786284734" calcext:value-type="float">
            <text:p>0.203575786284734</text:p>
          </table:table-cell>
          <table:table-cell office:value-type="float" office:value="0.203488020719417" calcext:value-type="float">
            <text:p>0.203488020719417</text:p>
          </table:table-cell>
          <table:table-cell office:value-type="float" office:value="0.2033903414209" calcext:value-type="float">
            <text:p>0.2033903414209</text:p>
          </table:table-cell>
          <table:table-cell office:value-type="float" office:value="0.203496834766231" calcext:value-type="float">
            <text:p>0.203496834766231</text:p>
          </table:table-cell>
          <table:table-cell office:value-type="float" office:value="0.203435370964135" calcext:value-type="float">
            <text:p>0.203435370964135</text:p>
          </table:table-cell>
          <table:table-cell office:value-type="float" office:value="0.203376608212753" calcext:value-type="float">
            <text:p>0.203376608212753</text:p>
          </table:table-cell>
          <table:table-cell office:value-type="float" office:value="0.203662677014145" calcext:value-type="float">
            <text:p>0.203662677014145</text:p>
          </table:table-cell>
          <table:table-cell office:value-type="float" office:value="0.203347917585566" calcext:value-type="float">
            <text:p>0.203347917585566</text:p>
          </table:table-cell>
          <table:table-cell office:value-type="float" office:value="0.203555688073061" calcext:value-type="float">
            <text:p>0.203555688073061</text:p>
          </table:table-cell>
          <table:table-cell office:value-type="float" office:value="0.203573975810234" calcext:value-type="float">
            <text:p>0.203573975810234</text:p>
          </table:table-cell>
          <table:table-cell office:value-type="float" office:value="0.203386249131547" calcext:value-type="float">
            <text:p>0.203386249131547</text:p>
          </table:table-cell>
          <table:table-cell office:value-type="float" office:value="0.203550096161101" calcext:value-type="float">
            <text:p>0.203550096161101</text:p>
          </table:table-cell>
          <table:table-cell office:value-type="float" office:value="0.203487106036437" calcext:value-type="float">
            <text:p>0.203487106036437</text:p>
          </table:table-cell>
          <table:table-cell office:value-type="float" office:value="0.203404457500586" calcext:value-type="float">
            <text:p>0.203404457500586</text:p>
          </table:table-cell>
          <table:table-cell office:value-type="float" office:value="0.20347847928041" calcext:value-type="float">
            <text:p>0.20347847928041</text:p>
          </table:table-cell>
          <table:table-cell office:value-type="float" office:value="0.203584581325545" calcext:value-type="float">
            <text:p>0.203584581325545</text:p>
          </table:table-cell>
          <table:table-cell office:value-type="float" office:value="0.203475051483808" calcext:value-type="float">
            <text:p>0.203475051483808</text:p>
          </table:table-cell>
          <table:table-cell office:value-type="float" office:value="0.203504641368398" calcext:value-type="float">
            <text:p>0.203504641368398</text:p>
          </table:table-cell>
          <table:table-cell office:value-type="float" office:value="0.203598749680531" calcext:value-type="float">
            <text:p>0.203598749680531</text:p>
          </table:table-cell>
          <table:table-cell office:value-type="float" office:value="0.203637139220179" calcext:value-type="float">
            <text:p>0.203637139220179</text:p>
          </table:table-cell>
          <table:table-cell office:value-type="float" office:value="0.203658044344115" calcext:value-type="float">
            <text:p>0.203658044344115</text:p>
          </table:table-cell>
          <table:table-cell office:value-type="float" office:value="0.203726455847276" calcext:value-type="float">
            <text:p>0.203726455847276</text:p>
          </table:table-cell>
          <table:table-cell office:value-type="float" office:value="0.203645854807047" calcext:value-type="float">
            <text:p>0.203645854807047</text:p>
          </table:table-cell>
          <table:table-cell office:value-type="float" office:value="0.203678351838099" calcext:value-type="float">
            <text:p>0.203678351838099</text:p>
          </table:table-cell>
          <table:table-cell office:value-type="float" office:value="0.203524741993822" calcext:value-type="float">
            <text:p>0.203524741993822</text:p>
          </table:table-cell>
          <table:table-cell office:value-type="float" office:value="0.20373034774748" calcext:value-type="float">
            <text:p>0.20373034774748</text:p>
          </table:table-cell>
          <table:table-cell office:value-type="float" office:value="0.203482128494342" calcext:value-type="float">
            <text:p>0.203482128494342</text:p>
          </table:table-cell>
          <table:table-cell office:value-type="float" office:value="0.203483422452407" calcext:value-type="float">
            <text:p>0.203483422452407</text:p>
          </table:table-cell>
          <table:table-cell office:value-type="float" office:value="0.203315576027326" calcext:value-type="float">
            <text:p>0.203315576027326</text:p>
          </table:table-cell>
          <table:table-cell office:value-type="float" office:value="0.203659570779187" calcext:value-type="float">
            <text:p>0.203659570779187</text:p>
          </table:table-cell>
          <table:table-cell office:value-type="float" office:value="0.203664411755874" calcext:value-type="float">
            <text:p>0.203664411755874</text:p>
          </table:table-cell>
          <table:table-cell office:value-type="float" office:value="0.203495331335761" calcext:value-type="float">
            <text:p>0.203495331335761</text:p>
          </table:table-cell>
          <table:table-cell office:value-type="float" office:value="0.203415342128686" calcext:value-type="float">
            <text:p>0.203415342128686</text:p>
          </table:table-cell>
          <table:table-cell office:value-type="float" office:value="0.203633859328697" calcext:value-type="float">
            <text:p>0.203633859328697</text:p>
          </table:table-cell>
          <table:table-cell office:value-type="float" office:value="0.203507550748704" calcext:value-type="float">
            <text:p>0.203507550748704</text:p>
          </table:table-cell>
          <table:table-cell office:value-type="float" office:value="0.203506665420879" calcext:value-type="float">
            <text:p>0.203506665420879</text:p>
          </table:table-cell>
          <table:table-cell office:value-type="float" office:value="0.203474369665439" calcext:value-type="float">
            <text:p>0.203474369665439</text:p>
          </table:table-cell>
          <table:table-cell office:value-type="float" office:value="0.203386710426904" calcext:value-type="float">
            <text:p>0.203386710426904</text:p>
          </table:table-cell>
          <table:table-cell office:value-type="float" office:value="0.203482584143533" calcext:value-type="float">
            <text:p>0.203482584143533</text:p>
          </table:table-cell>
          <table:table-cell office:value-type="float" office:value="0.203658306483999" calcext:value-type="float">
            <text:p>0.203658306483999</text:p>
          </table:table-cell>
          <table:table-cell office:value-type="float" office:value="0.20352976159997" calcext:value-type="float">
            <text:p>0.20352976159997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67389734691891" calcext:value-type="float">
            <text:p>-0.026738973469189</text:p>
          </table:table-cell>
          <table:table-cell office:value-type="float" office:value="-0.0266961963775256" calcext:value-type="float">
            <text:p>-0.026696196377526</text:p>
          </table:table-cell>
          <table:table-cell office:value-type="float" office:value="-0.0267045163197181" calcext:value-type="float">
            <text:p>-0.026704516319718</text:p>
          </table:table-cell>
          <table:table-cell office:value-type="float" office:value="-0.0267049918304129" calcext:value-type="float">
            <text:p>-0.026704991830413</text:p>
          </table:table-cell>
          <table:table-cell office:value-type="float" office:value="-0.0267113657760057" calcext:value-type="float">
            <text:p>-0.026711365776006</text:p>
          </table:table-cell>
          <table:table-cell office:value-type="float" office:value="-0.0267312928413151" calcext:value-type="float">
            <text:p>-0.026731292841315</text:p>
          </table:table-cell>
          <table:table-cell office:value-type="float" office:value="-0.0266937899987473" calcext:value-type="float">
            <text:p>-0.026693789998747</text:p>
          </table:table-cell>
          <table:table-cell office:value-type="float" office:value="-0.0267069946777191" calcext:value-type="float">
            <text:p>-0.026706994677719</text:p>
          </table:table-cell>
          <table:table-cell office:value-type="float" office:value="-0.0267097146904802" calcext:value-type="float">
            <text:p>-0.02670971469048</text:p>
          </table:table-cell>
          <table:table-cell office:value-type="float" office:value="-0.0267402564033635" calcext:value-type="float">
            <text:p>-0.026740256403364</text:p>
          </table:table-cell>
          <table:table-cell office:value-type="float" office:value="-0.0267062520205042" calcext:value-type="float">
            <text:p>-0.026706252020504</text:p>
          </table:table-cell>
          <table:table-cell office:value-type="float" office:value="-0.0267095691263662" calcext:value-type="float">
            <text:p>-0.026709569126366</text:p>
          </table:table-cell>
          <table:table-cell office:value-type="float" office:value="-0.0266913274396043" calcext:value-type="float">
            <text:p>-0.026691327439604</text:p>
          </table:table-cell>
          <table:table-cell office:value-type="float" office:value="-0.0266993005962021" calcext:value-type="float">
            <text:p>-0.026699300596202</text:p>
          </table:table-cell>
          <table:table-cell office:value-type="float" office:value="-0.0267099905870605" calcext:value-type="float">
            <text:p>-0.026709990587061</text:p>
          </table:table-cell>
          <table:table-cell office:value-type="float" office:value="-0.026705334062035" calcext:value-type="float">
            <text:p>-0.026705334062035</text:p>
          </table:table-cell>
          <table:table-cell office:value-type="float" office:value="-0.0266954105713527" calcext:value-type="float">
            <text:p>-0.026695410571353</text:p>
          </table:table-cell>
          <table:table-cell office:value-type="float" office:value="-0.0267172374829884" calcext:value-type="float">
            <text:p>-0.026717237482988</text:p>
          </table:table-cell>
          <table:table-cell office:value-type="float" office:value="-0.0266977147786401" calcext:value-type="float">
            <text:p>-0.02669771477864</text:p>
          </table:table-cell>
          <table:table-cell office:value-type="float" office:value="-0.0267028361337858" calcext:value-type="float">
            <text:p>-0.026702836133786</text:p>
          </table:table-cell>
          <table:table-cell office:value-type="float" office:value="-0.0266926448646076" calcext:value-type="float">
            <text:p>-0.026692644864608</text:p>
          </table:table-cell>
          <table:table-cell office:value-type="float" office:value="-0.0266851790685886" calcext:value-type="float">
            <text:p>-0.026685179068589</text:p>
          </table:table-cell>
          <table:table-cell office:value-type="float" office:value="-0.0266987094198823" calcext:value-type="float">
            <text:p>-0.026698709419882</text:p>
          </table:table-cell>
          <table:table-cell office:value-type="float" office:value="-0.0266956723310482" calcext:value-type="float">
            <text:p>-0.026695672331048</text:p>
          </table:table-cell>
          <table:table-cell office:value-type="float" office:value="-0.026706300458649" calcext:value-type="float">
            <text:p>-0.026706300458649</text:p>
          </table:table-cell>
          <table:table-cell office:value-type="float" office:value="-0.02672594849722" calcext:value-type="float">
            <text:p>-0.02672594849722</text:p>
          </table:table-cell>
          <table:table-cell office:value-type="float" office:value="-0.0266627234518062" calcext:value-type="float">
            <text:p>-0.026662723451806</text:p>
          </table:table-cell>
          <table:table-cell office:value-type="float" office:value="-0.0267328221666145" calcext:value-type="float">
            <text:p>-0.026732822166615</text:p>
          </table:table-cell>
          <table:table-cell office:value-type="float" office:value="-0.0267050153216216" calcext:value-type="float">
            <text:p>-0.026705015321622</text:p>
          </table:table-cell>
          <table:table-cell office:value-type="float" office:value="-0.0266971094610438" calcext:value-type="float">
            <text:p>-0.026697109461044</text:p>
          </table:table-cell>
          <table:table-cell office:value-type="float" office:value="-0.0267276276914803" calcext:value-type="float">
            <text:p>-0.02672762769148</text:p>
          </table:table-cell>
          <table:table-cell office:value-type="float" office:value="-0.0267117945441802" calcext:value-type="float">
            <text:p>-0.02671179454418</text:p>
          </table:table-cell>
          <table:table-cell office:value-type="float" office:value="-0.0267362506164355" calcext:value-type="float">
            <text:p>-0.026736250616436</text:p>
          </table:table-cell>
          <table:table-cell office:value-type="float" office:value="-0.0266667894395507" calcext:value-type="float">
            <text:p>-0.026666789439551</text:p>
          </table:table-cell>
          <table:table-cell office:value-type="float" office:value="-0.0266844151426838" calcext:value-type="float">
            <text:p>-0.026684415142684</text:p>
          </table:table-cell>
          <table:table-cell office:value-type="float" office:value="-0.026675765990302" calcext:value-type="float">
            <text:p>-0.026675765990302</text:p>
          </table:table-cell>
          <table:table-cell office:value-type="float" office:value="-0.0266809641578656" calcext:value-type="float">
            <text:p>-0.026680964157866</text:p>
          </table:table-cell>
          <table:table-cell office:value-type="float" office:value="-0.0267365930488579" calcext:value-type="float">
            <text:p>-0.026736593048858</text:p>
          </table:table-cell>
          <table:table-cell office:value-type="float" office:value="-0.0266952681585645" calcext:value-type="float">
            <text:p>-0.026695268158565</text:p>
          </table:table-cell>
          <table:table-cell office:value-type="float" office:value="-0.0265687362422956" calcext:value-type="float">
            <text:p>-0.026568736242296</text:p>
          </table:table-cell>
          <table:table-cell office:value-type="float" office:value="-0.0263202154898198" calcext:value-type="float">
            <text:p>-0.02632021548982</text:p>
          </table:table-cell>
          <table:table-cell office:value-type="float" office:value="-0.0257672858934117" calcext:value-type="float">
            <text:p>-0.025767285893412</text:p>
          </table:table-cell>
          <table:table-cell office:value-type="float" office:value="-0.0233446700062669" calcext:value-type="float">
            <text:p>-0.023344670006267</text:p>
          </table:table-cell>
          <table:table-cell office:value-type="float" office:value="-0.0201816987303427" calcext:value-type="float">
            <text:p>-0.020181698730343</text:p>
          </table:table-cell>
          <table:table-cell office:value-type="float" office:value="-0.0181989985692623" calcext:value-type="float">
            <text:p>-0.018198998569262</text:p>
          </table:table-cell>
          <table:table-cell office:value-type="float" office:value="-0.0154123666597989" calcext:value-type="float">
            <text:p>-0.015412366659799</text:p>
          </table:table-cell>
          <table:table-cell office:value-type="float" office:value="-0.0109274706488374" calcext:value-type="float">
            <text:p>-0.010927470648837</text:p>
          </table:table-cell>
          <table:table-cell office:value-type="float" office:value="-0.00352161296898838" calcext:value-type="float">
            <text:p>-0.003521612968988</text:p>
          </table:table-cell>
          <table:table-cell office:value-type="float" office:value="-0.00784752884703765" calcext:value-type="float">
            <text:p>-0.007847528847038</text:p>
          </table:table-cell>
          <table:table-cell office:value-type="float" office:value="-0.0149124554659519" calcext:value-type="float">
            <text:p>-0.014912455465952</text:p>
          </table:table-cell>
          <table:table-cell office:value-type="float" office:value="-0.0525229643335331" calcext:value-type="float">
            <text:p>-0.052522964333533</text:p>
          </table:table-cell>
          <table:table-cell office:value-type="float" office:value="-0.0535228636750337" calcext:value-type="float">
            <text:p>-0.053522863675034</text:p>
          </table:table-cell>
          <table:table-cell office:value-type="float" office:value="-0.0520515130665202" calcext:value-type="float">
            <text:p>-0.05205151306652</text:p>
          </table:table-cell>
          <table:table-cell office:value-type="float" office:value="-0.0493843490360166" calcext:value-type="float">
            <text:p>-0.049384349036017</text:p>
          </table:table-cell>
          <table:table-cell office:value-type="float" office:value="-0.0502042707492824" calcext:value-type="float">
            <text:p>-0.050204270749282</text:p>
          </table:table-cell>
          <table:table-cell office:value-type="float" office:value="-0.0470192002081358" calcext:value-type="float">
            <text:p>-0.047019200208136</text:p>
          </table:table-cell>
          <table:table-cell office:value-type="float" office:value="-0.0365823937110506" calcext:value-type="float">
            <text:p>-0.036582393711051</text:p>
          </table:table-cell>
          <table:table-cell office:value-type="float" office:value="-0.0243534665089072" calcext:value-type="float">
            <text:p>-0.024353466508907</text:p>
          </table:table-cell>
          <table:table-cell office:value-type="float" office:value="-0.0213850626994052" calcext:value-type="float">
            <text:p>-0.021385062699405</text:p>
          </table:table-cell>
          <table:table-cell office:value-type="float" office:value="-0.0160828566921226" calcext:value-type="float">
            <text:p>-0.016082856692123</text:p>
          </table:table-cell>
          <table:table-cell office:value-type="float" office:value="-0.0133735494191031" calcext:value-type="float">
            <text:p>-0.013373549419103</text:p>
          </table:table-cell>
          <table:table-cell office:value-type="float" office:value="-0.0111414690944128" calcext:value-type="float">
            <text:p>-0.011141469094413</text:p>
          </table:table-cell>
          <table:table-cell office:value-type="float" office:value="-0.00728259949190018" calcext:value-type="float">
            <text:p>-0.0072825994919</text:p>
          </table:table-cell>
          <table:table-cell office:value-type="float" office:value="-0.00705663181842298" calcext:value-type="float">
            <text:p>-0.007056631818423</text:p>
          </table:table-cell>
          <table:table-cell office:value-type="float" office:value="-0.00724927851759841" calcext:value-type="float">
            <text:p>-0.007249278517598</text:p>
          </table:table-cell>
          <table:table-cell office:value-type="float" office:value="-0.00590313365588847" calcext:value-type="float">
            <text:p>-0.005903133655888</text:p>
          </table:table-cell>
          <table:table-cell office:value-type="float" office:value="-0.0490164495566034" calcext:value-type="float">
            <text:p>-0.049016449556603</text:p>
          </table:table-cell>
          <table:table-cell office:value-type="float" office:value="-0.0464596644661115" calcext:value-type="float">
            <text:p>-0.046459664466112</text:p>
          </table:table-cell>
          <table:table-cell office:value-type="float" office:value="-0.0393391448312001" calcext:value-type="float">
            <text:p>-0.0393391448312</text:p>
          </table:table-cell>
          <table:table-cell office:value-type="float" office:value="-0.0343206591203381" calcext:value-type="float">
            <text:p>-0.034320659120338</text:p>
          </table:table-cell>
          <table:table-cell office:value-type="float" office:value="-0.0191431641461909" calcext:value-type="float">
            <text:p>-0.019143164146191</text:p>
          </table:table-cell>
          <table:table-cell office:value-type="float" office:value="-0.0186401001408207" calcext:value-type="float">
            <text:p>-0.018640100140821</text:p>
          </table:table-cell>
          <table:table-cell office:value-type="float" office:value="-0.0164051659661505" calcext:value-type="float">
            <text:p>-0.016405165966151</text:p>
          </table:table-cell>
          <table:table-cell office:value-type="float" office:value="-0.0156745413404577" calcext:value-type="float">
            <text:p>-0.015674541340458</text:p>
          </table:table-cell>
          <table:table-cell office:value-type="float" office:value="-0.0151061168798894" calcext:value-type="float">
            <text:p>-0.015106116879889</text:p>
          </table:table-cell>
          <table:table-cell office:value-type="float" office:value="-0.0145000318645674" calcext:value-type="float">
            <text:p>-0.014500031864567</text:p>
          </table:table-cell>
          <table:table-cell office:value-type="float" office:value="-0.0106587851666634" calcext:value-type="float">
            <text:p>-0.010658785166663</text:p>
          </table:table-cell>
          <table:table-cell office:value-type="float" office:value="-0.00555335352284105" calcext:value-type="float">
            <text:p>-0.005553353522841</text:p>
          </table:table-cell>
          <table:table-cell office:value-type="float" office:value="-0.00432649641157011" calcext:value-type="float">
            <text:p>-0.00432649641157</text:p>
          </table:table-cell>
          <table:table-cell office:value-type="float" office:value="-0.00813346091935039" calcext:value-type="float">
            <text:p>-0.00813346091935</text:p>
          </table:table-cell>
          <table:table-cell office:value-type="float" office:value="-0.0339373823095865" calcext:value-type="float">
            <text:p>-0.033937382309587</text:p>
          </table:table-cell>
          <table:table-cell office:value-type="float" office:value="-0.0501401269265113" calcext:value-type="float">
            <text:p>-0.050140126926511</text:p>
          </table:table-cell>
          <table:table-cell office:value-type="float" office:value="-0.0544242395786158" calcext:value-type="float">
            <text:p>-0.054424239578616</text:p>
          </table:table-cell>
          <table:table-cell office:value-type="float" office:value="-0.0560027521254758" calcext:value-type="float">
            <text:p>-0.056002752125476</text:p>
          </table:table-cell>
          <table:table-cell office:value-type="float" office:value="-0.0529338502141228" calcext:value-type="float">
            <text:p>-0.052933850214123</text:p>
          </table:table-cell>
          <table:table-cell office:value-type="float" office:value="-0.052287063796192" calcext:value-type="float">
            <text:p>-0.052287063796192</text:p>
          </table:table-cell>
          <table:table-cell office:value-type="float" office:value="-0.0525253733549032" calcext:value-type="float">
            <text:p>-0.052525373354903</text:p>
          </table:table-cell>
          <table:table-cell office:value-type="float" office:value="-0.0500222965883094" calcext:value-type="float">
            <text:p>-0.050022296588309</text:p>
          </table:table-cell>
          <table:table-cell office:value-type="float" office:value="-0.0460988845806661" calcext:value-type="float">
            <text:p>-0.046098884580666</text:p>
          </table:table-cell>
          <table:table-cell office:value-type="float" office:value="-0.0174282134046882" calcext:value-type="float">
            <text:p>-0.017428213404688</text:p>
          </table:table-cell>
          <table:table-cell office:value-type="float" office:value="-0.0167355645770122" calcext:value-type="float">
            <text:p>-0.016735564577012</text:p>
          </table:table-cell>
          <table:table-cell office:value-type="float" office:value="-0.0161597393760008" calcext:value-type="float">
            <text:p>-0.016159739376001</text:p>
          </table:table-cell>
          <table:table-cell office:value-type="float" office:value="-0.0160608633415203" calcext:value-type="float">
            <text:p>-0.01606086334152</text:p>
          </table:table-cell>
          <table:table-cell office:value-type="float" office:value="-0.016462235479421" calcext:value-type="float">
            <text:p>-0.016462235479421</text:p>
          </table:table-cell>
          <table:table-cell office:value-type="float" office:value="-0.0159681756792278" calcext:value-type="float">
            <text:p>-0.015968175679228</text:p>
          </table:table-cell>
          <table:table-cell office:value-type="float" office:value="-0.0130100393601816" calcext:value-type="float">
            <text:p>-0.013010039360182</text:p>
          </table:table-cell>
          <table:table-cell office:value-type="float" office:value="-0.0105204373933444" calcext:value-type="float">
            <text:p>-0.010520437393344</text:p>
          </table:table-cell>
          <table:table-cell office:value-type="float" office:value="-0.0072201185146044" calcext:value-type="float">
            <text:p>-0.007220118514604</text:p>
          </table:table-cell>
          <table:table-cell office:value-type="float" office:value="-0.00759437000867118" calcext:value-type="float">
            <text:p>-0.007594370008671</text:p>
          </table:table-cell>
          <table:table-cell office:value-type="float" office:value="-0.00681711073889366" calcext:value-type="float">
            <text:p>-0.006817110738894</text:p>
          </table:table-cell>
          <table:table-cell office:value-type="float" office:value="-0.0474316581065809" calcext:value-type="float">
            <text:p>-0.047431658106581</text:p>
          </table:table-cell>
          <table:table-cell office:value-type="float" office:value="-0.0446913995358626" calcext:value-type="float">
            <text:p>-0.044691399535863</text:p>
          </table:table-cell>
          <table:table-cell office:value-type="float" office:value="-0.0362642874425561" calcext:value-type="float">
            <text:p>-0.036264287442556</text:p>
          </table:table-cell>
          <table:table-cell office:value-type="float" office:value="-0.0295111056446987" calcext:value-type="float">
            <text:p>-0.029511105644699</text:p>
          </table:table-cell>
          <table:table-cell office:value-type="float" office:value="-0.0286385574948989" calcext:value-type="float">
            <text:p>-0.028638557494899</text:p>
          </table:table-cell>
          <table:table-cell office:value-type="float" office:value="-0.0273650145880479" calcext:value-type="float">
            <text:p>-0.027365014588048</text:p>
          </table:table-cell>
          <table:table-cell office:value-type="float" office:value="-0.0254643335868981" calcext:value-type="float">
            <text:p>-0.025464333586898</text:p>
          </table:table-cell>
          <table:table-cell office:value-type="float" office:value="-0.0209966014066156" calcext:value-type="float">
            <text:p>-0.020996601406616</text:p>
          </table:table-cell>
          <table:table-cell office:value-type="float" office:value="-0.0201792932910265" calcext:value-type="float">
            <text:p>-0.020179293291027</text:p>
          </table:table-cell>
          <table:table-cell office:value-type="float" office:value="-0.0210233275687115" calcext:value-type="float">
            <text:p>-0.021023327568712</text:p>
          </table:table-cell>
          <table:table-cell office:value-type="float" office:value="-0.0197212622372554" calcext:value-type="float">
            <text:p>-0.019721262237255</text:p>
          </table:table-cell>
          <table:table-cell office:value-type="float" office:value="-0.0173668521461144" calcext:value-type="float">
            <text:p>-0.017366852146114</text:p>
          </table:table-cell>
          <table:table-cell office:value-type="float" office:value="-0.0163281989846628" calcext:value-type="float">
            <text:p>-0.016328198984663</text:p>
          </table:table-cell>
          <table:table-cell office:value-type="float" office:value="-0.0138542255652231" calcext:value-type="float">
            <text:p>-0.013854225565223</text:p>
          </table:table-cell>
          <table:table-cell office:value-type="float" office:value="-0.0112148272956145" calcext:value-type="float">
            <text:p>-0.011214827295615</text:p>
          </table:table-cell>
          <table:table-cell office:value-type="float" office:value="-0.00801268837338436" calcext:value-type="float">
            <text:p>-0.008012688373384</text:p>
          </table:table-cell>
          <table:table-cell office:value-type="float" office:value="-0.00698259677002634" calcext:value-type="float">
            <text:p>-0.006982596770026</text:p>
          </table:table-cell>
          <table:table-cell office:value-type="float" office:value="-0.0101378545551116" calcext:value-type="float">
            <text:p>-0.010137854555112</text:p>
          </table:table-cell>
          <table:table-cell office:value-type="float" office:value="-0.0381961614581529" calcext:value-type="float">
            <text:p>-0.038196161458153</text:p>
          </table:table-cell>
          <table:table-cell office:value-type="float" office:value="-0.0368182935187655" calcext:value-type="float">
            <text:p>-0.036818293518766</text:p>
          </table:table-cell>
          <table:table-cell office:value-type="float" office:value="-0.0467952707082247" calcext:value-type="float">
            <text:p>-0.046795270708225</text:p>
          </table:table-cell>
          <table:table-cell office:value-type="float" office:value="-0.0564537229433288" calcext:value-type="float">
            <text:p>-0.056453722943329</text:p>
          </table:table-cell>
          <table:table-cell office:value-type="float" office:value="-0.0586820175984877" calcext:value-type="float">
            <text:p>-0.058682017598488</text:p>
          </table:table-cell>
          <table:table-cell office:value-type="float" office:value="-0.0579368985491486" calcext:value-type="float">
            <text:p>-0.057936898549149</text:p>
          </table:table-cell>
          <table:table-cell office:value-type="float" office:value="-0.0562195399090708" calcext:value-type="float">
            <text:p>-0.056219539909071</text:p>
          </table:table-cell>
          <table:table-cell office:value-type="float" office:value="-0.0545304988606276" calcext:value-type="float">
            <text:p>-0.054530498860628</text:p>
          </table:table-cell>
          <table:table-cell office:value-type="float" office:value="-0.0181994075662721" calcext:value-type="float">
            <text:p>-0.018199407566272</text:p>
          </table:table-cell>
          <table:table-cell office:value-type="float" office:value="-0.017120912189747" calcext:value-type="float">
            <text:p>-0.017120912189747</text:p>
          </table:table-cell>
          <table:table-cell office:value-type="float" office:value="-0.0152484205167323" calcext:value-type="float">
            <text:p>-0.015248420516732</text:p>
          </table:table-cell>
          <table:table-cell office:value-type="float" office:value="-0.0152533735006957" calcext:value-type="float">
            <text:p>-0.015253373500696</text:p>
          </table:table-cell>
          <table:table-cell office:value-type="float" office:value="-0.0142713602793509" calcext:value-type="float">
            <text:p>-0.014271360279351</text:p>
          </table:table-cell>
          <table:table-cell office:value-type="float" office:value="-0.0132905914509182" calcext:value-type="float">
            <text:p>-0.013290591450918</text:p>
          </table:table-cell>
          <table:table-cell office:value-type="float" office:value="-0.0103069292985788" calcext:value-type="float">
            <text:p>-0.010306929298579</text:p>
          </table:table-cell>
          <table:table-cell office:value-type="float" office:value="-0.00775501026751714" calcext:value-type="float">
            <text:p>-0.007755010267517</text:p>
          </table:table-cell>
          <table:table-cell office:value-type="float" office:value="-0.00657773946892777" calcext:value-type="float">
            <text:p>-0.006577739468928</text:p>
          </table:table-cell>
          <table:table-cell office:value-type="float" office:value="-0.00548216450069538" calcext:value-type="float">
            <text:p>-0.005482164500695</text:p>
          </table:table-cell>
          <table:table-cell office:value-type="float" office:value="-0.00407179150584626" calcext:value-type="float">
            <text:p>-0.004071791505846</text:p>
          </table:table-cell>
          <table:table-cell office:value-type="float" office:value="-0.0494317430507723" calcext:value-type="float">
            <text:p>-0.049431743050772</text:p>
          </table:table-cell>
          <table:table-cell office:value-type="float" office:value="-0.0496199645930271" calcext:value-type="float">
            <text:p>-0.049619964593027</text:p>
          </table:table-cell>
          <table:table-cell office:value-type="float" office:value="-0.0482014345901541" calcext:value-type="float">
            <text:p>-0.048201434590154</text:p>
          </table:table-cell>
          <table:table-cell office:value-type="float" office:value="-0.0452509913522879" calcext:value-type="float">
            <text:p>-0.045250991352288</text:p>
          </table:table-cell>
          <table:table-cell office:value-type="float" office:value="-0.0419153832876059" calcext:value-type="float">
            <text:p>-0.041915383287606</text:p>
          </table:table-cell>
          <table:table-cell office:value-type="float" office:value="-0.0319544985317498" calcext:value-type="float">
            <text:p>-0.03195449853175</text:p>
          </table:table-cell>
          <table:table-cell office:value-type="float" office:value="-0.0302596272619601" calcext:value-type="float">
            <text:p>-0.03025962726196</text:p>
          </table:table-cell>
          <table:table-cell office:value-type="float" office:value="-0.0282816002111736" calcext:value-type="float">
            <text:p>-0.028281600211174</text:p>
          </table:table-cell>
          <table:table-cell office:value-type="float" office:value="-0.0260827183802908" calcext:value-type="float">
            <text:p>-0.026082718380291</text:p>
          </table:table-cell>
          <table:table-cell office:value-type="float" office:value="-0.0174265072130567" calcext:value-type="float">
            <text:p>-0.017426507213057</text:p>
          </table:table-cell>
          <table:table-cell office:value-type="float" office:value="-0.0183517779955054" calcext:value-type="float">
            <text:p>-0.018351777995505</text:p>
          </table:table-cell>
          <table:table-cell office:value-type="float" office:value="-0.0207656477815804" calcext:value-type="float">
            <text:p>-0.02076564778158</text:p>
          </table:table-cell>
          <table:table-cell office:value-type="float" office:value="-0.0192259188369277" calcext:value-type="float">
            <text:p>-0.019225918836928</text:p>
          </table:table-cell>
          <table:table-cell office:value-type="float" office:value="-0.0173460567075757" calcext:value-type="float">
            <text:p>-0.017346056707576</text:p>
          </table:table-cell>
          <table:table-cell office:value-type="float" office:value="-0.0162722118024675" calcext:value-type="float">
            <text:p>-0.016272211802468</text:p>
          </table:table-cell>
          <table:table-cell office:value-type="float" office:value="-0.0126030371173244" calcext:value-type="float">
            <text:p>-0.012603037117324</text:p>
          </table:table-cell>
          <table:table-cell office:value-type="float" office:value="-0.00952882808984636" calcext:value-type="float">
            <text:p>-0.009528828089846</text:p>
          </table:table-cell>
          <table:table-cell office:value-type="float" office:value="-0.00635018791449405" calcext:value-type="float">
            <text:p>-0.006350187914494</text:p>
          </table:table-cell>
          <table:table-cell office:value-type="float" office:value="-0.00795627441629521" calcext:value-type="float">
            <text:p>-0.007956274416295</text:p>
          </table:table-cell>
          <table:table-cell office:value-type="float" office:value="-0.0539940190922354" calcext:value-type="float">
            <text:p>-0.053994019092235</text:p>
          </table:table-cell>
          <table:table-cell office:value-type="float" office:value="-0.0567722987893406" calcext:value-type="float">
            <text:p>-0.056772298789341</text:p>
          </table:table-cell>
          <table:table-cell office:value-type="float" office:value="-0.0572647357177407" calcext:value-type="float">
            <text:p>-0.057264735717741</text:p>
          </table:table-cell>
          <table:table-cell office:value-type="float" office:value="-0.057166247448266" calcext:value-type="float">
            <text:p>-0.057166247448266</text:p>
          </table:table-cell>
          <table:table-cell office:value-type="float" office:value="-0.0542716676915763" calcext:value-type="float">
            <text:p>-0.054271667691576</text:p>
          </table:table-cell>
          <table:table-cell office:value-type="float" office:value="-0.0560206840211762" calcext:value-type="float">
            <text:p>-0.056020684021176</text:p>
          </table:table-cell>
          <table:table-cell office:value-type="float" office:value="-0.05455598200616" calcext:value-type="float">
            <text:p>-0.05455598200616</text:p>
          </table:table-cell>
          <table:table-cell office:value-type="float" office:value="-0.0515658776606592" calcext:value-type="float">
            <text:p>-0.051565877660659</text:p>
          </table:table-cell>
          <table:table-cell office:value-type="float" office:value="-0.0283845700334054" calcext:value-type="float">
            <text:p>-0.028384570033405</text:p>
          </table:table-cell>
          <table:table-cell office:value-type="float" office:value="-0.0253414573380941" calcext:value-type="float">
            <text:p>-0.025341457338094</text:p>
          </table:table-cell>
          <table:table-cell office:value-type="float" office:value="-0.0211712138802619" calcext:value-type="float">
            <text:p>-0.021171213880262</text:p>
          </table:table-cell>
          <table:table-cell office:value-type="float" office:value="-0.0204966413952246" calcext:value-type="float">
            <text:p>-0.020496641395225</text:p>
          </table:table-cell>
          <table:table-cell office:value-type="float" office:value="-0.0179309443744602" calcext:value-type="float">
            <text:p>-0.01793094437446</text:p>
          </table:table-cell>
          <table:table-cell office:value-type="float" office:value="-0.0151056556736736" calcext:value-type="float">
            <text:p>-0.015105655673674</text:p>
          </table:table-cell>
          <table:table-cell office:value-type="float" office:value="-0.0121162662490075" calcext:value-type="float">
            <text:p>-0.012116266249008</text:p>
          </table:table-cell>
          <table:table-cell office:value-type="float" office:value="-0.00827738741603044" calcext:value-type="float">
            <text:p>-0.00827738741603</text:p>
          </table:table-cell>
          <table:table-cell office:value-type="float" office:value="-0.00855881806199046" calcext:value-type="float">
            <text:p>-0.00855881806199</text:p>
          </table:table-cell>
          <table:table-cell office:value-type="float" office:value="-0.00842957225671153" calcext:value-type="float">
            <text:p>-0.008429572256712</text:p>
          </table:table-cell>
          <table:table-cell office:value-type="float" office:value="-0.00778806176610941" calcext:value-type="float">
            <text:p>-0.007788061766109</text:p>
          </table:table-cell>
          <table:table-cell office:value-type="float" office:value="-0.0445122954819792" calcext:value-type="float">
            <text:p>-0.044512295481979</text:p>
          </table:table-cell>
          <table:table-cell office:value-type="float" office:value="-0.0415878100223896" calcext:value-type="float">
            <text:p>-0.04158781002239</text:p>
          </table:table-cell>
          <table:table-cell office:value-type="float" office:value="-0.0379560393435832" calcext:value-type="float">
            <text:p>-0.037956039343583</text:p>
          </table:table-cell>
          <table:table-cell office:value-type="float" office:value="-0.0361257161935636" calcext:value-type="float">
            <text:p>-0.036125716193564</text:p>
          </table:table-cell>
          <table:table-cell office:value-type="float" office:value="-0.0367688856631866" calcext:value-type="float">
            <text:p>-0.036768885663187</text:p>
          </table:table-cell>
          <table:table-cell office:value-type="float" office:value="-0.0355633682690943" calcext:value-type="float">
            <text:p>-0.035563368269094</text:p>
          </table:table-cell>
          <table:table-cell office:value-type="float" office:value="-0.0329030152996959" calcext:value-type="float">
            <text:p>-0.032903015299696</text:p>
          </table:table-cell>
          <table:table-cell office:value-type="float" office:value="-0.021300598847348" calcext:value-type="float">
            <text:p>-0.021300598847348</text:p>
          </table:table-cell>
          <table:table-cell office:value-type="float" office:value="-0.0199087951044895" calcext:value-type="float">
            <text:p>-0.01990879510449</text:p>
          </table:table-cell>
          <table:table-cell office:value-type="float" office:value="-0.0196241529499772" calcext:value-type="float">
            <text:p>-0.019624152949977</text:p>
          </table:table-cell>
          <table:table-cell office:value-type="float" office:value="-0.0182813304034959" calcext:value-type="float">
            <text:p>-0.018281330403496</text:p>
          </table:table-cell>
          <table:table-cell office:value-type="float" office:value="-0.00671574500058807" calcext:value-type="float">
            <text:p>-0.006715745000588</text:p>
          </table:table-cell>
          <table:table-cell office:value-type="float" office:value="-0.00922906200477393" calcext:value-type="float">
            <text:p>-0.009229062004774</text:p>
          </table:table-cell>
          <table:table-cell office:value-type="float" office:value="-0.0135291432390024" calcext:value-type="float">
            <text:p>-0.013529143239002</text:p>
          </table:table-cell>
          <table:table-cell office:value-type="float" office:value="-0.054930744895536" calcext:value-type="float">
            <text:p>-0.054930744895536</text:p>
          </table:table-cell>
          <table:table-cell office:value-type="float" office:value="-0.0602445981798272" calcext:value-type="float">
            <text:p>-0.060244598179827</text:p>
          </table:table-cell>
          <table:table-cell office:value-type="float" office:value="-0.0595861661387774" calcext:value-type="float">
            <text:p>-0.059586166138777</text:p>
          </table:table-cell>
          <table:table-cell office:value-type="float" office:value="-0.0567783159798537" calcext:value-type="float">
            <text:p>-0.056778315979854</text:p>
          </table:table-cell>
          <table:table-cell office:value-type="float" office:value="-0.0587427597761413" calcext:value-type="float">
            <text:p>-0.058742759776141</text:p>
          </table:table-cell>
          <table:table-cell office:value-type="float" office:value="-0.0584791640239118" calcext:value-type="float">
            <text:p>-0.058479164023912</text:p>
          </table:table-cell>
          <table:table-cell office:value-type="float" office:value="-0.0580537877003992" calcext:value-type="float">
            <text:p>-0.058053787700399</text:p>
          </table:table-cell>
          <table:table-cell office:value-type="float" office:value="-0.055710737978889" calcext:value-type="float">
            <text:p>-0.055710737978889</text:p>
          </table:table-cell>
          <table:table-cell office:value-type="float" office:value="-0.0218091296408066" calcext:value-type="float">
            <text:p>-0.021809129640807</text:p>
          </table:table-cell>
          <table:table-cell office:value-type="float" office:value="-0.0190078223403481" calcext:value-type="float">
            <text:p>-0.019007822340348</text:p>
          </table:table-cell>
          <table:table-cell office:value-type="float" office:value="-0.0175047987095526" calcext:value-type="float">
            <text:p>-0.017504798709553</text:p>
          </table:table-cell>
          <table:table-cell office:value-type="float" office:value="-0.0144309091302968" calcext:value-type="float">
            <text:p>-0.014430909130297</text:p>
          </table:table-cell>
          <table:table-cell office:value-type="float" office:value="-0.0115975829637505" calcext:value-type="float">
            <text:p>-0.011597582963751</text:p>
          </table:table-cell>
          <table:table-cell office:value-type="float" office:value="-0.00802608737198548" calcext:value-type="float">
            <text:p>-0.008026087371985</text:p>
          </table:table-cell>
          <table:table-cell office:value-type="float" office:value="-0.00814263150456405" calcext:value-type="float">
            <text:p>-0.008142631504564</text:p>
          </table:table-cell>
          <table:table-cell office:value-type="float" office:value="-0.00766114729378636" calcext:value-type="float">
            <text:p>-0.007661147293786</text:p>
          </table:table-cell>
          <table:table-cell office:value-type="float" office:value="-0.0460587008799896" calcext:value-type="float">
            <text:p>-0.04605870087999</text:p>
          </table:table-cell>
          <table:table-cell office:value-type="float" office:value="-0.0427045514846884" calcext:value-type="float">
            <text:p>-0.042704551484688</text:p>
          </table:table-cell>
          <table:table-cell office:value-type="float" office:value="-0.0372311706294835" calcext:value-type="float">
            <text:p>-0.037231170629484</text:p>
          </table:table-cell>
          <table:table-cell office:value-type="float" office:value="-0.0361706540385187" calcext:value-type="float">
            <text:p>-0.036170654038519</text:p>
          </table:table-cell>
          <table:table-cell office:value-type="float" office:value="-0.021194576670296" calcext:value-type="float">
            <text:p>-0.021194576670296</text:p>
          </table:table-cell>
          <table:table-cell office:value-type="float" office:value="-0.0183058127420663" calcext:value-type="float">
            <text:p>-0.018305812742066</text:p>
          </table:table-cell>
          <table:table-cell office:value-type="float" office:value="-0.0173047822524213" calcext:value-type="float">
            <text:p>-0.017304782252421</text:p>
          </table:table-cell>
          <table:table-cell office:value-type="float" office:value="-0.0161143790822574" calcext:value-type="float">
            <text:p>-0.016114379082257</text:p>
          </table:table-cell>
          <table:table-cell office:value-type="float" office:value="-0.0100304378586208" calcext:value-type="float">
            <text:p>-0.010030437858621</text:p>
          </table:table-cell>
          <table:table-cell office:value-type="float" office:value="-0.0106578178782201" calcext:value-type="float">
            <text:p>-0.01065781787822</text:p>
          </table:table-cell>
          <table:table-cell office:value-type="float" office:value="-0.037405785754344" calcext:value-type="float">
            <text:p>-0.037405785754344</text:p>
          </table:table-cell>
          <table:table-cell office:value-type="float" office:value="-0.0350228031535835" calcext:value-type="float">
            <text:p>-0.035022803153584</text:p>
          </table:table-cell>
          <table:table-cell office:value-type="float" office:value="-0.0521478925014833" calcext:value-type="float">
            <text:p>-0.052147892501483</text:p>
          </table:table-cell>
          <table:table-cell office:value-type="float" office:value="-0.0567006667982661" calcext:value-type="float">
            <text:p>-0.056700666798266</text:p>
          </table:table-cell>
          <table:table-cell office:value-type="float" office:value="-0.0559710810827733" calcext:value-type="float">
            <text:p>-0.055971081082773</text:p>
          </table:table-cell>
          <table:table-cell office:value-type="float" office:value="-0.0524669000137184" calcext:value-type="float">
            <text:p>-0.052466900013718</text:p>
          </table:table-cell>
          <table:table-cell office:value-type="float" office:value="-0.0539314038775604" calcext:value-type="float">
            <text:p>-0.05393140387756</text:p>
          </table:table-cell>
          <table:table-cell office:value-type="float" office:value="-0.052482659076428" calcext:value-type="float">
            <text:p>-0.052482659076428</text:p>
          </table:table-cell>
          <table:table-cell office:value-type="float" office:value="-0.0484711142982185" calcext:value-type="float">
            <text:p>-0.048471114298219</text:p>
          </table:table-cell>
          <table:table-cell office:value-type="float" office:value="-0.0439226752413482" calcext:value-type="float">
            <text:p>-0.043922675241348</text:p>
          </table:table-cell>
          <table:table-cell office:value-type="float" office:value="-0.0181699603021041" calcext:value-type="float">
            <text:p>-0.018169960302104</text:p>
          </table:table-cell>
          <table:table-cell office:value-type="float" office:value="-0.0167717326066156" calcext:value-type="float">
            <text:p>-0.016771732606616</text:p>
          </table:table-cell>
          <table:table-cell office:value-type="float" office:value="-0.0158246200716049" calcext:value-type="float">
            <text:p>-0.015824620071605</text:p>
          </table:table-cell>
          <table:table-cell office:value-type="float" office:value="-0.0146017039138708" calcext:value-type="float">
            <text:p>-0.014601703913871</text:p>
          </table:table-cell>
          <table:table-cell office:value-type="float" office:value="-0.0118566736584082" calcext:value-type="float">
            <text:p>-0.011856673658408</text:p>
          </table:table-cell>
          <table:table-cell office:value-type="float" office:value="-0.00997990122353045" calcext:value-type="float">
            <text:p>-0.00997990122353</text:p>
          </table:table-cell>
          <table:table-cell office:value-type="float" office:value="-0.00757462084075864" calcext:value-type="float">
            <text:p>-0.007574620840759</text:p>
          </table:table-cell>
          <table:table-cell office:value-type="float" office:value="-0.00547590820989778" calcext:value-type="float">
            <text:p>-0.005475908209898</text:p>
          </table:table-cell>
          <table:table-cell office:value-type="float" office:value="-0.00473341694951317" calcext:value-type="float">
            <text:p>-0.004733416949513</text:p>
          </table:table-cell>
          <table:table-cell office:value-type="float" office:value="-0.00250064105182998" calcext:value-type="float">
            <text:p>-0.00250064105183</text:p>
          </table:table-cell>
          <table:table-cell office:value-type="float" office:value="-0.044318397295484" calcext:value-type="float">
            <text:p>-0.044318397295484</text:p>
          </table:table-cell>
          <table:table-cell office:value-type="float" office:value="-0.0408000083554444" calcext:value-type="float">
            <text:p>-0.040800008355444</text:p>
          </table:table-cell>
          <table:table-cell office:value-type="float" office:value="-0.032971267650768" calcext:value-type="float">
            <text:p>-0.032971267650768</text:p>
          </table:table-cell>
          <table:table-cell office:value-type="float" office:value="-0.0248367321314737" calcext:value-type="float">
            <text:p>-0.024836732131474</text:p>
          </table:table-cell>
          <table:table-cell office:value-type="float" office:value="-0.0183478372667285" calcext:value-type="float">
            <text:p>-0.018347837266729</text:p>
          </table:table-cell>
          <table:table-cell office:value-type="float" office:value="-0.0208709537253453" calcext:value-type="float">
            <text:p>-0.020870953725345</text:p>
          </table:table-cell>
          <table:table-cell office:value-type="float" office:value="-0.0218764176995042" calcext:value-type="float">
            <text:p>-0.021876417699504</text:p>
          </table:table-cell>
          <table:table-cell office:value-type="float" office:value="-0.0199533103041127" calcext:value-type="float">
            <text:p>-0.019953310304113</text:p>
          </table:table-cell>
          <table:table-cell office:value-type="float" office:value="-0.0192029083314686" calcext:value-type="float">
            <text:p>-0.019202908331469</text:p>
          </table:table-cell>
          <table:table-cell office:value-type="float" office:value="-0.0177789165388291" calcext:value-type="float">
            <text:p>-0.017778916538829</text:p>
          </table:table-cell>
          <table:table-cell office:value-type="float" office:value="-0.0161806213717083" calcext:value-type="float">
            <text:p>-0.016180621371708</text:p>
          </table:table-cell>
          <table:table-cell office:value-type="float" office:value="-0.0147800910752054" calcext:value-type="float">
            <text:p>-0.014780091075205</text:p>
          </table:table-cell>
          <table:table-cell office:value-type="float" office:value="-0.0125802965810746" calcext:value-type="float">
            <text:p>-0.012580296581075</text:p>
          </table:table-cell>
          <table:table-cell office:value-type="float" office:value="-0.00820627397689778" calcext:value-type="float">
            <text:p>-0.008206273976898</text:p>
          </table:table-cell>
          <table:table-cell office:value-type="float" office:value="-0.0103921583017034" calcext:value-type="float">
            <text:p>-0.010392158301703</text:p>
          </table:table-cell>
          <table:table-cell office:value-type="float" office:value="-0.0378478948776594" calcext:value-type="float">
            <text:p>-0.037847894877659</text:p>
          </table:table-cell>
          <table:table-cell office:value-type="float" office:value="-0.0604678131350941" calcext:value-type="float">
            <text:p>-0.060467813135094</text:p>
          </table:table-cell>
          <table:table-cell office:value-type="float" office:value="-0.0607820149246524" calcext:value-type="float">
            <text:p>-0.060782014924652</text:p>
          </table:table-cell>
          <table:table-cell office:value-type="float" office:value="-0.0587348118864289" calcext:value-type="float">
            <text:p>-0.058734811886429</text:p>
          </table:table-cell>
          <table:table-cell office:value-type="float" office:value="-0.0586031917654198" calcext:value-type="float">
            <text:p>-0.05860319176542</text:p>
          </table:table-cell>
          <table:table-cell office:value-type="float" office:value="-0.0608166915666703" calcext:value-type="float">
            <text:p>-0.06081669156667</text:p>
          </table:table-cell>
          <table:table-cell office:value-type="float" office:value="-0.0606259883397603" calcext:value-type="float">
            <text:p>-0.06062598833976</text:p>
          </table:table-cell>
          <table:table-cell office:value-type="float" office:value="-0.0595339846942556" calcext:value-type="float">
            <text:p>-0.059533984694256</text:p>
          </table:table-cell>
          <table:table-cell office:value-type="float" office:value="-0.0308803118437739" calcext:value-type="float">
            <text:p>-0.030880311843774</text:p>
          </table:table-cell>
          <table:table-cell office:value-type="float" office:value="-0.0289226798388249" calcext:value-type="float">
            <text:p>-0.028922679838825</text:p>
          </table:table-cell>
          <table:table-cell office:value-type="float" office:value="-0.026815736845972" calcext:value-type="float">
            <text:p>-0.026815736845972</text:p>
          </table:table-cell>
          <table:table-cell office:value-type="float" office:value="-0.0246054665077042" calcext:value-type="float">
            <text:p>-0.024605466507704</text:p>
          </table:table-cell>
          <table:table-cell office:value-type="float" office:value="-0.0217009908576431" calcext:value-type="float">
            <text:p>-0.021700990857643</text:p>
          </table:table-cell>
          <table:table-cell office:value-type="float" office:value="-0.0177869472787829" calcext:value-type="float">
            <text:p>-0.017786947278783</text:p>
          </table:table-cell>
          <table:table-cell office:value-type="float" office:value="-0.0167131065385827" calcext:value-type="float">
            <text:p>-0.016713106538583</text:p>
          </table:table-cell>
          <table:table-cell office:value-type="float" office:value="-0.0164185644449301" calcext:value-type="float">
            <text:p>-0.01641856444493</text:p>
          </table:table-cell>
          <table:table-cell office:value-type="float" office:value="-0.0157531652396993" calcext:value-type="float">
            <text:p>-0.015753165239699</text:p>
          </table:table-cell>
          <table:table-cell office:value-type="float" office:value="-0.0151459841700168" calcext:value-type="float">
            <text:p>-0.015145984170017</text:p>
          </table:table-cell>
          <table:table-cell office:value-type="float" office:value="-0.0151762169499699" calcext:value-type="float">
            <text:p>-0.01517621694997</text:p>
          </table:table-cell>
          <table:table-cell office:value-type="float" office:value="-0.0154251431470003" calcext:value-type="float">
            <text:p>-0.015425143147</text:p>
          </table:table-cell>
          <table:table-cell office:value-type="float" office:value="-0.015356091911094" calcext:value-type="float">
            <text:p>-0.015356091911094</text:p>
          </table:table-cell>
          <table:table-cell office:value-type="float" office:value="-0.0155309411801867" calcext:value-type="float">
            <text:p>-0.015530941180187</text:p>
          </table:table-cell>
          <table:table-cell office:value-type="float" office:value="-0.0158008662613098" calcext:value-type="float">
            <text:p>-0.01580086626131</text:p>
          </table:table-cell>
          <table:table-cell office:value-type="float" office:value="-0.015793585614499" calcext:value-type="float">
            <text:p>-0.015793585614499</text:p>
          </table:table-cell>
          <table:table-cell office:value-type="float" office:value="-0.0162391437263872" calcext:value-type="float">
            <text:p>-0.016239143726387</text:p>
          </table:table-cell>
          <table:table-cell office:value-type="float" office:value="-0.016220716951894" calcext:value-type="float">
            <text:p>-0.016220716951894</text:p>
          </table:table-cell>
          <table:table-cell office:value-type="float" office:value="-0.0164180989130076" calcext:value-type="float">
            <text:p>-0.016418098913008</text:p>
          </table:table-cell>
          <table:table-cell office:value-type="float" office:value="-0.0167093695079166" calcext:value-type="float">
            <text:p>-0.016709369507917</text:p>
          </table:table-cell>
          <table:table-cell office:value-type="float" office:value="-0.0167101440680164" calcext:value-type="float">
            <text:p>-0.016710144068016</text:p>
          </table:table-cell>
          <table:table-cell office:value-type="float" office:value="-0.0169899398524928" calcext:value-type="float">
            <text:p>-0.016989939852493</text:p>
          </table:table-cell>
          <table:table-cell office:value-type="float" office:value="-0.0169407879901259" calcext:value-type="float">
            <text:p>-0.016940787990126</text:p>
          </table:table-cell>
          <table:table-cell office:value-type="float" office:value="-0.0169812624026989" calcext:value-type="float">
            <text:p>-0.016981262402699</text:p>
          </table:table-cell>
          <table:table-cell office:value-type="float" office:value="-0.0169924584517065" calcext:value-type="float">
            <text:p>-0.016992458451707</text:p>
          </table:table-cell>
          <table:table-cell office:value-type="float" office:value="-0.0170184240327037" calcext:value-type="float">
            <text:p>-0.017018424032704</text:p>
          </table:table-cell>
          <table:table-cell office:value-type="float" office:value="-0.0171028520343216" calcext:value-type="float">
            <text:p>-0.017102852034322</text:p>
          </table:table-cell>
          <table:table-cell office:value-type="float" office:value="-0.0171087120825146" calcext:value-type="float">
            <text:p>-0.017108712082515</text:p>
          </table:table-cell>
          <table:table-cell office:value-type="float" office:value="-0.0170548440570503" calcext:value-type="float">
            <text:p>-0.01705484405705</text:p>
          </table:table-cell>
          <table:table-cell office:value-type="float" office:value="-0.017147729079248" calcext:value-type="float">
            <text:p>-0.017147729079248</text:p>
          </table:table-cell>
          <table:table-cell office:value-type="float" office:value="-0.0171388073712108" calcext:value-type="float">
            <text:p>-0.017138807371211</text:p>
          </table:table-cell>
          <table:table-cell office:value-type="float" office:value="-0.0171853396106318" calcext:value-type="float">
            <text:p>-0.017185339610632</text:p>
          </table:table-cell>
          <table:table-cell office:value-type="float" office:value="-0.0171599334367929" calcext:value-type="float">
            <text:p>-0.017159933436793</text:p>
          </table:table-cell>
          <table:table-cell office:value-type="float" office:value="-0.0171608392682475" calcext:value-type="float">
            <text:p>-0.017160839268248</text:p>
          </table:table-cell>
          <table:table-cell office:value-type="float" office:value="-0.017181710372458" calcext:value-type="float">
            <text:p>-0.017181710372458</text:p>
          </table:table-cell>
          <table:table-cell office:value-type="float" office:value="-0.0171769737915477" calcext:value-type="float">
            <text:p>-0.017176973791548</text:p>
          </table:table-cell>
          <table:table-cell office:value-type="float" office:value="-0.0171755154003476" calcext:value-type="float">
            <text:p>-0.017175515400348</text:p>
          </table:table-cell>
          <table:table-cell office:value-type="float" office:value="-0.0171719237472863" calcext:value-type="float">
            <text:p>-0.017171923747286</text:p>
          </table:table-cell>
          <table:table-cell office:value-type="float" office:value="-0.0171801917464989" calcext:value-type="float">
            <text:p>-0.017180191746499</text:p>
          </table:table-cell>
          <table:table-cell office:value-type="float" office:value="-0.0171715466156064" calcext:value-type="float">
            <text:p>-0.017171546615606</text:p>
          </table:table-cell>
          <table:table-cell office:value-type="float" office:value="-0.0171670161235241" calcext:value-type="float">
            <text:p>-0.017167016123524</text:p>
          </table:table-cell>
          <table:table-cell office:value-type="float" office:value="-0.0171608477021677" calcext:value-type="float">
            <text:p>-0.017160847702168</text:p>
          </table:table-cell>
          <table:table-cell office:value-type="float" office:value="-0.0171652566122784" calcext:value-type="float">
            <text:p>-0.017165256612278</text:p>
          </table:table-cell>
          <table:table-cell office:value-type="float" office:value="-0.0171890157176375" calcext:value-type="float">
            <text:p>-0.017189015717638</text:p>
          </table:table-cell>
          <table:table-cell office:value-type="float" office:value="-0.0171782250328319" calcext:value-type="float">
            <text:p>-0.017178225032832</text:p>
          </table:table-cell>
          <table:table-cell office:value-type="float" office:value="-0.0171843651959701" calcext:value-type="float">
            <text:p>-0.01718436519597</text:p>
          </table:table-cell>
          <table:table-cell office:value-type="float" office:value="-0.01717141503196" calcext:value-type="float">
            <text:p>-0.01717141503196</text:p>
          </table:table-cell>
          <table:table-cell office:value-type="float" office:value="-0.0171937737797079" calcext:value-type="float">
            <text:p>-0.017193773779708</text:p>
          </table:table-cell>
          <table:table-cell office:value-type="float" office:value="-0.0171942741425535" calcext:value-type="float">
            <text:p>-0.017194274142554</text:p>
          </table:table-cell>
          <table:table-cell office:value-type="float" office:value="-0.0171797386801407" calcext:value-type="float">
            <text:p>-0.017179738680141</text:p>
          </table:table-cell>
          <table:table-cell office:value-type="float" office:value="-0.0171705910130414" calcext:value-type="float">
            <text:p>-0.017170591013041</text:p>
          </table:table-cell>
          <table:table-cell office:value-type="float" office:value="-0.0171828691601219" calcext:value-type="float">
            <text:p>-0.017182869160122</text:p>
          </table:table-cell>
          <table:table-cell office:value-type="float" office:value="-0.0171679025143587" calcext:value-type="float">
            <text:p>-0.017167902514359</text:p>
          </table:table-cell>
          <table:table-cell office:value-type="float" office:value="-0.017187899735661" calcext:value-type="float">
            <text:p>-0.017187899735661</text:p>
          </table:table-cell>
          <table:table-cell office:value-type="float" office:value="-0.017177764161684" calcext:value-type="float">
            <text:p>-0.017177764161684</text:p>
          </table:table-cell>
          <table:table-cell office:value-type="float" office:value="-0.0171531985537054" calcext:value-type="float">
            <text:p>-0.017153198553705</text:p>
          </table:table-cell>
          <table:table-cell office:value-type="float" office:value="-0.0171585346285827" calcext:value-type="float">
            <text:p>-0.017158534628583</text:p>
          </table:table-cell>
          <table:table-cell office:value-type="float" office:value="-0.0171922982728294" calcext:value-type="float">
            <text:p>-0.017192298272829</text:p>
          </table:table-cell>
          <table:table-cell office:value-type="float" office:value="-0.017184511355841" calcext:value-type="float">
            <text:p>-0.017184511355841</text:p>
          </table:table-cell>
          <table:table-cell office:value-type="float" office:value="-0.01717023595072" calcext:value-type="float">
            <text:p>-0.01717023595072</text:p>
          </table:table-cell>
          <table:table-cell office:value-type="float" office:value="-0.0171720214848869" calcext:value-type="float">
            <text:p>-0.017172021484887</text:p>
          </table:table-cell>
          <table:table-cell office:value-type="float" office:value="-0.0171577735897772" calcext:value-type="float">
            <text:p>-0.017157773589777</text:p>
          </table:table-cell>
          <table:table-cell office:value-type="float" office:value="-0.0171689569655293" calcext:value-type="float">
            <text:p>-0.017168956965529</text:p>
          </table:table-cell>
          <table:table-cell office:value-type="float" office:value="-0.0171663574631432" calcext:value-type="float">
            <text:p>-0.017166357463143</text:p>
          </table:table-cell>
          <table:table-cell office:value-type="float" office:value="-0.0171624377260654" calcext:value-type="float">
            <text:p>-0.017162437726065</text:p>
          </table:table-cell>
          <table:table-cell office:value-type="float" office:value="-0.0171801752721651" calcext:value-type="float">
            <text:p>-0.017180175272165</text:p>
          </table:table-cell>
          <table:table-cell office:value-type="float" office:value="-0.0171722464467927" calcext:value-type="float">
            <text:p>-0.017172246446793</text:p>
          </table:table-cell>
          <table:table-cell office:value-type="float" office:value="-0.0171708788593643" calcext:value-type="float">
            <text:p>-0.017170878859364</text:p>
          </table:table-cell>
          <table:table-cell office:value-type="float" office:value="-0.0171827773039535" calcext:value-type="float">
            <text:p>-0.017182777303954</text:p>
          </table:table-cell>
          <table:table-cell office:value-type="float" office:value="-0.0171706769367354" calcext:value-type="float">
            <text:p>-0.017170676936735</text:p>
          </table:table-cell>
          <table:table-cell office:value-type="float" office:value="-0.0171794360559412" calcext:value-type="float">
            <text:p>-0.017179436055941</text:p>
          </table:table-cell>
          <table:table-cell office:value-type="float" office:value="-0.0171714971993016" calcext:value-type="float">
            <text:p>-0.017171497199302</text:p>
          </table:table-cell>
          <table:table-cell office:value-type="float" office:value="-0.01715968077062" calcext:value-type="float">
            <text:p>-0.01715968077062</text:p>
          </table:table-cell>
          <table:table-cell office:value-type="float" office:value="-0.0171705094335587" calcext:value-type="float">
            <text:p>-0.017170509433559</text:p>
          </table:table-cell>
          <table:table-cell office:value-type="float" office:value="-0.0171830277198874" calcext:value-type="float">
            <text:p>-0.017183027719887</text:p>
          </table:table-cell>
          <table:table-cell office:value-type="float" office:value="-0.0171712220594574" calcext:value-type="float">
            <text:p>-0.017171222059457</text:p>
          </table:table-cell>
          <table:table-cell office:value-type="float" office:value="-0.0171643598510725" calcext:value-type="float">
            <text:p>-0.017164359851073</text:p>
          </table:table-cell>
          <table:table-cell office:value-type="float" office:value="-0.0171841794407539" calcext:value-type="float">
            <text:p>-0.017184179440754</text:p>
          </table:table-cell>
          <table:table-cell office:value-type="float" office:value="-0.0171793103166661" calcext:value-type="float">
            <text:p>-0.017179310316666</text:p>
          </table:table-cell>
          <table:table-cell office:value-type="float" office:value="-0.0171784667878132" calcext:value-type="float">
            <text:p>-0.017178466787813</text:p>
          </table:table-cell>
          <table:table-cell office:value-type="float" office:value="-0.0171916491625449" calcext:value-type="float">
            <text:p>-0.017191649162545</text:p>
          </table:table-cell>
          <table:table-cell office:value-type="float" office:value="-0.0171838705449279" calcext:value-type="float">
            <text:p>-0.017183870544928</text:p>
          </table:table-cell>
          <table:table-cell office:value-type="float" office:value="-0.0171890790511427" calcext:value-type="float">
            <text:p>-0.017189079051143</text:p>
          </table:table-cell>
          <table:table-cell office:value-type="float" office:value="-0.017174963514574" calcext:value-type="float">
            <text:p>-0.017174963514574</text:p>
          </table:table-cell>
          <table:table-cell office:value-type="float" office:value="-0.0171949152922676" calcext:value-type="float">
            <text:p>-0.017194915292268</text:p>
          </table:table-cell>
          <table:table-cell office:value-type="float" office:value="-0.0171628989574643" calcext:value-type="float">
            <text:p>-0.017162898957464</text:p>
          </table:table-cell>
          <table:table-cell office:value-type="float" office:value="-0.0171644320876515" calcext:value-type="float">
            <text:p>-0.017164432087652</text:p>
          </table:table-cell>
          <table:table-cell office:value-type="float" office:value="-0.0171726888829413" calcext:value-type="float">
            <text:p>-0.017172688882941</text:p>
          </table:table-cell>
          <table:table-cell office:value-type="float" office:value="-0.0171882162551324" calcext:value-type="float">
            <text:p>-0.017188216255132</text:p>
          </table:table-cell>
          <table:table-cell office:value-type="float" office:value="-0.0171914193691551" calcext:value-type="float">
            <text:p>-0.017191419369155</text:p>
          </table:table-cell>
          <table:table-cell office:value-type="float" office:value="-0.0171791930958181" calcext:value-type="float">
            <text:p>-0.017179193095818</text:p>
          </table:table-cell>
          <table:table-cell office:value-type="float" office:value="-0.0171697830276619" calcext:value-type="float">
            <text:p>-0.017169783027662</text:p>
          </table:table-cell>
          <table:table-cell office:value-type="float" office:value="-0.0171795152221481" calcext:value-type="float">
            <text:p>-0.017179515222148</text:p>
          </table:table-cell>
          <table:table-cell office:value-type="float" office:value="-0.0171691585098989" calcext:value-type="float">
            <text:p>-0.017169158509899</text:p>
          </table:table-cell>
          <table:table-cell office:value-type="float" office:value="-0.0171671428553862" calcext:value-type="float">
            <text:p>-0.017167142855386</text:p>
          </table:table-cell>
          <table:table-cell office:value-type="float" office:value="-0.0171788918346952" calcext:value-type="float">
            <text:p>-0.017178891834695</text:p>
          </table:table-cell>
          <table:table-cell office:value-type="float" office:value="-0.0171598538691734" calcext:value-type="float">
            <text:p>-0.017159853869173</text:p>
          </table:table-cell>
          <table:table-cell office:value-type="float" office:value="-0.0171668295793004" calcext:value-type="float">
            <text:p>-0.0171668295793</text:p>
          </table:table-cell>
          <table:table-cell office:value-type="float" office:value="-0.0171808461156651" calcext:value-type="float">
            <text:p>-0.017180846115665</text:p>
          </table:table-cell>
          <table:table-cell office:value-type="float" office:value="-0.0171824919595125" calcext:value-type="float">
            <text:p>-0.01718249195951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5354839904853" calcext:value-type="float">
            <text:p>0.545354839904853</text:p>
          </table:table-cell>
          <table:table-cell office:value-type="float" office:value="0.544745670422183" calcext:value-type="float">
            <text:p>0.544745670422183</text:p>
          </table:table-cell>
          <table:table-cell office:value-type="float" office:value="0.544783525968489" calcext:value-type="float">
            <text:p>0.544783525968489</text:p>
          </table:table-cell>
          <table:table-cell office:value-type="float" office:value="0.544837619825668" calcext:value-type="float">
            <text:p>0.544837619825668</text:p>
          </table:table-cell>
          <table:table-cell office:value-type="float" office:value="0.544980746438326" calcext:value-type="float">
            <text:p>0.544980746438326</text:p>
          </table:table-cell>
          <table:table-cell office:value-type="float" office:value="0.545204481898339" calcext:value-type="float">
            <text:p>0.545204481898339</text:p>
          </table:table-cell>
          <table:table-cell office:value-type="float" office:value="0.544600658977425" calcext:value-type="float">
            <text:p>0.544600658977425</text:p>
          </table:table-cell>
          <table:table-cell office:value-type="float" office:value="0.544932495181894" calcext:value-type="float">
            <text:p>0.544932495181894</text:p>
          </table:table-cell>
          <table:table-cell office:value-type="float" office:value="0.544861559943278" calcext:value-type="float">
            <text:p>0.544861559943278</text:p>
          </table:table-cell>
          <table:table-cell office:value-type="float" office:value="0.545351122655166" calcext:value-type="float">
            <text:p>0.545351122655166</text:p>
          </table:table-cell>
          <table:table-cell office:value-type="float" office:value="0.544896578807217" calcext:value-type="float">
            <text:p>0.544896578807217</text:p>
          </table:table-cell>
          <table:table-cell office:value-type="float" office:value="0.544880962382352" calcext:value-type="float">
            <text:p>0.544880962382352</text:p>
          </table:table-cell>
          <table:table-cell office:value-type="float" office:value="0.544887137064116" calcext:value-type="float">
            <text:p>0.544887137064116</text:p>
          </table:table-cell>
          <table:table-cell office:value-type="float" office:value="0.544714584633631" calcext:value-type="float">
            <text:p>0.544714584633631</text:p>
          </table:table-cell>
          <table:table-cell office:value-type="float" office:value="0.544893837688451" calcext:value-type="float">
            <text:p>0.544893837688451</text:p>
          </table:table-cell>
          <table:table-cell office:value-type="float" office:value="0.544900042524659" calcext:value-type="float">
            <text:p>0.544900042524659</text:p>
          </table:table-cell>
          <table:table-cell office:value-type="float" office:value="0.544609230560552" calcext:value-type="float">
            <text:p>0.544609230560552</text:p>
          </table:table-cell>
          <table:table-cell office:value-type="float" office:value="0.544957759227479" calcext:value-type="float">
            <text:p>0.544957759227479</text:p>
          </table:table-cell>
          <table:table-cell office:value-type="float" office:value="0.544721923346211" calcext:value-type="float">
            <text:p>0.544721923346211</text:p>
          </table:table-cell>
          <table:table-cell office:value-type="float" office:value="0.544917606892804" calcext:value-type="float">
            <text:p>0.544917606892804</text:p>
          </table:table-cell>
          <table:table-cell office:value-type="float" office:value="0.544492119759364" calcext:value-type="float">
            <text:p>0.544492119759364</text:p>
          </table:table-cell>
          <table:table-cell office:value-type="float" office:value="0.54428610441922" calcext:value-type="float">
            <text:p>0.54428610441922</text:p>
          </table:table-cell>
          <table:table-cell office:value-type="float" office:value="0.5446905208243" calcext:value-type="float">
            <text:p>0.5446905208243</text:p>
          </table:table-cell>
          <table:table-cell office:value-type="float" office:value="0.544496240856215" calcext:value-type="float">
            <text:p>0.544496240856215</text:p>
          </table:table-cell>
          <table:table-cell office:value-type="float" office:value="0.544985164026097" calcext:value-type="float">
            <text:p>0.544985164026097</text:p>
          </table:table-cell>
          <table:table-cell office:value-type="float" office:value="0.544951477955687" calcext:value-type="float">
            <text:p>0.544951477955687</text:p>
          </table:table-cell>
          <table:table-cell office:value-type="float" office:value="0.544283390640531" calcext:value-type="float">
            <text:p>0.544283390640531</text:p>
          </table:table-cell>
          <table:table-cell office:value-type="float" office:value="0.545180399298898" calcext:value-type="float">
            <text:p>0.545180399298898</text:p>
          </table:table-cell>
          <table:table-cell office:value-type="float" office:value="0.5449555141122" calcext:value-type="float">
            <text:p>0.5449555141122</text:p>
          </table:table-cell>
          <table:table-cell office:value-type="float" office:value="0.54468656979078" calcext:value-type="float">
            <text:p>0.54468656979078</text:p>
          </table:table-cell>
          <table:table-cell office:value-type="float" office:value="0.545069349634057" calcext:value-type="float">
            <text:p>0.545069349634057</text:p>
          </table:table-cell>
          <table:table-cell office:value-type="float" office:value="0.544988110155107" calcext:value-type="float">
            <text:p>0.544988110155107</text:p>
          </table:table-cell>
          <table:table-cell office:value-type="float" office:value="0.545545958422494" calcext:value-type="float">
            <text:p>0.545545958422494</text:p>
          </table:table-cell>
          <table:table-cell office:value-type="float" office:value="0.544159437463748" calcext:value-type="float">
            <text:p>0.544159437463748</text:p>
          </table:table-cell>
          <table:table-cell office:value-type="float" office:value="0.544560080407195" calcext:value-type="float">
            <text:p>0.544560080407195</text:p>
          </table:table-cell>
          <table:table-cell office:value-type="float" office:value="0.544306967834873" calcext:value-type="float">
            <text:p>0.544306967834873</text:p>
          </table:table-cell>
          <table:table-cell office:value-type="float" office:value="0.544282540818174" calcext:value-type="float">
            <text:p>0.544282540818174</text:p>
          </table:table-cell>
          <table:table-cell office:value-type="float" office:value="0.545099938675773" calcext:value-type="float">
            <text:p>0.545099938675773</text:p>
          </table:table-cell>
          <table:table-cell office:value-type="float" office:value="0.544652474895631" calcext:value-type="float">
            <text:p>0.544652474895631</text:p>
          </table:table-cell>
          <table:table-cell office:value-type="float" office:value="0.545014239746467" calcext:value-type="float">
            <text:p>0.545014239746467</text:p>
          </table:table-cell>
          <table:table-cell office:value-type="float" office:value="0.545145045404201" calcext:value-type="float">
            <text:p>0.545145045404201</text:p>
          </table:table-cell>
          <table:table-cell office:value-type="float" office:value="0.545550153298048" calcext:value-type="float">
            <text:p>0.545550153298048</text:p>
          </table:table-cell>
          <table:table-cell office:value-type="float" office:value="0.552218750946252" calcext:value-type="float">
            <text:p>0.552218750946252</text:p>
          </table:table-cell>
          <table:table-cell office:value-type="float" office:value="0.562311073618113" calcext:value-type="float">
            <text:p>0.562311073618113</text:p>
          </table:table-cell>
          <table:table-cell office:value-type="float" office:value="0.56813722301515" calcext:value-type="float">
            <text:p>0.56813722301515</text:p>
          </table:table-cell>
          <table:table-cell office:value-type="float" office:value="0.57049621361687" calcext:value-type="float">
            <text:p>0.57049621361687</text:p>
          </table:table-cell>
          <table:table-cell office:value-type="float" office:value="0.5670035349928" calcext:value-type="float">
            <text:p>0.5670035349928</text:p>
          </table:table-cell>
          <table:table-cell office:value-type="float" office:value="0.563494074885912" calcext:value-type="float">
            <text:p>0.563494074885912</text:p>
          </table:table-cell>
          <table:table-cell office:value-type="float" office:value="0.566272103558709" calcext:value-type="float">
            <text:p>0.566272103558709</text:p>
          </table:table-cell>
          <table:table-cell office:value-type="float" office:value="0.589995216191674" calcext:value-type="float">
            <text:p>0.589995216191674</text:p>
          </table:table-cell>
          <table:table-cell office:value-type="float" office:value="0.566544269156481" calcext:value-type="float">
            <text:p>0.566544269156481</text:p>
          </table:table-cell>
          <table:table-cell office:value-type="float" office:value="0.556286827616778" calcext:value-type="float">
            <text:p>0.556286827616778</text:p>
          </table:table-cell>
          <table:table-cell office:value-type="float" office:value="0.554619048457296" calcext:value-type="float">
            <text:p>0.554619048457296</text:p>
          </table:table-cell>
          <table:table-cell office:value-type="float" office:value="0.555497276688615" calcext:value-type="float">
            <text:p>0.555497276688615</text:p>
          </table:table-cell>
          <table:table-cell office:value-type="float" office:value="0.555621910046147" calcext:value-type="float">
            <text:p>0.555621910046147</text:p>
          </table:table-cell>
          <table:table-cell office:value-type="float" office:value="0.556576812570756" calcext:value-type="float">
            <text:p>0.556576812570756</text:p>
          </table:table-cell>
          <table:table-cell office:value-type="float" office:value="0.554887498996377" calcext:value-type="float">
            <text:p>0.554887498996377</text:p>
          </table:table-cell>
          <table:table-cell office:value-type="float" office:value="0.525162229167479" calcext:value-type="float">
            <text:p>0.525162229167479</text:p>
          </table:table-cell>
          <table:table-cell office:value-type="float" office:value="0.522033700488837" calcext:value-type="float">
            <text:p>0.522033700488837</text:p>
          </table:table-cell>
          <table:table-cell office:value-type="float" office:value="0.552864497685223" calcext:value-type="float">
            <text:p>0.552864497685223</text:p>
          </table:table-cell>
          <table:table-cell office:value-type="float" office:value="0.546195260860105" calcext:value-type="float">
            <text:p>0.546195260860105</text:p>
          </table:table-cell>
          <table:table-cell office:value-type="float" office:value="0.542995634940673" calcext:value-type="float">
            <text:p>0.542995634940673</text:p>
          </table:table-cell>
          <table:table-cell office:value-type="float" office:value="0.537887280510793" calcext:value-type="float">
            <text:p>0.537887280510793</text:p>
          </table:table-cell>
          <table:table-cell office:value-type="float" office:value="0.540775800176402" calcext:value-type="float">
            <text:p>0.540775800176402</text:p>
          </table:table-cell>
          <table:table-cell office:value-type="float" office:value="0.54623224188976" calcext:value-type="float">
            <text:p>0.54623224188976</text:p>
          </table:table-cell>
          <table:table-cell office:value-type="float" office:value="0.558327319350145" calcext:value-type="float">
            <text:p>0.558327319350145</text:p>
          </table:table-cell>
          <table:table-cell office:value-type="float" office:value="0.596435009370625" calcext:value-type="float">
            <text:p>0.596435009370625</text:p>
          </table:table-cell>
          <table:table-cell office:value-type="float" office:value="0.562818669470058" calcext:value-type="float">
            <text:p>0.562818669470058</text:p>
          </table:table-cell>
          <table:table-cell office:value-type="float" office:value="0.545242269754992" calcext:value-type="float">
            <text:p>0.545242269754992</text:p>
          </table:table-cell>
          <table:table-cell office:value-type="float" office:value="0.538010731125664" calcext:value-type="float">
            <text:p>0.538010731125664</text:p>
          </table:table-cell>
          <table:table-cell office:value-type="float" office:value="0.509137215620692" calcext:value-type="float">
            <text:p>0.509137215620692</text:p>
          </table:table-cell>
          <table:table-cell office:value-type="float" office:value="0.53275888721716" calcext:value-type="float">
            <text:p>0.53275888721716</text:p>
          </table:table-cell>
          <table:table-cell office:value-type="float" office:value="0.547648869789789" calcext:value-type="float">
            <text:p>0.547648869789789</text:p>
          </table:table-cell>
          <table:table-cell office:value-type="float" office:value="0.547343189377988" calcext:value-type="float">
            <text:p>0.547343189377988</text:p>
          </table:table-cell>
          <table:table-cell office:value-type="float" office:value="0.546359334542372" calcext:value-type="float">
            <text:p>0.546359334542372</text:p>
          </table:table-cell>
          <table:table-cell office:value-type="float" office:value="0.545356263009916" calcext:value-type="float">
            <text:p>0.545356263009916</text:p>
          </table:table-cell>
          <table:table-cell office:value-type="float" office:value="0.552147518295434" calcext:value-type="float">
            <text:p>0.552147518295434</text:p>
          </table:table-cell>
          <table:table-cell office:value-type="float" office:value="0.548333483624884" calcext:value-type="float">
            <text:p>0.548333483624884</text:p>
          </table:table-cell>
          <table:table-cell office:value-type="float" office:value="0.530392011046196" calcext:value-type="float">
            <text:p>0.530392011046196</text:p>
          </table:table-cell>
          <table:table-cell office:value-type="float" office:value="0.543075450095102" calcext:value-type="float">
            <text:p>0.543075450095102</text:p>
          </table:table-cell>
          <table:table-cell office:value-type="float" office:value="0.550222016369709" calcext:value-type="float">
            <text:p>0.550222016369709</text:p>
          </table:table-cell>
          <table:table-cell office:value-type="float" office:value="0.570712491418347" calcext:value-type="float">
            <text:p>0.570712491418347</text:p>
          </table:table-cell>
          <table:table-cell office:value-type="float" office:value="0.574850861805651" calcext:value-type="float">
            <text:p>0.574850861805651</text:p>
          </table:table-cell>
          <table:table-cell office:value-type="float" office:value="0.555032812919816" calcext:value-type="float">
            <text:p>0.555032812919816</text:p>
          </table:table-cell>
          <table:table-cell office:value-type="float" office:value="0.554452396230905" calcext:value-type="float">
            <text:p>0.554452396230905</text:p>
          </table:table-cell>
          <table:table-cell office:value-type="float" office:value="0.558353217981351" calcext:value-type="float">
            <text:p>0.558353217981351</text:p>
          </table:table-cell>
          <table:table-cell office:value-type="float" office:value="0.553206365510945" calcext:value-type="float">
            <text:p>0.553206365510945</text:p>
          </table:table-cell>
          <table:table-cell office:value-type="float" office:value="0.553642691712613" calcext:value-type="float">
            <text:p>0.553642691712613</text:p>
          </table:table-cell>
          <table:table-cell office:value-type="float" office:value="0.553308683113505" calcext:value-type="float">
            <text:p>0.553308683113505</text:p>
          </table:table-cell>
          <table:table-cell office:value-type="float" office:value="0.514645324442475" calcext:value-type="float">
            <text:p>0.514645324442475</text:p>
          </table:table-cell>
          <table:table-cell office:value-type="float" office:value="0.518867117695228" calcext:value-type="float">
            <text:p>0.518867117695228</text:p>
          </table:table-cell>
          <table:table-cell office:value-type="float" office:value="0.523053747822993" calcext:value-type="float">
            <text:p>0.523053747822993</text:p>
          </table:table-cell>
          <table:table-cell office:value-type="float" office:value="0.52727296862808" calcext:value-type="float">
            <text:p>0.52727296862808</text:p>
          </table:table-cell>
          <table:table-cell office:value-type="float" office:value="0.531646118962997" calcext:value-type="float">
            <text:p>0.531646118962997</text:p>
          </table:table-cell>
          <table:table-cell office:value-type="float" office:value="0.53665609849956" calcext:value-type="float">
            <text:p>0.53665609849956</text:p>
          </table:table-cell>
          <table:table-cell office:value-type="float" office:value="0.534384028083348" calcext:value-type="float">
            <text:p>0.534384028083348</text:p>
          </table:table-cell>
          <table:table-cell office:value-type="float" office:value="0.526116347260392" calcext:value-type="float">
            <text:p>0.526116347260392</text:p>
          </table:table-cell>
          <table:table-cell office:value-type="float" office:value="0.517068080892744" calcext:value-type="float">
            <text:p>0.517068080892744</text:p>
          </table:table-cell>
          <table:table-cell office:value-type="float" office:value="0.521552687183316" calcext:value-type="float">
            <text:p>0.521552687183316</text:p>
          </table:table-cell>
          <table:table-cell office:value-type="float" office:value="0.551325815090052" calcext:value-type="float">
            <text:p>0.551325815090052</text:p>
          </table:table-cell>
          <table:table-cell office:value-type="float" office:value="0.587968844688117" calcext:value-type="float">
            <text:p>0.587968844688117</text:p>
          </table:table-cell>
          <table:table-cell office:value-type="float" office:value="0.560058191971674" calcext:value-type="float">
            <text:p>0.560058191971674</text:p>
          </table:table-cell>
          <table:table-cell office:value-type="float" office:value="0.529913890674925" calcext:value-type="float">
            <text:p>0.529913890674925</text:p>
          </table:table-cell>
          <table:table-cell office:value-type="float" office:value="0.540200596647402" calcext:value-type="float">
            <text:p>0.540200596647402</text:p>
          </table:table-cell>
          <table:table-cell office:value-type="float" office:value="0.520669272656633" calcext:value-type="float">
            <text:p>0.520669272656633</text:p>
          </table:table-cell>
          <table:table-cell office:value-type="float" office:value="0.508323942461738" calcext:value-type="float">
            <text:p>0.508323942461738</text:p>
          </table:table-cell>
          <table:table-cell office:value-type="float" office:value="0.516742423371473" calcext:value-type="float">
            <text:p>0.516742423371473</text:p>
          </table:table-cell>
          <table:table-cell office:value-type="float" office:value="0.509650995380319" calcext:value-type="float">
            <text:p>0.509650995380319</text:p>
          </table:table-cell>
          <table:table-cell office:value-type="float" office:value="0.504662836208428" calcext:value-type="float">
            <text:p>0.504662836208428</text:p>
          </table:table-cell>
          <table:table-cell office:value-type="float" office:value="0.500689693904968" calcext:value-type="float">
            <text:p>0.500689693904968</text:p>
          </table:table-cell>
          <table:table-cell office:value-type="float" office:value="0.519357834408565" calcext:value-type="float">
            <text:p>0.519357834408565</text:p>
          </table:table-cell>
          <table:table-cell office:value-type="float" office:value="0.537953668148198" calcext:value-type="float">
            <text:p>0.537953668148198</text:p>
          </table:table-cell>
          <table:table-cell office:value-type="float" office:value="0.541864305216192" calcext:value-type="float">
            <text:p>0.541864305216192</text:p>
          </table:table-cell>
          <table:table-cell office:value-type="float" office:value="0.546481935672534" calcext:value-type="float">
            <text:p>0.546481935672534</text:p>
          </table:table-cell>
          <table:table-cell office:value-type="float" office:value="0.544045377772359" calcext:value-type="float">
            <text:p>0.544045377772359</text:p>
          </table:table-cell>
          <table:table-cell office:value-type="float" office:value="0.53793506752467" calcext:value-type="float">
            <text:p>0.53793506752467</text:p>
          </table:table-cell>
          <table:table-cell office:value-type="float" office:value="0.526892023844033" calcext:value-type="float">
            <text:p>0.526892023844033</text:p>
          </table:table-cell>
          <table:table-cell office:value-type="float" office:value="0.541509342837966" calcext:value-type="float">
            <text:p>0.541509342837966</text:p>
          </table:table-cell>
          <table:table-cell office:value-type="float" office:value="0.57596443880203" calcext:value-type="float">
            <text:p>0.57596443880203</text:p>
          </table:table-cell>
          <table:table-cell office:value-type="float" office:value="0.558486909787752" calcext:value-type="float">
            <text:p>0.558486909787752</text:p>
          </table:table-cell>
          <table:table-cell office:value-type="float" office:value="0.585057302914259" calcext:value-type="float">
            <text:p>0.585057302914259</text:p>
          </table:table-cell>
          <table:table-cell office:value-type="float" office:value="0.578400438531532" calcext:value-type="float">
            <text:p>0.578400438531532</text:p>
          </table:table-cell>
          <table:table-cell office:value-type="float" office:value="0.5582941509335" calcext:value-type="float">
            <text:p>0.5582941509335</text:p>
          </table:table-cell>
          <table:table-cell office:value-type="float" office:value="0.558146637542165" calcext:value-type="float">
            <text:p>0.558146637542165</text:p>
          </table:table-cell>
          <table:table-cell office:value-type="float" office:value="0.559070716941512" calcext:value-type="float">
            <text:p>0.559070716941512</text:p>
          </table:table-cell>
          <table:table-cell office:value-type="float" office:value="0.557047809146393" calcext:value-type="float">
            <text:p>0.557047809146393</text:p>
          </table:table-cell>
          <table:table-cell office:value-type="float" office:value="0.521276288961888" calcext:value-type="float">
            <text:p>0.521276288961888</text:p>
          </table:table-cell>
          <table:table-cell office:value-type="float" office:value="0.523840494175202" calcext:value-type="float">
            <text:p>0.523840494175202</text:p>
          </table:table-cell>
          <table:table-cell office:value-type="float" office:value="0.531163507082518" calcext:value-type="float">
            <text:p>0.531163507082518</text:p>
          </table:table-cell>
          <table:table-cell office:value-type="float" office:value="0.53587753988029" calcext:value-type="float">
            <text:p>0.53587753988029</text:p>
          </table:table-cell>
          <table:table-cell office:value-type="float" office:value="0.538268813497518" calcext:value-type="float">
            <text:p>0.538268813497518</text:p>
          </table:table-cell>
          <table:table-cell office:value-type="float" office:value="0.539177954960085" calcext:value-type="float">
            <text:p>0.539177954960085</text:p>
          </table:table-cell>
          <table:table-cell office:value-type="float" office:value="0.545794948128257" calcext:value-type="float">
            <text:p>0.545794948128257</text:p>
          </table:table-cell>
          <table:table-cell office:value-type="float" office:value="0.531777571326555" calcext:value-type="float">
            <text:p>0.531777571326555</text:p>
          </table:table-cell>
          <table:table-cell office:value-type="float" office:value="0.530723440768397" calcext:value-type="float">
            <text:p>0.530723440768397</text:p>
          </table:table-cell>
          <table:table-cell office:value-type="float" office:value="0.532768246238157" calcext:value-type="float">
            <text:p>0.532768246238157</text:p>
          </table:table-cell>
          <table:table-cell office:value-type="float" office:value="0.539450661214662" calcext:value-type="float">
            <text:p>0.539450661214662</text:p>
          </table:table-cell>
          <table:table-cell office:value-type="float" office:value="0.578544507953511" calcext:value-type="float">
            <text:p>0.578544507953511</text:p>
          </table:table-cell>
          <table:table-cell office:value-type="float" office:value="0.57563807888461" calcext:value-type="float">
            <text:p>0.57563807888461</text:p>
          </table:table-cell>
          <table:table-cell office:value-type="float" office:value="0.560933506840511" calcext:value-type="float">
            <text:p>0.560933506840511</text:p>
          </table:table-cell>
          <table:table-cell office:value-type="float" office:value="0.550847590910532" calcext:value-type="float">
            <text:p>0.550847590910532</text:p>
          </table:table-cell>
          <table:table-cell office:value-type="float" office:value="0.547235427945141" calcext:value-type="float">
            <text:p>0.547235427945141</text:p>
          </table:table-cell>
          <table:table-cell office:value-type="float" office:value="0.520134355238245" calcext:value-type="float">
            <text:p>0.520134355238245</text:p>
          </table:table-cell>
          <table:table-cell office:value-type="float" office:value="0.528759897761447" calcext:value-type="float">
            <text:p>0.528759897761447</text:p>
          </table:table-cell>
          <table:table-cell office:value-type="float" office:value="0.503958146607302" calcext:value-type="float">
            <text:p>0.503958146607302</text:p>
          </table:table-cell>
          <table:table-cell office:value-type="float" office:value="0.500265957783748" calcext:value-type="float">
            <text:p>0.500265957783748</text:p>
          </table:table-cell>
          <table:table-cell office:value-type="float" office:value="0.504315670766228" calcext:value-type="float">
            <text:p>0.504315670766228</text:p>
          </table:table-cell>
          <table:table-cell office:value-type="float" office:value="0.510255475862426" calcext:value-type="float">
            <text:p>0.510255475862426</text:p>
          </table:table-cell>
          <table:table-cell office:value-type="float" office:value="0.517104521537772" calcext:value-type="float">
            <text:p>0.517104521537772</text:p>
          </table:table-cell>
          <table:table-cell office:value-type="float" office:value="0.539709214239224" calcext:value-type="float">
            <text:p>0.539709214239224</text:p>
          </table:table-cell>
          <table:table-cell office:value-type="float" office:value="0.561791799404048" calcext:value-type="float">
            <text:p>0.561791799404048</text:p>
          </table:table-cell>
          <table:table-cell office:value-type="float" office:value="0.563354799484571" calcext:value-type="float">
            <text:p>0.563354799484571</text:p>
          </table:table-cell>
          <table:table-cell office:value-type="float" office:value="0.570856222704507" calcext:value-type="float">
            <text:p>0.570856222704507</text:p>
          </table:table-cell>
          <table:table-cell office:value-type="float" office:value="0.572904932029777" calcext:value-type="float">
            <text:p>0.572904932029777</text:p>
          </table:table-cell>
          <table:table-cell office:value-type="float" office:value="0.564867263240481" calcext:value-type="float">
            <text:p>0.564867263240481</text:p>
          </table:table-cell>
          <table:table-cell office:value-type="float" office:value="0.571223718665111" calcext:value-type="float">
            <text:p>0.571223718665111</text:p>
          </table:table-cell>
          <table:table-cell office:value-type="float" office:value="0.568399165606378" calcext:value-type="float">
            <text:p>0.568399165606378</text:p>
          </table:table-cell>
          <table:table-cell office:value-type="float" office:value="0.563414899551008" calcext:value-type="float">
            <text:p>0.563414899551008</text:p>
          </table:table-cell>
          <table:table-cell office:value-type="float" office:value="0.556324641474102" calcext:value-type="float">
            <text:p>0.556324641474102</text:p>
          </table:table-cell>
          <table:table-cell office:value-type="float" office:value="0.568417271687045" calcext:value-type="float">
            <text:p>0.568417271687045</text:p>
          </table:table-cell>
          <table:table-cell office:value-type="float" office:value="0.559949038130626" calcext:value-type="float">
            <text:p>0.559949038130626</text:p>
          </table:table-cell>
          <table:table-cell office:value-type="float" office:value="0.556283248945782" calcext:value-type="float">
            <text:p>0.556283248945782</text:p>
          </table:table-cell>
          <table:table-cell office:value-type="float" office:value="0.558797240670131" calcext:value-type="float">
            <text:p>0.558797240670131</text:p>
          </table:table-cell>
          <table:table-cell office:value-type="float" office:value="0.555560997918007" calcext:value-type="float">
            <text:p>0.555560997918007</text:p>
          </table:table-cell>
          <table:table-cell office:value-type="float" office:value="0.513907448167608" calcext:value-type="float">
            <text:p>0.513907448167608</text:p>
          </table:table-cell>
          <table:table-cell office:value-type="float" office:value="0.514386898877267" calcext:value-type="float">
            <text:p>0.514386898877267</text:p>
          </table:table-cell>
          <table:table-cell office:value-type="float" office:value="0.514142813348358" calcext:value-type="float">
            <text:p>0.514142813348358</text:p>
          </table:table-cell>
          <table:table-cell office:value-type="float" office:value="0.520244509430525" calcext:value-type="float">
            <text:p>0.520244509430525</text:p>
          </table:table-cell>
          <table:table-cell office:value-type="float" office:value="0.525538617919831" calcext:value-type="float">
            <text:p>0.525538617919831</text:p>
          </table:table-cell>
          <table:table-cell office:value-type="float" office:value="0.526718920765553" calcext:value-type="float">
            <text:p>0.526718920765553</text:p>
          </table:table-cell>
          <table:table-cell office:value-type="float" office:value="0.537165180251138" calcext:value-type="float">
            <text:p>0.537165180251138</text:p>
          </table:table-cell>
          <table:table-cell office:value-type="float" office:value="0.529764008603995" calcext:value-type="float">
            <text:p>0.529764008603995</text:p>
          </table:table-cell>
          <table:table-cell office:value-type="float" office:value="0.534549888639306" calcext:value-type="float">
            <text:p>0.534549888639306</text:p>
          </table:table-cell>
          <table:table-cell office:value-type="float" office:value="0.53780399741862" calcext:value-type="float">
            <text:p>0.53780399741862</text:p>
          </table:table-cell>
          <table:table-cell office:value-type="float" office:value="0.54275020170027" calcext:value-type="float">
            <text:p>0.54275020170027</text:p>
          </table:table-cell>
          <table:table-cell office:value-type="float" office:value="0.558464800518778" calcext:value-type="float">
            <text:p>0.558464800518778</text:p>
          </table:table-cell>
          <table:table-cell office:value-type="float" office:value="0.544581857869496" calcext:value-type="float">
            <text:p>0.544581857869496</text:p>
          </table:table-cell>
          <table:table-cell office:value-type="float" office:value="0.532651431111172" calcext:value-type="float">
            <text:p>0.532651431111172</text:p>
          </table:table-cell>
          <table:table-cell office:value-type="float" office:value="0.550978203432349" calcext:value-type="float">
            <text:p>0.550978203432349</text:p>
          </table:table-cell>
          <table:table-cell office:value-type="float" office:value="0.544947927821618" calcext:value-type="float">
            <text:p>0.544947927821618</text:p>
          </table:table-cell>
          <table:table-cell office:value-type="float" office:value="0.529247575104504" calcext:value-type="float">
            <text:p>0.529247575104504</text:p>
          </table:table-cell>
          <table:table-cell office:value-type="float" office:value="0.526336723884457" calcext:value-type="float">
            <text:p>0.526336723884457</text:p>
          </table:table-cell>
          <table:table-cell office:value-type="float" office:value="0.51221729392215" calcext:value-type="float">
            <text:p>0.51221729392215</text:p>
          </table:table-cell>
          <table:table-cell office:value-type="float" office:value="0.529799821350393" calcext:value-type="float">
            <text:p>0.529799821350393</text:p>
          </table:table-cell>
          <table:table-cell office:value-type="float" office:value="0.542343339557891" calcext:value-type="float">
            <text:p>0.542343339557891</text:p>
          </table:table-cell>
          <table:table-cell office:value-type="float" office:value="0.554174632210365" calcext:value-type="float">
            <text:p>0.554174632210365</text:p>
          </table:table-cell>
          <table:table-cell office:value-type="float" office:value="0.529791984294515" calcext:value-type="float">
            <text:p>0.529791984294515</text:p>
          </table:table-cell>
          <table:table-cell office:value-type="float" office:value="0.54029668137095" calcext:value-type="float">
            <text:p>0.54029668137095</text:p>
          </table:table-cell>
          <table:table-cell office:value-type="float" office:value="0.560783710380608" calcext:value-type="float">
            <text:p>0.560783710380608</text:p>
          </table:table-cell>
          <table:table-cell office:value-type="float" office:value="0.576349082414271" calcext:value-type="float">
            <text:p>0.576349082414271</text:p>
          </table:table-cell>
          <table:table-cell office:value-type="float" office:value="0.567069876952459" calcext:value-type="float">
            <text:p>0.567069876952459</text:p>
          </table:table-cell>
          <table:table-cell office:value-type="float" office:value="0.568105060735745" calcext:value-type="float">
            <text:p>0.568105060735745</text:p>
          </table:table-cell>
          <table:table-cell office:value-type="float" office:value="0.563492168725453" calcext:value-type="float">
            <text:p>0.563492168725453</text:p>
          </table:table-cell>
          <table:table-cell office:value-type="float" office:value="0.56464036548298" calcext:value-type="float">
            <text:p>0.56464036548298</text:p>
          </table:table-cell>
          <table:table-cell office:value-type="float" office:value="0.561221016053297" calcext:value-type="float">
            <text:p>0.561221016053297</text:p>
          </table:table-cell>
          <table:table-cell office:value-type="float" office:value="0.565805305927398" calcext:value-type="float">
            <text:p>0.565805305927398</text:p>
          </table:table-cell>
          <table:table-cell office:value-type="float" office:value="0.571125213565365" calcext:value-type="float">
            <text:p>0.571125213565365</text:p>
          </table:table-cell>
          <table:table-cell office:value-type="float" office:value="0.512781696774567" calcext:value-type="float">
            <text:p>0.512781696774567</text:p>
          </table:table-cell>
          <table:table-cell office:value-type="float" office:value="0.515163402344311" calcext:value-type="float">
            <text:p>0.515163402344311</text:p>
          </table:table-cell>
          <table:table-cell office:value-type="float" office:value="0.521474552841649" calcext:value-type="float">
            <text:p>0.521474552841649</text:p>
          </table:table-cell>
          <table:table-cell office:value-type="float" office:value="0.532317515555044" calcext:value-type="float">
            <text:p>0.532317515555044</text:p>
          </table:table-cell>
          <table:table-cell office:value-type="float" office:value="0.539011032008906" calcext:value-type="float">
            <text:p>0.539011032008906</text:p>
          </table:table-cell>
          <table:table-cell office:value-type="float" office:value="0.527972022853673" calcext:value-type="float">
            <text:p>0.527972022853673</text:p>
          </table:table-cell>
          <table:table-cell office:value-type="float" office:value="0.532249451703972" calcext:value-type="float">
            <text:p>0.532249451703972</text:p>
          </table:table-cell>
          <table:table-cell office:value-type="float" office:value="0.540080639604236" calcext:value-type="float">
            <text:p>0.540080639604236</text:p>
          </table:table-cell>
          <table:table-cell office:value-type="float" office:value="0.572905742301689" calcext:value-type="float">
            <text:p>0.572905742301689</text:p>
          </table:table-cell>
          <table:table-cell office:value-type="float" office:value="0.553585707559803" calcext:value-type="float">
            <text:p>0.553585707559803</text:p>
          </table:table-cell>
          <table:table-cell office:value-type="float" office:value="0.558594052059914" calcext:value-type="float">
            <text:p>0.558594052059914</text:p>
          </table:table-cell>
          <table:table-cell office:value-type="float" office:value="0.532780792008361" calcext:value-type="float">
            <text:p>0.532780792008361</text:p>
          </table:table-cell>
          <table:table-cell office:value-type="float" office:value="0.521574631573016" calcext:value-type="float">
            <text:p>0.521574631573016</text:p>
          </table:table-cell>
          <table:table-cell office:value-type="float" office:value="0.530774697453054" calcext:value-type="float">
            <text:p>0.530774697453054</text:p>
          </table:table-cell>
          <table:table-cell office:value-type="float" office:value="0.550154300903961" calcext:value-type="float">
            <text:p>0.550154300903961</text:p>
          </table:table-cell>
          <table:table-cell office:value-type="float" office:value="0.561670647228119" calcext:value-type="float">
            <text:p>0.561670647228119</text:p>
          </table:table-cell>
          <table:table-cell office:value-type="float" office:value="0.573352542578868" calcext:value-type="float">
            <text:p>0.573352542578868</text:p>
          </table:table-cell>
          <table:table-cell office:value-type="float" office:value="0.581271578376033" calcext:value-type="float">
            <text:p>0.581271578376033</text:p>
          </table:table-cell>
          <table:table-cell office:value-type="float" office:value="0.598887645963099" calcext:value-type="float">
            <text:p>0.598887645963099</text:p>
          </table:table-cell>
          <table:table-cell office:value-type="float" office:value="0.566126990845752" calcext:value-type="float">
            <text:p>0.566126990845752</text:p>
          </table:table-cell>
          <table:table-cell office:value-type="float" office:value="0.575799994408424" calcext:value-type="float">
            <text:p>0.575799994408424</text:p>
          </table:table-cell>
          <table:table-cell office:value-type="float" office:value="0.562250645528974" calcext:value-type="float">
            <text:p>0.562250645528974</text:p>
          </table:table-cell>
          <table:table-cell office:value-type="float" office:value="0.56499778753537" calcext:value-type="float">
            <text:p>0.56499778753537</text:p>
          </table:table-cell>
          <table:table-cell office:value-type="float" office:value="0.563580625910968" calcext:value-type="float">
            <text:p>0.563580625910968</text:p>
          </table:table-cell>
          <table:table-cell office:value-type="float" office:value="0.566405668861893" calcext:value-type="float">
            <text:p>0.566405668861893</text:p>
          </table:table-cell>
          <table:table-cell office:value-type="float" office:value="0.572078166847411" calcext:value-type="float">
            <text:p>0.572078166847411</text:p>
          </table:table-cell>
          <table:table-cell office:value-type="float" office:value="0.569471105716462" calcext:value-type="float">
            <text:p>0.569471105716462</text:p>
          </table:table-cell>
          <table:table-cell office:value-type="float" office:value="0.571878841270457" calcext:value-type="float">
            <text:p>0.571878841270457</text:p>
          </table:table-cell>
          <table:table-cell office:value-type="float" office:value="0.526097342287832" calcext:value-type="float">
            <text:p>0.526097342287832</text:p>
          </table:table-cell>
          <table:table-cell office:value-type="float" office:value="0.531853087755924" calcext:value-type="float">
            <text:p>0.531853087755924</text:p>
          </table:table-cell>
          <table:table-cell office:value-type="float" office:value="0.542783906869263" calcext:value-type="float">
            <text:p>0.542783906869263</text:p>
          </table:table-cell>
          <table:table-cell office:value-type="float" office:value="0.552375583208938" calcext:value-type="float">
            <text:p>0.552375583208938</text:p>
          </table:table-cell>
          <table:table-cell office:value-type="float" office:value="0.550807084925394" calcext:value-type="float">
            <text:p>0.550807084925394</text:p>
          </table:table-cell>
          <table:table-cell office:value-type="float" office:value="0.547502014573108" calcext:value-type="float">
            <text:p>0.547502014573108</text:p>
          </table:table-cell>
          <table:table-cell office:value-type="float" office:value="0.551890795336255" calcext:value-type="float">
            <text:p>0.551890795336255</text:p>
          </table:table-cell>
          <table:table-cell office:value-type="float" office:value="0.54510742392359" calcext:value-type="float">
            <text:p>0.54510742392359</text:p>
          </table:table-cell>
          <table:table-cell office:value-type="float" office:value="0.556181996560093" calcext:value-type="float">
            <text:p>0.556181996560093</text:p>
          </table:table-cell>
          <table:table-cell office:value-type="float" office:value="0.564403624663854" calcext:value-type="float">
            <text:p>0.564403624663854</text:p>
          </table:table-cell>
          <table:table-cell office:value-type="float" office:value="0.594570314136608" calcext:value-type="float">
            <text:p>0.594570314136608</text:p>
          </table:table-cell>
          <table:table-cell office:value-type="float" office:value="0.578745807001548" calcext:value-type="float">
            <text:p>0.578745807001548</text:p>
          </table:table-cell>
          <table:table-cell office:value-type="float" office:value="0.554581407957252" calcext:value-type="float">
            <text:p>0.554581407957252</text:p>
          </table:table-cell>
          <table:table-cell office:value-type="float" office:value="0.525744915777362" calcext:value-type="float">
            <text:p>0.525744915777362</text:p>
          </table:table-cell>
          <table:table-cell office:value-type="float" office:value="0.52744792598495" calcext:value-type="float">
            <text:p>0.52744792598495</text:p>
          </table:table-cell>
          <table:table-cell office:value-type="float" office:value="0.525901749124649" calcext:value-type="float">
            <text:p>0.525901749124649</text:p>
          </table:table-cell>
          <table:table-cell office:value-type="float" office:value="0.525170144517987" calcext:value-type="float">
            <text:p>0.525170144517987</text:p>
          </table:table-cell>
          <table:table-cell office:value-type="float" office:value="0.55377922414233" calcext:value-type="float">
            <text:p>0.55377922414233</text:p>
          </table:table-cell>
          <table:table-cell office:value-type="float" office:value="0.563734517709209" calcext:value-type="float">
            <text:p>0.563734517709209</text:p>
          </table:table-cell>
          <table:table-cell office:value-type="float" office:value="0.575615093834253" calcext:value-type="float">
            <text:p>0.575615093834253</text:p>
          </table:table-cell>
          <table:table-cell office:value-type="float" office:value="0.576202955044629" calcext:value-type="float">
            <text:p>0.576202955044629</text:p>
          </table:table-cell>
          <table:table-cell office:value-type="float" office:value="0.573656672237288" calcext:value-type="float">
            <text:p>0.573656672237288</text:p>
          </table:table-cell>
          <table:table-cell office:value-type="float" office:value="0.579837399563349" calcext:value-type="float">
            <text:p>0.579837399563349</text:p>
          </table:table-cell>
          <table:table-cell office:value-type="float" office:value="0.571658340036935" calcext:value-type="float">
            <text:p>0.571658340036935</text:p>
          </table:table-cell>
          <table:table-cell office:value-type="float" office:value="0.579668954010274" calcext:value-type="float">
            <text:p>0.579668954010274</text:p>
          </table:table-cell>
          <table:table-cell office:value-type="float" office:value="0.578870598076243" calcext:value-type="float">
            <text:p>0.578870598076243</text:p>
          </table:table-cell>
          <table:table-cell office:value-type="float" office:value="0.579990864984201" calcext:value-type="float">
            <text:p>0.579990864984201</text:p>
          </table:table-cell>
          <table:table-cell office:value-type="float" office:value="0.583590173831347" calcext:value-type="float">
            <text:p>0.583590173831347</text:p>
          </table:table-cell>
          <table:table-cell office:value-type="float" office:value="0.582559210371757" calcext:value-type="float">
            <text:p>0.582559210371757</text:p>
          </table:table-cell>
          <table:table-cell office:value-type="float" office:value="0.588046243398242" calcext:value-type="float">
            <text:p>0.588046243398242</text:p>
          </table:table-cell>
          <table:table-cell office:value-type="float" office:value="0.5941352123918" calcext:value-type="float">
            <text:p>0.5941352123918</text:p>
          </table:table-cell>
          <table:table-cell office:value-type="float" office:value="0.584106291179205" calcext:value-type="float">
            <text:p>0.584106291179205</text:p>
          </table:table-cell>
          <table:table-cell office:value-type="float" office:value="0.586520995483644" calcext:value-type="float">
            <text:p>0.586520995483644</text:p>
          </table:table-cell>
          <table:table-cell office:value-type="float" office:value="0.533244367448715" calcext:value-type="float">
            <text:p>0.533244367448715</text:p>
          </table:table-cell>
          <table:table-cell office:value-type="float" office:value="0.534569959346975" calcext:value-type="float">
            <text:p>0.534569959346975</text:p>
          </table:table-cell>
          <table:table-cell office:value-type="float" office:value="0.527853665426943" calcext:value-type="float">
            <text:p>0.527853665426943</text:p>
          </table:table-cell>
          <table:table-cell office:value-type="float" office:value="0.527517470220152" calcext:value-type="float">
            <text:p>0.527517470220152</text:p>
          </table:table-cell>
          <table:table-cell office:value-type="float" office:value="0.531360320829088" calcext:value-type="float">
            <text:p>0.531360320829088</text:p>
          </table:table-cell>
          <table:table-cell office:value-type="float" office:value="0.515937030235038" calcext:value-type="float">
            <text:p>0.515937030235038</text:p>
          </table:table-cell>
          <table:table-cell office:value-type="float" office:value="0.516694631173813" calcext:value-type="float">
            <text:p>0.516694631173813</text:p>
          </table:table-cell>
          <table:table-cell office:value-type="float" office:value="0.524346708466684" calcext:value-type="float">
            <text:p>0.524346708466684</text:p>
          </table:table-cell>
          <table:table-cell office:value-type="float" office:value="0.530707351577314" calcext:value-type="float">
            <text:p>0.530707351577314</text:p>
          </table:table-cell>
          <table:table-cell office:value-type="float" office:value="0.535438239944465" calcext:value-type="float">
            <text:p>0.535438239944465</text:p>
          </table:table-cell>
          <table:table-cell office:value-type="float" office:value="0.536132180109862" calcext:value-type="float">
            <text:p>0.536132180109862</text:p>
          </table:table-cell>
          <table:table-cell office:value-type="float" office:value="0.535377445361871" calcext:value-type="float">
            <text:p>0.535377445361871</text:p>
          </table:table-cell>
          <table:table-cell office:value-type="float" office:value="0.534969227805384" calcext:value-type="float">
            <text:p>0.534969227805384</text:p>
          </table:table-cell>
          <table:table-cell office:value-type="float" office:value="0.533644388392751" calcext:value-type="float">
            <text:p>0.533644388392751</text:p>
          </table:table-cell>
          <table:table-cell office:value-type="float" office:value="0.534616822679907" calcext:value-type="float">
            <text:p>0.534616822679907</text:p>
          </table:table-cell>
          <table:table-cell office:value-type="float" office:value="0.532611810311837" calcext:value-type="float">
            <text:p>0.532611810311837</text:p>
          </table:table-cell>
          <table:table-cell office:value-type="float" office:value="0.532106791732203" calcext:value-type="float">
            <text:p>0.532106791732203</text:p>
          </table:table-cell>
          <table:table-cell office:value-type="float" office:value="0.530565791940791" calcext:value-type="float">
            <text:p>0.530565791940791</text:p>
          </table:table-cell>
          <table:table-cell office:value-type="float" office:value="0.530513015632462" calcext:value-type="float">
            <text:p>0.530513015632462</text:p>
          </table:table-cell>
          <table:table-cell office:value-type="float" office:value="0.529893806259378" calcext:value-type="float">
            <text:p>0.529893806259378</text:p>
          </table:table-cell>
          <table:table-cell office:value-type="float" office:value="0.528786026331461" calcext:value-type="float">
            <text:p>0.528786026331461</text:p>
          </table:table-cell>
          <table:table-cell office:value-type="float" office:value="0.529757023461961" calcext:value-type="float">
            <text:p>0.529757023461961</text:p>
          </table:table-cell>
          <table:table-cell office:value-type="float" office:value="0.528439118318869" calcext:value-type="float">
            <text:p>0.528439118318869</text:p>
          </table:table-cell>
          <table:table-cell office:value-type="float" office:value="0.528047344897082" calcext:value-type="float">
            <text:p>0.528047344897082</text:p>
          </table:table-cell>
          <table:table-cell office:value-type="float" office:value="0.526572312525151" calcext:value-type="float">
            <text:p>0.526572312525151</text:p>
          </table:table-cell>
          <table:table-cell office:value-type="float" office:value="0.526940210681171" calcext:value-type="float">
            <text:p>0.526940210681171</text:p>
          </table:table-cell>
          <table:table-cell office:value-type="float" office:value="0.526495475934314" calcext:value-type="float">
            <text:p>0.526495475934314</text:p>
          </table:table-cell>
          <table:table-cell office:value-type="float" office:value="0.52633220290308" calcext:value-type="float">
            <text:p>0.52633220290308</text:p>
          </table:table-cell>
          <table:table-cell office:value-type="float" office:value="0.526580719062398" calcext:value-type="float">
            <text:p>0.526580719062398</text:p>
          </table:table-cell>
          <table:table-cell office:value-type="float" office:value="0.526602194997775" calcext:value-type="float">
            <text:p>0.526602194997775</text:p>
          </table:table-cell>
          <table:table-cell office:value-type="float" office:value="0.526096784468365" calcext:value-type="float">
            <text:p>0.526096784468365</text:p>
          </table:table-cell>
          <table:table-cell office:value-type="float" office:value="0.526879277575573" calcext:value-type="float">
            <text:p>0.526879277575573</text:p>
          </table:table-cell>
          <table:table-cell office:value-type="float" office:value="0.525898799605146" calcext:value-type="float">
            <text:p>0.525898799605146</text:p>
          </table:table-cell>
          <table:table-cell office:value-type="float" office:value="0.526464151697442" calcext:value-type="float">
            <text:p>0.526464151697442</text:p>
          </table:table-cell>
          <table:table-cell office:value-type="float" office:value="0.526593452109918" calcext:value-type="float">
            <text:p>0.526593452109918</text:p>
          </table:table-cell>
          <table:table-cell office:value-type="float" office:value="0.526469289687082" calcext:value-type="float">
            <text:p>0.526469289687082</text:p>
          </table:table-cell>
          <table:table-cell office:value-type="float" office:value="0.526680050568117" calcext:value-type="float">
            <text:p>0.526680050568117</text:p>
          </table:table-cell>
          <table:table-cell office:value-type="float" office:value="0.526329641385596" calcext:value-type="float">
            <text:p>0.526329641385596</text:p>
          </table:table-cell>
          <table:table-cell office:value-type="float" office:value="0.526378858355527" calcext:value-type="float">
            <text:p>0.526378858355527</text:p>
          </table:table-cell>
          <table:table-cell office:value-type="float" office:value="0.526184576155753" calcext:value-type="float">
            <text:p>0.526184576155753</text:p>
          </table:table-cell>
          <table:table-cell office:value-type="float" office:value="0.526217491982818" calcext:value-type="float">
            <text:p>0.526217491982818</text:p>
          </table:table-cell>
          <table:table-cell office:value-type="float" office:value="0.525839689333536" calcext:value-type="float">
            <text:p>0.525839689333536</text:p>
          </table:table-cell>
          <table:table-cell office:value-type="float" office:value="0.526039004727358" calcext:value-type="float">
            <text:p>0.526039004727358</text:p>
          </table:table-cell>
          <table:table-cell office:value-type="float" office:value="0.526688121539425" calcext:value-type="float">
            <text:p>0.526688121539425</text:p>
          </table:table-cell>
          <table:table-cell office:value-type="float" office:value="0.526486078645919" calcext:value-type="float">
            <text:p>0.526486078645919</text:p>
          </table:table-cell>
          <table:table-cell office:value-type="float" office:value="0.526643598954441" calcext:value-type="float">
            <text:p>0.526643598954441</text:p>
          </table:table-cell>
          <table:table-cell office:value-type="float" office:value="0.526034405123874" calcext:value-type="float">
            <text:p>0.526034405123874</text:p>
          </table:table-cell>
          <table:table-cell office:value-type="float" office:value="0.526708833544852" calcext:value-type="float">
            <text:p>0.526708833544852</text:p>
          </table:table-cell>
          <table:table-cell office:value-type="float" office:value="0.526512569488292" calcext:value-type="float">
            <text:p>0.526512569488292</text:p>
          </table:table-cell>
          <table:table-cell office:value-type="float" office:value="0.525798145737828" calcext:value-type="float">
            <text:p>0.525798145737828</text:p>
          </table:table-cell>
          <table:table-cell office:value-type="float" office:value="0.526058134986734" calcext:value-type="float">
            <text:p>0.526058134986734</text:p>
          </table:table-cell>
          <table:table-cell office:value-type="float" office:value="0.526056613726481" calcext:value-type="float">
            <text:p>0.526056613726481</text:p>
          </table:table-cell>
          <table:table-cell office:value-type="float" office:value="0.525861103295232" calcext:value-type="float">
            <text:p>0.525861103295232</text:p>
          </table:table-cell>
          <table:table-cell office:value-type="float" office:value="0.526581013915633" calcext:value-type="float">
            <text:p>0.526581013915633</text:p>
          </table:table-cell>
          <table:table-cell office:value-type="float" office:value="0.526199205368144" calcext:value-type="float">
            <text:p>0.526199205368144</text:p>
          </table:table-cell>
          <table:table-cell office:value-type="float" office:value="0.525882966268002" calcext:value-type="float">
            <text:p>0.525882966268002</text:p>
          </table:table-cell>
          <table:table-cell office:value-type="float" office:value="0.52580353376022" calcext:value-type="float">
            <text:p>0.52580353376022</text:p>
          </table:table-cell>
          <table:table-cell office:value-type="float" office:value="0.526147503025422" calcext:value-type="float">
            <text:p>0.526147503025422</text:p>
          </table:table-cell>
          <table:table-cell office:value-type="float" office:value="0.52623833986095" calcext:value-type="float">
            <text:p>0.52623833986095</text:p>
          </table:table-cell>
          <table:table-cell office:value-type="float" office:value="0.526286143181732" calcext:value-type="float">
            <text:p>0.526286143181732</text:p>
          </table:table-cell>
          <table:table-cell office:value-type="float" office:value="0.526052997624541" calcext:value-type="float">
            <text:p>0.526052997624541</text:p>
          </table:table-cell>
          <table:table-cell office:value-type="float" office:value="0.525793158412645" calcext:value-type="float">
            <text:p>0.525793158412645</text:p>
          </table:table-cell>
          <table:table-cell office:value-type="float" office:value="0.526103811977564" calcext:value-type="float">
            <text:p>0.526103811977564</text:p>
          </table:table-cell>
          <table:table-cell office:value-type="float" office:value="0.525918309890481" calcext:value-type="float">
            <text:p>0.525918309890481</text:p>
          </table:table-cell>
          <table:table-cell office:value-type="float" office:value="0.525789922922253" calcext:value-type="float">
            <text:p>0.525789922922253</text:p>
          </table:table-cell>
          <table:table-cell office:value-type="float" office:value="0.526467401600893" calcext:value-type="float">
            <text:p>0.526467401600893</text:p>
          </table:table-cell>
          <table:table-cell office:value-type="float" office:value="0.525713680349099" calcext:value-type="float">
            <text:p>0.525713680349099</text:p>
          </table:table-cell>
          <table:table-cell office:value-type="float" office:value="0.526203761537323" calcext:value-type="float">
            <text:p>0.526203761537323</text:p>
          </table:table-cell>
          <table:table-cell office:value-type="float" office:value="0.526287699845789" calcext:value-type="float">
            <text:p>0.526287699845789</text:p>
          </table:table-cell>
          <table:table-cell office:value-type="float" office:value="0.525797637404479" calcext:value-type="float">
            <text:p>0.525797637404479</text:p>
          </table:table-cell>
          <table:table-cell office:value-type="float" office:value="0.526210102546359" calcext:value-type="float">
            <text:p>0.526210102546359</text:p>
          </table:table-cell>
          <table:table-cell office:value-type="float" office:value="0.52604650309981" calcext:value-type="float">
            <text:p>0.52604650309981</text:p>
          </table:table-cell>
          <table:table-cell office:value-type="float" office:value="0.525828857235819" calcext:value-type="float">
            <text:p>0.525828857235819</text:p>
          </table:table-cell>
          <table:table-cell office:value-type="float" office:value="0.526005943587775" calcext:value-type="float">
            <text:p>0.526005943587775</text:p>
          </table:table-cell>
          <table:table-cell office:value-type="float" office:value="0.526293443467469" calcext:value-type="float">
            <text:p>0.526293443467469</text:p>
          </table:table-cell>
          <table:table-cell office:value-type="float" office:value="0.525977274641277" calcext:value-type="float">
            <text:p>0.525977274641277</text:p>
          </table:table-cell>
          <table:table-cell office:value-type="float" office:value="0.52609616011815" calcext:value-type="float">
            <text:p>0.52609616011815</text:p>
          </table:table-cell>
          <table:table-cell office:value-type="float" office:value="0.526319940287009" calcext:value-type="float">
            <text:p>0.526319940287009</text:p>
          </table:table-cell>
          <table:table-cell office:value-type="float" office:value="0.526425501005512" calcext:value-type="float">
            <text:p>0.526425501005512</text:p>
          </table:table-cell>
          <table:table-cell office:value-type="float" office:value="0.526465256598804" calcext:value-type="float">
            <text:p>0.526465256598804</text:p>
          </table:table-cell>
          <table:table-cell office:value-type="float" office:value="0.526637829940935" calcext:value-type="float">
            <text:p>0.526637829940935</text:p>
          </table:table-cell>
          <table:table-cell office:value-type="float" office:value="0.526456226705755" calcext:value-type="float">
            <text:p>0.526456226705755</text:p>
          </table:table-cell>
          <table:table-cell office:value-type="float" office:value="0.526533058075956" calcext:value-type="float">
            <text:p>0.526533058075956</text:p>
          </table:table-cell>
          <table:table-cell office:value-type="float" office:value="0.52615734426196" calcext:value-type="float">
            <text:p>0.52615734426196</text:p>
          </table:table-cell>
          <table:table-cell office:value-type="float" office:value="0.526713360495005" calcext:value-type="float">
            <text:p>0.526713360495005</text:p>
          </table:table-cell>
          <table:table-cell office:value-type="float" office:value="0.52604040500164" calcext:value-type="float">
            <text:p>0.52604040500164</text:p>
          </table:table-cell>
          <table:table-cell office:value-type="float" office:value="0.526030511433841" calcext:value-type="float">
            <text:p>0.526030511433841</text:p>
          </table:table-cell>
          <table:table-cell office:value-type="float" office:value="0.525629047810715" calcext:value-type="float">
            <text:p>0.525629047810715</text:p>
          </table:table-cell>
          <table:table-cell office:value-type="float" office:value="0.526513551329523" calcext:value-type="float">
            <text:p>0.526513551329523</text:p>
          </table:table-cell>
          <table:table-cell office:value-type="float" office:value="0.526497701014408" calcext:value-type="float">
            <text:p>0.526497701014408</text:p>
          </table:table-cell>
          <table:table-cell office:value-type="float" office:value="0.526070490428004" calcext:value-type="float">
            <text:p>0.526070490428004</text:p>
          </table:table-cell>
          <table:table-cell office:value-type="float" office:value="0.525847544170233" calcext:value-type="float">
            <text:p>0.525847544170233</text:p>
          </table:table-cell>
          <table:table-cell office:value-type="float" office:value="0.526403734587453" calcext:value-type="float">
            <text:p>0.526403734587453</text:p>
          </table:table-cell>
          <table:table-cell office:value-type="float" office:value="0.52607580360429" calcext:value-type="float">
            <text:p>0.52607580360429</text:p>
          </table:table-cell>
          <table:table-cell office:value-type="float" office:value="0.526060707206144" calcext:value-type="float">
            <text:p>0.526060707206144</text:p>
          </table:table-cell>
          <table:table-cell office:value-type="float" office:value="0.52601034874417" calcext:value-type="float">
            <text:p>0.52601034874417</text:p>
          </table:table-cell>
          <table:table-cell office:value-type="float" office:value="0.525787852843472" calcext:value-type="float">
            <text:p>0.525787852843472</text:p>
          </table:table-cell>
          <table:table-cell office:value-type="float" office:value="0.526020893390719" calcext:value-type="float">
            <text:p>0.526020893390719</text:p>
          </table:table-cell>
          <table:table-cell office:value-type="float" office:value="0.526443738310513" calcext:value-type="float">
            <text:p>0.526443738310513</text:p>
          </table:table-cell>
          <table:table-cell office:value-type="float" office:value="0.526152782906583" calcext:value-type="float">
            <text:p>0.52615278290658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6595221050764" calcext:value-type="float">
            <text:p>-0.196595221050764</text:p>
          </table:table-cell>
          <table:table-cell office:value-type="float" office:value="-0.196419045102007" calcext:value-type="float">
            <text:p>-0.196419045102007</text:p>
          </table:table-cell>
          <table:table-cell office:value-type="float" office:value="-0.19643206933368" calcext:value-type="float">
            <text:p>-0.19643206933368</text:p>
          </table:table-cell>
          <table:table-cell office:value-type="float" office:value="-0.196453274307614" calcext:value-type="float">
            <text:p>-0.196453274307614</text:p>
          </table:table-cell>
          <table:table-cell office:value-type="float" office:value="-0.196507471425913" calcext:value-type="float">
            <text:p>-0.196507471425913</text:p>
          </table:table-cell>
          <table:table-cell office:value-type="float" office:value="-0.196535151448472" calcext:value-type="float">
            <text:p>-0.196535151448472</text:p>
          </table:table-cell>
          <table:table-cell office:value-type="float" office:value="-0.19637822811605" calcext:value-type="float">
            <text:p>-0.19637822811605</text:p>
          </table:table-cell>
          <table:table-cell office:value-type="float" office:value="-0.196473067881543" calcext:value-type="float">
            <text:p>-0.196473067881543</text:p>
          </table:table-cell>
          <table:table-cell office:value-type="float" office:value="-0.19646042562141" calcext:value-type="float">
            <text:p>-0.19646042562141</text:p>
          </table:table-cell>
          <table:table-cell office:value-type="float" office:value="-0.196569740427825" calcext:value-type="float">
            <text:p>-0.196569740427825</text:p>
          </table:table-cell>
          <table:table-cell office:value-type="float" office:value="-0.196477728731989" calcext:value-type="float">
            <text:p>-0.196477728731989</text:p>
          </table:table-cell>
          <table:table-cell office:value-type="float" office:value="-0.19645919297827" calcext:value-type="float">
            <text:p>-0.19645919297827</text:p>
          </table:table-cell>
          <table:table-cell office:value-type="float" office:value="-0.196472480598273" calcext:value-type="float">
            <text:p>-0.196472480598273</text:p>
          </table:table-cell>
          <table:table-cell office:value-type="float" office:value="-0.196404785318096" calcext:value-type="float">
            <text:p>-0.196404785318096</text:p>
          </table:table-cell>
          <table:table-cell office:value-type="float" office:value="-0.196481824318768" calcext:value-type="float">
            <text:p>-0.196481824318768</text:p>
          </table:table-cell>
          <table:table-cell office:value-type="float" office:value="-0.196477854766468" calcext:value-type="float">
            <text:p>-0.196477854766468</text:p>
          </table:table-cell>
          <table:table-cell office:value-type="float" office:value="-0.196410890114087" calcext:value-type="float">
            <text:p>-0.196410890114087</text:p>
          </table:table-cell>
          <table:table-cell office:value-type="float" office:value="-0.196466044743728" calcext:value-type="float">
            <text:p>-0.196466044743728</text:p>
          </table:table-cell>
          <table:table-cell office:value-type="float" office:value="-0.196434174677666" calcext:value-type="float">
            <text:p>-0.196434174677666</text:p>
          </table:table-cell>
          <table:table-cell office:value-type="float" office:value="-0.196481088377614" calcext:value-type="float">
            <text:p>-0.196481088377614</text:p>
          </table:table-cell>
          <table:table-cell office:value-type="float" office:value="-0.196399933456335" calcext:value-type="float">
            <text:p>-0.196399933456335</text:p>
          </table:table-cell>
          <table:table-cell office:value-type="float" office:value="-0.196326480392485" calcext:value-type="float">
            <text:p>-0.196326480392485</text:p>
          </table:table-cell>
          <table:table-cell office:value-type="float" office:value="-0.196421937681638" calcext:value-type="float">
            <text:p>-0.196421937681638</text:p>
          </table:table-cell>
          <table:table-cell office:value-type="float" office:value="-0.196369445261332" calcext:value-type="float">
            <text:p>-0.196369445261332</text:p>
          </table:table-cell>
          <table:table-cell office:value-type="float" office:value="-0.196479209347818" calcext:value-type="float">
            <text:p>-0.196479209347818</text:p>
          </table:table-cell>
          <table:table-cell office:value-type="float" office:value="-0.196487803176131" calcext:value-type="float">
            <text:p>-0.196487803176131</text:p>
          </table:table-cell>
          <table:table-cell office:value-type="float" office:value="-0.196343455591282" calcext:value-type="float">
            <text:p>-0.196343455591282</text:p>
          </table:table-cell>
          <table:table-cell office:value-type="float" office:value="-0.19653835903488" calcext:value-type="float">
            <text:p>-0.19653835903488</text:p>
          </table:table-cell>
          <table:table-cell office:value-type="float" office:value="-0.196478326284156" calcext:value-type="float">
            <text:p>-0.196478326284156</text:p>
          </table:table-cell>
          <table:table-cell office:value-type="float" office:value="-0.196420039201791" calcext:value-type="float">
            <text:p>-0.196420039201791</text:p>
          </table:table-cell>
          <table:table-cell office:value-type="float" office:value="-0.196512818382761" calcext:value-type="float">
            <text:p>-0.196512818382761</text:p>
          </table:table-cell>
          <table:table-cell office:value-type="float" office:value="-0.196498725278065" calcext:value-type="float">
            <text:p>-0.196498725278065</text:p>
          </table:table-cell>
          <table:table-cell office:value-type="float" office:value="-0.196620753152775" calcext:value-type="float">
            <text:p>-0.196620753152775</text:p>
          </table:table-cell>
          <table:table-cell office:value-type="float" office:value="-0.196289960812975" calcext:value-type="float">
            <text:p>-0.196289960812975</text:p>
          </table:table-cell>
          <table:table-cell office:value-type="float" office:value="-0.196391478730842" calcext:value-type="float">
            <text:p>-0.196391478730842</text:p>
          </table:table-cell>
          <table:table-cell office:value-type="float" office:value="-0.196329834899502" calcext:value-type="float">
            <text:p>-0.196329834899502</text:p>
          </table:table-cell>
          <table:table-cell office:value-type="float" office:value="-0.1963264049871" calcext:value-type="float">
            <text:p>-0.1963264049871</text:p>
          </table:table-cell>
          <table:table-cell office:value-type="float" office:value="-0.196505582008601" calcext:value-type="float">
            <text:p>-0.196505582008601</text:p>
          </table:table-cell>
          <table:table-cell office:value-type="float" office:value="-0.196401004562221" calcext:value-type="float">
            <text:p>-0.196401004562221</text:p>
          </table:table-cell>
          <table:table-cell office:value-type="float" office:value="-0.196407285004851" calcext:value-type="float">
            <text:p>-0.196407285004851</text:p>
          </table:table-cell>
          <table:table-cell office:value-type="float" office:value="-0.196410206486544" calcext:value-type="float">
            <text:p>-0.196410206486544</text:p>
          </table:table-cell>
          <table:table-cell office:value-type="float" office:value="-0.196572605245412" calcext:value-type="float">
            <text:p>-0.196572605245412</text:p>
          </table:table-cell>
          <table:table-cell office:value-type="float" office:value="-0.197834360248339" calcext:value-type="float">
            <text:p>-0.197834360248339</text:p>
          </table:table-cell>
          <table:table-cell office:value-type="float" office:value="-0.198441335756445" calcext:value-type="float">
            <text:p>-0.198441335756445</text:p>
          </table:table-cell>
          <table:table-cell office:value-type="float" office:value="-0.198713824305483" calcext:value-type="float">
            <text:p>-0.198713824305483</text:p>
          </table:table-cell>
          <table:table-cell office:value-type="float" office:value="-0.196927431021654" calcext:value-type="float">
            <text:p>-0.196927431021654</text:p>
          </table:table-cell>
          <table:table-cell office:value-type="float" office:value="-0.195188522915728" calcext:value-type="float">
            <text:p>-0.195188522915728</text:p>
          </table:table-cell>
          <table:table-cell office:value-type="float" office:value="-0.193368634620904" calcext:value-type="float">
            <text:p>-0.193368634620904</text:p>
          </table:table-cell>
          <table:table-cell office:value-type="float" office:value="-0.191910098205343" calcext:value-type="float">
            <text:p>-0.191910098205343</text:p>
          </table:table-cell>
          <table:table-cell office:value-type="float" office:value="-0.199595513177305" calcext:value-type="float">
            <text:p>-0.199595513177305</text:p>
          </table:table-cell>
          <table:table-cell office:value-type="float" office:value="-0.254479058303006" calcext:value-type="float">
            <text:p>-0.254479058303006</text:p>
          </table:table-cell>
          <table:table-cell office:value-type="float" office:value="-0.253736903130184" calcext:value-type="float">
            <text:p>-0.253736903130184</text:p>
          </table:table-cell>
          <table:table-cell office:value-type="float" office:value="-0.25271732181909" calcext:value-type="float">
            <text:p>-0.25271732181909</text:p>
          </table:table-cell>
          <table:table-cell office:value-type="float" office:value="-0.252467997425737" calcext:value-type="float">
            <text:p>-0.252467997425737</text:p>
          </table:table-cell>
          <table:table-cell office:value-type="float" office:value="-0.253825447586034" calcext:value-type="float">
            <text:p>-0.253825447586034</text:p>
          </table:table-cell>
          <table:table-cell office:value-type="float" office:value="-0.25609075165062" calcext:value-type="float">
            <text:p>-0.25609075165062</text:p>
          </table:table-cell>
          <table:table-cell office:value-type="float" office:value="-0.260049965610332" calcext:value-type="float">
            <text:p>-0.260049965610332</text:p>
          </table:table-cell>
          <table:table-cell office:value-type="float" office:value="-0.253414775147075" calcext:value-type="float">
            <text:p>-0.253414775147075</text:p>
          </table:table-cell>
          <table:table-cell office:value-type="float" office:value="-0.246183795783158" calcext:value-type="float">
            <text:p>-0.246183795783158</text:p>
          </table:table-cell>
          <table:table-cell office:value-type="float" office:value="-0.228309923239237" calcext:value-type="float">
            <text:p>-0.228309923239237</text:p>
          </table:table-cell>
          <table:table-cell office:value-type="float" office:value="-0.232159262461916" calcext:value-type="float">
            <text:p>-0.232159262461916</text:p>
          </table:table-cell>
          <table:table-cell office:value-type="float" office:value="-0.23311852536751" calcext:value-type="float">
            <text:p>-0.23311852536751</text:p>
          </table:table-cell>
          <table:table-cell office:value-type="float" office:value="-0.234089699498089" calcext:value-type="float">
            <text:p>-0.234089699498089</text:p>
          </table:table-cell>
          <table:table-cell office:value-type="float" office:value="-0.233651253402368" calcext:value-type="float">
            <text:p>-0.233651253402368</text:p>
          </table:table-cell>
          <table:table-cell office:value-type="float" office:value="-0.233922074300653" calcext:value-type="float">
            <text:p>-0.233922074300653</text:p>
          </table:table-cell>
          <table:table-cell office:value-type="float" office:value="-0.234115496925716" calcext:value-type="float">
            <text:p>-0.234115496925716</text:p>
          </table:table-cell>
          <table:table-cell office:value-type="float" office:value="-0.189161205088069" calcext:value-type="float">
            <text:p>-0.189161205088069</text:p>
          </table:table-cell>
          <table:table-cell office:value-type="float" office:value="-0.176815091122702" calcext:value-type="float">
            <text:p>-0.176815091122702</text:p>
          </table:table-cell>
          <table:table-cell office:value-type="float" office:value="-0.172184537246857" calcext:value-type="float">
            <text:p>-0.172184537246857</text:p>
          </table:table-cell>
          <table:table-cell office:value-type="float" office:value="-0.171493097514485" calcext:value-type="float">
            <text:p>-0.171493097514485</text:p>
          </table:table-cell>
          <table:table-cell office:value-type="float" office:value="-0.220599328288027" calcext:value-type="float">
            <text:p>-0.220599328288027</text:p>
          </table:table-cell>
          <table:table-cell office:value-type="float" office:value="-0.225455085993087" calcext:value-type="float">
            <text:p>-0.225455085993087</text:p>
          </table:table-cell>
          <table:table-cell office:value-type="float" office:value="-0.222960565608185" calcext:value-type="float">
            <text:p>-0.222960565608185</text:p>
          </table:table-cell>
          <table:table-cell office:value-type="float" office:value="-0.220515768946382" calcext:value-type="float">
            <text:p>-0.220515768946382</text:p>
          </table:table-cell>
          <table:table-cell office:value-type="float" office:value="-0.220407456065479" calcext:value-type="float">
            <text:p>-0.220407456065479</text:p>
          </table:table-cell>
          <table:table-cell office:value-type="float" office:value="-0.219762336777627" calcext:value-type="float">
            <text:p>-0.219762336777627</text:p>
          </table:table-cell>
          <table:table-cell office:value-type="float" office:value="-0.221416816015084" calcext:value-type="float">
            <text:p>-0.221416816015084</text:p>
          </table:table-cell>
          <table:table-cell office:value-type="float" office:value="-0.220145956998649" calcext:value-type="float">
            <text:p>-0.220145956998649</text:p>
          </table:table-cell>
          <table:table-cell office:value-type="float" office:value="-0.214005738747509" calcext:value-type="float">
            <text:p>-0.214005738747509</text:p>
          </table:table-cell>
          <table:table-cell office:value-type="float" office:value="-0.219983219544498" calcext:value-type="float">
            <text:p>-0.219983219544498</text:p>
          </table:table-cell>
          <table:table-cell office:value-type="float" office:value="-0.251042561704977" calcext:value-type="float">
            <text:p>-0.251042561704977</text:p>
          </table:table-cell>
          <table:table-cell office:value-type="float" office:value="-0.253122100156332" calcext:value-type="float">
            <text:p>-0.253122100156332</text:p>
          </table:table-cell>
          <table:table-cell office:value-type="float" office:value="-0.25283085023458" calcext:value-type="float">
            <text:p>-0.25283085023458</text:p>
          </table:table-cell>
          <table:table-cell office:value-type="float" office:value="-0.245264824989144" calcext:value-type="float">
            <text:p>-0.245264824989144</text:p>
          </table:table-cell>
          <table:table-cell office:value-type="float" office:value="-0.247235920321407" calcext:value-type="float">
            <text:p>-0.247235920321407</text:p>
          </table:table-cell>
          <table:table-cell office:value-type="float" office:value="-0.2518398048463" calcext:value-type="float">
            <text:p>-0.2518398048463</text:p>
          </table:table-cell>
          <table:table-cell office:value-type="float" office:value="-0.252648622630946" calcext:value-type="float">
            <text:p>-0.252648622630946</text:p>
          </table:table-cell>
          <table:table-cell office:value-type="float" office:value="-0.257765672471094" calcext:value-type="float">
            <text:p>-0.257765672471094</text:p>
          </table:table-cell>
          <table:table-cell office:value-type="float" office:value="-0.261386528605204" calcext:value-type="float">
            <text:p>-0.261386528605204</text:p>
          </table:table-cell>
          <table:table-cell office:value-type="float" office:value="-0.255466023006867" calcext:value-type="float">
            <text:p>-0.255466023006867</text:p>
          </table:table-cell>
          <table:table-cell office:value-type="float" office:value="-0.252045593925248" calcext:value-type="float">
            <text:p>-0.252045593925248</text:p>
          </table:table-cell>
          <table:table-cell office:value-type="float" office:value="-0.249631732740987" calcext:value-type="float">
            <text:p>-0.249631732740987</text:p>
          </table:table-cell>
          <table:table-cell office:value-type="float" office:value="-0.249131513519037" calcext:value-type="float">
            <text:p>-0.249131513519037</text:p>
          </table:table-cell>
          <table:table-cell office:value-type="float" office:value="-0.250409571642379" calcext:value-type="float">
            <text:p>-0.250409571642379</text:p>
          </table:table-cell>
          <table:table-cell office:value-type="float" office:value="-0.252495245115425" calcext:value-type="float">
            <text:p>-0.252495245115425</text:p>
          </table:table-cell>
          <table:table-cell office:value-type="float" office:value="-0.251747508500127" calcext:value-type="float">
            <text:p>-0.251747508500127</text:p>
          </table:table-cell>
          <table:table-cell office:value-type="float" office:value="-0.251486417420353" calcext:value-type="float">
            <text:p>-0.251486417420353</text:p>
          </table:table-cell>
          <table:table-cell office:value-type="float" office:value="-0.25233286699767" calcext:value-type="float">
            <text:p>-0.25233286699767</text:p>
          </table:table-cell>
          <table:table-cell office:value-type="float" office:value="-0.253259288598017" calcext:value-type="float">
            <text:p>-0.253259288598017</text:p>
          </table:table-cell>
          <table:table-cell office:value-type="float" office:value="-0.259691767904542" calcext:value-type="float">
            <text:p>-0.259691767904542</text:p>
          </table:table-cell>
          <table:table-cell office:value-type="float" office:value="-0.19512708933033" calcext:value-type="float">
            <text:p>-0.19512708933033</text:p>
          </table:table-cell>
          <table:table-cell office:value-type="float" office:value="-0.185618197060161" calcext:value-type="float">
            <text:p>-0.185618197060161</text:p>
          </table:table-cell>
          <table:table-cell office:value-type="float" office:value="-0.177433122226428" calcext:value-type="float">
            <text:p>-0.177433122226428</text:p>
          </table:table-cell>
          <table:table-cell office:value-type="float" office:value="-0.186924511547626" calcext:value-type="float">
            <text:p>-0.186924511547626</text:p>
          </table:table-cell>
          <table:table-cell office:value-type="float" office:value="-0.193545617433402" calcext:value-type="float">
            <text:p>-0.193545617433402</text:p>
          </table:table-cell>
          <table:table-cell office:value-type="float" office:value="-0.194170661730507" calcext:value-type="float">
            <text:p>-0.194170661730507</text:p>
          </table:table-cell>
          <table:table-cell office:value-type="float" office:value="-0.201039617150858" calcext:value-type="float">
            <text:p>-0.201039617150858</text:p>
          </table:table-cell>
          <table:table-cell office:value-type="float" office:value="-0.205438442870599" calcext:value-type="float">
            <text:p>-0.205438442870599</text:p>
          </table:table-cell>
          <table:table-cell office:value-type="float" office:value="-0.215055543267775" calcext:value-type="float">
            <text:p>-0.215055543267775</text:p>
          </table:table-cell>
          <table:table-cell office:value-type="float" office:value="-0.216235450321082" calcext:value-type="float">
            <text:p>-0.216235450321082</text:p>
          </table:table-cell>
          <table:table-cell office:value-type="float" office:value="-0.224449311255596" calcext:value-type="float">
            <text:p>-0.224449311255596</text:p>
          </table:table-cell>
          <table:table-cell office:value-type="float" office:value="-0.227318176571625" calcext:value-type="float">
            <text:p>-0.227318176571625</text:p>
          </table:table-cell>
          <table:table-cell office:value-type="float" office:value="-0.224217339006354" calcext:value-type="float">
            <text:p>-0.224217339006354</text:p>
          </table:table-cell>
          <table:table-cell office:value-type="float" office:value="-0.224272867888208" calcext:value-type="float">
            <text:p>-0.224272867888208</text:p>
          </table:table-cell>
          <table:table-cell office:value-type="float" office:value="-0.222557576627474" calcext:value-type="float">
            <text:p>-0.222557576627474</text:p>
          </table:table-cell>
          <table:table-cell office:value-type="float" office:value="-0.219167712105139" calcext:value-type="float">
            <text:p>-0.219167712105139</text:p>
          </table:table-cell>
          <table:table-cell office:value-type="float" office:value="-0.215442154758591" calcext:value-type="float">
            <text:p>-0.215442154758591</text:p>
          </table:table-cell>
          <table:table-cell office:value-type="float" office:value="-0.21866443210511" calcext:value-type="float">
            <text:p>-0.21866443210511</text:p>
          </table:table-cell>
          <table:table-cell office:value-type="float" office:value="-0.237920766053839" calcext:value-type="float">
            <text:p>-0.237920766053839</text:p>
          </table:table-cell>
          <table:table-cell office:value-type="float" office:value="-0.253720625417839" calcext:value-type="float">
            <text:p>-0.253720625417839</text:p>
          </table:table-cell>
          <table:table-cell office:value-type="float" office:value="-0.26337077978211" calcext:value-type="float">
            <text:p>-0.26337077978211</text:p>
          </table:table-cell>
          <table:table-cell office:value-type="float" office:value="-0.259058113839956" calcext:value-type="float">
            <text:p>-0.259058113839956</text:p>
          </table:table-cell>
          <table:table-cell office:value-type="float" office:value="-0.253031740758943" calcext:value-type="float">
            <text:p>-0.253031740758943</text:p>
          </table:table-cell>
          <table:table-cell office:value-type="float" office:value="-0.253879283968979" calcext:value-type="float">
            <text:p>-0.253879283968979</text:p>
          </table:table-cell>
          <table:table-cell office:value-type="float" office:value="-0.255781870085429" calcext:value-type="float">
            <text:p>-0.255781870085429</text:p>
          </table:table-cell>
          <table:table-cell office:value-type="float" office:value="-0.256703190438245" calcext:value-type="float">
            <text:p>-0.256703190438245</text:p>
          </table:table-cell>
          <table:table-cell office:value-type="float" office:value="-0.258096883027838" calcext:value-type="float">
            <text:p>-0.258096883027838</text:p>
          </table:table-cell>
          <table:table-cell office:value-type="float" office:value="-0.255616309787668" calcext:value-type="float">
            <text:p>-0.255616309787668</text:p>
          </table:table-cell>
          <table:table-cell office:value-type="float" office:value="-0.25896862450682" calcext:value-type="float">
            <text:p>-0.25896862450682</text:p>
          </table:table-cell>
          <table:table-cell office:value-type="float" office:value="-0.260042332176463" calcext:value-type="float">
            <text:p>-0.260042332176463</text:p>
          </table:table-cell>
          <table:table-cell office:value-type="float" office:value="-0.259580644847302" calcext:value-type="float">
            <text:p>-0.259580644847302</text:p>
          </table:table-cell>
          <table:table-cell office:value-type="float" office:value="-0.259185651773947" calcext:value-type="float">
            <text:p>-0.259185651773947</text:p>
          </table:table-cell>
          <table:table-cell office:value-type="float" office:value="-0.26071825404869" calcext:value-type="float">
            <text:p>-0.26071825404869</text:p>
          </table:table-cell>
          <table:table-cell office:value-type="float" office:value="-0.257536680478907" calcext:value-type="float">
            <text:p>-0.257536680478907</text:p>
          </table:table-cell>
          <table:table-cell office:value-type="float" office:value="-0.257453286552046" calcext:value-type="float">
            <text:p>-0.257453286552046</text:p>
          </table:table-cell>
          <table:table-cell office:value-type="float" office:value="-0.259491099755846" calcext:value-type="float">
            <text:p>-0.259491099755846</text:p>
          </table:table-cell>
          <table:table-cell office:value-type="float" office:value="-0.257968996237273" calcext:value-type="float">
            <text:p>-0.257968996237273</text:p>
          </table:table-cell>
          <table:table-cell office:value-type="float" office:value="-0.221046953747814" calcext:value-type="float">
            <text:p>-0.221046953747814</text:p>
          </table:table-cell>
          <table:table-cell office:value-type="float" office:value="-0.216093880837137" calcext:value-type="float">
            <text:p>-0.216093880837137</text:p>
          </table:table-cell>
          <table:table-cell office:value-type="float" office:value="-0.209318855432376" calcext:value-type="float">
            <text:p>-0.209318855432376</text:p>
          </table:table-cell>
          <table:table-cell office:value-type="float" office:value="-0.205095369629689" calcext:value-type="float">
            <text:p>-0.205095369629689</text:p>
          </table:table-cell>
          <table:table-cell office:value-type="float" office:value="-0.202386074387602" calcext:value-type="float">
            <text:p>-0.202386074387602</text:p>
          </table:table-cell>
          <table:table-cell office:value-type="float" office:value="-0.197206841810468" calcext:value-type="float">
            <text:p>-0.197206841810468</text:p>
          </table:table-cell>
          <table:table-cell office:value-type="float" office:value="-0.203047100697837" calcext:value-type="float">
            <text:p>-0.203047100697837</text:p>
          </table:table-cell>
          <table:table-cell office:value-type="float" office:value="-0.202786716883697" calcext:value-type="float">
            <text:p>-0.202786716883697</text:p>
          </table:table-cell>
          <table:table-cell office:value-type="float" office:value="-0.204776097912655" calcext:value-type="float">
            <text:p>-0.204776097912655</text:p>
          </table:table-cell>
          <table:table-cell office:value-type="float" office:value="-0.212132897644538" calcext:value-type="float">
            <text:p>-0.212132897644538</text:p>
          </table:table-cell>
          <table:table-cell office:value-type="float" office:value="-0.217118795353705" calcext:value-type="float">
            <text:p>-0.217118795353705</text:p>
          </table:table-cell>
          <table:table-cell office:value-type="float" office:value="-0.226180184611056" calcext:value-type="float">
            <text:p>-0.226180184611056</text:p>
          </table:table-cell>
          <table:table-cell office:value-type="float" office:value="-0.23532117036731" calcext:value-type="float">
            <text:p>-0.23532117036731</text:p>
          </table:table-cell>
          <table:table-cell office:value-type="float" office:value="-0.236009086245102" calcext:value-type="float">
            <text:p>-0.236009086245102</text:p>
          </table:table-cell>
          <table:table-cell office:value-type="float" office:value="-0.232965792642669" calcext:value-type="float">
            <text:p>-0.232965792642669</text:p>
          </table:table-cell>
          <table:table-cell office:value-type="float" office:value="-0.230877112699559" calcext:value-type="float">
            <text:p>-0.230877112699559</text:p>
          </table:table-cell>
          <table:table-cell office:value-type="float" office:value="-0.230289987595318" calcext:value-type="float">
            <text:p>-0.230289987595318</text:p>
          </table:table-cell>
          <table:table-cell office:value-type="float" office:value="-0.227903485302187" calcext:value-type="float">
            <text:p>-0.227903485302187</text:p>
          </table:table-cell>
          <table:table-cell office:value-type="float" office:value="-0.230449992322765" calcext:value-type="float">
            <text:p>-0.230449992322765</text:p>
          </table:table-cell>
          <table:table-cell office:value-type="float" office:value="-0.268545050571465" calcext:value-type="float">
            <text:p>-0.268545050571465</text:p>
          </table:table-cell>
          <table:table-cell office:value-type="float" office:value="-0.267024349106616" calcext:value-type="float">
            <text:p>-0.267024349106616</text:p>
          </table:table-cell>
          <table:table-cell office:value-type="float" office:value="-0.262975493529497" calcext:value-type="float">
            <text:p>-0.262975493529497</text:p>
          </table:table-cell>
          <table:table-cell office:value-type="float" office:value="-0.266231303347536" calcext:value-type="float">
            <text:p>-0.266231303347536</text:p>
          </table:table-cell>
          <table:table-cell office:value-type="float" office:value="-0.264366451332986" calcext:value-type="float">
            <text:p>-0.264366451332986</text:p>
          </table:table-cell>
          <table:table-cell office:value-type="float" office:value="-0.265487553602055" calcext:value-type="float">
            <text:p>-0.265487553602055</text:p>
          </table:table-cell>
          <table:table-cell office:value-type="float" office:value="-0.270021771571668" calcext:value-type="float">
            <text:p>-0.270021771571668</text:p>
          </table:table-cell>
          <table:table-cell office:value-type="float" office:value="-0.271296127545123" calcext:value-type="float">
            <text:p>-0.271296127545123</text:p>
          </table:table-cell>
          <table:table-cell office:value-type="float" office:value="-0.272960593760415" calcext:value-type="float">
            <text:p>-0.272960593760415</text:p>
          </table:table-cell>
          <table:table-cell office:value-type="float" office:value="-0.26883244098619" calcext:value-type="float">
            <text:p>-0.26883244098619</text:p>
          </table:table-cell>
          <table:table-cell office:value-type="float" office:value="-0.26327342018688" calcext:value-type="float">
            <text:p>-0.26327342018688</text:p>
          </table:table-cell>
          <table:table-cell office:value-type="float" office:value="-0.261790716072954" calcext:value-type="float">
            <text:p>-0.261790716072954</text:p>
          </table:table-cell>
          <table:table-cell office:value-type="float" office:value="-0.261554242166851" calcext:value-type="float">
            <text:p>-0.261554242166851</text:p>
          </table:table-cell>
          <table:table-cell office:value-type="float" office:value="-0.262857277214645" calcext:value-type="float">
            <text:p>-0.262857277214645</text:p>
          </table:table-cell>
          <table:table-cell office:value-type="float" office:value="-0.266915107388852" calcext:value-type="float">
            <text:p>-0.266915107388852</text:p>
          </table:table-cell>
          <table:table-cell office:value-type="float" office:value="-0.258257646690555" calcext:value-type="float">
            <text:p>-0.258257646690555</text:p>
          </table:table-cell>
          <table:table-cell office:value-type="float" office:value="-0.25657747641493" calcext:value-type="float">
            <text:p>-0.25657747641493</text:p>
          </table:table-cell>
          <table:table-cell office:value-type="float" office:value="-0.256149648672954" calcext:value-type="float">
            <text:p>-0.256149648672954</text:p>
          </table:table-cell>
          <table:table-cell office:value-type="float" office:value="-0.255334515415945" calcext:value-type="float">
            <text:p>-0.255334515415945</text:p>
          </table:table-cell>
          <table:table-cell office:value-type="float" office:value="-0.17446642027044" calcext:value-type="float">
            <text:p>-0.17446642027044</text:p>
          </table:table-cell>
          <table:table-cell office:value-type="float" office:value="-0.170351945211602" calcext:value-type="float">
            <text:p>-0.170351945211602</text:p>
          </table:table-cell>
          <table:table-cell office:value-type="float" office:value="-0.167658188466616" calcext:value-type="float">
            <text:p>-0.167658188466616</text:p>
          </table:table-cell>
          <table:table-cell office:value-type="float" office:value="-0.178971586764067" calcext:value-type="float">
            <text:p>-0.178971586764067</text:p>
          </table:table-cell>
          <table:table-cell office:value-type="float" office:value="-0.183540175853194" calcext:value-type="float">
            <text:p>-0.183540175853194</text:p>
          </table:table-cell>
          <table:table-cell office:value-type="float" office:value="-0.187688713718072" calcext:value-type="float">
            <text:p>-0.187688713718072</text:p>
          </table:table-cell>
          <table:table-cell office:value-type="float" office:value="-0.191697298820227" calcext:value-type="float">
            <text:p>-0.191697298820227</text:p>
          </table:table-cell>
          <table:table-cell office:value-type="float" office:value="-0.220551039434271" calcext:value-type="float">
            <text:p>-0.220551039434271</text:p>
          </table:table-cell>
          <table:table-cell office:value-type="float" office:value="-0.234473650662345" calcext:value-type="float">
            <text:p>-0.234473650662345</text:p>
          </table:table-cell>
          <table:table-cell office:value-type="float" office:value="-0.239922541127581" calcext:value-type="float">
            <text:p>-0.239922541127581</text:p>
          </table:table-cell>
          <table:table-cell office:value-type="float" office:value="-0.238644406820048" calcext:value-type="float">
            <text:p>-0.238644406820048</text:p>
          </table:table-cell>
          <table:table-cell office:value-type="float" office:value="-0.222576758991983" calcext:value-type="float">
            <text:p>-0.222576758991983</text:p>
          </table:table-cell>
          <table:table-cell office:value-type="float" office:value="-0.225124939877475" calcext:value-type="float">
            <text:p>-0.225124939877475</text:p>
          </table:table-cell>
          <table:table-cell office:value-type="float" office:value="-0.233129303429162" calcext:value-type="float">
            <text:p>-0.233129303429162</text:p>
          </table:table-cell>
          <table:table-cell office:value-type="float" office:value="-0.272924721175517" calcext:value-type="float">
            <text:p>-0.272924721175517</text:p>
          </table:table-cell>
          <table:table-cell office:value-type="float" office:value="-0.266480673226759" calcext:value-type="float">
            <text:p>-0.266480673226759</text:p>
          </table:table-cell>
          <table:table-cell office:value-type="float" office:value="-0.265554198818595" calcext:value-type="float">
            <text:p>-0.265554198818595</text:p>
          </table:table-cell>
          <table:table-cell office:value-type="float" office:value="-0.265598657086918" calcext:value-type="float">
            <text:p>-0.265598657086918</text:p>
          </table:table-cell>
          <table:table-cell office:value-type="float" office:value="-0.267594179735142" calcext:value-type="float">
            <text:p>-0.267594179735142</text:p>
          </table:table-cell>
          <table:table-cell office:value-type="float" office:value="-0.267216141017736" calcext:value-type="float">
            <text:p>-0.267216141017736</text:p>
          </table:table-cell>
          <table:table-cell office:value-type="float" office:value="-0.270392585981262" calcext:value-type="float">
            <text:p>-0.270392585981262</text:p>
          </table:table-cell>
          <table:table-cell office:value-type="float" office:value="-0.275183757553187" calcext:value-type="float">
            <text:p>-0.275183757553187</text:p>
          </table:table-cell>
          <table:table-cell office:value-type="float" office:value="-0.272252822048467" calcext:value-type="float">
            <text:p>-0.272252822048467</text:p>
          </table:table-cell>
          <table:table-cell office:value-type="float" office:value="-0.26643450288963" calcext:value-type="float">
            <text:p>-0.26643450288963</text:p>
          </table:table-cell>
          <table:table-cell office:value-type="float" office:value="-0.265401794804743" calcext:value-type="float">
            <text:p>-0.265401794804743</text:p>
          </table:table-cell>
          <table:table-cell office:value-type="float" office:value="-0.270782499816778" calcext:value-type="float">
            <text:p>-0.270782499816778</text:p>
          </table:table-cell>
          <table:table-cell office:value-type="float" office:value="-0.273500574867606" calcext:value-type="float">
            <text:p>-0.273500574867606</text:p>
          </table:table-cell>
          <table:table-cell office:value-type="float" office:value="-0.266484683475948" calcext:value-type="float">
            <text:p>-0.266484683475948</text:p>
          </table:table-cell>
          <table:table-cell office:value-type="float" office:value="-0.266591039688439" calcext:value-type="float">
            <text:p>-0.266591039688439</text:p>
          </table:table-cell>
          <table:table-cell office:value-type="float" office:value="-0.268077418325354" calcext:value-type="float">
            <text:p>-0.268077418325354</text:p>
          </table:table-cell>
          <table:table-cell office:value-type="float" office:value="-0.188220854527807" calcext:value-type="float">
            <text:p>-0.188220854527807</text:p>
          </table:table-cell>
          <table:table-cell office:value-type="float" office:value="-0.178728973250775" calcext:value-type="float">
            <text:p>-0.178728973250775</text:p>
          </table:table-cell>
          <table:table-cell office:value-type="float" office:value="-0.179712802359781" calcext:value-type="float">
            <text:p>-0.179712802359781</text:p>
          </table:table-cell>
          <table:table-cell office:value-type="float" office:value="-0.19496637059781" calcext:value-type="float">
            <text:p>-0.19496637059781</text:p>
          </table:table-cell>
          <table:table-cell office:value-type="float" office:value="-0.230014990268776" calcext:value-type="float">
            <text:p>-0.230014990268776</text:p>
          </table:table-cell>
          <table:table-cell office:value-type="float" office:value="-0.242106293882468" calcext:value-type="float">
            <text:p>-0.242106293882468</text:p>
          </table:table-cell>
          <table:table-cell office:value-type="float" office:value="-0.249973446573413" calcext:value-type="float">
            <text:p>-0.249973446573413</text:p>
          </table:table-cell>
          <table:table-cell office:value-type="float" office:value="-0.246859756725061" calcext:value-type="float">
            <text:p>-0.246859756725061</text:p>
          </table:table-cell>
          <table:table-cell office:value-type="float" office:value="-0.245746071033837" calcext:value-type="float">
            <text:p>-0.245746071033837</text:p>
          </table:table-cell>
          <table:table-cell office:value-type="float" office:value="-0.250936795660198" calcext:value-type="float">
            <text:p>-0.250936795660198</text:p>
          </table:table-cell>
          <table:table-cell office:value-type="float" office:value="-0.274172956194577" calcext:value-type="float">
            <text:p>-0.274172956194577</text:p>
          </table:table-cell>
          <table:table-cell office:value-type="float" office:value="-0.281477722369091" calcext:value-type="float">
            <text:p>-0.281477722369091</text:p>
          </table:table-cell>
          <table:table-cell office:value-type="float" office:value="-0.284154452084942" calcext:value-type="float">
            <text:p>-0.284154452084942</text:p>
          </table:table-cell>
          <table:table-cell office:value-type="float" office:value="-0.27775987578308" calcext:value-type="float">
            <text:p>-0.27775987578308</text:p>
          </table:table-cell>
          <table:table-cell office:value-type="float" office:value="-0.277045435806445" calcext:value-type="float">
            <text:p>-0.277045435806445</text:p>
          </table:table-cell>
          <table:table-cell office:value-type="float" office:value="-0.275937943364289" calcext:value-type="float">
            <text:p>-0.275937943364289</text:p>
          </table:table-cell>
          <table:table-cell office:value-type="float" office:value="-0.277697703872832" calcext:value-type="float">
            <text:p>-0.277697703872832</text:p>
          </table:table-cell>
          <table:table-cell office:value-type="float" office:value="-0.28160077294118" calcext:value-type="float">
            <text:p>-0.28160077294118</text:p>
          </table:table-cell>
          <table:table-cell office:value-type="float" office:value="-0.283360625239159" calcext:value-type="float">
            <text:p>-0.283360625239159</text:p>
          </table:table-cell>
          <table:table-cell office:value-type="float" office:value="-0.287190158127477" calcext:value-type="float">
            <text:p>-0.287190158127477</text:p>
          </table:table-cell>
          <table:table-cell office:value-type="float" office:value="-0.281298357662336" calcext:value-type="float">
            <text:p>-0.281298357662336</text:p>
          </table:table-cell>
          <table:table-cell office:value-type="float" office:value="-0.274597999308478" calcext:value-type="float">
            <text:p>-0.274597999308478</text:p>
          </table:table-cell>
          <table:table-cell office:value-type="float" office:value="-0.274996555146569" calcext:value-type="float">
            <text:p>-0.274996555146569</text:p>
          </table:table-cell>
          <table:table-cell office:value-type="float" office:value="-0.277864616296585" calcext:value-type="float">
            <text:p>-0.277864616296585</text:p>
          </table:table-cell>
          <table:table-cell office:value-type="float" office:value="-0.276420874556422" calcext:value-type="float">
            <text:p>-0.276420874556422</text:p>
          </table:table-cell>
          <table:table-cell office:value-type="float" office:value="-0.276244355505189" calcext:value-type="float">
            <text:p>-0.276244355505189</text:p>
          </table:table-cell>
          <table:table-cell office:value-type="float" office:value="-0.280071047409033" calcext:value-type="float">
            <text:p>-0.280071047409033</text:p>
          </table:table-cell>
          <table:table-cell office:value-type="float" office:value="-0.27822454418925" calcext:value-type="float">
            <text:p>-0.27822454418925</text:p>
          </table:table-cell>
          <table:table-cell office:value-type="float" office:value="-0.277223370697629" calcext:value-type="float">
            <text:p>-0.277223370697629</text:p>
          </table:table-cell>
          <table:table-cell office:value-type="float" office:value="-0.277097949558352" calcext:value-type="float">
            <text:p>-0.277097949558352</text:p>
          </table:table-cell>
          <table:table-cell office:value-type="float" office:value="-0.216341414685566" calcext:value-type="float">
            <text:p>-0.216341414685566</text:p>
          </table:table-cell>
          <table:table-cell office:value-type="float" office:value="-0.208258882587571" calcext:value-type="float">
            <text:p>-0.208258882587571</text:p>
          </table:table-cell>
          <table:table-cell office:value-type="float" office:value="-0.202810866552667" calcext:value-type="float">
            <text:p>-0.202810866552667</text:p>
          </table:table-cell>
          <table:table-cell office:value-type="float" office:value="-0.226687667121545" calcext:value-type="float">
            <text:p>-0.226687667121545</text:p>
          </table:table-cell>
          <table:table-cell office:value-type="float" office:value="-0.240552886095187" calcext:value-type="float">
            <text:p>-0.240552886095187</text:p>
          </table:table-cell>
          <table:table-cell office:value-type="float" office:value="-0.249193208564873" calcext:value-type="float">
            <text:p>-0.249193208564873</text:p>
          </table:table-cell>
          <table:table-cell office:value-type="float" office:value="-0.250743527377551" calcext:value-type="float">
            <text:p>-0.250743527377551</text:p>
          </table:table-cell>
          <table:table-cell office:value-type="float" office:value="-0.262540955817979" calcext:value-type="float">
            <text:p>-0.262540955817979</text:p>
          </table:table-cell>
          <table:table-cell office:value-type="float" office:value="-0.264130540255496" calcext:value-type="float">
            <text:p>-0.264130540255496</text:p>
          </table:table-cell>
          <table:table-cell office:value-type="float" office:value="-0.262133764993858" calcext:value-type="float">
            <text:p>-0.262133764993858</text:p>
          </table:table-cell>
          <table:table-cell office:value-type="float" office:value="-0.256535385796598" calcext:value-type="float">
            <text:p>-0.256535385796598</text:p>
          </table:table-cell>
          <table:table-cell office:value-type="float" office:value="-0.255764248323554" calcext:value-type="float">
            <text:p>-0.255764248323554</text:p>
          </table:table-cell>
          <table:table-cell office:value-type="float" office:value="-0.258147311433846" calcext:value-type="float">
            <text:p>-0.258147311433846</text:p>
          </table:table-cell>
          <table:table-cell office:value-type="float" office:value="-0.255730469333635" calcext:value-type="float">
            <text:p>-0.255730469333635</text:p>
          </table:table-cell>
          <table:table-cell office:value-type="float" office:value="-0.262058365116868" calcext:value-type="float">
            <text:p>-0.262058365116868</text:p>
          </table:table-cell>
          <table:table-cell office:value-type="float" office:value="-0.272362899457221" calcext:value-type="float">
            <text:p>-0.272362899457221</text:p>
          </table:table-cell>
          <table:table-cell office:value-type="float" office:value="-0.280805155878545" calcext:value-type="float">
            <text:p>-0.280805155878545</text:p>
          </table:table-cell>
          <table:table-cell office:value-type="float" office:value="-0.278676998494712" calcext:value-type="float">
            <text:p>-0.278676998494712</text:p>
          </table:table-cell>
          <table:table-cell office:value-type="float" office:value="-0.277721771522185" calcext:value-type="float">
            <text:p>-0.277721771522185</text:p>
          </table:table-cell>
          <table:table-cell office:value-type="float" office:value="-0.279189594978661" calcext:value-type="float">
            <text:p>-0.279189594978661</text:p>
          </table:table-cell>
          <table:table-cell office:value-type="float" office:value="-0.280876099512561" calcext:value-type="float">
            <text:p>-0.280876099512561</text:p>
          </table:table-cell>
          <table:table-cell office:value-type="float" office:value="-0.278661074058104" calcext:value-type="float">
            <text:p>-0.278661074058104</text:p>
          </table:table-cell>
          <table:table-cell office:value-type="float" office:value="-0.281642311867147" calcext:value-type="float">
            <text:p>-0.281642311867147</text:p>
          </table:table-cell>
          <table:table-cell office:value-type="float" office:value="-0.28816004244589" calcext:value-type="float">
            <text:p>-0.28816004244589</text:p>
          </table:table-cell>
          <table:table-cell office:value-type="float" office:value="-0.28604222889236" calcext:value-type="float">
            <text:p>-0.28604222889236</text:p>
          </table:table-cell>
          <table:table-cell office:value-type="float" office:value="-0.280387167129073" calcext:value-type="float">
            <text:p>-0.280387167129073</text:p>
          </table:table-cell>
          <table:table-cell office:value-type="float" office:value="-0.277743369950626" calcext:value-type="float">
            <text:p>-0.277743369950626</text:p>
          </table:table-cell>
          <table:table-cell office:value-type="float" office:value="-0.278569648278506" calcext:value-type="float">
            <text:p>-0.278569648278506</text:p>
          </table:table-cell>
          <table:table-cell office:value-type="float" office:value="-0.271401322269696" calcext:value-type="float">
            <text:p>-0.271401322269696</text:p>
          </table:table-cell>
          <table:table-cell office:value-type="float" office:value="-0.270559057531293" calcext:value-type="float">
            <text:p>-0.270559057531293</text:p>
          </table:table-cell>
          <table:table-cell office:value-type="float" office:value="-0.267809131413685" calcext:value-type="float">
            <text:p>-0.267809131413685</text:p>
          </table:table-cell>
          <table:table-cell office:value-type="float" office:value="-0.268458730851004" calcext:value-type="float">
            <text:p>-0.268458730851004</text:p>
          </table:table-cell>
          <table:table-cell office:value-type="float" office:value="-0.268381670363341" calcext:value-type="float">
            <text:p>-0.268381670363341</text:p>
          </table:table-cell>
          <table:table-cell office:value-type="float" office:value="-0.267189062450016" calcext:value-type="float">
            <text:p>-0.267189062450016</text:p>
          </table:table-cell>
          <table:table-cell office:value-type="float" office:value="-0.266806719478206" calcext:value-type="float">
            <text:p>-0.266806719478206</text:p>
          </table:table-cell>
          <table:table-cell office:value-type="float" office:value="-0.266807646290742" calcext:value-type="float">
            <text:p>-0.266807646290742</text:p>
          </table:table-cell>
          <table:table-cell office:value-type="float" office:value="-0.266495281322377" calcext:value-type="float">
            <text:p>-0.266495281322377</text:p>
          </table:table-cell>
          <table:table-cell office:value-type="float" office:value="-0.267488550004677" calcext:value-type="float">
            <text:p>-0.267488550004677</text:p>
          </table:table-cell>
          <table:table-cell office:value-type="float" office:value="-0.267109109545716" calcext:value-type="float">
            <text:p>-0.267109109545716</text:p>
          </table:table-cell>
          <table:table-cell office:value-type="float" office:value="-0.267330058236517" calcext:value-type="float">
            <text:p>-0.267330058236517</text:p>
          </table:table-cell>
          <table:table-cell office:value-type="float" office:value="-0.267433818788142" calcext:value-type="float">
            <text:p>-0.267433818788142</text:p>
          </table:table-cell>
          <table:table-cell office:value-type="float" office:value="-0.268077072321723" calcext:value-type="float">
            <text:p>-0.268077072321723</text:p>
          </table:table-cell>
          <table:table-cell office:value-type="float" office:value="-0.267509955657586" calcext:value-type="float">
            <text:p>-0.267509955657586</text:p>
          </table:table-cell>
          <table:table-cell office:value-type="float" office:value="-0.268289796048506" calcext:value-type="float">
            <text:p>-0.268289796048506</text:p>
          </table:table-cell>
          <table:table-cell office:value-type="float" office:value="-0.268256770361559" calcext:value-type="float">
            <text:p>-0.268256770361559</text:p>
          </table:table-cell>
          <table:table-cell office:value-type="float" office:value="-0.268526864767822" calcext:value-type="float">
            <text:p>-0.268526864767822</text:p>
          </table:table-cell>
          <table:table-cell office:value-type="float" office:value="-0.268474424486822" calcext:value-type="float">
            <text:p>-0.268474424486822</text:p>
          </table:table-cell>
          <table:table-cell office:value-type="float" office:value="-0.268527316116229" calcext:value-type="float">
            <text:p>-0.268527316116229</text:p>
          </table:table-cell>
          <table:table-cell office:value-type="float" office:value="-0.268283062240885" calcext:value-type="float">
            <text:p>-0.268283062240885</text:p>
          </table:table-cell>
          <table:table-cell office:value-type="float" office:value="-0.268694383962352" calcext:value-type="float">
            <text:p>-0.268694383962352</text:p>
          </table:table-cell>
          <table:table-cell office:value-type="float" office:value="-0.268708414093547" calcext:value-type="float">
            <text:p>-0.268708414093547</text:p>
          </table:table-cell>
          <table:table-cell office:value-type="float" office:value="-0.268422349355908" calcext:value-type="float">
            <text:p>-0.268422349355908</text:p>
          </table:table-cell>
          <table:table-cell office:value-type="float" office:value="-0.268900940257118" calcext:value-type="float">
            <text:p>-0.268900940257118</text:p>
          </table:table-cell>
          <table:table-cell office:value-type="float" office:value="-0.268431382742098" calcext:value-type="float">
            <text:p>-0.268431382742098</text:p>
          </table:table-cell>
          <table:table-cell office:value-type="float" office:value="-0.268733306065805" calcext:value-type="float">
            <text:p>-0.268733306065805</text:p>
          </table:table-cell>
          <table:table-cell office:value-type="float" office:value="-0.268364383206796" calcext:value-type="float">
            <text:p>-0.268364383206796</text:p>
          </table:table-cell>
          <table:table-cell office:value-type="float" office:value="-0.26858896406873" calcext:value-type="float">
            <text:p>-0.26858896406873</text:p>
          </table:table-cell>
          <table:table-cell office:value-type="float" office:value="-0.26866732087887" calcext:value-type="float">
            <text:p>-0.26866732087887</text:p>
          </table:table-cell>
          <table:table-cell office:value-type="float" office:value="-0.268697499514283" calcext:value-type="float">
            <text:p>-0.268697499514283</text:p>
          </table:table-cell>
          <table:table-cell office:value-type="float" office:value="-0.268714049876307" calcext:value-type="float">
            <text:p>-0.268714049876307</text:p>
          </table:table-cell>
          <table:table-cell office:value-type="float" office:value="-0.26861442369466" calcext:value-type="float">
            <text:p>-0.26861442369466</text:p>
          </table:table-cell>
          <table:table-cell office:value-type="float" office:value="-0.268636600845484" calcext:value-type="float">
            <text:p>-0.268636600845484</text:p>
          </table:table-cell>
          <table:table-cell office:value-type="float" office:value="-0.268545967344858" calcext:value-type="float">
            <text:p>-0.268545967344858</text:p>
          </table:table-cell>
          <table:table-cell office:value-type="float" office:value="-0.268543133474513" calcext:value-type="float">
            <text:p>-0.268543133474513</text:p>
          </table:table-cell>
          <table:table-cell office:value-type="float" office:value="-0.268426849916918" calcext:value-type="float">
            <text:p>-0.268426849916918</text:p>
          </table:table-cell>
          <table:table-cell office:value-type="float" office:value="-0.26845743932656" calcext:value-type="float">
            <text:p>-0.26845743932656</text:p>
          </table:table-cell>
          <table:table-cell office:value-type="float" office:value="-0.268745906117742" calcext:value-type="float">
            <text:p>-0.268745906117742</text:p>
          </table:table-cell>
          <table:table-cell office:value-type="float" office:value="-0.268665588118722" calcext:value-type="float">
            <text:p>-0.268665588118722</text:p>
          </table:table-cell>
          <table:table-cell office:value-type="float" office:value="-0.268728486468439" calcext:value-type="float">
            <text:p>-0.268728486468439</text:p>
          </table:table-cell>
          <table:table-cell office:value-type="float" office:value="-0.268467691253938" calcext:value-type="float">
            <text:p>-0.268467691253938</text:p>
          </table:table-cell>
          <table:table-cell office:value-type="float" office:value="-0.268763767645562" calcext:value-type="float">
            <text:p>-0.268763767645562</text:p>
          </table:table-cell>
          <table:table-cell office:value-type="float" office:value="-0.26869191778571" calcext:value-type="float">
            <text:p>-0.26869191778571</text:p>
          </table:table-cell>
          <table:table-cell office:value-type="float" office:value="-0.268394113550464" calcext:value-type="float">
            <text:p>-0.268394113550464</text:p>
          </table:table-cell>
          <table:table-cell office:value-type="float" office:value="-0.268479358765919" calcext:value-type="float">
            <text:p>-0.268479358765919</text:p>
          </table:table-cell>
          <table:table-cell office:value-type="float" office:value="-0.268481891576186" calcext:value-type="float">
            <text:p>-0.268481891576186</text:p>
          </table:table-cell>
          <table:table-cell office:value-type="float" office:value="-0.268406723216706" calcext:value-type="float">
            <text:p>-0.268406723216706</text:p>
          </table:table-cell>
          <table:table-cell office:value-type="float" office:value="-0.268687162700522" calcext:value-type="float">
            <text:p>-0.268687162700522</text:p>
          </table:table-cell>
          <table:table-cell office:value-type="float" office:value="-0.268542282776451" calcext:value-type="float">
            <text:p>-0.268542282776451</text:p>
          </table:table-cell>
          <table:table-cell office:value-type="float" office:value="-0.268435234231561" calcext:value-type="float">
            <text:p>-0.268435234231561</text:p>
          </table:table-cell>
          <table:table-cell office:value-type="float" office:value="-0.268375106488376" calcext:value-type="float">
            <text:p>-0.268375106488376</text:p>
          </table:table-cell>
          <table:table-cell office:value-type="float" office:value="-0.268522499901304" calcext:value-type="float">
            <text:p>-0.268522499901304</text:p>
          </table:table-cell>
          <table:table-cell office:value-type="float" office:value="-0.268564140034195" calcext:value-type="float">
            <text:p>-0.268564140034195</text:p>
          </table:table-cell>
          <table:table-cell office:value-type="float" office:value="-0.268572636677152" calcext:value-type="float">
            <text:p>-0.268572636677152</text:p>
          </table:table-cell>
          <table:table-cell office:value-type="float" office:value="-0.268484978864982" calcext:value-type="float">
            <text:p>-0.268484978864982</text:p>
          </table:table-cell>
          <table:table-cell office:value-type="float" office:value="-0.268379895744038" calcext:value-type="float">
            <text:p>-0.268379895744038</text:p>
          </table:table-cell>
          <table:table-cell office:value-type="float" office:value="-0.268512522177356" calcext:value-type="float">
            <text:p>-0.268512522177356</text:p>
          </table:table-cell>
          <table:table-cell office:value-type="float" office:value="-0.268439666301448" calcext:value-type="float">
            <text:p>-0.268439666301448</text:p>
          </table:table-cell>
          <table:table-cell office:value-type="float" office:value="-0.268373724533611" calcext:value-type="float">
            <text:p>-0.268373724533611</text:p>
          </table:table-cell>
          <table:table-cell office:value-type="float" office:value="-0.268675338227825" calcext:value-type="float">
            <text:p>-0.268675338227825</text:p>
          </table:table-cell>
          <table:table-cell office:value-type="float" office:value="-0.268339006869526" calcext:value-type="float">
            <text:p>-0.268339006869526</text:p>
          </table:table-cell>
          <table:table-cell office:value-type="float" office:value="-0.26855443162604" calcext:value-type="float">
            <text:p>-0.26855443162604</text:p>
          </table:table-cell>
          <table:table-cell office:value-type="float" office:value="-0.268577388182447" calcext:value-type="float">
            <text:p>-0.268577388182447</text:p>
          </table:table-cell>
          <table:table-cell office:value-type="float" office:value="-0.268391057662073" calcext:value-type="float">
            <text:p>-0.268391057662073</text:p>
          </table:table-cell>
          <table:table-cell office:value-type="float" office:value="-0.268559029642648" calcext:value-type="float">
            <text:p>-0.268559029642648</text:p>
          </table:table-cell>
          <table:table-cell office:value-type="float" office:value="-0.268484269047369" calcext:value-type="float">
            <text:p>-0.268484269047369</text:p>
          </table:table-cell>
          <table:table-cell office:value-type="float" office:value="-0.268421197034923" calcext:value-type="float">
            <text:p>-0.268421197034923</text:p>
          </table:table-cell>
          <table:table-cell office:value-type="float" office:value="-0.268479435595965" calcext:value-type="float">
            <text:p>-0.268479435595965</text:p>
          </table:table-cell>
          <table:table-cell office:value-type="float" office:value="-0.268586144614815" calcext:value-type="float">
            <text:p>-0.268586144614815</text:p>
          </table:table-cell>
          <table:table-cell office:value-type="float" office:value="-0.268476529913752" calcext:value-type="float">
            <text:p>-0.268476529913752</text:p>
          </table:table-cell>
          <table:table-cell office:value-type="float" office:value="-0.268507901518673" calcext:value-type="float">
            <text:p>-0.268507901518673</text:p>
          </table:table-cell>
          <table:table-cell office:value-type="float" office:value="-0.268608676724443" calcext:value-type="float">
            <text:p>-0.268608676724443</text:p>
          </table:table-cell>
          <table:table-cell office:value-type="float" office:value="-0.26863304255211" calcext:value-type="float">
            <text:p>-0.26863304255211</text:p>
          </table:table-cell>
          <table:table-cell office:value-type="float" office:value="-0.268654518961254" calcext:value-type="float">
            <text:p>-0.268654518961254</text:p>
          </table:table-cell>
          <table:table-cell office:value-type="float" office:value="-0.268723537765913" calcext:value-type="float">
            <text:p>-0.268723537765913</text:p>
          </table:table-cell>
          <table:table-cell office:value-type="float" office:value="-0.268640914519146" calcext:value-type="float">
            <text:p>-0.268640914519146</text:p>
          </table:table-cell>
          <table:table-cell office:value-type="float" office:value="-0.268690785868584" calcext:value-type="float">
            <text:p>-0.268690785868584</text:p>
          </table:table-cell>
          <table:table-cell office:value-type="float" office:value="-0.268533869041347" calcext:value-type="float">
            <text:p>-0.268533869041347</text:p>
          </table:table-cell>
          <table:table-cell office:value-type="float" office:value="-0.268739171097785" calcext:value-type="float">
            <text:p>-0.268739171097785</text:p>
          </table:table-cell>
          <table:table-cell office:value-type="float" office:value="-0.268498766465351" calcext:value-type="float">
            <text:p>-0.268498766465351</text:p>
          </table:table-cell>
          <table:table-cell office:value-type="float" office:value="-0.26848713190681" calcext:value-type="float">
            <text:p>-0.26848713190681</text:p>
          </table:table-cell>
          <table:table-cell office:value-type="float" office:value="-0.268320991571659" calcext:value-type="float">
            <text:p>-0.268320991571659</text:p>
          </table:table-cell>
          <table:table-cell office:value-type="float" office:value="-0.268676268496732" calcext:value-type="float">
            <text:p>-0.268676268496732</text:p>
          </table:table-cell>
          <table:table-cell office:value-type="float" office:value="-0.26867874256495" calcext:value-type="float">
            <text:p>-0.26867874256495</text:p>
          </table:table-cell>
          <table:table-cell office:value-type="float" office:value="-0.268514640573585" calcext:value-type="float">
            <text:p>-0.268514640573585</text:p>
          </table:table-cell>
          <table:table-cell office:value-type="float" office:value="-0.268420560220551" calcext:value-type="float">
            <text:p>-0.268420560220551</text:p>
          </table:table-cell>
          <table:table-cell office:value-type="float" office:value="-0.268636183692994" calcext:value-type="float">
            <text:p>-0.268636183692994</text:p>
          </table:table-cell>
          <table:table-cell office:value-type="float" office:value="-0.268510568305031" calcext:value-type="float">
            <text:p>-0.268510568305031</text:p>
          </table:table-cell>
          <table:table-cell office:value-type="float" office:value="-0.268518976202586" calcext:value-type="float">
            <text:p>-0.268518976202586</text:p>
          </table:table-cell>
          <table:table-cell office:value-type="float" office:value="-0.268493429134491" calcext:value-type="float">
            <text:p>-0.268493429134491</text:p>
          </table:table-cell>
          <table:table-cell office:value-type="float" office:value="-0.268389801915034" calcext:value-type="float">
            <text:p>-0.268389801915034</text:p>
          </table:table-cell>
          <table:table-cell office:value-type="float" office:value="-0.268501895850853" calcext:value-type="float">
            <text:p>-0.268501895850853</text:p>
          </table:table-cell>
          <table:table-cell office:value-type="float" office:value="-0.268681912888097" calcext:value-type="float">
            <text:p>-0.268681912888097</text:p>
          </table:table-cell>
          <table:table-cell office:value-type="float" office:value="-0.268523834435905" calcext:value-type="float">
            <text:p>-0.268523834435905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2112062298045" calcext:value-type="float">
            <text:p>0.312112062298045</text:p>
          </table:table-cell>
          <table:table-cell office:value-type="float" office:value="0.312037938755275" calcext:value-type="float">
            <text:p>0.312037938755275</text:p>
          </table:table-cell>
          <table:table-cell office:value-type="float" office:value="0.312056158723706" calcext:value-type="float">
            <text:p>0.312056158723706</text:p>
          </table:table-cell>
          <table:table-cell office:value-type="float" office:value="0.312051125798446" calcext:value-type="float">
            <text:p>0.312051125798446</text:p>
          </table:table-cell>
          <table:table-cell office:value-type="float" office:value="0.312069083420269" calcext:value-type="float">
            <text:p>0.312069083420269</text:p>
          </table:table-cell>
          <table:table-cell office:value-type="float" office:value="0.312063806732302" calcext:value-type="float">
            <text:p>0.312063806732302</text:p>
          </table:table-cell>
          <table:table-cell office:value-type="float" office:value="0.312043678192218" calcext:value-type="float">
            <text:p>0.312043678192218</text:p>
          </table:table-cell>
          <table:table-cell office:value-type="float" office:value="0.312054852843738" calcext:value-type="float">
            <text:p>0.312054852843738</text:p>
          </table:table-cell>
          <table:table-cell office:value-type="float" office:value="0.312060746799485" calcext:value-type="float">
            <text:p>0.312060746799485</text:p>
          </table:table-cell>
          <table:table-cell office:value-type="float" office:value="0.312087798912384" calcext:value-type="float">
            <text:p>0.312087798912384</text:p>
          </table:table-cell>
          <table:table-cell office:value-type="float" office:value="0.312057742135193" calcext:value-type="float">
            <text:p>0.312057742135193</text:p>
          </table:table-cell>
          <table:table-cell office:value-type="float" office:value="0.312055113968095" calcext:value-type="float">
            <text:p>0.312055113968095</text:p>
          </table:table-cell>
          <table:table-cell office:value-type="float" office:value="0.312045559170884" calcext:value-type="float">
            <text:p>0.312045559170884</text:p>
          </table:table-cell>
          <table:table-cell office:value-type="float" office:value="0.312046502163728" calcext:value-type="float">
            <text:p>0.312046502163728</text:p>
          </table:table-cell>
          <table:table-cell office:value-type="float" office:value="0.312066440894987" calcext:value-type="float">
            <text:p>0.312066440894987</text:p>
          </table:table-cell>
          <table:table-cell office:value-type="float" office:value="0.312059164102983" calcext:value-type="float">
            <text:p>0.312059164102983</text:p>
          </table:table-cell>
          <table:table-cell office:value-type="float" office:value="0.312047210982323" calcext:value-type="float">
            <text:p>0.312047210982323</text:p>
          </table:table-cell>
          <table:table-cell office:value-type="float" office:value="0.312066797517509" calcext:value-type="float">
            <text:p>0.312066797517509</text:p>
          </table:table-cell>
          <table:table-cell office:value-type="float" office:value="0.312046845327258" calcext:value-type="float">
            <text:p>0.312046845327258</text:p>
          </table:table-cell>
          <table:table-cell office:value-type="float" office:value="0.312056124252688" calcext:value-type="float">
            <text:p>0.312056124252688</text:p>
          </table:table-cell>
          <table:table-cell office:value-type="float" office:value="0.312048364582245" calcext:value-type="float">
            <text:p>0.312048364582245</text:p>
          </table:table-cell>
          <table:table-cell office:value-type="float" office:value="0.312028422164943" calcext:value-type="float">
            <text:p>0.312028422164943</text:p>
          </table:table-cell>
          <table:table-cell office:value-type="float" office:value="0.312050555897788" calcext:value-type="float">
            <text:p>0.312050555897788</text:p>
          </table:table-cell>
          <table:table-cell office:value-type="float" office:value="0.312048777833938" calcext:value-type="float">
            <text:p>0.312048777833938</text:p>
          </table:table-cell>
          <table:table-cell office:value-type="float" office:value="0.312058121732872" calcext:value-type="float">
            <text:p>0.312058121732872</text:p>
          </table:table-cell>
          <table:table-cell office:value-type="float" office:value="0.312083061261091" calcext:value-type="float">
            <text:p>0.312083061261091</text:p>
          </table:table-cell>
          <table:table-cell office:value-type="float" office:value="0.31202525653325" calcext:value-type="float">
            <text:p>0.31202525653325</text:p>
          </table:table-cell>
          <table:table-cell office:value-type="float" office:value="0.312075105921767" calcext:value-type="float">
            <text:p>0.312075105921767</text:p>
          </table:table-cell>
          <table:table-cell office:value-type="float" office:value="0.312060196822741" calcext:value-type="float">
            <text:p>0.312060196822741</text:p>
          </table:table-cell>
          <table:table-cell office:value-type="float" office:value="0.31203971576483" calcext:value-type="float">
            <text:p>0.31203971576483</text:p>
          </table:table-cell>
          <table:table-cell office:value-type="float" office:value="0.312080668229697" calcext:value-type="float">
            <text:p>0.312080668229697</text:p>
          </table:table-cell>
          <table:table-cell office:value-type="float" office:value="0.312056622917789" calcext:value-type="float">
            <text:p>0.312056622917789</text:p>
          </table:table-cell>
          <table:table-cell office:value-type="float" office:value="0.312083462328607" calcext:value-type="float">
            <text:p>0.312083462328607</text:p>
          </table:table-cell>
          <table:table-cell office:value-type="float" office:value="0.312010978214409" calcext:value-type="float">
            <text:p>0.312010978214409</text:p>
          </table:table-cell>
          <table:table-cell office:value-type="float" office:value="0.312049764999512" calcext:value-type="float">
            <text:p>0.312049764999512</text:p>
          </table:table-cell>
          <table:table-cell office:value-type="float" office:value="0.312031963561656" calcext:value-type="float">
            <text:p>0.312031963561656</text:p>
          </table:table-cell>
          <table:table-cell office:value-type="float" office:value="0.312039301631615" calcext:value-type="float">
            <text:p>0.312039301631615</text:p>
          </table:table-cell>
          <table:table-cell office:value-type="float" office:value="0.31209211837193" calcext:value-type="float">
            <text:p>0.31209211837193</text:p>
          </table:table-cell>
          <table:table-cell office:value-type="float" office:value="0.312046848528644" calcext:value-type="float">
            <text:p>0.312046848528644</text:p>
          </table:table-cell>
          <table:table-cell office:value-type="float" office:value="0.311923074256534" calcext:value-type="float">
            <text:p>0.311923074256534</text:p>
          </table:table-cell>
          <table:table-cell office:value-type="float" office:value="0.311664956882068" calcext:value-type="float">
            <text:p>0.311664956882068</text:p>
          </table:table-cell>
          <table:table-cell office:value-type="float" office:value="0.311129977775221" calcext:value-type="float">
            <text:p>0.311129977775221</text:p>
          </table:table-cell>
          <table:table-cell office:value-type="float" office:value="0.308696811424565" calcext:value-type="float">
            <text:p>0.308696811424565</text:p>
          </table:table-cell>
          <table:table-cell office:value-type="float" office:value="0.305530608375365" calcext:value-type="float">
            <text:p>0.305530608375365</text:p>
          </table:table-cell>
          <table:table-cell office:value-type="float" office:value="0.303542292831439" calcext:value-type="float">
            <text:p>0.303542292831439</text:p>
          </table:table-cell>
          <table:table-cell office:value-type="float" office:value="0.300773010445112" calcext:value-type="float">
            <text:p>0.300773010445112</text:p>
          </table:table-cell>
          <table:table-cell office:value-type="float" office:value="0.296272657922968" calcext:value-type="float">
            <text:p>0.296272657922968</text:p>
          </table:table-cell>
          <table:table-cell office:value-type="float" office:value="0.28887529033758" calcext:value-type="float">
            <text:p>0.28887529033758</text:p>
          </table:table-cell>
          <table:table-cell office:value-type="float" office:value="0.293190016537212" calcext:value-type="float">
            <text:p>0.293190016537212</text:p>
          </table:table-cell>
          <table:table-cell office:value-type="float" office:value="0.300265862179298" calcext:value-type="float">
            <text:p>0.300265862179298</text:p>
          </table:table-cell>
          <table:table-cell office:value-type="float" office:value="0.337876322963783" calcext:value-type="float">
            <text:p>0.337876322963783</text:p>
          </table:table-cell>
          <table:table-cell office:value-type="float" office:value="0.338883795385643" calcext:value-type="float">
            <text:p>0.338883795385643</text:p>
          </table:table-cell>
          <table:table-cell office:value-type="float" office:value="0.337409598536867" calcext:value-type="float">
            <text:p>0.337409598536867</text:p>
          </table:table-cell>
          <table:table-cell office:value-type="float" office:value="0.334753985369105" calcext:value-type="float">
            <text:p>0.334753985369105</text:p>
          </table:table-cell>
          <table:table-cell office:value-type="float" office:value="0.335571184489" calcext:value-type="float">
            <text:p>0.335571184489</text:p>
          </table:table-cell>
          <table:table-cell office:value-type="float" office:value="0.332388599774099" calcext:value-type="float">
            <text:p>0.332388599774099</text:p>
          </table:table-cell>
          <table:table-cell office:value-type="float" office:value="0.321955377970304" calcext:value-type="float">
            <text:p>0.321955377970304</text:p>
          </table:table-cell>
          <table:table-cell office:value-type="float" office:value="0.309730309246427" calcext:value-type="float">
            <text:p>0.309730309246427</text:p>
          </table:table-cell>
          <table:table-cell office:value-type="float" office:value="0.306759970954646" calcext:value-type="float">
            <text:p>0.306759970954646</text:p>
          </table:table-cell>
          <table:table-cell office:value-type="float" office:value="0.301479534596899" calcext:value-type="float">
            <text:p>0.301479534596899</text:p>
          </table:table-cell>
          <table:table-cell office:value-type="float" office:value="0.298732390844391" calcext:value-type="float">
            <text:p>0.298732390844391</text:p>
          </table:table-cell>
          <table:table-cell office:value-type="float" office:value="0.296499908253132" calcext:value-type="float">
            <text:p>0.296499908253132</text:p>
          </table:table-cell>
          <table:table-cell office:value-type="float" office:value="0.292641477817418" calcext:value-type="float">
            <text:p>0.292641477817418</text:p>
          </table:table-cell>
          <table:table-cell office:value-type="float" office:value="0.292396045431139" calcext:value-type="float">
            <text:p>0.292396045431139</text:p>
          </table:table-cell>
          <table:table-cell office:value-type="float" office:value="0.292592979162317" calcext:value-type="float">
            <text:p>0.292592979162317</text:p>
          </table:table-cell>
          <table:table-cell office:value-type="float" office:value="0.291267853273428" calcext:value-type="float">
            <text:p>0.291267853273428</text:p>
          </table:table-cell>
          <table:table-cell office:value-type="float" office:value="0.334380724461896" calcext:value-type="float">
            <text:p>0.334380724461896</text:p>
          </table:table-cell>
          <table:table-cell office:value-type="float" office:value="0.331828192902896" calcext:value-type="float">
            <text:p>0.331828192902896</text:p>
          </table:table-cell>
          <table:table-cell office:value-type="float" office:value="0.324687122985602" calcext:value-type="float">
            <text:p>0.324687122985602</text:p>
          </table:table-cell>
          <table:table-cell office:value-type="float" office:value="0.319671587594034" calcext:value-type="float">
            <text:p>0.319671587594034</text:p>
          </table:table-cell>
          <table:table-cell office:value-type="float" office:value="0.304514640632637" calcext:value-type="float">
            <text:p>0.304514640632637</text:p>
          </table:table-cell>
          <table:table-cell office:value-type="float" office:value="0.304018792058608" calcext:value-type="float">
            <text:p>0.304018792058608</text:p>
          </table:table-cell>
          <table:table-cell office:value-type="float" office:value="0.301764944872665" calcext:value-type="float">
            <text:p>0.301764944872665</text:p>
          </table:table-cell>
          <table:table-cell office:value-type="float" office:value="0.301019762384899" calcext:value-type="float">
            <text:p>0.301019762384899</text:p>
          </table:table-cell>
          <table:table-cell office:value-type="float" office:value="0.30046843520328" calcext:value-type="float">
            <text:p>0.30046843520328</text:p>
          </table:table-cell>
          <table:table-cell office:value-type="float" office:value="0.299862198041294" calcext:value-type="float">
            <text:p>0.299862198041294</text:p>
          </table:table-cell>
          <table:table-cell office:value-type="float" office:value="0.29601871160276" calcext:value-type="float">
            <text:p>0.29601871160276</text:p>
          </table:table-cell>
          <table:table-cell office:value-type="float" office:value="0.290910716022752" calcext:value-type="float">
            <text:p>0.290910716022752</text:p>
          </table:table-cell>
          <table:table-cell office:value-type="float" office:value="0.289671629403181" calcext:value-type="float">
            <text:p>0.289671629403181</text:p>
          </table:table-cell>
          <table:table-cell office:value-type="float" office:value="0.293477957589127" calcext:value-type="float">
            <text:p>0.293477957589127</text:p>
          </table:table-cell>
          <table:table-cell office:value-type="float" office:value="0.319281200851381" calcext:value-type="float">
            <text:p>0.319281200851381</text:p>
          </table:table-cell>
          <table:table-cell office:value-type="float" office:value="0.335486444330705" calcext:value-type="float">
            <text:p>0.335486444330705</text:p>
          </table:table-cell>
          <table:table-cell office:value-type="float" office:value="0.339773585474695" calcext:value-type="float">
            <text:p>0.339773585474695</text:p>
          </table:table-cell>
          <table:table-cell office:value-type="float" office:value="0.341341881511305" calcext:value-type="float">
            <text:p>0.341341881511305</text:p>
          </table:table-cell>
          <table:table-cell office:value-type="float" office:value="0.338280104007893" calcext:value-type="float">
            <text:p>0.338280104007893</text:p>
          </table:table-cell>
          <table:table-cell office:value-type="float" office:value="0.337639289612839" calcext:value-type="float">
            <text:p>0.337639289612839</text:p>
          </table:table-cell>
          <table:table-cell office:value-type="float" office:value="0.337878115093045" calcext:value-type="float">
            <text:p>0.337878115093045</text:p>
          </table:table-cell>
          <table:table-cell office:value-type="float" office:value="0.335360323757286" calcext:value-type="float">
            <text:p>0.335360323757286</text:p>
          </table:table-cell>
          <table:table-cell office:value-type="float" office:value="0.331440208093217" calcext:value-type="float">
            <text:p>0.331440208093217</text:p>
          </table:table-cell>
          <table:table-cell office:value-type="float" office:value="0.302753956830341" calcext:value-type="float">
            <text:p>0.302753956830341</text:p>
          </table:table-cell>
          <table:table-cell office:value-type="float" office:value="0.302068056234286" calcext:value-type="float">
            <text:p>0.302068056234286</text:p>
          </table:table-cell>
          <table:table-cell office:value-type="float" office:value="0.301512231391749" calcext:value-type="float">
            <text:p>0.301512231391749</text:p>
          </table:table-cell>
          <table:table-cell office:value-type="float" office:value="0.301409309079508" calcext:value-type="float">
            <text:p>0.301409309079508</text:p>
          </table:table-cell>
          <table:table-cell office:value-type="float" office:value="0.301818246795921" calcext:value-type="float">
            <text:p>0.301818246795921</text:p>
          </table:table-cell>
          <table:table-cell office:value-type="float" office:value="0.301319198108968" calcext:value-type="float">
            <text:p>0.301319198108968</text:p>
          </table:table-cell>
          <table:table-cell office:value-type="float" office:value="0.298375753843962" calcext:value-type="float">
            <text:p>0.298375753843962</text:p>
          </table:table-cell>
          <table:table-cell office:value-type="float" office:value="0.295865751491743" calcext:value-type="float">
            <text:p>0.295865751491743</text:p>
          </table:table-cell>
          <table:table-cell office:value-type="float" office:value="0.292566705626824" calcext:value-type="float">
            <text:p>0.292566705626824</text:p>
          </table:table-cell>
          <table:table-cell office:value-type="float" office:value="0.292932595525102" calcext:value-type="float">
            <text:p>0.292932595525102</text:p>
          </table:table-cell>
          <table:table-cell office:value-type="float" office:value="0.292141423028397" calcext:value-type="float">
            <text:p>0.292141423028397</text:p>
          </table:table-cell>
          <table:table-cell office:value-type="float" office:value="0.332775878717161" calcext:value-type="float">
            <text:p>0.332775878717161</text:p>
          </table:table-cell>
          <table:table-cell office:value-type="float" office:value="0.330035810724347" calcext:value-type="float">
            <text:p>0.330035810724347</text:p>
          </table:table-cell>
          <table:table-cell office:value-type="float" office:value="0.321606917790206" calcext:value-type="float">
            <text:p>0.321606917790206</text:p>
          </table:table-cell>
          <table:table-cell office:value-type="float" office:value="0.314828710859959" calcext:value-type="float">
            <text:p>0.314828710859959</text:p>
          </table:table-cell>
          <table:table-cell office:value-type="float" office:value="0.313957825643291" calcext:value-type="float">
            <text:p>0.313957825643291</text:p>
          </table:table-cell>
          <table:table-cell office:value-type="float" office:value="0.312692769660548" calcext:value-type="float">
            <text:p>0.312692769660548</text:p>
          </table:table-cell>
          <table:table-cell office:value-type="float" office:value="0.310788616698148" calcext:value-type="float">
            <text:p>0.310788616698148</text:p>
          </table:table-cell>
          <table:table-cell office:value-type="float" office:value="0.306325287304973" calcext:value-type="float">
            <text:p>0.306325287304973</text:p>
          </table:table-cell>
          <table:table-cell office:value-type="float" office:value="0.30550481890888" calcext:value-type="float">
            <text:p>0.30550481890888</text:p>
          </table:table-cell>
          <table:table-cell office:value-type="float" office:value="0.306341610043059" calcext:value-type="float">
            <text:p>0.306341610043059</text:p>
          </table:table-cell>
          <table:table-cell office:value-type="float" office:value="0.305078573949776" calcext:value-type="float">
            <text:p>0.305078573949776</text:p>
          </table:table-cell>
          <table:table-cell office:value-type="float" office:value="0.302702813745858" calcext:value-type="float">
            <text:p>0.302702813745858</text:p>
          </table:table-cell>
          <table:table-cell office:value-type="float" office:value="0.30165839888581" calcext:value-type="float">
            <text:p>0.30165839888581</text:p>
          </table:table-cell>
          <table:table-cell office:value-type="float" office:value="0.299178497946562" calcext:value-type="float">
            <text:p>0.299178497946562</text:p>
          </table:table-cell>
          <table:table-cell office:value-type="float" office:value="0.2965375596207" calcext:value-type="float">
            <text:p>0.2965375596207</text:p>
          </table:table-cell>
          <table:table-cell office:value-type="float" office:value="0.293329216916164" calcext:value-type="float">
            <text:p>0.293329216916164</text:p>
          </table:table-cell>
          <table:table-cell office:value-type="float" office:value="0.292309604577647" calcext:value-type="float">
            <text:p>0.292309604577647</text:p>
          </table:table-cell>
          <table:table-cell office:value-type="float" office:value="0.295452301782363" calcext:value-type="float">
            <text:p>0.295452301782363</text:p>
          </table:table-cell>
          <table:table-cell office:value-type="float" office:value="0.323521392014567" calcext:value-type="float">
            <text:p>0.323521392014567</text:p>
          </table:table-cell>
          <table:table-cell office:value-type="float" office:value="0.322138816422154" calcext:value-type="float">
            <text:p>0.322138816422154</text:p>
          </table:table-cell>
          <table:table-cell office:value-type="float" office:value="0.332111146065262" calcext:value-type="float">
            <text:p>0.332111146065262</text:p>
          </table:table-cell>
          <table:table-cell office:value-type="float" office:value="0.341773274215332" calcext:value-type="float">
            <text:p>0.341773274215332</text:p>
          </table:table-cell>
          <table:table-cell office:value-type="float" office:value="0.344011773133085" calcext:value-type="float">
            <text:p>0.344011773133085</text:p>
          </table:table-cell>
          <table:table-cell office:value-type="float" office:value="0.343241294264266" calcext:value-type="float">
            <text:p>0.343241294264266</text:p>
          </table:table-cell>
          <table:table-cell office:value-type="float" office:value="0.341533252199141" calcext:value-type="float">
            <text:p>0.341533252199141</text:p>
          </table:table-cell>
          <table:table-cell office:value-type="float" office:value="0.339852499047876" calcext:value-type="float">
            <text:p>0.339852499047876</text:p>
          </table:table-cell>
          <table:table-cell office:value-type="float" office:value="0.30350809952067" calcext:value-type="float">
            <text:p>0.30350809952067</text:p>
          </table:table-cell>
          <table:table-cell office:value-type="float" office:value="0.302446766684887" calcext:value-type="float">
            <text:p>0.302446766684887</text:p>
          </table:table-cell>
          <table:table-cell office:value-type="float" office:value="0.300578591226193" calcext:value-type="float">
            <text:p>0.300578591226193</text:p>
          </table:table-cell>
          <table:table-cell office:value-type="float" office:value="0.30058099686855" calcext:value-type="float">
            <text:p>0.30058099686855</text:p>
          </table:table-cell>
          <table:table-cell office:value-type="float" office:value="0.299609006945211" calcext:value-type="float">
            <text:p>0.299609006945211</text:p>
          </table:table-cell>
          <table:table-cell office:value-type="float" office:value="0.298618761451123" calcext:value-type="float">
            <text:p>0.298618761451123</text:p>
          </table:table-cell>
          <table:table-cell office:value-type="float" office:value="0.295625351596446" calcext:value-type="float">
            <text:p>0.295625351596446</text:p>
          </table:table-cell>
          <table:table-cell office:value-type="float" office:value="0.293093803979765" calcext:value-type="float">
            <text:p>0.293093803979765</text:p>
          </table:table-cell>
          <table:table-cell office:value-type="float" office:value="0.291889329981541" calcext:value-type="float">
            <text:p>0.291889329981541</text:p>
          </table:table-cell>
          <table:table-cell office:value-type="float" office:value="0.290795631243024" calcext:value-type="float">
            <text:p>0.290795631243024</text:p>
          </table:table-cell>
          <table:table-cell office:value-type="float" office:value="0.28938802643561" calcext:value-type="float">
            <text:p>0.28938802643561</text:p>
          </table:table-cell>
          <table:table-cell office:value-type="float" office:value="0.334760555399676" calcext:value-type="float">
            <text:p>0.334760555399676</text:p>
          </table:table-cell>
          <table:table-cell office:value-type="float" office:value="0.334935437061039" calcext:value-type="float">
            <text:p>0.334935437061039</text:p>
          </table:table-cell>
          <table:table-cell office:value-type="float" office:value="0.333505867743066" calcext:value-type="float">
            <text:p>0.333505867743066</text:p>
          </table:table-cell>
          <table:table-cell office:value-type="float" office:value="0.330560917111009" calcext:value-type="float">
            <text:p>0.330560917111009</text:p>
          </table:table-cell>
          <table:table-cell office:value-type="float" office:value="0.327221061330295" calcext:value-type="float">
            <text:p>0.327221061330295</text:p>
          </table:table-cell>
          <table:table-cell office:value-type="float" office:value="0.317264448039795" calcext:value-type="float">
            <text:p>0.317264448039795</text:p>
          </table:table-cell>
          <table:table-cell office:value-type="float" office:value="0.315547042878081" calcext:value-type="float">
            <text:p>0.315547042878081</text:p>
          </table:table-cell>
          <table:table-cell office:value-type="float" office:value="0.313588471499237" calcext:value-type="float">
            <text:p>0.313588471499237</text:p>
          </table:table-cell>
          <table:table-cell office:value-type="float" office:value="0.311387031806882" calcext:value-type="float">
            <text:p>0.311387031806882</text:p>
          </table:table-cell>
          <table:table-cell office:value-type="float" office:value="0.302736894447245" calcext:value-type="float">
            <text:p>0.302736894447245</text:p>
          </table:table-cell>
          <table:table-cell office:value-type="float" office:value="0.303663146638222" calcext:value-type="float">
            <text:p>0.303663146638222</text:p>
          </table:table-cell>
          <table:table-cell office:value-type="float" office:value="0.306103187354105" calcext:value-type="float">
            <text:p>0.306103187354105</text:p>
          </table:table-cell>
          <table:table-cell office:value-type="float" office:value="0.304553302220266" calcext:value-type="float">
            <text:p>0.304553302220266</text:p>
          </table:table-cell>
          <table:table-cell office:value-type="float" office:value="0.302666358344233" calcext:value-type="float">
            <text:p>0.302666358344233</text:p>
          </table:table-cell>
          <table:table-cell office:value-type="float" office:value="0.301608454924614" calcext:value-type="float">
            <text:p>0.301608454924614</text:p>
          </table:table-cell>
          <table:table-cell office:value-type="float" office:value="0.297931138973555" calcext:value-type="float">
            <text:p>0.297931138973555</text:p>
          </table:table-cell>
          <table:table-cell office:value-type="float" office:value="0.29484800366923" calcext:value-type="float">
            <text:p>0.29484800366923</text:p>
          </table:table-cell>
          <table:table-cell office:value-type="float" office:value="0.29167182778245" calcext:value-type="float">
            <text:p>0.29167182778245</text:p>
          </table:table-cell>
          <table:table-cell office:value-type="float" office:value="0.293266241707121" calcext:value-type="float">
            <text:p>0.293266241707121</text:p>
          </table:table-cell>
          <table:table-cell office:value-type="float" office:value="0.339306798828974" calcext:value-type="float">
            <text:p>0.339306798828974</text:p>
          </table:table-cell>
          <table:table-cell office:value-type="float" office:value="0.342083728008656" calcext:value-type="float">
            <text:p>0.342083728008656</text:p>
          </table:table-cell>
          <table:table-cell office:value-type="float" office:value="0.342575160984646" calcext:value-type="float">
            <text:p>0.342575160984646</text:p>
          </table:table-cell>
          <table:table-cell office:value-type="float" office:value="0.342471365795309" calcext:value-type="float">
            <text:p>0.342471365795309</text:p>
          </table:table-cell>
          <table:table-cell office:value-type="float" office:value="0.339594626293462" calcext:value-type="float">
            <text:p>0.339594626293462</text:p>
          </table:table-cell>
          <table:table-cell office:value-type="float" office:value="0.3413444622841" calcext:value-type="float">
            <text:p>0.3413444622841</text:p>
          </table:table-cell>
          <table:table-cell office:value-type="float" office:value="0.339874111221712" calcext:value-type="float">
            <text:p>0.339874111221712</text:p>
          </table:table-cell>
          <table:table-cell office:value-type="float" office:value="0.33689096599255" calcext:value-type="float">
            <text:p>0.33689096599255</text:p>
          </table:table-cell>
          <table:table-cell office:value-type="float" office:value="0.313673903271976" calcext:value-type="float">
            <text:p>0.313673903271976</text:p>
          </table:table-cell>
          <table:table-cell office:value-type="float" office:value="0.310647366579606" calcext:value-type="float">
            <text:p>0.310647366579606</text:p>
          </table:table-cell>
          <table:table-cell office:value-type="float" office:value="0.306474649245702" calcext:value-type="float">
            <text:p>0.306474649245702</text:p>
          </table:table-cell>
          <table:table-cell office:value-type="float" office:value="0.305810393801177" calcext:value-type="float">
            <text:p>0.305810393801177</text:p>
          </table:table-cell>
          <table:table-cell office:value-type="float" office:value="0.303247325093228" calcext:value-type="float">
            <text:p>0.303247325093228</text:p>
          </table:table-cell>
          <table:table-cell office:value-type="float" office:value="0.300413546186908" calcext:value-type="float">
            <text:p>0.300413546186908</text:p>
          </table:table-cell>
          <table:table-cell office:value-type="float" office:value="0.297428141908687" calcext:value-type="float">
            <text:p>0.297428141908687</text:p>
          </table:table-cell>
          <table:table-cell office:value-type="float" office:value="0.293580931941801" calcext:value-type="float">
            <text:p>0.293580931941801</text:p>
          </table:table-cell>
          <table:table-cell office:value-type="float" office:value="0.293873384121289" calcext:value-type="float">
            <text:p>0.293873384121289</text:p>
          </table:table-cell>
          <table:table-cell office:value-type="float" office:value="0.293737719921565" calcext:value-type="float">
            <text:p>0.293737719921565</text:p>
          </table:table-cell>
          <table:table-cell office:value-type="float" office:value="0.293101295513259" calcext:value-type="float">
            <text:p>0.293101295513259</text:p>
          </table:table-cell>
          <table:table-cell office:value-type="float" office:value="0.32983802553167" calcext:value-type="float">
            <text:p>0.32983802553167</text:p>
          </table:table-cell>
          <table:table-cell office:value-type="float" office:value="0.326894675984033" calcext:value-type="float">
            <text:p>0.326894675984033</text:p>
          </table:table-cell>
          <table:table-cell office:value-type="float" office:value="0.323242950210941" calcext:value-type="float">
            <text:p>0.323242950210941</text:p>
          </table:table-cell>
          <table:table-cell office:value-type="float" office:value="0.321426826238478" calcext:value-type="float">
            <text:p>0.321426826238478</text:p>
          </table:table-cell>
          <table:table-cell office:value-type="float" office:value="0.322063040039016" calcext:value-type="float">
            <text:p>0.322063040039016</text:p>
          </table:table-cell>
          <table:table-cell office:value-type="float" office:value="0.320854127207713" calcext:value-type="float">
            <text:p>0.320854127207713</text:p>
          </table:table-cell>
          <table:table-cell office:value-type="float" office:value="0.318214126538536" calcext:value-type="float">
            <text:p>0.318214126538536</text:p>
          </table:table-cell>
          <table:table-cell office:value-type="float" office:value="0.306618231495727" calcext:value-type="float">
            <text:p>0.306618231495727</text:p>
          </table:table-cell>
          <table:table-cell office:value-type="float" office:value="0.30522294926425" calcext:value-type="float">
            <text:p>0.30522294926425</text:p>
          </table:table-cell>
          <table:table-cell office:value-type="float" office:value="0.304931962611621" calcext:value-type="float">
            <text:p>0.304931962611621</text:p>
          </table:table-cell>
          <table:table-cell office:value-type="float" office:value="0.303582017589544" calcext:value-type="float">
            <text:p>0.303582017589544</text:p>
          </table:table-cell>
          <table:table-cell office:value-type="float" office:value="0.292027022027779" calcext:value-type="float">
            <text:p>0.292027022027779</text:p>
          </table:table-cell>
          <table:table-cell office:value-type="float" office:value="0.294537366593935" calcext:value-type="float">
            <text:p>0.294537366593935</text:p>
          </table:table-cell>
          <table:table-cell office:value-type="float" office:value="0.29883074997136" calcext:value-type="float">
            <text:p>0.29883074997136</text:p>
          </table:table-cell>
          <table:table-cell office:value-type="float" office:value="0.34022592525894" calcext:value-type="float">
            <text:p>0.34022592525894</text:p>
          </table:table-cell>
          <table:table-cell office:value-type="float" office:value="0.345553769108134" calcext:value-type="float">
            <text:p>0.345553769108134</text:p>
          </table:table-cell>
          <table:table-cell office:value-type="float" office:value="0.344896701725797" calcext:value-type="float">
            <text:p>0.344896701725797</text:p>
          </table:table-cell>
          <table:table-cell office:value-type="float" office:value="0.342086604792494" calcext:value-type="float">
            <text:p>0.342086604792494</text:p>
          </table:table-cell>
          <table:table-cell office:value-type="float" office:value="0.344033361600901" calcext:value-type="float">
            <text:p>0.344033361600901</text:p>
          </table:table-cell>
          <table:table-cell office:value-type="float" office:value="0.343783215166407" calcext:value-type="float">
            <text:p>0.343783215166407</text:p>
          </table:table-cell>
          <table:table-cell office:value-type="float" office:value="0.343360944986926" calcext:value-type="float">
            <text:p>0.343360944986926</text:p>
          </table:table-cell>
          <table:table-cell office:value-type="float" office:value="0.341013005781259" calcext:value-type="float">
            <text:p>0.341013005781259</text:p>
          </table:table-cell>
          <table:table-cell office:value-type="float" office:value="0.307112943677199" calcext:value-type="float">
            <text:p>0.307112943677199</text:p>
          </table:table-cell>
          <table:table-cell office:value-type="float" office:value="0.304325634139444" calcext:value-type="float">
            <text:p>0.304325634139444</text:p>
          </table:table-cell>
          <table:table-cell office:value-type="float" office:value="0.302823420216252" calcext:value-type="float">
            <text:p>0.302823420216252</text:p>
          </table:table-cell>
          <table:table-cell office:value-type="float" office:value="0.29975102061907" calcext:value-type="float">
            <text:p>0.29975102061907</text:p>
          </table:table-cell>
          <table:table-cell office:value-type="float" office:value="0.29690635167366" calcext:value-type="float">
            <text:p>0.29690635167366</text:p>
          </table:table-cell>
          <table:table-cell office:value-type="float" office:value="0.293324869249005" calcext:value-type="float">
            <text:p>0.293324869249005</text:p>
          </table:table-cell>
          <table:table-cell office:value-type="float" office:value="0.293440385905403" calcext:value-type="float">
            <text:p>0.293440385905403</text:p>
          </table:table-cell>
          <table:table-cell office:value-type="float" office:value="0.292967469032883" calcext:value-type="float">
            <text:p>0.292967469032883</text:p>
          </table:table-cell>
          <table:table-cell office:value-type="float" office:value="0.331371848898949" calcext:value-type="float">
            <text:p>0.331371848898949</text:p>
          </table:table-cell>
          <table:table-cell office:value-type="float" office:value="0.327985527812703" calcext:value-type="float">
            <text:p>0.327985527812703</text:p>
          </table:table-cell>
          <table:table-cell office:value-type="float" office:value="0.322524551068906" calcext:value-type="float">
            <text:p>0.322524551068906</text:p>
          </table:table-cell>
          <table:table-cell office:value-type="float" office:value="0.321459629481047" calcext:value-type="float">
            <text:p>0.321459629481047</text:p>
          </table:table-cell>
          <table:table-cell office:value-type="float" office:value="0.306497876164218" calcext:value-type="float">
            <text:p>0.306497876164218</text:p>
          </table:table-cell>
          <table:table-cell office:value-type="float" office:value="0.303604522467299" calcext:value-type="float">
            <text:p>0.303604522467299</text:p>
          </table:table-cell>
          <table:table-cell office:value-type="float" office:value="0.302612232001561" calcext:value-type="float">
            <text:p>0.302612232001561</text:p>
          </table:table-cell>
          <table:table-cell office:value-type="float" office:value="0.301426873894635" calcext:value-type="float">
            <text:p>0.301426873894635</text:p>
          </table:table-cell>
          <table:table-cell office:value-type="float" office:value="0.295331189701373" calcext:value-type="float">
            <text:p>0.295331189701373</text:p>
          </table:table-cell>
          <table:table-cell office:value-type="float" office:value="0.295944698466835" calcext:value-type="float">
            <text:p>0.295944698466835</text:p>
          </table:table-cell>
          <table:table-cell office:value-type="float" office:value="0.322726265168474" calcext:value-type="float">
            <text:p>0.322726265168474</text:p>
          </table:table-cell>
          <table:table-cell office:value-type="float" office:value="0.320330211806437" calcext:value-type="float">
            <text:p>0.320330211806437</text:p>
          </table:table-cell>
          <table:table-cell office:value-type="float" office:value="0.337447293017955" calcext:value-type="float">
            <text:p>0.337447293017955</text:p>
          </table:table-cell>
          <table:table-cell office:value-type="float" office:value="0.34199911352517" calcext:value-type="float">
            <text:p>0.34199911352517</text:p>
          </table:table-cell>
          <table:table-cell office:value-type="float" office:value="0.341276440224882" calcext:value-type="float">
            <text:p>0.341276440224882</text:p>
          </table:table-cell>
          <table:table-cell office:value-type="float" office:value="0.337761526324574" calcext:value-type="float">
            <text:p>0.337761526324574</text:p>
          </table:table-cell>
          <table:table-cell office:value-type="float" office:value="0.339242288250121" calcext:value-type="float">
            <text:p>0.339242288250121</text:p>
          </table:table-cell>
          <table:table-cell office:value-type="float" office:value="0.337799195646499" calcext:value-type="float">
            <text:p>0.337799195646499</text:p>
          </table:table-cell>
          <table:table-cell office:value-type="float" office:value="0.333776228349549" calcext:value-type="float">
            <text:p>0.333776228349549</text:p>
          </table:table-cell>
          <table:table-cell office:value-type="float" office:value="0.329205415250699" calcext:value-type="float">
            <text:p>0.329205415250699</text:p>
          </table:table-cell>
          <table:table-cell office:value-type="float" office:value="0.303469045691536" calcext:value-type="float">
            <text:p>0.303469045691536</text:p>
          </table:table-cell>
          <table:table-cell office:value-type="float" office:value="0.302070817455702" calcext:value-type="float">
            <text:p>0.302070817455702</text:p>
          </table:table-cell>
          <table:table-cell office:value-type="float" office:value="0.301125274431606" calcext:value-type="float">
            <text:p>0.301125274431606</text:p>
          </table:table-cell>
          <table:table-cell office:value-type="float" office:value="0.299894881548924" calcext:value-type="float">
            <text:p>0.299894881548924</text:p>
          </table:table-cell>
          <table:table-cell office:value-type="float" office:value="0.297164983114313" calcext:value-type="float">
            <text:p>0.297164983114313</text:p>
          </table:table-cell>
          <table:table-cell office:value-type="float" office:value="0.295282986138778" calcext:value-type="float">
            <text:p>0.295282986138778</text:p>
          </table:table-cell>
          <table:table-cell office:value-type="float" office:value="0.292860924604182" calcext:value-type="float">
            <text:p>0.292860924604182</text:p>
          </table:table-cell>
          <table:table-cell office:value-type="float" office:value="0.290780808724887" calcext:value-type="float">
            <text:p>0.290780808724887</text:p>
          </table:table-cell>
          <table:table-cell office:value-type="float" office:value="0.290037831964446" calcext:value-type="float">
            <text:p>0.290037831964446</text:p>
          </table:table-cell>
          <table:table-cell office:value-type="float" office:value="0.287807078392631" calcext:value-type="float">
            <text:p>0.287807078392631</text:p>
          </table:table-cell>
          <table:table-cell office:value-type="float" office:value="0.329621135237917" calcext:value-type="float">
            <text:p>0.329621135237917</text:p>
          </table:table-cell>
          <table:table-cell office:value-type="float" office:value="0.326093763641931" calcext:value-type="float">
            <text:p>0.326093763641931</text:p>
          </table:table-cell>
          <table:table-cell office:value-type="float" office:value="0.318255374464967" calcext:value-type="float">
            <text:p>0.318255374464967</text:p>
          </table:table-cell>
          <table:table-cell office:value-type="float" office:value="0.310105633801578" calcext:value-type="float">
            <text:p>0.310105633801578</text:p>
          </table:table-cell>
          <table:table-cell office:value-type="float" office:value="0.303646860629771" calcext:value-type="float">
            <text:p>0.303646860629771</text:p>
          </table:table-cell>
          <table:table-cell office:value-type="float" office:value="0.306155379764295" calcext:value-type="float">
            <text:p>0.306155379764295</text:p>
          </table:table-cell>
          <table:table-cell office:value-type="float" office:value="0.307175256368017" calcext:value-type="float">
            <text:p>0.307175256368017</text:p>
          </table:table-cell>
          <table:table-cell office:value-type="float" office:value="0.305253628564228" calcext:value-type="float">
            <text:p>0.305253628564228</text:p>
          </table:table-cell>
          <table:table-cell office:value-type="float" office:value="0.304489312615176" calcext:value-type="float">
            <text:p>0.304489312615176</text:p>
          </table:table-cell>
          <table:table-cell office:value-type="float" office:value="0.303071444471812" calcext:value-type="float">
            <text:p>0.303071444471812</text:p>
          </table:table-cell>
          <table:table-cell office:value-type="float" office:value="0.301485678038052" calcext:value-type="float">
            <text:p>0.301485678038052</text:p>
          </table:table-cell>
          <table:table-cell office:value-type="float" office:value="0.300083222510432" calcext:value-type="float">
            <text:p>0.300083222510432</text:p>
          </table:table-cell>
          <table:table-cell office:value-type="float" office:value="0.297875581555194" calcext:value-type="float">
            <text:p>0.297875581555194</text:p>
          </table:table-cell>
          <table:table-cell office:value-type="float" office:value="0.293496025226761" calcext:value-type="float">
            <text:p>0.293496025226761</text:p>
          </table:table-cell>
          <table:table-cell office:value-type="float" office:value="0.295683900678669" calcext:value-type="float">
            <text:p>0.295683900678669</text:p>
          </table:table-cell>
          <table:table-cell office:value-type="float" office:value="0.323141349842533" calcext:value-type="float">
            <text:p>0.323141349842533</text:p>
          </table:table-cell>
          <table:table-cell office:value-type="float" office:value="0.345753132105613" calcext:value-type="float">
            <text:p>0.345753132105613</text:p>
          </table:table-cell>
          <table:table-cell office:value-type="float" office:value="0.346070231754815" calcext:value-type="float">
            <text:p>0.346070231754815</text:p>
          </table:table-cell>
          <table:table-cell office:value-type="float" office:value="0.344035693334503" calcext:value-type="float">
            <text:p>0.344035693334503</text:p>
          </table:table-cell>
          <table:table-cell office:value-type="float" office:value="0.34390703869647" calcext:value-type="float">
            <text:p>0.34390703869647</text:p>
          </table:table-cell>
          <table:table-cell office:value-type="float" office:value="0.346124074417318" calcext:value-type="float">
            <text:p>0.346124074417318</text:p>
          </table:table-cell>
          <table:table-cell office:value-type="float" office:value="0.345924331207431" calcext:value-type="float">
            <text:p>0.345924331207431</text:p>
          </table:table-cell>
          <table:table-cell office:value-type="float" office:value="0.344824111181625" calcext:value-type="float">
            <text:p>0.344824111181625</text:p>
          </table:table-cell>
          <table:table-cell office:value-type="float" office:value="0.316144037051273" calcext:value-type="float">
            <text:p>0.316144037051273</text:p>
          </table:table-cell>
          <table:table-cell office:value-type="float" office:value="0.314207646718343" calcext:value-type="float">
            <text:p>0.314207646718343</text:p>
          </table:table-cell>
          <table:table-cell office:value-type="float" office:value="0.312098124734753" calcext:value-type="float">
            <text:p>0.312098124734753</text:p>
          </table:table-cell>
          <table:table-cell office:value-type="float" office:value="0.309894372503617" calcext:value-type="float">
            <text:p>0.309894372503617</text:p>
          </table:table-cell>
          <table:table-cell office:value-type="float" office:value="0.306994507949983" calcext:value-type="float">
            <text:p>0.306994507949983</text:p>
          </table:table-cell>
          <table:table-cell office:value-type="float" office:value="0.303077006318512" calcext:value-type="float">
            <text:p>0.303077006318512</text:p>
          </table:table-cell>
          <table:table-cell office:value-type="float" office:value="0.301995604891017" calcext:value-type="float">
            <text:p>0.301995604891017</text:p>
          </table:table-cell>
          <table:table-cell office:value-type="float" office:value="0.301699756378026" calcext:value-type="float">
            <text:p>0.301699756378026</text:p>
          </table:table-cell>
          <table:table-cell office:value-type="float" office:value="0.30104060223223" calcext:value-type="float">
            <text:p>0.30104060223223</text:p>
          </table:table-cell>
          <table:table-cell office:value-type="float" office:value="0.300434214184196" calcext:value-type="float">
            <text:p>0.300434214184196</text:p>
          </table:table-cell>
          <table:table-cell office:value-type="float" office:value="0.300476420452401" calcext:value-type="float">
            <text:p>0.300476420452401</text:p>
          </table:table-cell>
          <table:table-cell office:value-type="float" office:value="0.300718146980165" calcext:value-type="float">
            <text:p>0.300718146980165</text:p>
          </table:table-cell>
          <table:table-cell office:value-type="float" office:value="0.300644632698747" calcext:value-type="float">
            <text:p>0.300644632698747</text:p>
          </table:table-cell>
          <table:table-cell office:value-type="float" office:value="0.300823424463877" calcext:value-type="float">
            <text:p>0.300823424463877</text:p>
          </table:table-cell>
          <table:table-cell office:value-type="float" office:value="0.301075308700171" calcext:value-type="float">
            <text:p>0.301075308700171</text:p>
          </table:table-cell>
          <table:table-cell office:value-type="float" office:value="0.301083824412134" calcext:value-type="float">
            <text:p>0.301083824412134</text:p>
          </table:table-cell>
          <table:table-cell office:value-type="float" office:value="0.30152538428418" calcext:value-type="float">
            <text:p>0.30152538428418</text:p>
          </table:table-cell>
          <table:table-cell office:value-type="float" office:value="0.301500473445227" calcext:value-type="float">
            <text:p>0.301500473445227</text:p>
          </table:table-cell>
          <table:table-cell office:value-type="float" office:value="0.301714663128736" calcext:value-type="float">
            <text:p>0.301714663128736</text:p>
          </table:table-cell>
          <table:table-cell office:value-type="float" office:value="0.301981413925959" calcext:value-type="float">
            <text:p>0.301981413925959</text:p>
          </table:table-cell>
          <table:table-cell office:value-type="float" office:value="0.301997018824016" calcext:value-type="float">
            <text:p>0.301997018824016</text:p>
          </table:table-cell>
          <table:table-cell office:value-type="float" office:value="0.302265266053024" calcext:value-type="float">
            <text:p>0.302265266053024</text:p>
          </table:table-cell>
          <table:table-cell office:value-type="float" office:value="0.302230183898684" calcext:value-type="float">
            <text:p>0.302230183898684</text:p>
          </table:table-cell>
          <table:table-cell office:value-type="float" office:value="0.302267700784569" calcext:value-type="float">
            <text:p>0.302267700784569</text:p>
          </table:table-cell>
          <table:table-cell office:value-type="float" office:value="0.302276184378589" calcext:value-type="float">
            <text:p>0.302276184378589</text:p>
          </table:table-cell>
          <table:table-cell office:value-type="float" office:value="0.302302259071241" calcext:value-type="float">
            <text:p>0.302302259071241</text:p>
          </table:table-cell>
          <table:table-cell office:value-type="float" office:value="0.302391043054059" calcext:value-type="float">
            <text:p>0.302391043054059</text:p>
          </table:table-cell>
          <table:table-cell office:value-type="float" office:value="0.302384207233585" calcext:value-type="float">
            <text:p>0.302384207233585</text:p>
          </table:table-cell>
          <table:table-cell office:value-type="float" office:value="0.302340811945529" calcext:value-type="float">
            <text:p>0.302340811945529</text:p>
          </table:table-cell>
          <table:table-cell office:value-type="float" office:value="0.302433893219131" calcext:value-type="float">
            <text:p>0.302433893219131</text:p>
          </table:table-cell>
          <table:table-cell office:value-type="float" office:value="0.30243725001567" calcext:value-type="float">
            <text:p>0.30243725001567</text:p>
          </table:table-cell>
          <table:table-cell office:value-type="float" office:value="0.302478526743615" calcext:value-type="float">
            <text:p>0.302478526743615</text:p>
          </table:table-cell>
          <table:table-cell office:value-type="float" office:value="0.302437488317018" calcext:value-type="float">
            <text:p>0.302437488317018</text:p>
          </table:table-cell>
          <table:table-cell office:value-type="float" office:value="0.302443154780256" calcext:value-type="float">
            <text:p>0.302443154780256</text:p>
          </table:table-cell>
          <table:table-cell office:value-type="float" office:value="0.302474950962193" calcext:value-type="float">
            <text:p>0.302474950962193</text:p>
          </table:table-cell>
          <table:table-cell office:value-type="float" office:value="0.30246196941839" calcext:value-type="float">
            <text:p>0.30246196941839</text:p>
          </table:table-cell>
          <table:table-cell office:value-type="float" office:value="0.30246677292162" calcext:value-type="float">
            <text:p>0.30246677292162</text:p>
          </table:table-cell>
          <table:table-cell office:value-type="float" office:value="0.302452147379449" calcext:value-type="float">
            <text:p>0.302452147379449</text:p>
          </table:table-cell>
          <table:table-cell office:value-type="float" office:value="0.30247024054038" calcext:value-type="float">
            <text:p>0.30247024054038</text:p>
          </table:table-cell>
          <table:table-cell office:value-type="float" office:value="0.302445652663668" calcext:value-type="float">
            <text:p>0.302445652663668</text:p>
          </table:table-cell>
          <table:table-cell office:value-type="float" office:value="0.302453261587767" calcext:value-type="float">
            <text:p>0.302453261587767</text:p>
          </table:table-cell>
          <table:table-cell office:value-type="float" office:value="0.302445829959854" calcext:value-type="float">
            <text:p>0.302445829959854</text:p>
          </table:table-cell>
          <table:table-cell office:value-type="float" office:value="0.302448405985611" calcext:value-type="float">
            <text:p>0.302448405985611</text:p>
          </table:table-cell>
          <table:table-cell office:value-type="float" office:value="0.302487510333718" calcext:value-type="float">
            <text:p>0.302487510333718</text:p>
          </table:table-cell>
          <table:table-cell office:value-type="float" office:value="0.302467548746957" calcext:value-type="float">
            <text:p>0.302467548746957</text:p>
          </table:table-cell>
          <table:table-cell office:value-type="float" office:value="0.302470441234948" calcext:value-type="float">
            <text:p>0.302470441234948</text:p>
          </table:table-cell>
          <table:table-cell office:value-type="float" office:value="0.302450776213396" calcext:value-type="float">
            <text:p>0.302450776213396</text:p>
          </table:table-cell>
          <table:table-cell office:value-type="float" office:value="0.302486174117177" calcext:value-type="float">
            <text:p>0.302486174117177</text:p>
          </table:table-cell>
          <table:table-cell office:value-type="float" office:value="0.302487119796757" calcext:value-type="float">
            <text:p>0.302487119796757</text:p>
          </table:table-cell>
          <table:table-cell office:value-type="float" office:value="0.302463240529356" calcext:value-type="float">
            <text:p>0.302463240529356</text:p>
          </table:table-cell>
          <table:table-cell office:value-type="float" office:value="0.302449824561845" calcext:value-type="float">
            <text:p>0.302449824561845</text:p>
          </table:table-cell>
          <table:table-cell office:value-type="float" office:value="0.302468998389844" calcext:value-type="float">
            <text:p>0.302468998389844</text:p>
          </table:table-cell>
          <table:table-cell office:value-type="float" office:value="0.302445767116147" calcext:value-type="float">
            <text:p>0.302445767116147</text:p>
          </table:table-cell>
          <table:table-cell office:value-type="float" office:value="0.302474092023172" calcext:value-type="float">
            <text:p>0.302474092023172</text:p>
          </table:table-cell>
          <table:table-cell office:value-type="float" office:value="0.302457312088204" calcext:value-type="float">
            <text:p>0.302457312088204</text:p>
          </table:table-cell>
          <table:table-cell office:value-type="float" office:value="0.30244405704541" calcext:value-type="float">
            <text:p>0.30244405704541</text:p>
          </table:table-cell>
          <table:table-cell office:value-type="float" office:value="0.302439302143904" calcext:value-type="float">
            <text:p>0.302439302143904</text:p>
          </table:table-cell>
          <table:table-cell office:value-type="float" office:value="0.302473377199654" calcext:value-type="float">
            <text:p>0.302473377199654</text:p>
          </table:table-cell>
          <table:table-cell office:value-type="float" office:value="0.302466451919088" calcext:value-type="float">
            <text:p>0.302466451919088</text:p>
          </table:table-cell>
          <table:table-cell office:value-type="float" office:value="0.302450864829171" calcext:value-type="float">
            <text:p>0.302450864829171</text:p>
          </table:table-cell>
          <table:table-cell office:value-type="float" office:value="0.302445911458373" calcext:value-type="float">
            <text:p>0.302445911458373</text:p>
          </table:table-cell>
          <table:table-cell office:value-type="float" office:value="0.302433374506609" calcext:value-type="float">
            <text:p>0.302433374506609</text:p>
          </table:table-cell>
          <table:table-cell office:value-type="float" office:value="0.30245018606388" calcext:value-type="float">
            <text:p>0.30245018606388</text:p>
          </table:table-cell>
          <table:table-cell office:value-type="float" office:value="0.302447233443338" calcext:value-type="float">
            <text:p>0.302447233443338</text:p>
          </table:table-cell>
          <table:table-cell office:value-type="float" office:value="0.302440068896204" calcext:value-type="float">
            <text:p>0.302440068896204</text:p>
          </table:table-cell>
          <table:table-cell office:value-type="float" office:value="0.302467186600859" calcext:value-type="float">
            <text:p>0.302467186600859</text:p>
          </table:table-cell>
          <table:table-cell office:value-type="float" office:value="0.302449126610882" calcext:value-type="float">
            <text:p>0.302449126610882</text:p>
          </table:table-cell>
          <table:table-cell office:value-type="float" office:value="0.302458255915528" calcext:value-type="float">
            <text:p>0.302458255915528</text:p>
          </table:table-cell>
          <table:table-cell office:value-type="float" office:value="0.30246027227355" calcext:value-type="float">
            <text:p>0.30246027227355</text:p>
          </table:table-cell>
          <table:table-cell office:value-type="float" office:value="0.30244852783654" calcext:value-type="float">
            <text:p>0.30244852783654</text:p>
          </table:table-cell>
          <table:table-cell office:value-type="float" office:value="0.302464219842211" calcext:value-type="float">
            <text:p>0.302464219842211</text:p>
          </table:table-cell>
          <table:table-cell office:value-type="float" office:value="0.302455532140788" calcext:value-type="float">
            <text:p>0.302455532140788</text:p>
          </table:table-cell>
          <table:table-cell office:value-type="float" office:value="0.302448571891482" calcext:value-type="float">
            <text:p>0.302448571891482</text:p>
          </table:table-cell>
          <table:table-cell office:value-type="float" office:value="0.302450530296733" calcext:value-type="float">
            <text:p>0.302450530296733</text:p>
          </table:table-cell>
          <table:table-cell office:value-type="float" office:value="0.302461097264891" calcext:value-type="float">
            <text:p>0.302461097264891</text:p>
          </table:table-cell>
          <table:table-cell office:value-type="float" office:value="0.302452796129994" calcext:value-type="float">
            <text:p>0.302452796129994</text:p>
          </table:table-cell>
          <table:table-cell office:value-type="float" office:value="0.302443501976909" calcext:value-type="float">
            <text:p>0.302443501976909</text:p>
          </table:table-cell>
          <table:table-cell office:value-type="float" office:value="0.302465007920849" calcext:value-type="float">
            <text:p>0.302465007920849</text:p>
          </table:table-cell>
          <table:table-cell office:value-type="float" office:value="0.302465423403127" calcext:value-type="float">
            <text:p>0.302465423403127</text:p>
          </table:table-cell>
          <table:table-cell office:value-type="float" office:value="0.302457753152586" calcext:value-type="float">
            <text:p>0.302457753152586</text:p>
          </table:table-cell>
          <table:table-cell office:value-type="float" office:value="0.302474612450477" calcext:value-type="float">
            <text:p>0.302474612450477</text:p>
          </table:table-cell>
          <table:table-cell office:value-type="float" office:value="0.302455743526984" calcext:value-type="float">
            <text:p>0.302455743526984</text:p>
          </table:table-cell>
          <table:table-cell office:value-type="float" office:value="0.302466277875139" calcext:value-type="float">
            <text:p>0.302466277875139</text:p>
          </table:table-cell>
          <table:table-cell office:value-type="float" office:value="0.302457431809451" calcext:value-type="float">
            <text:p>0.302457431809451</text:p>
          </table:table-cell>
          <table:table-cell office:value-type="float" office:value="0.302478007305636" calcext:value-type="float">
            <text:p>0.302478007305636</text:p>
          </table:table-cell>
          <table:table-cell office:value-type="float" office:value="0.302454558287437" calcext:value-type="float">
            <text:p>0.302454558287437</text:p>
          </table:table-cell>
          <table:table-cell office:value-type="float" office:value="0.302446658119922" calcext:value-type="float">
            <text:p>0.302446658119922</text:p>
          </table:table-cell>
          <table:table-cell office:value-type="float" office:value="0.302455203359066" calcext:value-type="float">
            <text:p>0.302455203359066</text:p>
          </table:table-cell>
          <table:table-cell office:value-type="float" office:value="0.302472969018787" calcext:value-type="float">
            <text:p>0.302472969018787</text:p>
          </table:table-cell>
          <table:table-cell office:value-type="float" office:value="0.302479037805747" calcext:value-type="float">
            <text:p>0.302479037805747</text:p>
          </table:table-cell>
          <table:table-cell office:value-type="float" office:value="0.302474745202025" calcext:value-type="float">
            <text:p>0.302474745202025</text:p>
          </table:table-cell>
          <table:table-cell office:value-type="float" office:value="0.302454989262185" calcext:value-type="float">
            <text:p>0.302454989262185</text:p>
          </table:table-cell>
          <table:table-cell office:value-type="float" office:value="0.302462412776383" calcext:value-type="float">
            <text:p>0.302462412776383</text:p>
          </table:table-cell>
          <table:table-cell office:value-type="float" office:value="0.302445771875916" calcext:value-type="float">
            <text:p>0.302445771875916</text:p>
          </table:table-cell>
          <table:table-cell office:value-type="float" office:value="0.302451941863272" calcext:value-type="float">
            <text:p>0.302451941863272</text:p>
          </table:table-cell>
          <table:table-cell office:value-type="float" office:value="0.302473709003161" calcext:value-type="float">
            <text:p>0.302473709003161</text:p>
          </table:table-cell>
          <table:table-cell office:value-type="float" office:value="0.302439653508616" calcext:value-type="float">
            <text:p>0.302439653508616</text:p>
          </table:table-cell>
          <table:table-cell office:value-type="float" office:value="0.302446983669661" calcext:value-type="float">
            <text:p>0.302446983669661</text:p>
          </table:table-cell>
          <table:table-cell office:value-type="float" office:value="0.302472454577641" calcext:value-type="float">
            <text:p>0.302472454577641</text:p>
          </table:table-cell>
          <table:table-cell office:value-type="float" office:value="0.302466226336119" calcext:value-type="float">
            <text:p>0.302466226336119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7583873332845" calcext:value-type="float">
            <text:p>-0.347583873332845</text:p>
          </table:table-cell>
          <table:table-cell office:value-type="float" office:value="-0.347065817594356" calcext:value-type="float">
            <text:p>-0.347065817594356</text:p>
          </table:table-cell>
          <table:table-cell office:value-type="float" office:value="-0.347103558659716" calcext:value-type="float">
            <text:p>-0.347103558659716</text:p>
          </table:table-cell>
          <table:table-cell office:value-type="float" office:value="-0.347167046341193" calcext:value-type="float">
            <text:p>-0.347167046341193</text:p>
          </table:table-cell>
          <table:table-cell office:value-type="float" office:value="-0.347219426356688" calcext:value-type="float">
            <text:p>-0.347219426356688</text:p>
          </table:table-cell>
          <table:table-cell office:value-type="float" office:value="-0.347558701496209" calcext:value-type="float">
            <text:p>-0.347558701496209</text:p>
          </table:table-cell>
          <table:table-cell office:value-type="float" office:value="-0.346909645560107" calcext:value-type="float">
            <text:p>-0.346909645560107</text:p>
          </table:table-cell>
          <table:table-cell office:value-type="float" office:value="-0.347247854050358" calcext:value-type="float">
            <text:p>-0.347247854050358</text:p>
          </table:table-cell>
          <table:table-cell office:value-type="float" office:value="-0.347125454755405" calcext:value-type="float">
            <text:p>-0.347125454755405</text:p>
          </table:table-cell>
          <table:table-cell office:value-type="float" office:value="-0.347648036087473" calcext:value-type="float">
            <text:p>-0.347648036087473</text:p>
          </table:table-cell>
          <table:table-cell office:value-type="float" office:value="-0.347151521599387" calcext:value-type="float">
            <text:p>-0.347151521599387</text:p>
          </table:table-cell>
          <table:table-cell office:value-type="float" office:value="-0.347198496271629" calcext:value-type="float">
            <text:p>-0.347198496271629</text:p>
          </table:table-cell>
          <table:table-cell office:value-type="float" office:value="-0.347165003393581" calcext:value-type="float">
            <text:p>-0.347165003393581</text:p>
          </table:table-cell>
          <table:table-cell office:value-type="float" office:value="-0.347050548867645" calcext:value-type="float">
            <text:p>-0.347050548867645</text:p>
          </table:table-cell>
          <table:table-cell office:value-type="float" office:value="-0.347135691579033" calcext:value-type="float">
            <text:p>-0.347135691579033</text:p>
          </table:table-cell>
          <table:table-cell office:value-type="float" office:value="-0.347180860928407" calcext:value-type="float">
            <text:p>-0.347180860928407</text:p>
          </table:table-cell>
          <table:table-cell office:value-type="float" office:value="-0.346873682391253" calcext:value-type="float">
            <text:p>-0.346873682391253</text:p>
          </table:table-cell>
          <table:table-cell office:value-type="float" office:value="-0.34725451425666" calcext:value-type="float">
            <text:p>-0.34725451425666</text:p>
          </table:table-cell>
          <table:table-cell office:value-type="float" office:value="-0.347015056522672" calcext:value-type="float">
            <text:p>-0.347015056522672</text:p>
          </table:table-cell>
          <table:table-cell office:value-type="float" office:value="-0.347181996631243" calcext:value-type="float">
            <text:p>-0.347181996631243</text:p>
          </table:table-cell>
          <table:table-cell office:value-type="float" office:value="-0.34672761159085" calcext:value-type="float">
            <text:p>-0.34672761159085</text:p>
          </table:table-cell>
          <table:table-cell office:value-type="float" office:value="-0.346571423761416" calcext:value-type="float">
            <text:p>-0.346571423761416</text:p>
          </table:table-cell>
          <table:table-cell office:value-type="float" office:value="-0.346970130701037" calcext:value-type="float">
            <text:p>-0.346970130701037</text:p>
          </table:table-cell>
          <table:table-cell office:value-type="float" office:value="-0.346762221719822" calcext:value-type="float">
            <text:p>-0.346762221719822</text:p>
          </table:table-cell>
          <table:table-cell office:value-type="float" office:value="-0.347276797993956" calcext:value-type="float">
            <text:p>-0.347276797993956</text:p>
          </table:table-cell>
          <table:table-cell office:value-type="float" office:value="-0.347233764097483" calcext:value-type="float">
            <text:p>-0.347233764097483</text:p>
          </table:table-cell>
          <table:table-cell office:value-type="float" office:value="-0.34652321959215" calcext:value-type="float">
            <text:p>-0.34652321959215</text:p>
          </table:table-cell>
          <table:table-cell office:value-type="float" office:value="-0.347458920462713" calcext:value-type="float">
            <text:p>-0.347458920462713</text:p>
          </table:table-cell>
          <table:table-cell office:value-type="float" office:value="-0.347236563108879" calcext:value-type="float">
            <text:p>-0.347236563108879</text:p>
          </table:table-cell>
          <table:table-cell office:value-type="float" office:value="-0.347038415032063" calcext:value-type="float">
            <text:p>-0.347038415032063</text:p>
          </table:table-cell>
          <table:table-cell office:value-type="float" office:value="-0.347348324776514" calcext:value-type="float">
            <text:p>-0.347348324776514</text:p>
          </table:table-cell>
          <table:table-cell office:value-type="float" office:value="-0.347294547693091" calcext:value-type="float">
            <text:p>-0.347294547693091</text:p>
          </table:table-cell>
          <table:table-cell office:value-type="float" office:value="-0.347870732136378" calcext:value-type="float">
            <text:p>-0.347870732136378</text:p>
          </table:table-cell>
          <table:table-cell office:value-type="float" office:value="-0.346466227147549" calcext:value-type="float">
            <text:p>-0.346466227147549</text:p>
          </table:table-cell>
          <table:table-cell office:value-type="float" office:value="-0.346842166741499" calcext:value-type="float">
            <text:p>-0.346842166741499</text:p>
          </table:table-cell>
          <table:table-cell office:value-type="float" office:value="-0.346562804713363" calcext:value-type="float">
            <text:p>-0.346562804713363</text:p>
          </table:table-cell>
          <table:table-cell office:value-type="float" office:value="-0.3465517884259" calcext:value-type="float">
            <text:p>-0.3465517884259</text:p>
          </table:table-cell>
          <table:table-cell office:value-type="float" office:value="-0.347403396270126" calcext:value-type="float">
            <text:p>-0.347403396270126</text:p>
          </table:table-cell>
          <table:table-cell office:value-type="float" office:value="-0.346968865856367" calcext:value-type="float">
            <text:p>-0.346968865856367</text:p>
          </table:table-cell>
          <table:table-cell office:value-type="float" office:value="-0.34731249783529" calcext:value-type="float">
            <text:p>-0.34731249783529</text:p>
          </table:table-cell>
          <table:table-cell office:value-type="float" office:value="-0.347480484202862" calcext:value-type="float">
            <text:p>-0.347480484202862</text:p>
          </table:table-cell>
          <table:table-cell office:value-type="float" office:value="-0.347783732282228" calcext:value-type="float">
            <text:p>-0.347783732282228</text:p>
          </table:table-cell>
          <table:table-cell office:value-type="float" office:value="-0.354510517950029" calcext:value-type="float">
            <text:p>-0.354510517950029</text:p>
          </table:table-cell>
          <table:table-cell office:value-type="float" office:value="-0.364625330837424" calcext:value-type="float">
            <text:p>-0.364625330837424</text:p>
          </table:table-cell>
          <table:table-cell office:value-type="float" office:value="-0.370452865766231" calcext:value-type="float">
            <text:p>-0.370452865766231</text:p>
          </table:table-cell>
          <table:table-cell office:value-type="float" office:value="-0.372730418080307" calcext:value-type="float">
            <text:p>-0.372730418080307</text:p>
          </table:table-cell>
          <table:table-cell office:value-type="float" office:value="-0.369282475872608" calcext:value-type="float">
            <text:p>-0.369282475872608</text:p>
          </table:table-cell>
          <table:table-cell office:value-type="float" office:value="-0.365724731946105" calcext:value-type="float">
            <text:p>-0.365724731946105</text:p>
          </table:table-cell>
          <table:table-cell office:value-type="float" office:value="-0.368535018753372" calcext:value-type="float">
            <text:p>-0.368535018753372</text:p>
          </table:table-cell>
          <table:table-cell office:value-type="float" office:value="-0.392229821237407" calcext:value-type="float">
            <text:p>-0.392229821237407</text:p>
          </table:table-cell>
          <table:table-cell office:value-type="float" office:value="-0.368818835115392" calcext:value-type="float">
            <text:p>-0.368818835115392</text:p>
          </table:table-cell>
          <table:table-cell office:value-type="float" office:value="-0.358550484891058" calcext:value-type="float">
            <text:p>-0.358550484891058</text:p>
          </table:table-cell>
          <table:table-cell office:value-type="float" office:value="-0.356860690751136" calcext:value-type="float">
            <text:p>-0.356860690751136</text:p>
          </table:table-cell>
          <table:table-cell office:value-type="float" office:value="-0.357781681790735" calcext:value-type="float">
            <text:p>-0.357781681790735</text:p>
          </table:table-cell>
          <table:table-cell office:value-type="float" office:value="-0.357949484199681" calcext:value-type="float">
            <text:p>-0.357949484199681</text:p>
          </table:table-cell>
          <table:table-cell office:value-type="float" office:value="-0.358907135820435" calcext:value-type="float">
            <text:p>-0.358907135820435</text:p>
          </table:table-cell>
          <table:table-cell office:value-type="float" office:value="-0.357228306677302" calcext:value-type="float">
            <text:p>-0.357228306677302</text:p>
          </table:table-cell>
          <table:table-cell office:value-type="float" office:value="-0.327459418109397" calcext:value-type="float">
            <text:p>-0.327459418109397</text:p>
          </table:table-cell>
          <table:table-cell office:value-type="float" office:value="-0.324301150315231" calcext:value-type="float">
            <text:p>-0.324301150315231</text:p>
          </table:table-cell>
          <table:table-cell office:value-type="float" office:value="-0.355145904955501" calcext:value-type="float">
            <text:p>-0.355145904955501</text:p>
          </table:table-cell>
          <table:table-cell office:value-type="float" office:value="-0.348532229374167" calcext:value-type="float">
            <text:p>-0.348532229374167</text:p>
          </table:table-cell>
          <table:table-cell office:value-type="float" office:value="-0.345286401690592" calcext:value-type="float">
            <text:p>-0.345286401690592</text:p>
          </table:table-cell>
          <table:table-cell office:value-type="float" office:value="-0.340154594486196" calcext:value-type="float">
            <text:p>-0.340154594486196</text:p>
          </table:table-cell>
          <table:table-cell office:value-type="float" office:value="-0.34310723277068" calcext:value-type="float">
            <text:p>-0.34310723277068</text:p>
          </table:table-cell>
          <table:table-cell office:value-type="float" office:value="-0.348564507435431" calcext:value-type="float">
            <text:p>-0.348564507435431</text:p>
          </table:table-cell>
          <table:table-cell office:value-type="float" office:value="-0.360573441919568" calcext:value-type="float">
            <text:p>-0.360573441919568</text:p>
          </table:table-cell>
          <table:table-cell office:value-type="float" office:value="-0.398767296945104" calcext:value-type="float">
            <text:p>-0.398767296945104</text:p>
          </table:table-cell>
          <table:table-cell office:value-type="float" office:value="-0.365109807036056" calcext:value-type="float">
            <text:p>-0.365109807036056</text:p>
          </table:table-cell>
          <table:table-cell office:value-type="float" office:value="-0.347593080856673" calcext:value-type="float">
            <text:p>-0.347593080856673</text:p>
          </table:table-cell>
          <table:table-cell office:value-type="float" office:value="-0.3402991213486" calcext:value-type="float">
            <text:p>-0.3402991213486</text:p>
          </table:table-cell>
          <table:table-cell office:value-type="float" office:value="-0.311385284887333" calcext:value-type="float">
            <text:p>-0.311385284887333</text:p>
          </table:table-cell>
          <table:table-cell office:value-type="float" office:value="-0.335036401113351" calcext:value-type="float">
            <text:p>-0.335036401113351</text:p>
          </table:table-cell>
          <table:table-cell office:value-type="float" office:value="-0.349970527027292" calcext:value-type="float">
            <text:p>-0.349970527027292</text:p>
          </table:table-cell>
          <table:table-cell office:value-type="float" office:value="-0.349726397805989" calcext:value-type="float">
            <text:p>-0.349726397805989</text:p>
          </table:table-cell>
          <table:table-cell office:value-type="float" office:value="-0.348664417813935" calcext:value-type="float">
            <text:p>-0.348664417813935</text:p>
          </table:table-cell>
          <table:table-cell office:value-type="float" office:value="-0.34766313081649" calcext:value-type="float">
            <text:p>-0.34766313081649</text:p>
          </table:table-cell>
          <table:table-cell office:value-type="float" office:value="-0.354493064900217" calcext:value-type="float">
            <text:p>-0.354493064900217</text:p>
          </table:table-cell>
          <table:table-cell office:value-type="float" office:value="-0.350641250349493" calcext:value-type="float">
            <text:p>-0.350641250349493</text:p>
          </table:table-cell>
          <table:table-cell office:value-type="float" office:value="-0.332721358422324" calcext:value-type="float">
            <text:p>-0.332721358422324</text:p>
          </table:table-cell>
          <table:table-cell office:value-type="float" office:value="-0.345376826833244" calcext:value-type="float">
            <text:p>-0.345376826833244</text:p>
          </table:table-cell>
          <table:table-cell office:value-type="float" office:value="-0.352511215569331" calcext:value-type="float">
            <text:p>-0.352511215569331</text:p>
          </table:table-cell>
          <table:table-cell office:value-type="float" office:value="-0.373029259003178" calcext:value-type="float">
            <text:p>-0.373029259003178</text:p>
          </table:table-cell>
          <table:table-cell office:value-type="float" office:value="-0.377158940783039" calcext:value-type="float">
            <text:p>-0.377158940783039</text:p>
          </table:table-cell>
          <table:table-cell office:value-type="float" office:value="-0.35734938420028" calcext:value-type="float">
            <text:p>-0.35734938420028</text:p>
          </table:table-cell>
          <table:table-cell office:value-type="float" office:value="-0.356722118126457" calcext:value-type="float">
            <text:p>-0.356722118126457</text:p>
          </table:table-cell>
          <table:table-cell office:value-type="float" office:value="-0.360606932383082" calcext:value-type="float">
            <text:p>-0.360606932383082</text:p>
          </table:table-cell>
          <table:table-cell office:value-type="float" office:value="-0.355507964396031" calcext:value-type="float">
            <text:p>-0.355507964396031</text:p>
          </table:table-cell>
          <table:table-cell office:value-type="float" office:value="-0.355938439226026" calcext:value-type="float">
            <text:p>-0.355938439226026</text:p>
          </table:table-cell>
          <table:table-cell office:value-type="float" office:value="-0.355597264294602" calcext:value-type="float">
            <text:p>-0.355597264294602</text:p>
          </table:table-cell>
          <table:table-cell office:value-type="float" office:value="-0.316976908438754" calcext:value-type="float">
            <text:p>-0.316976908438754</text:p>
          </table:table-cell>
          <table:table-cell office:value-type="float" office:value="-0.321189242841583" calcext:value-type="float">
            <text:p>-0.321189242841583</text:p>
          </table:table-cell>
          <table:table-cell office:value-type="float" office:value="-0.325329647607079" calcext:value-type="float">
            <text:p>-0.325329647607079</text:p>
          </table:table-cell>
          <table:table-cell office:value-type="float" office:value="-0.329639448649178" calcext:value-type="float">
            <text:p>-0.329639448649178</text:p>
          </table:table-cell>
          <table:table-cell office:value-type="float" office:value="-0.333972696187829" calcext:value-type="float">
            <text:p>-0.333972696187829</text:p>
          </table:table-cell>
          <table:table-cell office:value-type="float" office:value="-0.338955147515161" calcext:value-type="float">
            <text:p>-0.338955147515161</text:p>
          </table:table-cell>
          <table:table-cell office:value-type="float" office:value="-0.33663758985084" calcext:value-type="float">
            <text:p>-0.33663758985084</text:p>
          </table:table-cell>
          <table:table-cell office:value-type="float" office:value="-0.328418591739755" calcext:value-type="float">
            <text:p>-0.328418591739755</text:p>
          </table:table-cell>
          <table:table-cell office:value-type="float" office:value="-0.319310756914699" calcext:value-type="float">
            <text:p>-0.319310756914699</text:p>
          </table:table-cell>
          <table:table-cell office:value-type="float" office:value="-0.323829575834683" calcext:value-type="float">
            <text:p>-0.323829575834683</text:p>
          </table:table-cell>
          <table:table-cell office:value-type="float" office:value="-0.353620732421042" calcext:value-type="float">
            <text:p>-0.353620732421042</text:p>
          </table:table-cell>
          <table:table-cell office:value-type="float" office:value="-0.390254184918787" calcext:value-type="float">
            <text:p>-0.390254184918787</text:p>
          </table:table-cell>
          <table:table-cell office:value-type="float" office:value="-0.362349449895652" calcext:value-type="float">
            <text:p>-0.362349449895652</text:p>
          </table:table-cell>
          <table:table-cell office:value-type="float" office:value="-0.332198750349083" calcext:value-type="float">
            <text:p>-0.332198750349083</text:p>
          </table:table-cell>
          <table:table-cell office:value-type="float" office:value="-0.342495152448392" calcext:value-type="float">
            <text:p>-0.342495152448392</text:p>
          </table:table-cell>
          <table:table-cell office:value-type="float" office:value="-0.322927868375487" calcext:value-type="float">
            <text:p>-0.322927868375487</text:p>
          </table:table-cell>
          <table:table-cell office:value-type="float" office:value="-0.310604735503215" calcext:value-type="float">
            <text:p>-0.310604735503215</text:p>
          </table:table-cell>
          <table:table-cell office:value-type="float" office:value="-0.319056134399516" calcext:value-type="float">
            <text:p>-0.319056134399516</text:p>
          </table:table-cell>
          <table:table-cell office:value-type="float" office:value="-0.311977696623111" calcext:value-type="float">
            <text:p>-0.311977696623111</text:p>
          </table:table-cell>
          <table:table-cell office:value-type="float" office:value="-0.306991438240003" calcext:value-type="float">
            <text:p>-0.306991438240003</text:p>
          </table:table-cell>
          <table:table-cell office:value-type="float" office:value="-0.303072954511351" calcext:value-type="float">
            <text:p>-0.303072954511351</text:p>
          </table:table-cell>
          <table:table-cell office:value-type="float" office:value="-0.321596523096133" calcext:value-type="float">
            <text:p>-0.321596523096133</text:p>
          </table:table-cell>
          <table:table-cell office:value-type="float" office:value="-0.340272668586958" calcext:value-type="float">
            <text:p>-0.340272668586958</text:p>
          </table:table-cell>
          <table:table-cell office:value-type="float" office:value="-0.344157632144995" calcext:value-type="float">
            <text:p>-0.344157632144995</text:p>
          </table:table-cell>
          <table:table-cell office:value-type="float" office:value="-0.348813940695992" calcext:value-type="float">
            <text:p>-0.348813940695992</text:p>
          </table:table-cell>
          <table:table-cell office:value-type="float" office:value="-0.346381434094505" calcext:value-type="float">
            <text:p>-0.346381434094505</text:p>
          </table:table-cell>
          <table:table-cell office:value-type="float" office:value="-0.340276712615627" calcext:value-type="float">
            <text:p>-0.340276712615627</text:p>
          </table:table-cell>
          <table:table-cell office:value-type="float" office:value="-0.329208594322136" calcext:value-type="float">
            <text:p>-0.329208594322136</text:p>
          </table:table-cell>
          <table:table-cell office:value-type="float" office:value="-0.343805526356024" calcext:value-type="float">
            <text:p>-0.343805526356024</text:p>
          </table:table-cell>
          <table:table-cell office:value-type="float" office:value="-0.378261869333463" calcext:value-type="float">
            <text:p>-0.378261869333463</text:p>
          </table:table-cell>
          <table:table-cell office:value-type="float" office:value="-0.360809863105145" calcext:value-type="float">
            <text:p>-0.360809863105145</text:p>
          </table:table-cell>
          <table:table-cell office:value-type="float" office:value="-0.387401358174247" calcext:value-type="float">
            <text:p>-0.387401358174247</text:p>
          </table:table-cell>
          <table:table-cell office:value-type="float" office:value="-0.380722316476405" calcext:value-type="float">
            <text:p>-0.380722316476405</text:p>
          </table:table-cell>
          <table:table-cell office:value-type="float" office:value="-0.360583152800474" calcext:value-type="float">
            <text:p>-0.360583152800474</text:p>
          </table:table-cell>
          <table:table-cell office:value-type="float" office:value="-0.360542895423987" calcext:value-type="float">
            <text:p>-0.360542895423987</text:p>
          </table:table-cell>
          <table:table-cell office:value-type="float" office:value="-0.361409764758515" calcext:value-type="float">
            <text:p>-0.361409764758515</text:p>
          </table:table-cell>
          <table:table-cell office:value-type="float" office:value="-0.359362838488054" calcext:value-type="float">
            <text:p>-0.359362838488054</text:p>
          </table:table-cell>
          <table:table-cell office:value-type="float" office:value="-0.323614846341725" calcext:value-type="float">
            <text:p>-0.323614846341725</text:p>
          </table:table-cell>
          <table:table-cell office:value-type="float" office:value="-0.326124805071534" calcext:value-type="float">
            <text:p>-0.326124805071534</text:p>
          </table:table-cell>
          <table:table-cell office:value-type="float" office:value="-0.333454479858433" calcext:value-type="float">
            <text:p>-0.333454479858433</text:p>
          </table:table-cell>
          <table:table-cell office:value-type="float" office:value="-0.338180797039841" calcext:value-type="float">
            <text:p>-0.338180797039841</text:p>
          </table:table-cell>
          <table:table-cell office:value-type="float" office:value="-0.340590307114985" calcext:value-type="float">
            <text:p>-0.340590307114985</text:p>
          </table:table-cell>
          <table:table-cell office:value-type="float" office:value="-0.341436982252743" calcext:value-type="float">
            <text:p>-0.341436982252743</text:p>
          </table:table-cell>
          <table:table-cell office:value-type="float" office:value="-0.348154969963069" calcext:value-type="float">
            <text:p>-0.348154969963069</text:p>
          </table:table-cell>
          <table:table-cell office:value-type="float" office:value="-0.334063052432831" calcext:value-type="float">
            <text:p>-0.334063052432831</text:p>
          </table:table-cell>
          <table:table-cell office:value-type="float" office:value="-0.333061328700401" calcext:value-type="float">
            <text:p>-0.333061328700401</text:p>
          </table:table-cell>
          <table:table-cell office:value-type="float" office:value="-0.335103801168605" calcext:value-type="float">
            <text:p>-0.335103801168605</text:p>
          </table:table-cell>
          <table:table-cell office:value-type="float" office:value="-0.341761525536224" calcext:value-type="float">
            <text:p>-0.341761525536224</text:p>
          </table:table-cell>
          <table:table-cell office:value-type="float" office:value="-0.380858764669693" calcext:value-type="float">
            <text:p>-0.380858764669693</text:p>
          </table:table-cell>
          <table:table-cell office:value-type="float" office:value="-0.377958070224354" calcext:value-type="float">
            <text:p>-0.377958070224354</text:p>
          </table:table-cell>
          <table:table-cell office:value-type="float" office:value="-0.36323328215837" calcext:value-type="float">
            <text:p>-0.36323328215837</text:p>
          </table:table-cell>
          <table:table-cell office:value-type="float" office:value="-0.353161164419208" calcext:value-type="float">
            <text:p>-0.353161164419208</text:p>
          </table:table-cell>
          <table:table-cell office:value-type="float" office:value="-0.349504837941133" calcext:value-type="float">
            <text:p>-0.349504837941133</text:p>
          </table:table-cell>
          <table:table-cell office:value-type="float" office:value="-0.322416291069303" calcext:value-type="float">
            <text:p>-0.322416291069303</text:p>
          </table:table-cell>
          <table:table-cell office:value-type="float" office:value="-0.331114006410328" calcext:value-type="float">
            <text:p>-0.331114006410328</text:p>
          </table:table-cell>
          <table:table-cell office:value-type="float" office:value="-0.306204678451648" calcext:value-type="float">
            <text:p>-0.306204678451648</text:p>
          </table:table-cell>
          <table:table-cell office:value-type="float" office:value="-0.302523328465149" calcext:value-type="float">
            <text:p>-0.302523328465149</text:p>
          </table:table-cell>
          <table:table-cell office:value-type="float" office:value="-0.306565886511301" calcext:value-type="float">
            <text:p>-0.306565886511301</text:p>
          </table:table-cell>
          <table:table-cell office:value-type="float" office:value="-0.312599477313423" calcext:value-type="float">
            <text:p>-0.312599477313423</text:p>
          </table:table-cell>
          <table:table-cell office:value-type="float" office:value="-0.319365967119314" calcext:value-type="float">
            <text:p>-0.319365967119314</text:p>
          </table:table-cell>
          <table:table-cell office:value-type="float" office:value="-0.342018851822782" calcext:value-type="float">
            <text:p>-0.342018851822782</text:p>
          </table:table-cell>
          <table:table-cell office:value-type="float" office:value="-0.36414465269463" calcext:value-type="float">
            <text:p>-0.36414465269463</text:p>
          </table:table-cell>
          <table:table-cell office:value-type="float" office:value="-0.365663481394765" calcext:value-type="float">
            <text:p>-0.365663481394765</text:p>
          </table:table-cell>
          <table:table-cell office:value-type="float" office:value="-0.373215350542795" calcext:value-type="float">
            <text:p>-0.373215350542795</text:p>
          </table:table-cell>
          <table:table-cell office:value-type="float" office:value="-0.375222325504565" calcext:value-type="float">
            <text:p>-0.375222325504565</text:p>
          </table:table-cell>
          <table:table-cell office:value-type="float" office:value="-0.367208298620103" calcext:value-type="float">
            <text:p>-0.367208298620103</text:p>
          </table:table-cell>
          <table:table-cell office:value-type="float" office:value="-0.373579941839706" calcext:value-type="float">
            <text:p>-0.373579941839706</text:p>
          </table:table-cell>
          <table:table-cell office:value-type="float" office:value="-0.370705227299478" calcext:value-type="float">
            <text:p>-0.370705227299478</text:p>
          </table:table-cell>
          <table:table-cell office:value-type="float" office:value="-0.365736489101576" calcext:value-type="float">
            <text:p>-0.365736489101576</text:p>
          </table:table-cell>
          <table:table-cell office:value-type="float" office:value="-0.358610771509466" calcext:value-type="float">
            <text:p>-0.358610771509466</text:p>
          </table:table-cell>
          <table:table-cell office:value-type="float" office:value="-0.37074786068331" calcext:value-type="float">
            <text:p>-0.37074786068331</text:p>
          </table:table-cell>
          <table:table-cell office:value-type="float" office:value="-0.362294916963191" calcext:value-type="float">
            <text:p>-0.362294916963191</text:p>
          </table:table-cell>
          <table:table-cell office:value-type="float" office:value="-0.358629274369766" calcext:value-type="float">
            <text:p>-0.358629274369766</text:p>
          </table:table-cell>
          <table:table-cell office:value-type="float" office:value="-0.36116397695798" calcext:value-type="float">
            <text:p>-0.36116397695798</text:p>
          </table:table-cell>
          <table:table-cell office:value-type="float" office:value="-0.357866282998308" calcext:value-type="float">
            <text:p>-0.357866282998308</text:p>
          </table:table-cell>
          <table:table-cell office:value-type="float" office:value="-0.316237147969467" calcext:value-type="float">
            <text:p>-0.316237147969467</text:p>
          </table:table-cell>
          <table:table-cell office:value-type="float" office:value="-0.316619890030064" calcext:value-type="float">
            <text:p>-0.316619890030064</text:p>
          </table:table-cell>
          <table:table-cell office:value-type="float" office:value="-0.316428423646278" calcext:value-type="float">
            <text:p>-0.316428423646278</text:p>
          </table:table-cell>
          <table:table-cell office:value-type="float" office:value="-0.3225276406646" calcext:value-type="float">
            <text:p>-0.3225276406646</text:p>
          </table:table-cell>
          <table:table-cell office:value-type="float" office:value="-0.327797273628722" calcext:value-type="float">
            <text:p>-0.327797273628722</text:p>
          </table:table-cell>
          <table:table-cell office:value-type="float" office:value="-0.329027319840088" calcext:value-type="float">
            <text:p>-0.329027319840088</text:p>
          </table:table-cell>
          <table:table-cell office:value-type="float" office:value="-0.339444241402268" calcext:value-type="float">
            <text:p>-0.339444241402268</text:p>
          </table:table-cell>
          <table:table-cell office:value-type="float" office:value="-0.332089673868569" calcext:value-type="float">
            <text:p>-0.332089673868569</text:p>
          </table:table-cell>
          <table:table-cell office:value-type="float" office:value="-0.336810828014806" calcext:value-type="float">
            <text:p>-0.336810828014806</text:p>
          </table:table-cell>
          <table:table-cell office:value-type="float" office:value="-0.340118610900096" calcext:value-type="float">
            <text:p>-0.340118610900096</text:p>
          </table:table-cell>
          <table:table-cell office:value-type="float" office:value="-0.345043687376388" calcext:value-type="float">
            <text:p>-0.345043687376388</text:p>
          </table:table-cell>
          <table:table-cell office:value-type="float" office:value="-0.360766093768256" calcext:value-type="float">
            <text:p>-0.360766093768256</text:p>
          </table:table-cell>
          <table:table-cell office:value-type="float" office:value="-0.346855746240153" calcext:value-type="float">
            <text:p>-0.346855746240153</text:p>
          </table:table-cell>
          <table:table-cell office:value-type="float" office:value="-0.33494760015108" calcext:value-type="float">
            <text:p>-0.33494760015108</text:p>
          </table:table-cell>
          <table:table-cell office:value-type="float" office:value="-0.353206403601248" calcext:value-type="float">
            <text:p>-0.353206403601248</text:p>
          </table:table-cell>
          <table:table-cell office:value-type="float" office:value="-0.347195164274612" calcext:value-type="float">
            <text:p>-0.347195164274612</text:p>
          </table:table-cell>
          <table:table-cell office:value-type="float" office:value="-0.331493922029467" calcext:value-type="float">
            <text:p>-0.331493922029467</text:p>
          </table:table-cell>
          <table:table-cell office:value-type="float" office:value="-0.328569024008822" calcext:value-type="float">
            <text:p>-0.328569024008822</text:p>
          </table:table-cell>
          <table:table-cell office:value-type="float" office:value="-0.314509547539195" calcext:value-type="float">
            <text:p>-0.314509547539195</text:p>
          </table:table-cell>
          <table:table-cell office:value-type="float" office:value="-0.332091830466576" calcext:value-type="float">
            <text:p>-0.332091830466576</text:p>
          </table:table-cell>
          <table:table-cell office:value-type="float" office:value="-0.344620722056415" calcext:value-type="float">
            <text:p>-0.344620722056415</text:p>
          </table:table-cell>
          <table:table-cell office:value-type="float" office:value="-0.356499730550747" calcext:value-type="float">
            <text:p>-0.356499730550747</text:p>
          </table:table-cell>
          <table:table-cell office:value-type="float" office:value="-0.332083744730122" calcext:value-type="float">
            <text:p>-0.332083744730122</text:p>
          </table:table-cell>
          <table:table-cell office:value-type="float" office:value="-0.34257804976154" calcext:value-type="float">
            <text:p>-0.34257804976154</text:p>
          </table:table-cell>
          <table:table-cell office:value-type="float" office:value="-0.363089464476082" calcext:value-type="float">
            <text:p>-0.363089464476082</text:p>
          </table:table-cell>
          <table:table-cell office:value-type="float" office:value="-0.378663018077106" calcext:value-type="float">
            <text:p>-0.378663018077106</text:p>
          </table:table-cell>
          <table:table-cell office:value-type="float" office:value="-0.369389972306496" calcext:value-type="float">
            <text:p>-0.369389972306496</text:p>
          </table:table-cell>
          <table:table-cell office:value-type="float" office:value="-0.370370706578023" calcext:value-type="float">
            <text:p>-0.370370706578023</text:p>
          </table:table-cell>
          <table:table-cell office:value-type="float" office:value="-0.36578529305234" calcext:value-type="float">
            <text:p>-0.36578529305234</text:p>
          </table:table-cell>
          <table:table-cell office:value-type="float" office:value="-0.366948968841926" calcext:value-type="float">
            <text:p>-0.366948968841926</text:p>
          </table:table-cell>
          <table:table-cell office:value-type="float" office:value="-0.363529815974043" calcext:value-type="float">
            <text:p>-0.363529815974043</text:p>
          </table:table-cell>
          <table:table-cell office:value-type="float" office:value="-0.368041890194533" calcext:value-type="float">
            <text:p>-0.368041890194533</text:p>
          </table:table-cell>
          <table:table-cell office:value-type="float" office:value="-0.373445597978439" calcext:value-type="float">
            <text:p>-0.373445597978439</text:p>
          </table:table-cell>
          <table:table-cell office:value-type="float" office:value="-0.315055605072102" calcext:value-type="float">
            <text:p>-0.315055605072102</text:p>
          </table:table-cell>
          <table:table-cell office:value-type="float" office:value="-0.317430223502491" calcext:value-type="float">
            <text:p>-0.317430223502491</text:p>
          </table:table-cell>
          <table:table-cell office:value-type="float" office:value="-0.323743922050734" calcext:value-type="float">
            <text:p>-0.323743922050734</text:p>
          </table:table-cell>
          <table:table-cell office:value-type="float" office:value="-0.334596192672576" calcext:value-type="float">
            <text:p>-0.334596192672576</text:p>
          </table:table-cell>
          <table:table-cell office:value-type="float" office:value="-0.341278267906222" calcext:value-type="float">
            <text:p>-0.341278267906222</text:p>
          </table:table-cell>
          <table:table-cell office:value-type="float" office:value="-0.330255929769124" calcext:value-type="float">
            <text:p>-0.330255929769124</text:p>
          </table:table-cell>
          <table:table-cell office:value-type="float" office:value="-0.334540183023494" calcext:value-type="float">
            <text:p>-0.334540183023494</text:p>
          </table:table-cell>
          <table:table-cell office:value-type="float" office:value="-0.342416538445624" calcext:value-type="float">
            <text:p>-0.342416538445624</text:p>
          </table:table-cell>
          <table:table-cell office:value-type="float" office:value="-0.375192534899095" calcext:value-type="float">
            <text:p>-0.375192534899095</text:p>
          </table:table-cell>
          <table:table-cell office:value-type="float" office:value="-0.355912549450602" calcext:value-type="float">
            <text:p>-0.355912549450602</text:p>
          </table:table-cell>
          <table:table-cell office:value-type="float" office:value="-0.36086732136313" calcext:value-type="float">
            <text:p>-0.36086732136313</text:p>
          </table:table-cell>
          <table:table-cell office:value-type="float" office:value="-0.335027745413871" calcext:value-type="float">
            <text:p>-0.335027745413871</text:p>
          </table:table-cell>
          <table:table-cell office:value-type="float" office:value="-0.323880172723608" calcext:value-type="float">
            <text:p>-0.323880172723608</text:p>
          </table:table-cell>
          <table:table-cell office:value-type="float" office:value="-0.333106181338577" calcext:value-type="float">
            <text:p>-0.333106181338577</text:p>
          </table:table-cell>
          <table:table-cell office:value-type="float" office:value="-0.352444444576415" calcext:value-type="float">
            <text:p>-0.352444444576415</text:p>
          </table:table-cell>
          <table:table-cell office:value-type="float" office:value="-0.363956631440401" calcext:value-type="float">
            <text:p>-0.363956631440401</text:p>
          </table:table-cell>
          <table:table-cell office:value-type="float" office:value="-0.375641954673627" calcext:value-type="float">
            <text:p>-0.375641954673627</text:p>
          </table:table-cell>
          <table:table-cell office:value-type="float" office:value="-0.383593786920923" calcext:value-type="float">
            <text:p>-0.383593786920923</text:p>
          </table:table-cell>
          <table:table-cell office:value-type="float" office:value="-0.40115130234753" calcext:value-type="float">
            <text:p>-0.40115130234753</text:p>
          </table:table-cell>
          <table:table-cell office:value-type="float" office:value="-0.36839262111101" calcext:value-type="float">
            <text:p>-0.36839262111101</text:p>
          </table:table-cell>
          <table:table-cell office:value-type="float" office:value="-0.378089205906516" calcext:value-type="float">
            <text:p>-0.378089205906516</text:p>
          </table:table-cell>
          <table:table-cell office:value-type="float" office:value="-0.364523261196316" calcext:value-type="float">
            <text:p>-0.364523261196316</text:p>
          </table:table-cell>
          <table:table-cell office:value-type="float" office:value="-0.367238912302019" calcext:value-type="float">
            <text:p>-0.367238912302019</text:p>
          </table:table-cell>
          <table:table-cell office:value-type="float" office:value="-0.365860693107869" calcext:value-type="float">
            <text:p>-0.365860693107869</text:p>
          </table:table-cell>
          <table:table-cell office:value-type="float" office:value="-0.368646109861918" calcext:value-type="float">
            <text:p>-0.368646109861918</text:p>
          </table:table-cell>
          <table:table-cell office:value-type="float" office:value="-0.374315174694257" calcext:value-type="float">
            <text:p>-0.374315174694257</text:p>
          </table:table-cell>
          <table:table-cell office:value-type="float" office:value="-0.371752579973328" calcext:value-type="float">
            <text:p>-0.371752579973328</text:p>
          </table:table-cell>
          <table:table-cell office:value-type="float" office:value="-0.374158132188435" calcext:value-type="float">
            <text:p>-0.374158132188435</text:p>
          </table:table-cell>
          <table:table-cell office:value-type="float" office:value="-0.328354907691651" calcext:value-type="float">
            <text:p>-0.328354907691651</text:p>
          </table:table-cell>
          <table:table-cell office:value-type="float" office:value="-0.334140584058964" calcext:value-type="float">
            <text:p>-0.334140584058964</text:p>
          </table:table-cell>
          <table:table-cell office:value-type="float" office:value="-0.345119436661332" calcext:value-type="float">
            <text:p>-0.345119436661332</text:p>
          </table:table-cell>
          <table:table-cell office:value-type="float" office:value="-0.354679741259445" calcext:value-type="float">
            <text:p>-0.354679741259445</text:p>
          </table:table-cell>
          <table:table-cell office:value-type="float" office:value="-0.353077351207962" calcext:value-type="float">
            <text:p>-0.353077351207962</text:p>
          </table:table-cell>
          <table:table-cell office:value-type="float" office:value="-0.349733686699357" calcext:value-type="float">
            <text:p>-0.349733686699357</text:p>
          </table:table-cell>
          <table:table-cell office:value-type="float" office:value="-0.354222773375007" calcext:value-type="float">
            <text:p>-0.354222773375007</text:p>
          </table:table-cell>
          <table:table-cell office:value-type="float" office:value="-0.347383018978852" calcext:value-type="float">
            <text:p>-0.347383018978852</text:p>
          </table:table-cell>
          <table:table-cell office:value-type="float" office:value="-0.358493275424261" calcext:value-type="float">
            <text:p>-0.358493275424261</text:p>
          </table:table-cell>
          <table:table-cell office:value-type="float" office:value="-0.366705304593458" calcext:value-type="float">
            <text:p>-0.366705304593458</text:p>
          </table:table-cell>
          <table:table-cell office:value-type="float" office:value="-0.396871954608624" calcext:value-type="float">
            <text:p>-0.396871954608624</text:p>
          </table:table-cell>
          <table:table-cell office:value-type="float" office:value="-0.381018268320007" calcext:value-type="float">
            <text:p>-0.381018268320007</text:p>
          </table:table-cell>
          <table:table-cell office:value-type="float" office:value="-0.356909142415603" calcext:value-type="float">
            <text:p>-0.356909142415603</text:p>
          </table:table-cell>
          <table:table-cell office:value-type="float" office:value="-0.328116336050615" calcext:value-type="float">
            <text:p>-0.328116336050615</text:p>
          </table:table-cell>
          <table:table-cell office:value-type="float" office:value="-0.329696255914495" calcext:value-type="float">
            <text:p>-0.329696255914495</text:p>
          </table:table-cell>
          <table:table-cell office:value-type="float" office:value="-0.328217097895207" calcext:value-type="float">
            <text:p>-0.328217097895207</text:p>
          </table:table-cell>
          <table:table-cell office:value-type="float" office:value="-0.327487643093301" calcext:value-type="float">
            <text:p>-0.327487643093301</text:p>
          </table:table-cell>
          <table:table-cell office:value-type="float" office:value="-0.356120441221881" calcext:value-type="float">
            <text:p>-0.356120441221881</text:p>
          </table:table-cell>
          <table:table-cell office:value-type="float" office:value="-0.366111477102668" calcext:value-type="float">
            <text:p>-0.366111477102668</text:p>
          </table:table-cell>
          <table:table-cell office:value-type="float" office:value="-0.377951302400775" calcext:value-type="float">
            <text:p>-0.377951302400775</text:p>
          </table:table-cell>
          <table:table-cell office:value-type="float" office:value="-0.378520191539309" calcext:value-type="float">
            <text:p>-0.378520191539309</text:p>
          </table:table-cell>
          <table:table-cell office:value-type="float" office:value="-0.375982682676849" calcext:value-type="float">
            <text:p>-0.375982682676849</text:p>
          </table:table-cell>
          <table:table-cell office:value-type="float" office:value="-0.382153747106571" calcext:value-type="float">
            <text:p>-0.382153747106571</text:p>
          </table:table-cell>
          <table:table-cell office:value-type="float" office:value="-0.374025898294779" calcext:value-type="float">
            <text:p>-0.374025898294779</text:p>
          </table:table-cell>
          <table:table-cell office:value-type="float" office:value="-0.381993312075605" calcext:value-type="float">
            <text:p>-0.381993312075605</text:p>
          </table:table-cell>
          <table:table-cell office:value-type="float" office:value="-0.381161354951237" calcext:value-type="float">
            <text:p>-0.381161354951237</text:p>
          </table:table-cell>
          <table:table-cell office:value-type="float" office:value="-0.382284701131212" calcext:value-type="float">
            <text:p>-0.382284701131212</text:p>
          </table:table-cell>
          <table:table-cell office:value-type="float" office:value="-0.385918680751477" calcext:value-type="float">
            <text:p>-0.385918680751477</text:p>
          </table:table-cell>
          <table:table-cell office:value-type="float" office:value="-0.384880403159621" calcext:value-type="float">
            <text:p>-0.384880403159621</text:p>
          </table:table-cell>
          <table:table-cell office:value-type="float" office:value="-0.390311182337592" calcext:value-type="float">
            <text:p>-0.390311182337592</text:p>
          </table:table-cell>
          <table:table-cell office:value-type="float" office:value="-0.396405045592725" calcext:value-type="float">
            <text:p>-0.396405045592725</text:p>
          </table:table-cell>
          <table:table-cell office:value-type="float" office:value="-0.38643692808362" calcext:value-type="float">
            <text:p>-0.38643692808362</text:p>
          </table:table-cell>
          <table:table-cell office:value-type="float" office:value="-0.38884940136774" calcext:value-type="float">
            <text:p>-0.38884940136774</text:p>
          </table:table-cell>
          <table:table-cell office:value-type="float" office:value="-0.335608852513949" calcext:value-type="float">
            <text:p>-0.335608852513949</text:p>
          </table:table-cell>
          <table:table-cell office:value-type="float" office:value="-0.336876335752795" calcext:value-type="float">
            <text:p>-0.336876335752795</text:p>
          </table:table-cell>
          <table:table-cell office:value-type="float" office:value="-0.330167833139251" calcext:value-type="float">
            <text:p>-0.330167833139251</text:p>
          </table:table-cell>
          <table:table-cell office:value-type="float" office:value="-0.329850824589994" calcext:value-type="float">
            <text:p>-0.329850824589994</text:p>
          </table:table-cell>
          <table:table-cell office:value-type="float" office:value="-0.333626999864313" calcext:value-type="float">
            <text:p>-0.333626999864313</text:p>
          </table:table-cell>
          <table:table-cell office:value-type="float" office:value="-0.3182683738775" calcext:value-type="float">
            <text:p>-0.3182683738775</text:p>
          </table:table-cell>
          <table:table-cell office:value-type="float" office:value="-0.319021213884094" calcext:value-type="float">
            <text:p>-0.319021213884094</text:p>
          </table:table-cell>
          <table:table-cell office:value-type="float" office:value="-0.326726857575284" calcext:value-type="float">
            <text:p>-0.326726857575284</text:p>
          </table:table-cell>
          <table:table-cell office:value-type="float" office:value="-0.333047766844887" calcext:value-type="float">
            <text:p>-0.333047766844887</text:p>
          </table:table-cell>
          <table:table-cell office:value-type="float" office:value="-0.337770110130132" calcext:value-type="float">
            <text:p>-0.337770110130132</text:p>
          </table:table-cell>
          <table:table-cell office:value-type="float" office:value="-0.338503963310374" calcext:value-type="float">
            <text:p>-0.338503963310374</text:p>
          </table:table-cell>
          <table:table-cell office:value-type="float" office:value="-0.337729132061522" calcext:value-type="float">
            <text:p>-0.337729132061522</text:p>
          </table:table-cell>
          <table:table-cell office:value-type="float" office:value="-0.337278884791287" calcext:value-type="float">
            <text:p>-0.337278884791287</text:p>
          </table:table-cell>
          <table:table-cell office:value-type="float" office:value="-0.335950572787252" calcext:value-type="float">
            <text:p>-0.335950572787252</text:p>
          </table:table-cell>
          <table:table-cell office:value-type="float" office:value="-0.337014348803565" calcext:value-type="float">
            <text:p>-0.337014348803565</text:p>
          </table:table-cell>
          <table:table-cell office:value-type="float" office:value="-0.334938331392744" calcext:value-type="float">
            <text:p>-0.334938331392744</text:p>
          </table:table-cell>
          <table:table-cell office:value-type="float" office:value="-0.334447511040408" calcext:value-type="float">
            <text:p>-0.334447511040408</text:p>
          </table:table-cell>
          <table:table-cell office:value-type="float" office:value="-0.332884264889594" calcext:value-type="float">
            <text:p>-0.332884264889594</text:p>
          </table:table-cell>
          <table:table-cell office:value-type="float" office:value="-0.332826748827889" calcext:value-type="float">
            <text:p>-0.332826748827889</text:p>
          </table:table-cell>
          <table:table-cell office:value-type="float" office:value="-0.332249272258654" calcext:value-type="float">
            <text:p>-0.332249272258654</text:p>
          </table:table-cell>
          <table:table-cell office:value-type="float" office:value="-0.33113105471731" calcext:value-type="float">
            <text:p>-0.33113105471731</text:p>
          </table:table-cell>
          <table:table-cell office:value-type="float" office:value="-0.332121156942599" calcext:value-type="float">
            <text:p>-0.332121156942599</text:p>
          </table:table-cell>
          <table:table-cell office:value-type="float" office:value="-0.33076553615556" calcext:value-type="float">
            <text:p>-0.33076553615556</text:p>
          </table:table-cell>
          <table:table-cell office:value-type="float" office:value="-0.330330069977313" calcext:value-type="float">
            <text:p>-0.330330069977313</text:p>
          </table:table-cell>
          <table:table-cell office:value-type="float" office:value="-0.328883210649701" calcext:value-type="float">
            <text:p>-0.328883210649701</text:p>
          </table:table-cell>
          <table:table-cell office:value-type="float" office:value="-0.329233317174312" calcext:value-type="float">
            <text:p>-0.329233317174312</text:p>
          </table:table-cell>
          <table:table-cell office:value-type="float" office:value="-0.328813933713299" calcext:value-type="float">
            <text:p>-0.328813933713299</text:p>
          </table:table-cell>
          <table:table-cell office:value-type="float" office:value="-0.328694564926187" calcext:value-type="float">
            <text:p>-0.328694564926187</text:p>
          </table:table-cell>
          <table:table-cell office:value-type="float" office:value="-0.328885833920507" calcext:value-type="float">
            <text:p>-0.328885833920507</text:p>
          </table:table-cell>
          <table:table-cell office:value-type="float" office:value="-0.328907253186766" calcext:value-type="float">
            <text:p>-0.328907253186766</text:p>
          </table:table-cell>
          <table:table-cell office:value-type="float" office:value="-0.328351252645748" calcext:value-type="float">
            <text:p>-0.328351252645748</text:p>
          </table:table-cell>
          <table:table-cell office:value-type="float" office:value="-0.329204623363963" calcext:value-type="float">
            <text:p>-0.329204623363963</text:p>
          </table:table-cell>
          <table:table-cell office:value-type="float" office:value="-0.328249314970243" calcext:value-type="float">
            <text:p>-0.328249314970243</text:p>
          </table:table-cell>
          <table:table-cell office:value-type="float" office:value="-0.328856528258233" calcext:value-type="float">
            <text:p>-0.328856528258233</text:p>
          </table:table-cell>
          <table:table-cell office:value-type="float" office:value="-0.328909565340037" calcext:value-type="float">
            <text:p>-0.328909565340037</text:p>
          </table:table-cell>
          <table:table-cell office:value-type="float" office:value="-0.328810715135188" calcext:value-type="float">
            <text:p>-0.328810715135188</text:p>
          </table:table-cell>
          <table:table-cell office:value-type="float" office:value="-0.32897170581092" calcext:value-type="float">
            <text:p>-0.32897170581092</text:p>
          </table:table-cell>
          <table:table-cell office:value-type="float" office:value="-0.328704742866652" calcext:value-type="float">
            <text:p>-0.328704742866652</text:p>
          </table:table-cell>
          <table:table-cell office:value-type="float" office:value="-0.328688993903526" calcext:value-type="float">
            <text:p>-0.328688993903526</text:p>
          </table:table-cell>
          <table:table-cell office:value-type="float" office:value="-0.328524059300499" calcext:value-type="float">
            <text:p>-0.328524059300499</text:p>
          </table:table-cell>
          <table:table-cell office:value-type="float" office:value="-0.328550356048229" calcext:value-type="float">
            <text:p>-0.328550356048229</text:p>
          </table:table-cell>
          <table:table-cell office:value-type="float" office:value="-0.328155493119864" calcext:value-type="float">
            <text:p>-0.328155493119864</text:p>
          </table:table-cell>
          <table:table-cell office:value-type="float" office:value="-0.328416488101457" calcext:value-type="float">
            <text:p>-0.328416488101457</text:p>
          </table:table-cell>
          <table:table-cell office:value-type="float" office:value="-0.328975459861919" calcext:value-type="float">
            <text:p>-0.328975459861919</text:p>
          </table:table-cell>
          <table:table-cell office:value-type="float" office:value="-0.32882984678644" calcext:value-type="float">
            <text:p>-0.32882984678644</text:p>
          </table:table-cell>
          <table:table-cell office:value-type="float" office:value="-0.328987538072788" calcext:value-type="float">
            <text:p>-0.328987538072788</text:p>
          </table:table-cell>
          <table:table-cell office:value-type="float" office:value="-0.3283680007773" calcext:value-type="float">
            <text:p>-0.3283680007773</text:p>
          </table:table-cell>
          <table:table-cell office:value-type="float" office:value="-0.32897813798441" calcext:value-type="float">
            <text:p>-0.32897813798441</text:p>
          </table:table-cell>
          <table:table-cell office:value-type="float" office:value="-0.328822091481199" calcext:value-type="float">
            <text:p>-0.328822091481199</text:p>
          </table:table-cell>
          <table:table-cell office:value-type="float" office:value="-0.328137627415018" calcext:value-type="float">
            <text:p>-0.328137627415018</text:p>
          </table:table-cell>
          <table:table-cell office:value-type="float" office:value="-0.328458979644274" calcext:value-type="float">
            <text:p>-0.328458979644274</text:p>
          </table:table-cell>
          <table:table-cell office:value-type="float" office:value="-0.328403747125891" calcext:value-type="float">
            <text:p>-0.328403747125891</text:p>
          </table:table-cell>
          <table:table-cell office:value-type="float" office:value="-0.328251339637906" calcext:value-type="float">
            <text:p>-0.328251339637906</text:p>
          </table:table-cell>
          <table:table-cell office:value-type="float" office:value="-0.328917914436016" calcext:value-type="float">
            <text:p>-0.328917914436016</text:p>
          </table:table-cell>
          <table:table-cell office:value-type="float" office:value="-0.328571103657667" calcext:value-type="float">
            <text:p>-0.328571103657667</text:p>
          </table:table-cell>
          <table:table-cell office:value-type="float" office:value="-0.328158731698793" calcext:value-type="float">
            <text:p>-0.328158731698793</text:p>
          </table:table-cell>
          <table:table-cell office:value-type="float" office:value="-0.328186979630603" calcext:value-type="float">
            <text:p>-0.328186979630603</text:p>
          </table:table-cell>
          <table:table-cell office:value-type="float" office:value="-0.328531618783819" calcext:value-type="float">
            <text:p>-0.328531618783819</text:p>
          </table:table-cell>
          <table:table-cell office:value-type="float" office:value="-0.328607181713124" calcext:value-type="float">
            <text:p>-0.328607181713124</text:p>
          </table:table-cell>
          <table:table-cell office:value-type="float" office:value="-0.328656044716565" calcext:value-type="float">
            <text:p>-0.328656044716565</text:p>
          </table:table-cell>
          <table:table-cell office:value-type="float" office:value="-0.328443167866158" calcext:value-type="float">
            <text:p>-0.328443167866158</text:p>
          </table:table-cell>
          <table:table-cell office:value-type="float" office:value="-0.328180419357021" calcext:value-type="float">
            <text:p>-0.328180419357021</text:p>
          </table:table-cell>
          <table:table-cell office:value-type="float" office:value="-0.328442794685556" calcext:value-type="float">
            <text:p>-0.328442794685556</text:p>
          </table:table-cell>
          <table:table-cell office:value-type="float" office:value="-0.328290495233576" calcext:value-type="float">
            <text:p>-0.328290495233576</text:p>
          </table:table-cell>
          <table:table-cell office:value-type="float" office:value="-0.328167707258156" calcext:value-type="float">
            <text:p>-0.328167707258156</text:p>
          </table:table-cell>
          <table:table-cell office:value-type="float" office:value="-0.328791222707032" calcext:value-type="float">
            <text:p>-0.328791222707032</text:p>
          </table:table-cell>
          <table:table-cell office:value-type="float" office:value="-0.328097696362568" calcext:value-type="float">
            <text:p>-0.328097696362568</text:p>
          </table:table-cell>
          <table:table-cell office:value-type="float" office:value="-0.328566049279183" calcext:value-type="float">
            <text:p>-0.328566049279183</text:p>
          </table:table-cell>
          <table:table-cell office:value-type="float" office:value="-0.328669397662276" calcext:value-type="float">
            <text:p>-0.328669397662276</text:p>
          </table:table-cell>
          <table:table-cell office:value-type="float" office:value="-0.328142333139795" calcext:value-type="float">
            <text:p>-0.328142333139795</text:p>
          </table:table-cell>
          <table:table-cell office:value-type="float" office:value="-0.328537858256751" calcext:value-type="float">
            <text:p>-0.328537858256751</text:p>
          </table:table-cell>
          <table:table-cell office:value-type="float" office:value="-0.328415960777935" calcext:value-type="float">
            <text:p>-0.328415960777935</text:p>
          </table:table-cell>
          <table:table-cell office:value-type="float" office:value="-0.328134746976672" calcext:value-type="float">
            <text:p>-0.328134746976672</text:p>
          </table:table-cell>
          <table:table-cell office:value-type="float" office:value="-0.328361334226987" calcext:value-type="float">
            <text:p>-0.328361334226987</text:p>
          </table:table-cell>
          <table:table-cell office:value-type="float" office:value="-0.328660588530148" calcext:value-type="float">
            <text:p>-0.328660588530148</text:p>
          </table:table-cell>
          <table:table-cell office:value-type="float" office:value="-0.32835279474646" calcext:value-type="float">
            <text:p>-0.32835279474646</text:p>
          </table:table-cell>
          <table:table-cell office:value-type="float" office:value="-0.328467481918228" calcext:value-type="float">
            <text:p>-0.328467481918228</text:p>
          </table:table-cell>
          <table:table-cell office:value-type="float" office:value="-0.328646760379158" calcext:value-type="float">
            <text:p>-0.328646760379158</text:p>
          </table:table-cell>
          <table:table-cell office:value-type="float" office:value="-0.328789604750281" calcext:value-type="float">
            <text:p>-0.328789604750281</text:p>
          </table:table-cell>
          <table:table-cell office:value-type="float" office:value="-0.328828977310905" calcext:value-type="float">
            <text:p>-0.328828977310905</text:p>
          </table:table-cell>
          <table:table-cell office:value-type="float" office:value="-0.329017417321066" calcext:value-type="float">
            <text:p>-0.329017417321066</text:p>
          </table:table-cell>
          <table:table-cell office:value-type="float" office:value="-0.328837220922544" calcext:value-type="float">
            <text:p>-0.328837220922544</text:p>
          </table:table-cell>
          <table:table-cell office:value-type="float" office:value="-0.32888020978" calcext:value-type="float">
            <text:p>-0.32888020978</text:p>
          </table:table-cell>
          <table:table-cell office:value-type="float" office:value="-0.32851150803869" calcext:value-type="float">
            <text:p>-0.32851150803869</text:p>
          </table:table-cell>
          <table:table-cell office:value-type="float" office:value="-0.329076965541303" calcext:value-type="float">
            <text:p>-0.329076965541303</text:p>
          </table:table-cell>
          <table:table-cell office:value-type="float" office:value="-0.328362767785747" calcext:value-type="float">
            <text:p>-0.328362767785747</text:p>
          </table:table-cell>
          <table:table-cell office:value-type="float" office:value="-0.328401345183818" calcext:value-type="float">
            <text:p>-0.328401345183818</text:p>
          </table:table-cell>
          <table:table-cell office:value-type="float" office:value="-0.327988275096705" calcext:value-type="float">
            <text:p>-0.327988275096705</text:p>
          </table:table-cell>
          <table:table-cell office:value-type="float" office:value="-0.328830708138069" calcext:value-type="float">
            <text:p>-0.328830708138069</text:p>
          </table:table-cell>
          <table:table-cell office:value-type="float" office:value="-0.328829959919098" calcext:value-type="float">
            <text:p>-0.328829959919098</text:p>
          </table:table-cell>
          <table:table-cell office:value-type="float" office:value="-0.328362880494891" calcext:value-type="float">
            <text:p>-0.328362880494891</text:p>
          </table:table-cell>
          <table:table-cell office:value-type="float" office:value="-0.328198711751817" calcext:value-type="float">
            <text:p>-0.328198711751817</text:p>
          </table:table-cell>
          <table:table-cell office:value-type="float" office:value="-0.328765594856891" calcext:value-type="float">
            <text:p>-0.328765594856891</text:p>
          </table:table-cell>
          <table:table-cell office:value-type="float" office:value="-0.328449362450498" calcext:value-type="float">
            <text:p>-0.328449362450498</text:p>
          </table:table-cell>
          <table:table-cell office:value-type="float" office:value="-0.328394863508389" calcext:value-type="float">
            <text:p>-0.328394863508389</text:p>
          </table:table-cell>
          <table:table-cell office:value-type="float" office:value="-0.328322536238999" calcext:value-type="float">
            <text:p>-0.328322536238999</text:p>
          </table:table-cell>
          <table:table-cell office:value-type="float" office:value="-0.328135688552453" calcext:value-type="float">
            <text:p>-0.328135688552453</text:p>
          </table:table-cell>
          <table:table-cell office:value-type="float" office:value="-0.32834726057524" calcext:value-type="float">
            <text:p>-0.32834726057524</text:p>
          </table:table-cell>
          <table:table-cell office:value-type="float" office:value="-0.328751136958678" calcext:value-type="float">
            <text:p>-0.328751136958678</text:p>
          </table:table-cell>
          <table:table-cell office:value-type="float" office:value="-0.328527768845857" calcext:value-type="float">
            <text:p>-0.328527768845857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622487063637878" calcext:value-type="float">
            <text:p>6.22487063637878E-05</text:p>
          </table:table-cell>
          <table:table-cell office:value-type="float" office:value="-0.000074123542769422" calcext:value-type="float">
            <text:p>-7.4123542769422E-05</text:p>
          </table:table-cell>
          <table:table-cell office:value-type="float" office:value="0.000018219968430766" calcext:value-type="float">
            <text:p>1.8219968430766E-05</text:p>
          </table:table-cell>
          <table:table-cell office:value-type="float" office:value="-0.00000503292526005117" calcext:value-type="float">
            <text:p>-5.03292526005117E-06</text:p>
          </table:table-cell>
          <table:table-cell office:value-type="float" office:value="0.0000179576218231059" calcext:value-type="float">
            <text:p>1.79576218231059E-05</text:p>
          </table:table-cell>
          <table:table-cell office:value-type="float" office:value="-0.00000527668796712621" calcext:value-type="float">
            <text:p>-5.27668796712621E-06</text:p>
          </table:table-cell>
          <table:table-cell office:value-type="float" office:value="-0.0000201285400842632" calcext:value-type="float">
            <text:p>-2.01285400842632E-05</text:p>
          </table:table-cell>
          <table:table-cell office:value-type="float" office:value="0.0000111746515205069" calcext:value-type="float">
            <text:p>1.11746515205069E-05</text:p>
          </table:table-cell>
          <table:table-cell office:value-type="float" office:value="0.00000589395574684959" calcext:value-type="float">
            <text:p>5.89395574684959E-06</text:p>
          </table:table-cell>
          <table:table-cell office:value-type="float" office:value="0.0000270521128989953" calcext:value-type="float">
            <text:p>2.70521128989953E-05</text:p>
          </table:table-cell>
          <table:table-cell office:value-type="float" office:value="-0.0000300567771913673" calcext:value-type="float">
            <text:p>-3.00567771913673E-05</text:p>
          </table:table-cell>
          <table:table-cell office:value-type="float" office:value="-0.00000262816709800662" calcext:value-type="float">
            <text:p>-2.62816709800662E-06</text:p>
          </table:table-cell>
          <table:table-cell office:value-type="float" office:value="-0.00000955479721065355" calcext:value-type="float">
            <text:p>-9.55479721065355E-06</text:p>
          </table:table-cell>
          <table:table-cell office:value-type="float" office:value="0.000000942992844366053" calcext:value-type="float">
            <text:p>9.42992844366053E-07</text:p>
          </table:table-cell>
          <table:table-cell office:value-type="float" office:value="0.0000199387312589394" calcext:value-type="float">
            <text:p>1.99387312589394E-05</text:p>
          </table:table-cell>
          <table:table-cell office:value-type="float" office:value="-0.0000072767920038519" calcext:value-type="float">
            <text:p>-7.2767920038519E-06</text:p>
          </table:table-cell>
          <table:table-cell office:value-type="float" office:value="-0.000011953120660102" calcext:value-type="float">
            <text:p>-1.1953120660102E-05</text:p>
          </table:table-cell>
          <table:table-cell office:value-type="float" office:value="0.0000195865351854674" calcext:value-type="float">
            <text:p>1.95865351854674E-05</text:p>
          </table:table-cell>
          <table:table-cell office:value-type="float" office:value="-0.0000199521902511934" calcext:value-type="float">
            <text:p>-1.99521902511934E-05</text:p>
          </table:table-cell>
          <table:table-cell office:value-type="float" office:value="0.00000927892542990083" calcext:value-type="float">
            <text:p>9.27892542990083E-06</text:p>
          </table:table-cell>
          <table:table-cell office:value-type="float" office:value="-0.00000775967044275294" calcext:value-type="float">
            <text:p>-7.75967044275294E-06</text:p>
          </table:table-cell>
          <table:table-cell office:value-type="float" office:value="-0.0000199424173015217" calcext:value-type="float">
            <text:p>-1.99424173015217E-05</text:p>
          </table:table-cell>
          <table:table-cell office:value-type="float" office:value="0.0000221337328447646" calcext:value-type="float">
            <text:p>2.21337328447646E-05</text:p>
          </table:table-cell>
          <table:table-cell office:value-type="float" office:value="-0.00000177806385048829" calcext:value-type="float">
            <text:p>-1.77806385048829E-06</text:p>
          </table:table-cell>
          <table:table-cell office:value-type="float" office:value="0.00000934389893492149" calcext:value-type="float">
            <text:p>9.34389893492149E-06</text:p>
          </table:table-cell>
          <table:table-cell office:value-type="float" office:value="0.000024939528218304" calcext:value-type="float">
            <text:p>2.4939528218304E-05</text:p>
          </table:table-cell>
          <table:table-cell office:value-type="float" office:value="-0.0000578047278405047" calcext:value-type="float">
            <text:p>-5.78047278405047E-05</text:p>
          </table:table-cell>
          <table:table-cell office:value-type="float" office:value="0.000049849388516654" calcext:value-type="float">
            <text:p>4.9849388516654E-05</text:p>
          </table:table-cell>
          <table:table-cell office:value-type="float" office:value="-0.000014909099025795" calcext:value-type="float">
            <text:p>-1.4909099025795E-05</text:p>
          </table:table-cell>
          <table:table-cell office:value-type="float" office:value="-0.0000204810579110259" calcext:value-type="float">
            <text:p>-2.04810579110259E-05</text:p>
          </table:table-cell>
          <table:table-cell office:value-type="float" office:value="0.0000409524648669057" calcext:value-type="float">
            <text:p>4.09524648669057E-05</text:p>
          </table:table-cell>
          <table:table-cell office:value-type="float" office:value="-0.0000240453119083051" calcext:value-type="float">
            <text:p>-2.40453119083051E-05</text:p>
          </table:table-cell>
          <table:table-cell office:value-type="float" office:value="0.000026839410818047" calcext:value-type="float">
            <text:p>2.6839410818047E-05</text:p>
          </table:table-cell>
          <table:table-cell office:value-type="float" office:value="-0.0000724841141975241" calcext:value-type="float">
            <text:p>-7.24841141975241E-05</text:p>
          </table:table-cell>
          <table:table-cell office:value-type="float" office:value="0.000038786785102829" calcext:value-type="float">
            <text:p>3.8786785102829E-05</text:p>
          </table:table-cell>
          <table:table-cell office:value-type="float" office:value="-0.0000178014378559577" calcext:value-type="float">
            <text:p>-1.78014378559577E-05</text:p>
          </table:table-cell>
          <table:table-cell office:value-type="float" office:value="0.0000073380699588399" calcext:value-type="float">
            <text:p>7.3380699588399E-06</text:p>
          </table:table-cell>
          <table:table-cell office:value-type="float" office:value="0.000052816740314876" calcext:value-type="float">
            <text:p>5.2816740314876E-05</text:p>
          </table:table-cell>
          <table:table-cell office:value-type="float" office:value="-0.0000452698432859555" calcext:value-type="float">
            <text:p>-4.52698432859555E-05</text:p>
          </table:table-cell>
          <table:table-cell office:value-type="float" office:value="-0.000123774272109911" calcext:value-type="float">
            <text:p>-0.00012377427211</text:p>
          </table:table-cell>
          <table:table-cell office:value-type="float" office:value="-0.000258117374466404" calcext:value-type="float">
            <text:p>-0.000258117374466</text:p>
          </table:table-cell>
          <table:table-cell office:value-type="float" office:value="-0.000534979106846856" calcext:value-type="float">
            <text:p>-0.000534979106847</text:p>
          </table:table-cell>
          <table:table-cell office:value-type="float" office:value="-0.00243316635065599" calcext:value-type="float">
            <text:p>-0.002433166350656</text:p>
          </table:table-cell>
          <table:table-cell office:value-type="float" office:value="-0.00316620304919985" calcext:value-type="float">
            <text:p>-0.0031662030492</text:p>
          </table:table-cell>
          <table:table-cell office:value-type="float" office:value="-0.00198831554392542" calcext:value-type="float">
            <text:p>-0.001988315543925</text:p>
          </table:table-cell>
          <table:table-cell office:value-type="float" office:value="-0.00276928238632745" calcext:value-type="float">
            <text:p>-0.002769282386327</text:p>
          </table:table-cell>
          <table:table-cell office:value-type="float" office:value="-0.00450035252214409" calcext:value-type="float">
            <text:p>-0.004500352522144</text:p>
          </table:table-cell>
          <table:table-cell office:value-type="float" office:value="-0.00739736758538778" calcext:value-type="float">
            <text:p>-0.007397367585388</text:p>
          </table:table-cell>
          <table:table-cell office:value-type="float" office:value="0.00431472619963197" calcext:value-type="float">
            <text:p>0.004314726199632</text:p>
          </table:table-cell>
          <table:table-cell office:value-type="float" office:value="0.00707584564208608" calcext:value-type="float">
            <text:p>0.007075845642086</text:p>
          </table:table-cell>
          <table:table-cell office:value-type="float" office:value="0.037610460784485" calcext:value-type="float">
            <text:p>0.037610460784485</text:p>
          </table:table-cell>
          <table:table-cell office:value-type="float" office:value="0.00100747242185995" calcext:value-type="float">
            <text:p>0.00100747242186</text:p>
          </table:table-cell>
          <table:table-cell office:value-type="float" office:value="-0.00147419684877637" calcext:value-type="float">
            <text:p>-0.001474196848776</text:p>
          </table:table-cell>
          <table:table-cell office:value-type="float" office:value="-0.00265561316776208" calcext:value-type="float">
            <text:p>-0.002655613167762</text:p>
          </table:table-cell>
          <table:table-cell office:value-type="float" office:value="0.000817199119895084" calcext:value-type="float">
            <text:p>0.000817199119895</text:p>
          </table:table-cell>
          <table:table-cell office:value-type="float" office:value="-0.00318258471490129" calcext:value-type="float">
            <text:p>-0.003182584714901</text:p>
          </table:table-cell>
          <table:table-cell office:value-type="float" office:value="-0.0104332218037944" calcext:value-type="float">
            <text:p>-0.010433221803794</text:p>
          </table:table-cell>
          <table:table-cell office:value-type="float" office:value="-0.012225068723877" calcext:value-type="float">
            <text:p>-0.012225068723877</text:p>
          </table:table-cell>
          <table:table-cell office:value-type="float" office:value="-0.00297033829178123" calcext:value-type="float">
            <text:p>-0.002970338291781</text:p>
          </table:table-cell>
          <table:table-cell office:value-type="float" office:value="-0.0052804363577465" calcext:value-type="float">
            <text:p>-0.005280436357747</text:p>
          </table:table-cell>
          <table:table-cell office:value-type="float" office:value="-0.00274714375250795" calcext:value-type="float">
            <text:p>-0.002747143752508</text:p>
          </table:table-cell>
          <table:table-cell office:value-type="float" office:value="-0.00223248259125891" calcext:value-type="float">
            <text:p>-0.002232482591259</text:p>
          </table:table-cell>
          <table:table-cell office:value-type="float" office:value="-0.00385843043571471" calcext:value-type="float">
            <text:p>-0.003858430435715</text:p>
          </table:table-cell>
          <table:table-cell office:value-type="float" office:value="-0.000245432386278999" calcext:value-type="float">
            <text:p>-0.000245432386279</text:p>
          </table:table-cell>
          <table:table-cell office:value-type="float" office:value="0.000196933731178572" calcext:value-type="float">
            <text:p>0.000196933731179</text:p>
          </table:table-cell>
          <table:table-cell office:value-type="float" office:value="-0.00132512588888972" calcext:value-type="float">
            <text:p>-0.00132512588889</text:p>
          </table:table-cell>
          <table:table-cell office:value-type="float" office:value="0.0431128711884687" calcext:value-type="float">
            <text:p>0.043112871188469</text:p>
          </table:table-cell>
          <table:table-cell office:value-type="float" office:value="-0.00255253155900059" calcext:value-type="float">
            <text:p>-0.002552531559001</text:p>
          </table:table-cell>
          <table:table-cell office:value-type="float" office:value="-0.0071410699172933" calcext:value-type="float">
            <text:p>-0.007141069917293</text:p>
          </table:table-cell>
          <table:table-cell office:value-type="float" office:value="-0.00501553539156807" calcext:value-type="float">
            <text:p>-0.005015535391568</text:p>
          </table:table-cell>
          <table:table-cell office:value-type="float" office:value="-0.015156946961397" calcext:value-type="float">
            <text:p>-0.015156946961397</text:p>
          </table:table-cell>
          <table:table-cell office:value-type="float" office:value="-0.000495848574029179" calcext:value-type="float">
            <text:p>-0.000495848574029</text:p>
          </table:table-cell>
          <table:table-cell office:value-type="float" office:value="-0.00225384718594274" calcext:value-type="float">
            <text:p>-0.002253847185943</text:p>
          </table:table-cell>
          <table:table-cell office:value-type="float" office:value="-0.000745182487766061" calcext:value-type="float">
            <text:p>-0.000745182487766</text:p>
          </table:table-cell>
          <table:table-cell office:value-type="float" office:value="-0.000551327181619099" calcext:value-type="float">
            <text:p>-0.000551327181619</text:p>
          </table:table-cell>
          <table:table-cell office:value-type="float" office:value="-0.000606237161986156" calcext:value-type="float">
            <text:p>-0.000606237161986</text:p>
          </table:table-cell>
          <table:table-cell office:value-type="float" office:value="-0.00384348643853405" calcext:value-type="float">
            <text:p>-0.003843486438534</text:p>
          </table:table-cell>
          <table:table-cell office:value-type="float" office:value="-0.00510799558000802" calcext:value-type="float">
            <text:p>-0.005107995580008</text:p>
          </table:table-cell>
          <table:table-cell office:value-type="float" office:value="-0.00123908661957117" calcext:value-type="float">
            <text:p>-0.001239086619571</text:p>
          </table:table-cell>
          <table:table-cell office:value-type="float" office:value="0.0038063281859459" calcext:value-type="float">
            <text:p>0.003806328185946</text:p>
          </table:table-cell>
          <table:table-cell office:value-type="float" office:value="0.0258032432622543" calcext:value-type="float">
            <text:p>0.025803243262254</text:p>
          </table:table-cell>
          <table:table-cell office:value-type="float" office:value="0.0162052434793243" calcext:value-type="float">
            <text:p>0.016205243479324</text:p>
          </table:table-cell>
          <table:table-cell office:value-type="float" office:value="0.00428714114398965" calcext:value-type="float">
            <text:p>0.00428714114399</text:p>
          </table:table-cell>
          <table:table-cell office:value-type="float" office:value="0.00156829603661007" calcext:value-type="float">
            <text:p>0.00156829603661</text:p>
          </table:table-cell>
          <table:table-cell office:value-type="float" office:value="-0.00306177750341247" calcext:value-type="float">
            <text:p>-0.003061777503412</text:p>
          </table:table-cell>
          <table:table-cell office:value-type="float" office:value="-0.000640814395053091" calcext:value-type="float">
            <text:p>-0.000640814395053</text:p>
          </table:table-cell>
          <table:table-cell office:value-type="float" office:value="0.000238825480205262" calcext:value-type="float">
            <text:p>0.000238825480205</text:p>
          </table:table-cell>
          <table:table-cell office:value-type="float" office:value="-0.00251779133575847" calcext:value-type="float">
            <text:p>-0.002517791335758</text:p>
          </table:table-cell>
          <table:table-cell office:value-type="float" office:value="-0.00392011566406925" calcext:value-type="float">
            <text:p>-0.003920115664069</text:p>
          </table:table-cell>
          <table:table-cell office:value-type="float" office:value="-0.0286862512628756" calcext:value-type="float">
            <text:p>-0.028686251262876</text:p>
          </table:table-cell>
          <table:table-cell office:value-type="float" office:value="-0.000685900596055222" calcext:value-type="float">
            <text:p>-0.000685900596055</text:p>
          </table:table-cell>
          <table:table-cell office:value-type="float" office:value="-0.000555824842537578" calcext:value-type="float">
            <text:p>-0.000555824842538</text:p>
          </table:table-cell>
          <table:table-cell office:value-type="float" office:value="-0.000102922312240239" calcext:value-type="float">
            <text:p>-0.00010292231224</text:p>
          </table:table-cell>
          <table:table-cell office:value-type="float" office:value="0.00040893771641215" calcext:value-type="float">
            <text:p>0.000408937716412</text:p>
          </table:table-cell>
          <table:table-cell office:value-type="float" office:value="-0.000499048686952108" calcext:value-type="float">
            <text:p>-0.000499048686952</text:p>
          </table:table-cell>
          <table:table-cell office:value-type="float" office:value="-0.00294344426500653" calcext:value-type="float">
            <text:p>-0.002943444265007</text:p>
          </table:table-cell>
          <table:table-cell office:value-type="float" office:value="-0.00251000235221843" calcext:value-type="float">
            <text:p>-0.002510002352218</text:p>
          </table:table-cell>
          <table:table-cell office:value-type="float" office:value="-0.00329904586491897" calcext:value-type="float">
            <text:p>-0.003299045864919</text:p>
          </table:table-cell>
          <table:table-cell office:value-type="float" office:value="0.000365889898277572" calcext:value-type="float">
            <text:p>0.000365889898278</text:p>
          </table:table-cell>
          <table:table-cell office:value-type="float" office:value="-0.000791172496705461" calcext:value-type="float">
            <text:p>-0.000791172496705</text:p>
          </table:table-cell>
          <table:table-cell office:value-type="float" office:value="0.0406344556887645" calcext:value-type="float">
            <text:p>0.040634455688765</text:p>
          </table:table-cell>
          <table:table-cell office:value-type="float" office:value="-0.00274006799281429" calcext:value-type="float">
            <text:p>-0.002740067992814</text:p>
          </table:table-cell>
          <table:table-cell office:value-type="float" office:value="-0.0084288929341409" calcext:value-type="float">
            <text:p>-0.008428892934141</text:p>
          </table:table-cell>
          <table:table-cell office:value-type="float" office:value="-0.00677820693024728" calcext:value-type="float">
            <text:p>-0.006778206930247</text:p>
          </table:table-cell>
          <table:table-cell office:value-type="float" office:value="-0.000870885216667838" calcext:value-type="float">
            <text:p>-0.000870885216668</text:p>
          </table:table-cell>
          <table:table-cell office:value-type="float" office:value="-0.00126505598274301" calcext:value-type="float">
            <text:p>-0.001265055982743</text:p>
          </table:table-cell>
          <table:table-cell office:value-type="float" office:value="-0.00190415296240004" calcext:value-type="float">
            <text:p>-0.0019041529624</text:p>
          </table:table-cell>
          <table:table-cell office:value-type="float" office:value="-0.00446332939317462" calcext:value-type="float">
            <text:p>-0.004463329393175</text:p>
          </table:table-cell>
          <table:table-cell office:value-type="float" office:value="-0.000820468396093288" calcext:value-type="float">
            <text:p>-0.000820468396093</text:p>
          </table:table-cell>
          <table:table-cell office:value-type="float" office:value="0.000836791134179227" calcext:value-type="float">
            <text:p>0.000836791134179</text:p>
          </table:table-cell>
          <table:table-cell office:value-type="float" office:value="-0.00126303609328327" calcext:value-type="float">
            <text:p>-0.001263036093283</text:p>
          </table:table-cell>
          <table:table-cell office:value-type="float" office:value="-0.00237576020391761" calcext:value-type="float">
            <text:p>-0.002375760203918</text:p>
          </table:table-cell>
          <table:table-cell office:value-type="float" office:value="-0.00104441486004803" calcext:value-type="float">
            <text:p>-0.001044414860048</text:p>
          </table:table-cell>
          <table:table-cell office:value-type="float" office:value="-0.00247990093924788" calcext:value-type="float">
            <text:p>-0.002479900939248</text:p>
          </table:table-cell>
          <table:table-cell office:value-type="float" office:value="-0.00264093832586271" calcext:value-type="float">
            <text:p>-0.002640938325863</text:p>
          </table:table-cell>
          <table:table-cell office:value-type="float" office:value="-0.00320834270453568" calcext:value-type="float">
            <text:p>-0.003208342704536</text:p>
          </table:table-cell>
          <table:table-cell office:value-type="float" office:value="-0.00101961233851733" calcext:value-type="float">
            <text:p>-0.001019612338517</text:p>
          </table:table-cell>
          <table:table-cell office:value-type="float" office:value="0.00314269720471672" calcext:value-type="float">
            <text:p>0.003142697204717</text:p>
          </table:table-cell>
          <table:table-cell office:value-type="float" office:value="0.0280690902322033" calcext:value-type="float">
            <text:p>0.028069090232203</text:p>
          </table:table-cell>
          <table:table-cell office:value-type="float" office:value="-0.00138257559241234" calcext:value-type="float">
            <text:p>-0.001382575592412</text:p>
          </table:table-cell>
          <table:table-cell office:value-type="float" office:value="0.00997232964310762" calcext:value-type="float">
            <text:p>0.009972329643108</text:p>
          </table:table-cell>
          <table:table-cell office:value-type="float" office:value="0.00966212815007062" calcext:value-type="float">
            <text:p>0.009662128150071</text:p>
          </table:table-cell>
          <table:table-cell office:value-type="float" office:value="0.00223849891775257" calcext:value-type="float">
            <text:p>0.002238498917753</text:p>
          </table:table-cell>
          <table:table-cell office:value-type="float" office:value="-0.000770478868819147" calcext:value-type="float">
            <text:p>-0.000770478868819</text:p>
          </table:table-cell>
          <table:table-cell office:value-type="float" office:value="-0.00170804206512437" calcext:value-type="float">
            <text:p>-0.001708042065124</text:p>
          </table:table-cell>
          <table:table-cell office:value-type="float" office:value="-0.00168075315126565" calcext:value-type="float">
            <text:p>-0.001680753151266</text:p>
          </table:table-cell>
          <table:table-cell office:value-type="float" office:value="-0.0363443995272059" calcext:value-type="float">
            <text:p>-0.036344399527206</text:p>
          </table:table-cell>
          <table:table-cell office:value-type="float" office:value="-0.00106133283578258" calcext:value-type="float">
            <text:p>-0.001061332835783</text:p>
          </table:table-cell>
          <table:table-cell office:value-type="float" office:value="-0.0018681754586945" calcext:value-type="float">
            <text:p>-0.001868175458695</text:p>
          </table:table-cell>
          <table:table-cell office:value-type="float" office:value="0.00000240564235742813" calcext:value-type="float">
            <text:p>2.40564235742813E-06</text:p>
          </table:table-cell>
          <table:table-cell office:value-type="float" office:value="-0.000971989923339522" calcext:value-type="float">
            <text:p>-0.00097198992334</text:p>
          </table:table-cell>
          <table:table-cell office:value-type="float" office:value="-0.00099024549408816" calcext:value-type="float">
            <text:p>-0.000990245494088</text:p>
          </table:table-cell>
          <table:table-cell office:value-type="float" office:value="-0.00299340985467683" calcext:value-type="float">
            <text:p>-0.002993409854677</text:p>
          </table:table-cell>
          <table:table-cell office:value-type="float" office:value="-0.00253154761668123" calcext:value-type="float">
            <text:p>-0.002531547616681</text:p>
          </table:table-cell>
          <table:table-cell office:value-type="float" office:value="-0.0012044739982236" calcext:value-type="float">
            <text:p>-0.001204473998224</text:p>
          </table:table-cell>
          <table:table-cell office:value-type="float" office:value="-0.00109369873851661" calcext:value-type="float">
            <text:p>-0.001093698738517</text:p>
          </table:table-cell>
          <table:table-cell office:value-type="float" office:value="-0.00140760480741392" calcext:value-type="float">
            <text:p>-0.001407604807414</text:p>
          </table:table-cell>
          <table:table-cell office:value-type="float" office:value="0.0453725289640655" calcext:value-type="float">
            <text:p>0.045372528964066</text:p>
          </table:table-cell>
          <table:table-cell office:value-type="float" office:value="0.00017488166136348" calcext:value-type="float">
            <text:p>0.000174881661363</text:p>
          </table:table-cell>
          <table:table-cell office:value-type="float" office:value="-0.00142956931797328" calcext:value-type="float">
            <text:p>-0.001429569317973</text:p>
          </table:table-cell>
          <table:table-cell office:value-type="float" office:value="-0.00294495063205719" calcext:value-type="float">
            <text:p>-0.002944950632057</text:p>
          </table:table-cell>
          <table:table-cell office:value-type="float" office:value="-0.003339855780714" calcext:value-type="float">
            <text:p>-0.003339855780714</text:p>
          </table:table-cell>
          <table:table-cell office:value-type="float" office:value="-0.00995661329049963" calcext:value-type="float">
            <text:p>-0.0099566132905</text:p>
          </table:table-cell>
          <table:table-cell office:value-type="float" office:value="-0.00171740516171398" calcext:value-type="float">
            <text:p>-0.001717405161714</text:p>
          </table:table-cell>
          <table:table-cell office:value-type="float" office:value="-0.00195857137884437" calcext:value-type="float">
            <text:p>-0.001958571378844</text:p>
          </table:table-cell>
          <table:table-cell office:value-type="float" office:value="-0.00220143969235492" calcext:value-type="float">
            <text:p>-0.002201439692355</text:p>
          </table:table-cell>
          <table:table-cell office:value-type="float" office:value="-0.00865013735963749" calcext:value-type="float">
            <text:p>-0.008650137359637</text:p>
          </table:table-cell>
          <table:table-cell office:value-type="float" office:value="0.000926252190977361" calcext:value-type="float">
            <text:p>0.000926252190977</text:p>
          </table:table-cell>
          <table:table-cell office:value-type="float" office:value="0.00244004071588344" calcext:value-type="float">
            <text:p>0.002440040715883</text:p>
          </table:table-cell>
          <table:table-cell office:value-type="float" office:value="-0.00154988513383936" calcext:value-type="float">
            <text:p>-0.001549885133839</text:p>
          </table:table-cell>
          <table:table-cell office:value-type="float" office:value="-0.00188694387603255" calcext:value-type="float">
            <text:p>-0.001886943876033</text:p>
          </table:table-cell>
          <table:table-cell office:value-type="float" office:value="-0.00105790341961942" calcext:value-type="float">
            <text:p>-0.001057903419619</text:p>
          </table:table-cell>
          <table:table-cell office:value-type="float" office:value="-0.00367731595105897" calcext:value-type="float">
            <text:p>-0.003677315951059</text:p>
          </table:table-cell>
          <table:table-cell office:value-type="float" office:value="-0.00308313530432486" calcext:value-type="float">
            <text:p>-0.003083135304325</text:p>
          </table:table-cell>
          <table:table-cell office:value-type="float" office:value="-0.00317617588678049" calcext:value-type="float">
            <text:p>-0.00317617588678</text:p>
          </table:table-cell>
          <table:table-cell office:value-type="float" office:value="0.00159441392467147" calcext:value-type="float">
            <text:p>0.001594413924671</text:p>
          </table:table-cell>
          <table:table-cell office:value-type="float" office:value="0.0460405571218525" calcext:value-type="float">
            <text:p>0.046040557121853</text:p>
          </table:table-cell>
          <table:table-cell office:value-type="float" office:value="0.00277692917968209" calcext:value-type="float">
            <text:p>0.002776929179682</text:p>
          </table:table-cell>
          <table:table-cell office:value-type="float" office:value="0.000491432975990691" calcext:value-type="float">
            <text:p>0.000491432975991</text:p>
          </table:table-cell>
          <table:table-cell office:value-type="float" office:value="-0.000103795189337119" calcext:value-type="float">
            <text:p>-0.000103795189337</text:p>
          </table:table-cell>
          <table:table-cell office:value-type="float" office:value="-0.00287673950184769" calcext:value-type="float">
            <text:p>-0.002876739501848</text:p>
          </table:table-cell>
          <table:table-cell office:value-type="float" office:value="0.00174983599063844" calcext:value-type="float">
            <text:p>0.001749835990638</text:p>
          </table:table-cell>
          <table:table-cell office:value-type="float" office:value="-0.00147035106238824" calcext:value-type="float">
            <text:p>-0.001470351062388</text:p>
          </table:table-cell>
          <table:table-cell office:value-type="float" office:value="-0.00298314522916221" calcext:value-type="float">
            <text:p>-0.002983145229162</text:p>
          </table:table-cell>
          <table:table-cell office:value-type="float" office:value="-0.0232170627205734" calcext:value-type="float">
            <text:p>-0.023217062720573</text:p>
          </table:table-cell>
          <table:table-cell office:value-type="float" office:value="-0.00302653669237041" calcext:value-type="float">
            <text:p>-0.00302653669237</text:p>
          </table:table-cell>
          <table:table-cell office:value-type="float" office:value="-0.00417271733390345" calcext:value-type="float">
            <text:p>-0.004172717333903</text:p>
          </table:table-cell>
          <table:table-cell office:value-type="float" office:value="-0.000664255444525197" calcext:value-type="float">
            <text:p>-0.000664255444525</text:p>
          </table:table-cell>
          <table:table-cell office:value-type="float" office:value="-0.00256306870794876" calcext:value-type="float">
            <text:p>-0.002563068707949</text:p>
          </table:table-cell>
          <table:table-cell office:value-type="float" office:value="-0.00283377890632036" calcext:value-type="float">
            <text:p>-0.00283377890632</text:p>
          </table:table-cell>
          <table:table-cell office:value-type="float" office:value="-0.00298540427822147" calcext:value-type="float">
            <text:p>-0.002985404278221</text:p>
          </table:table-cell>
          <table:table-cell office:value-type="float" office:value="-0.0038472099668857" calcext:value-type="float">
            <text:p>-0.003847209966886</text:p>
          </table:table-cell>
          <table:table-cell office:value-type="float" office:value="0.000292452179487757" calcext:value-type="float">
            <text:p>0.000292452179488</text:p>
          </table:table-cell>
          <table:table-cell office:value-type="float" office:value="-0.000135664199723606" calcext:value-type="float">
            <text:p>-0.000135664199724</text:p>
          </table:table-cell>
          <table:table-cell office:value-type="float" office:value="-0.000636424408305747" calcext:value-type="float">
            <text:p>-0.000636424408306</text:p>
          </table:table-cell>
          <table:table-cell office:value-type="float" office:value="0.0367367300184112" calcext:value-type="float">
            <text:p>0.036736730018411</text:p>
          </table:table-cell>
          <table:table-cell office:value-type="float" office:value="-0.0029433495476377" calcext:value-type="float">
            <text:p>-0.002943349547638</text:p>
          </table:table-cell>
          <table:table-cell office:value-type="float" office:value="-0.00365172577309225" calcext:value-type="float">
            <text:p>-0.003651725773092</text:p>
          </table:table-cell>
          <table:table-cell office:value-type="float" office:value="-0.00181612397246261" calcext:value-type="float">
            <text:p>-0.001816123972463</text:p>
          </table:table-cell>
          <table:table-cell office:value-type="float" office:value="0.000636213800537966" calcext:value-type="float">
            <text:p>0.000636213800538</text:p>
          </table:table-cell>
          <table:table-cell office:value-type="float" office:value="-0.00120891283130248" calcext:value-type="float">
            <text:p>-0.001208912831302</text:p>
          </table:table-cell>
          <table:table-cell office:value-type="float" office:value="-0.00264000066917708" calcext:value-type="float">
            <text:p>-0.002640000669177</text:p>
          </table:table-cell>
          <table:table-cell office:value-type="float" office:value="-0.0115958950428091" calcext:value-type="float">
            <text:p>-0.011595895042809</text:p>
          </table:table-cell>
          <table:table-cell office:value-type="float" office:value="-0.00139528223147739" calcext:value-type="float">
            <text:p>-0.001395282231477</text:p>
          </table:table-cell>
          <table:table-cell office:value-type="float" office:value="-0.0002909866526285" calcext:value-type="float">
            <text:p>-0.000290986652629</text:p>
          </table:table-cell>
          <table:table-cell office:value-type="float" office:value="-0.00134994502207758" calcext:value-type="float">
            <text:p>-0.001349945022078</text:p>
          </table:table-cell>
          <table:table-cell office:value-type="float" office:value="-0.0115549955617649" calcext:value-type="float">
            <text:p>-0.011554995561765</text:p>
          </table:table-cell>
          <table:table-cell office:value-type="float" office:value="0.00251034456615618" calcext:value-type="float">
            <text:p>0.002510344566156</text:p>
          </table:table-cell>
          <table:table-cell office:value-type="float" office:value="0.00429338337742474" calcext:value-type="float">
            <text:p>0.004293383377425</text:p>
          </table:table-cell>
          <table:table-cell office:value-type="float" office:value="0.0413951752875804" calcext:value-type="float">
            <text:p>0.04139517528758</text:p>
          </table:table-cell>
          <table:table-cell office:value-type="float" office:value="0.00532784384919349" calcext:value-type="float">
            <text:p>0.005327843849193</text:p>
          </table:table-cell>
          <table:table-cell office:value-type="float" office:value="-0.000657067382336785" calcext:value-type="float">
            <text:p>-0.000657067382337</text:p>
          </table:table-cell>
          <table:table-cell office:value-type="float" office:value="-0.00281009693330297" calcext:value-type="float">
            <text:p>-0.002810096933303</text:p>
          </table:table-cell>
          <table:table-cell office:value-type="float" office:value="0.00194675680840745" calcext:value-type="float">
            <text:p>0.001946756808407</text:p>
          </table:table-cell>
          <table:table-cell office:value-type="float" office:value="-0.00025014643449428" calcext:value-type="float">
            <text:p>-0.000250146434494</text:p>
          </table:table-cell>
          <table:table-cell office:value-type="float" office:value="-0.000422270179480988" calcext:value-type="float">
            <text:p>-0.000422270179481</text:p>
          </table:table-cell>
          <table:table-cell office:value-type="float" office:value="-0.00234793920566695" calcext:value-type="float">
            <text:p>-0.002347939205667</text:p>
          </table:table-cell>
          <table:table-cell office:value-type="float" office:value="-0.0339000621040599" calcext:value-type="float">
            <text:p>-0.03390006210406</text:p>
          </table:table-cell>
          <table:table-cell office:value-type="float" office:value="-0.00278730953775469" calcext:value-type="float">
            <text:p>-0.002787309537755</text:p>
          </table:table-cell>
          <table:table-cell office:value-type="float" office:value="-0.00150221392319294" calcext:value-type="float">
            <text:p>-0.001502213923193</text:p>
          </table:table-cell>
          <table:table-cell office:value-type="float" office:value="-0.00307239959718147" calcext:value-type="float">
            <text:p>-0.003072399597181</text:p>
          </table:table-cell>
          <table:table-cell office:value-type="float" office:value="-0.00284466894541036" calcext:value-type="float">
            <text:p>-0.00284466894541</text:p>
          </table:table-cell>
          <table:table-cell office:value-type="float" office:value="-0.0035814824246545" calcext:value-type="float">
            <text:p>-0.003581482424655</text:p>
          </table:table-cell>
          <table:table-cell office:value-type="float" office:value="0.000115516656397419" calcext:value-type="float">
            <text:p>0.000115516656397</text:p>
          </table:table-cell>
          <table:table-cell office:value-type="float" office:value="-0.000472916872519269" calcext:value-type="float">
            <text:p>-0.000472916872519</text:p>
          </table:table-cell>
          <table:table-cell office:value-type="float" office:value="0.0384043798660658" calcext:value-type="float">
            <text:p>0.038404379866066</text:p>
          </table:table-cell>
          <table:table-cell office:value-type="float" office:value="-0.00338632108624581" calcext:value-type="float">
            <text:p>-0.003386321086246</text:p>
          </table:table-cell>
          <table:table-cell office:value-type="float" office:value="-0.00546097674379698" calcext:value-type="float">
            <text:p>-0.005460976743797</text:p>
          </table:table-cell>
          <table:table-cell office:value-type="float" office:value="-0.00106492158785931" calcext:value-type="float">
            <text:p>-0.001064921587859</text:p>
          </table:table-cell>
          <table:table-cell office:value-type="float" office:value="-0.0149617533168287" calcext:value-type="float">
            <text:p>-0.014961753316829</text:p>
          </table:table-cell>
          <table:table-cell office:value-type="float" office:value="-0.00289335369691929" calcext:value-type="float">
            <text:p>-0.002893353696919</text:p>
          </table:table-cell>
          <table:table-cell office:value-type="float" office:value="-0.000992290465737733" calcext:value-type="float">
            <text:p>-0.000992290465738</text:p>
          </table:table-cell>
          <table:table-cell office:value-type="float" office:value="-0.00118535810692666" calcext:value-type="float">
            <text:p>-0.001185358106927</text:p>
          </table:table-cell>
          <table:table-cell office:value-type="float" office:value="-0.00609568419326173" calcext:value-type="float">
            <text:p>-0.006095684193262</text:p>
          </table:table-cell>
          <table:table-cell office:value-type="float" office:value="0.000613508765462012" calcext:value-type="float">
            <text:p>0.000613508765462</text:p>
          </table:table-cell>
          <table:table-cell office:value-type="float" office:value="0.0267815667016387" calcext:value-type="float">
            <text:p>0.026781566701639</text:p>
          </table:table-cell>
          <table:table-cell office:value-type="float" office:value="-0.00239605336203685" calcext:value-type="float">
            <text:p>-0.002396053362037</text:p>
          </table:table-cell>
          <table:table-cell office:value-type="float" office:value="0.0171170812115183" calcext:value-type="float">
            <text:p>0.017117081211518</text:p>
          </table:table-cell>
          <table:table-cell office:value-type="float" office:value="0.00455182050721492" calcext:value-type="float">
            <text:p>0.004551820507215</text:p>
          </table:table-cell>
          <table:table-cell office:value-type="float" office:value="-0.000722673300288468" calcext:value-type="float">
            <text:p>-0.000722673300288</text:p>
          </table:table-cell>
          <table:table-cell office:value-type="float" office:value="-0.00351491390030734" calcext:value-type="float">
            <text:p>-0.003514913900307</text:p>
          </table:table-cell>
          <table:table-cell office:value-type="float" office:value="0.00148076192554714" calcext:value-type="float">
            <text:p>0.001480761925547</text:p>
          </table:table-cell>
          <table:table-cell office:value-type="float" office:value="-0.0014430926036223" calcext:value-type="float">
            <text:p>-0.001443092603622</text:p>
          </table:table-cell>
          <table:table-cell office:value-type="float" office:value="-0.0040229672969499" calcext:value-type="float">
            <text:p>-0.00402296729695</text:p>
          </table:table-cell>
          <table:table-cell office:value-type="float" office:value="-0.0045708130988501" calcext:value-type="float">
            <text:p>-0.00457081309885</text:p>
          </table:table-cell>
          <table:table-cell office:value-type="float" office:value="-0.025736369559163" calcext:value-type="float">
            <text:p>-0.025736369559163</text:p>
          </table:table-cell>
          <table:table-cell office:value-type="float" office:value="-0.00139822823583402" calcext:value-type="float">
            <text:p>-0.001398228235834</text:p>
          </table:table-cell>
          <table:table-cell office:value-type="float" office:value="-0.000945543024095663" calcext:value-type="float">
            <text:p>-0.000945543024096</text:p>
          </table:table-cell>
          <table:table-cell office:value-type="float" office:value="-0.00123039288268206" calcext:value-type="float">
            <text:p>-0.001230392882682</text:p>
          </table:table-cell>
          <table:table-cell office:value-type="float" office:value="-0.0027298984346113" calcext:value-type="float">
            <text:p>-0.002729898434611</text:p>
          </table:table-cell>
          <table:table-cell office:value-type="float" office:value="-0.00188199697553476" calcext:value-type="float">
            <text:p>-0.001881996975535</text:p>
          </table:table-cell>
          <table:table-cell office:value-type="float" office:value="-0.00242206153459595" calcext:value-type="float">
            <text:p>-0.002422061534596</text:p>
          </table:table-cell>
          <table:table-cell office:value-type="float" office:value="-0.00208011587929591" calcext:value-type="float">
            <text:p>-0.002080115879296</text:p>
          </table:table-cell>
          <table:table-cell office:value-type="float" office:value="-0.000742976760440606" calcext:value-type="float">
            <text:p>-0.000742976760441</text:p>
          </table:table-cell>
          <table:table-cell office:value-type="float" office:value="-0.00223075357181507" calcext:value-type="float">
            <text:p>-0.002230753571815</text:p>
          </table:table-cell>
          <table:table-cell office:value-type="float" office:value="0.0418140568452863" calcext:value-type="float">
            <text:p>0.041814056845286</text:p>
          </table:table-cell>
          <table:table-cell office:value-type="float" office:value="-0.00352737159598598" calcext:value-type="float">
            <text:p>-0.003527371595986</text:p>
          </table:table-cell>
          <table:table-cell office:value-type="float" office:value="-0.00783838917696372" calcext:value-type="float">
            <text:p>-0.007838389176964</text:p>
          </table:table-cell>
          <table:table-cell office:value-type="float" office:value="-0.00814974066338964" calcext:value-type="float">
            <text:p>-0.00814974066339</text:p>
          </table:table-cell>
          <table:table-cell office:value-type="float" office:value="-0.00645877317180638" calcext:value-type="float">
            <text:p>-0.006458773171806</text:p>
          </table:table-cell>
          <table:table-cell office:value-type="float" office:value="0.00250851913452371" calcext:value-type="float">
            <text:p>0.002508519134524</text:p>
          </table:table-cell>
          <table:table-cell office:value-type="float" office:value="0.00101987660372166" calcext:value-type="float">
            <text:p>0.001019876603722</text:p>
          </table:table-cell>
          <table:table-cell office:value-type="float" office:value="-0.00192162780378924" calcext:value-type="float">
            <text:p>-0.001921627803789</text:p>
          </table:table-cell>
          <table:table-cell office:value-type="float" office:value="-0.000764315949051742" calcext:value-type="float">
            <text:p>-0.000764315949052</text:p>
          </table:table-cell>
          <table:table-cell office:value-type="float" office:value="-0.00141786814336353" calcext:value-type="float">
            <text:p>-0.001417868143364</text:p>
          </table:table-cell>
          <table:table-cell office:value-type="float" office:value="-0.00158576643376052" calcext:value-type="float">
            <text:p>-0.001585766433761</text:p>
          </table:table-cell>
          <table:table-cell office:value-type="float" office:value="-0.00140245552762019" calcext:value-type="float">
            <text:p>-0.00140245552762</text:p>
          </table:table-cell>
          <table:table-cell office:value-type="float" office:value="-0.00220764095523734" calcext:value-type="float">
            <text:p>-0.002207640955237</text:p>
          </table:table-cell>
          <table:table-cell office:value-type="float" office:value="-0.00437955632843334" calcext:value-type="float">
            <text:p>-0.004379556328433</text:p>
          </table:table-cell>
          <table:table-cell office:value-type="float" office:value="0.0021878754519084" calcext:value-type="float">
            <text:p>0.002187875451908</text:p>
          </table:table-cell>
          <table:table-cell office:value-type="float" office:value="0.0274574491638634" calcext:value-type="float">
            <text:p>0.027457449163863</text:p>
          </table:table-cell>
          <table:table-cell office:value-type="float" office:value="0.02261178226308" calcext:value-type="float">
            <text:p>0.02261178226308</text:p>
          </table:table-cell>
          <table:table-cell office:value-type="float" office:value="0.000317099649202457" calcext:value-type="float">
            <text:p>0.000317099649202</text:p>
          </table:table-cell>
          <table:table-cell office:value-type="float" office:value="-0.00203453842031204" calcext:value-type="float">
            <text:p>-0.002034538420312</text:p>
          </table:table-cell>
          <table:table-cell office:value-type="float" office:value="-0.000128654638033465" calcext:value-type="float">
            <text:p>-0.000128654638033</text:p>
          </table:table-cell>
          <table:table-cell office:value-type="float" office:value="0.00221703572084825" calcext:value-type="float">
            <text:p>0.002217035720848</text:p>
          </table:table-cell>
          <table:table-cell office:value-type="float" office:value="-0.000199743209887082" calcext:value-type="float">
            <text:p>-0.000199743209887</text:p>
          </table:table-cell>
          <table:table-cell office:value-type="float" office:value="-0.00110022002580568" calcext:value-type="float">
            <text:p>-0.001100220025806</text:p>
          </table:table-cell>
          <table:table-cell office:value-type="float" office:value="-0.0286800741303524" calcext:value-type="float">
            <text:p>-0.028680074130352</text:p>
          </table:table-cell>
          <table:table-cell office:value-type="float" office:value="-0.00193639033293019" calcext:value-type="float">
            <text:p>-0.00193639033293</text:p>
          </table:table-cell>
          <table:table-cell office:value-type="float" office:value="-0.00210952198358971" calcext:value-type="float">
            <text:p>-0.00210952198359</text:p>
          </table:table-cell>
          <table:table-cell office:value-type="float" office:value="-0.00220375223113567" calcext:value-type="float">
            <text:p>-0.002203752231136</text:p>
          </table:table-cell>
          <table:table-cell office:value-type="float" office:value="-0.00289986455363472" calcext:value-type="float">
            <text:p>-0.002899864553635</text:p>
          </table:table-cell>
          <table:table-cell office:value-type="float" office:value="-0.00391750163147003" calcext:value-type="float">
            <text:p>-0.00391750163147</text:p>
          </table:table-cell>
          <table:table-cell office:value-type="float" office:value="-0.00108140142749524" calcext:value-type="float">
            <text:p>-0.001081401427495</text:p>
          </table:table-cell>
          <table:table-cell office:value-type="float" office:value="-0.00029584851299147" calcext:value-type="float">
            <text:p>-0.000295848512991</text:p>
          </table:table-cell>
          <table:table-cell office:value-type="float" office:value="-0.000659154145796259" calcext:value-type="float">
            <text:p>-0.000659154145796</text:p>
          </table:table-cell>
          <table:table-cell office:value-type="float" office:value="-0.000606388048033313" calcext:value-type="float">
            <text:p>-0.000606388048033</text:p>
          </table:table-cell>
          <table:table-cell office:value-type="float" office:value="0.0000422062682046143" calcext:value-type="float">
            <text:p>4.22062682046143E-05</text:p>
          </table:table-cell>
          <table:table-cell office:value-type="float" office:value="0.000241726527763886" calcext:value-type="float">
            <text:p>0.000241726527764</text:p>
          </table:table-cell>
          <table:table-cell office:value-type="float" office:value="-0.0000735142814174416" calcext:value-type="float">
            <text:p>-7.35142814174416E-05</text:p>
          </table:table-cell>
          <table:table-cell office:value-type="float" office:value="0.000178791765129915" calcext:value-type="float">
            <text:p>0.00017879176513</text:p>
          </table:table-cell>
          <table:table-cell office:value-type="float" office:value="0.000251884236294075" calcext:value-type="float">
            <text:p>0.000251884236294</text:p>
          </table:table-cell>
          <table:table-cell office:value-type="float" office:value="0.0000085157119625312" calcext:value-type="float">
            <text:p>8.5157119625312E-06</text:p>
          </table:table-cell>
          <table:table-cell office:value-type="float" office:value="0.000441559872045971" calcext:value-type="float">
            <text:p>0.000441559872046</text:p>
          </table:table-cell>
          <table:table-cell office:value-type="float" office:value="-0.0000249108389526187" calcext:value-type="float">
            <text:p>-2.49108389526187E-05</text:p>
          </table:table-cell>
          <table:table-cell office:value-type="float" office:value="0.000214189683508392" calcext:value-type="float">
            <text:p>0.000214189683508</text:p>
          </table:table-cell>
          <table:table-cell office:value-type="float" office:value="0.000266750797223936" calcext:value-type="float">
            <text:p>0.000266750797224</text:p>
          </table:table-cell>
          <table:table-cell office:value-type="float" office:value="0.0000156048980567425" calcext:value-type="float">
            <text:p>1.56048980567425E-05</text:p>
          </table:table-cell>
          <table:table-cell office:value-type="float" office:value="0.000268247229007479" calcext:value-type="float">
            <text:p>0.000268247229007</text:p>
          </table:table-cell>
          <table:table-cell office:value-type="float" office:value="-0.0000350821543393942" calcext:value-type="float">
            <text:p>-3.50821543393942E-05</text:p>
          </table:table-cell>
          <table:table-cell office:value-type="float" office:value="0.0000375168858842145" calcext:value-type="float">
            <text:p>3.75168858842145E-05</text:p>
          </table:table-cell>
          <table:table-cell office:value-type="float" office:value="0.00000848359402083609" calcext:value-type="float">
            <text:p>8.48359402083609E-06</text:p>
          </table:table-cell>
          <table:table-cell office:value-type="float" office:value="0.0000260746926520339" calcext:value-type="float">
            <text:p>2.60746926520339E-05</text:p>
          </table:table-cell>
          <table:table-cell office:value-type="float" office:value="0.0000887839828174752" calcext:value-type="float">
            <text:p>8.87839828174752E-05</text:p>
          </table:table-cell>
          <table:table-cell office:value-type="float" office:value="-0.00000683582047339426" calcext:value-type="float">
            <text:p>-6.83582047339426E-06</text:p>
          </table:table-cell>
          <table:table-cell office:value-type="float" office:value="-0.0000433952880565802" calcext:value-type="float">
            <text:p>-4.33952880565802E-05</text:p>
          </table:table-cell>
          <table:table-cell office:value-type="float" office:value="0.0000930812736025244" calcext:value-type="float">
            <text:p>9.30812736025244E-05</text:p>
          </table:table-cell>
          <table:table-cell office:value-type="float" office:value="0.00000335679653856724" calcext:value-type="float">
            <text:p>3.35679653856724E-06</text:p>
          </table:table-cell>
          <table:table-cell office:value-type="float" office:value="0.000041276727944739" calcext:value-type="float">
            <text:p>4.1276727944739E-05</text:p>
          </table:table-cell>
          <table:table-cell office:value-type="float" office:value="-0.0000410384265965846" calcext:value-type="float">
            <text:p>-4.10384265965846E-05</text:p>
          </table:table-cell>
          <table:table-cell office:value-type="float" office:value="0.00000566646323790776" calcext:value-type="float">
            <text:p>5.66646323790776E-06</text:p>
          </table:table-cell>
          <table:table-cell office:value-type="float" office:value="0.0000317961819371604" calcext:value-type="float">
            <text:p>3.17961819371604E-05</text:p>
          </table:table-cell>
          <table:table-cell office:value-type="float" office:value="-0.0000129815438036918" calcext:value-type="float">
            <text:p>-1.29815438036918E-05</text:p>
          </table:table-cell>
          <table:table-cell office:value-type="float" office:value="0.00000480350323067702" calcext:value-type="float">
            <text:p>4.80350323067702E-06</text:p>
          </table:table-cell>
          <table:table-cell office:value-type="float" office:value="-0.0000146255421712427" calcext:value-type="float">
            <text:p>-1.46255421712427E-05</text:p>
          </table:table-cell>
          <table:table-cell office:value-type="float" office:value="0.0000180931609309321" calcext:value-type="float">
            <text:p>1.80931609309321E-05</text:p>
          </table:table-cell>
          <table:table-cell office:value-type="float" office:value="-0.0000245878767117791" calcext:value-type="float">
            <text:p>-2.45878767117791E-05</text:p>
          </table:table-cell>
          <table:table-cell office:value-type="float" office:value="0.00000760892409917835" calcext:value-type="float">
            <text:p>7.60892409917835E-06</text:p>
          </table:table-cell>
          <table:table-cell office:value-type="float" office:value="-0.00000743162791327912" calcext:value-type="float">
            <text:p>-7.43162791327912E-06</text:p>
          </table:table-cell>
          <table:table-cell office:value-type="float" office:value="0.00000257602575676197" calcext:value-type="float">
            <text:p>2.57602575676197E-06</text:p>
          </table:table-cell>
          <table:table-cell office:value-type="float" office:value="0.0000391043481069442" calcext:value-type="float">
            <text:p>3.91043481069442E-05</text:p>
          </table:table-cell>
          <table:table-cell office:value-type="float" office:value="-0.0000199615867607084" calcext:value-type="float">
            <text:p>-1.99615867607084E-05</text:p>
          </table:table-cell>
          <table:table-cell office:value-type="float" office:value="0.00000289248799090203" calcext:value-type="float">
            <text:p>2.89248799090203E-06</text:p>
          </table:table-cell>
          <table:table-cell office:value-type="float" office:value="-0.0000196650215517624" calcext:value-type="float">
            <text:p>-1.96650215517624E-05</text:p>
          </table:table-cell>
          <table:table-cell office:value-type="float" office:value="0.000035397903780765" calcext:value-type="float">
            <text:p>3.5397903780765E-05</text:p>
          </table:table-cell>
          <table:table-cell office:value-type="float" office:value="0.00000094567958042191" calcext:value-type="float">
            <text:p>9.4567958042191E-07</text:p>
          </table:table-cell>
          <table:table-cell office:value-type="float" office:value="-0.0000238792674010502" calcext:value-type="float">
            <text:p>-2.38792674010502E-05</text:p>
          </table:table-cell>
          <table:table-cell office:value-type="float" office:value="-0.0000134159675115875" calcext:value-type="float">
            <text:p>-1.34159675115875E-05</text:p>
          </table:table-cell>
          <table:table-cell office:value-type="float" office:value="0.0000191738279997633" calcext:value-type="float">
            <text:p>1.91738279997633E-05</text:p>
          </table:table-cell>
          <table:table-cell office:value-type="float" office:value="-0.0000232312736977436" calcext:value-type="float">
            <text:p>-2.32312736977436E-05</text:p>
          </table:table-cell>
          <table:table-cell office:value-type="float" office:value="0.0000283249070248126" calcext:value-type="float">
            <text:p>2.83249070248126E-05</text:p>
          </table:table-cell>
          <table:table-cell office:value-type="float" office:value="-0.000016779934967126" calcext:value-type="float">
            <text:p>-1.6779934967126E-05</text:p>
          </table:table-cell>
          <table:table-cell office:value-type="float" office:value="-0.000013255042794813" calcext:value-type="float">
            <text:p>-1.3255042794813E-05</text:p>
          </table:table-cell>
          <table:table-cell office:value-type="float" office:value="-0.00000475490150547708" calcext:value-type="float">
            <text:p>-4.75490150547708E-06</text:p>
          </table:table-cell>
          <table:table-cell office:value-type="float" office:value="0.000034075055750038" calcext:value-type="float">
            <text:p>3.4075055750038E-05</text:p>
          </table:table-cell>
          <table:table-cell office:value-type="float" office:value="-0.0000069252805658393" calcext:value-type="float">
            <text:p>-6.9252805658393E-06</text:p>
          </table:table-cell>
          <table:table-cell office:value-type="float" office:value="-0.0000155870899176125" calcext:value-type="float">
            <text:p>-1.55870899176125E-05</text:p>
          </table:table-cell>
          <table:table-cell office:value-type="float" office:value="-0.00000495337079781111" calcext:value-type="float">
            <text:p>-4.95337079781111E-06</text:p>
          </table:table-cell>
          <table:table-cell office:value-type="float" office:value="-0.0000125369517641749" calcext:value-type="float">
            <text:p>-1.25369517641749E-05</text:p>
          </table:table-cell>
          <table:table-cell office:value-type="float" office:value="0.0000168115572716787" calcext:value-type="float">
            <text:p>1.68115572716787E-05</text:p>
          </table:table-cell>
          <table:table-cell office:value-type="float" office:value="-0.00000295262054256229" calcext:value-type="float">
            <text:p>-2.95262054256229E-06</text:p>
          </table:table-cell>
          <table:table-cell office:value-type="float" office:value="-0.00000716454713373116" calcext:value-type="float">
            <text:p>-7.16454713373116E-06</text:p>
          </table:table-cell>
          <table:table-cell office:value-type="float" office:value="0.0000271177046548554" calcext:value-type="float">
            <text:p>2.71177046548554E-05</text:p>
          </table:table-cell>
          <table:table-cell office:value-type="float" office:value="-0.0000180599899767264" calcext:value-type="float">
            <text:p>-1.80599899767264E-05</text:p>
          </table:table-cell>
          <table:table-cell office:value-type="float" office:value="0.00000912930464613826" calcext:value-type="float">
            <text:p>9.12930464613826E-06</text:p>
          </table:table-cell>
          <table:table-cell office:value-type="float" office:value="0.00000201635802155042" calcext:value-type="float">
            <text:p>2.01635802155042E-06</text:p>
          </table:table-cell>
          <table:table-cell office:value-type="float" office:value="-0.0000117444370095199" calcext:value-type="float">
            <text:p>-1.17444370095199E-05</text:p>
          </table:table-cell>
          <table:table-cell office:value-type="float" office:value="0.0000156920056706422" calcext:value-type="float">
            <text:p>1.56920056706422E-05</text:p>
          </table:table-cell>
          <table:table-cell office:value-type="float" office:value="-0.00000868770142326003" calcext:value-type="float">
            <text:p>-8.68770142326003E-06</text:p>
          </table:table-cell>
          <table:table-cell office:value-type="float" office:value="-0.00000696024930585404" calcext:value-type="float">
            <text:p>-6.96024930585404E-06</text:p>
          </table:table-cell>
          <table:table-cell office:value-type="float" office:value="0.00000195840525119007" calcext:value-type="float">
            <text:p>1.95840525119007E-06</text:p>
          </table:table-cell>
          <table:table-cell office:value-type="float" office:value="0.0000105669681574327" calcext:value-type="float">
            <text:p>1.05669681574327E-05</text:p>
          </table:table-cell>
          <table:table-cell office:value-type="float" office:value="-0.00000830113489658224" calcext:value-type="float">
            <text:p>-8.30113489658224E-06</text:p>
          </table:table-cell>
          <table:table-cell office:value-type="float" office:value="-0.00000929415308531523" calcext:value-type="float">
            <text:p>-9.29415308531523E-06</text:p>
          </table:table-cell>
          <table:table-cell office:value-type="float" office:value="0.0000215059439405696" calcext:value-type="float">
            <text:p>2.15059439405696E-05</text:p>
          </table:table-cell>
          <table:table-cell office:value-type="float" office:value="0.000000415482277582591" calcext:value-type="float">
            <text:p>4.15482277582591E-07</text:p>
          </table:table-cell>
          <table:table-cell office:value-type="float" office:value="-0.00000767025054126957" calcext:value-type="float">
            <text:p>-7.67025054126957E-06</text:p>
          </table:table-cell>
          <table:table-cell office:value-type="float" office:value="0.000016859297891747" calcext:value-type="float">
            <text:p>1.6859297891747E-05</text:p>
          </table:table-cell>
          <table:table-cell office:value-type="float" office:value="-0.000018868923493176" calcext:value-type="float">
            <text:p>-1.8868923493176E-05</text:p>
          </table:table-cell>
          <table:table-cell office:value-type="float" office:value="0.0000105343481550113" calcext:value-type="float">
            <text:p>1.05343481550113E-05</text:p>
          </table:table-cell>
          <table:table-cell office:value-type="float" office:value="-0.00000884606568840596" calcext:value-type="float">
            <text:p>-8.84606568840596E-06</text:p>
          </table:table-cell>
          <table:table-cell office:value-type="float" office:value="0.0000205754961851157" calcext:value-type="float">
            <text:p>2.05754961851157E-05</text:p>
          </table:table-cell>
          <table:table-cell office:value-type="float" office:value="-0.000023449018198396" calcext:value-type="float">
            <text:p>-2.3449018198396E-05</text:p>
          </table:table-cell>
          <table:table-cell office:value-type="float" office:value="-0.00000790016751539557" calcext:value-type="float">
            <text:p>-7.90016751539557E-06</text:p>
          </table:table-cell>
          <table:table-cell office:value-type="float" office:value="0.0000085452391437868" calcext:value-type="float">
            <text:p>8.5452391437868E-06</text:p>
          </table:table-cell>
          <table:table-cell office:value-type="float" office:value="0.0000177656597215581" calcext:value-type="float">
            <text:p>1.77656597215581E-05</text:p>
          </table:table-cell>
          <table:table-cell office:value-type="float" office:value="0.00000606878695941226" calcext:value-type="float">
            <text:p>6.06878695941226E-06</text:p>
          </table:table-cell>
          <table:table-cell office:value-type="float" office:value="-0.00000429260372203366" calcext:value-type="float">
            <text:p>-4.29260372203366E-06</text:p>
          </table:table-cell>
          <table:table-cell office:value-type="float" office:value="-0.0000197559398402158" calcext:value-type="float">
            <text:p>-1.97559398402158E-05</text:p>
          </table:table-cell>
          <table:table-cell office:value-type="float" office:value="0.00000742351419857901" calcext:value-type="float">
            <text:p>7.42351419857901E-06</text:p>
          </table:table-cell>
          <table:table-cell office:value-type="float" office:value="-0.000016640900467435" calcext:value-type="float">
            <text:p>-1.6640900467435E-05</text:p>
          </table:table-cell>
          <table:table-cell office:value-type="float" office:value="0.00000616998735641916" calcext:value-type="float">
            <text:p>6.16998735641916E-06</text:p>
          </table:table-cell>
          <table:table-cell office:value-type="float" office:value="0.0000217671398893282" calcext:value-type="float">
            <text:p>2.17671398893282E-05</text:p>
          </table:table-cell>
          <table:table-cell office:value-type="float" office:value="-0.0000340554945458815" calcext:value-type="float">
            <text:p>-3.40554945458815E-05</text:p>
          </table:table-cell>
          <table:table-cell office:value-type="float" office:value="0.0000073301610452603" calcext:value-type="float">
            <text:p>7.3301610452603E-06</text:p>
          </table:table-cell>
          <table:table-cell office:value-type="float" office:value="0.0000254709079799964" calcext:value-type="float">
            <text:p>2.54709079799964E-05</text:p>
          </table:table-cell>
          <table:table-cell office:value-type="float" office:value="-0.00000622824152141099" calcext:value-type="float">
            <text:p>-6.22824152141099E-0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6650247102348" calcext:value-type="float">
            <text:p>1.26650247102348</text:p>
          </table:table-cell>
          <table:table-cell table:formula="of:=[.B9]*9.8" office:value-type="float" office:value="12.4117242160301" calcext:value-type="float">
            <text:p>12.4117242160301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488157302997602" calcext:value-type="float">
            <text:p>4.88157302997602E-05</text:p>
          </table:table-cell>
          <table:table-cell table:formula="of:=0.5*[.D12]*(([.D5]-[.C5])/([.D1]-[.C1]))^2" office:value-type="float" office:value="0.0000000666986425771088" calcext:value-type="float">
            <text:p>6.66986425771088E-08</text:p>
          </table:table-cell>
          <table:table-cell table:formula="of:=0.5*[.E12]*(([.E5]-[.D5])/([.E1]-[.D1]))^2" office:value-type="float" office:value="0.000000176802440600039" calcext:value-type="float">
            <text:p>1.76802440600039E-07</text:p>
          </table:table-cell>
          <table:table-cell table:formula="of:=0.5*[.F12]*(([.F5]-[.E5])/([.F1]-[.E1]))^2" office:value-type="float" office:value="0.00000461982103532023" calcext:value-type="float">
            <text:p>4.61982103532023E-06</text:p>
          </table:table-cell>
          <table:table-cell table:formula="of:=0.5*[.G12]*(([.G5]-[.F5])/([.G1]-[.F1]))^2" office:value-type="float" office:value="0.00000120505159162288" calcext:value-type="float">
            <text:p>1.20505159162288E-06</text:p>
          </table:table-cell>
          <table:table-cell table:formula="of:=0.5*[.H12]*(([.H5]-[.G5])/([.H1]-[.G1]))^2" office:value-type="float" office:value="0.00000968257608844819" calcext:value-type="float">
            <text:p>9.68257608844819E-06</text:p>
          </table:table-cell>
          <table:table-cell table:formula="of:=0.5*[.I12]*(([.I5]-[.H5])/([.I1]-[.H1]))^2" office:value-type="float" office:value="0.000014146653102265" calcext:value-type="float">
            <text:p>1.4146653102265E-05</text:p>
          </table:table-cell>
          <table:table-cell table:formula="of:=0.5*[.J12]*(([.J5]-[.I5])/([.J1]-[.I1]))^2" office:value-type="float" office:value="0.000000251375070763666" calcext:value-type="float">
            <text:p>2.51375070763666E-07</text:p>
          </table:table-cell>
          <table:table-cell table:formula="of:=0.5*[.K12]*(([.K5]-[.J5])/([.K1]-[.J1]))^2" office:value-type="float" office:value="0.0000187942298110558" calcext:value-type="float">
            <text:p>1.87942298110558E-05</text:p>
          </table:table-cell>
          <table:table-cell table:formula="of:=0.5*[.L12]*(([.L5]-[.K5])/([.L1]-[.K1]))^2" office:value-type="float" office:value="0.0000133155414673811" calcext:value-type="float">
            <text:p>1.33155414673811E-05</text:p>
          </table:table-cell>
          <table:table-cell table:formula="of:=0.5*[.M12]*(([.M5]-[.L5])/([.M1]-[.L1]))^2" office:value-type="float" office:value="0.000000135094097670977" calcext:value-type="float">
            <text:p>1.35094097670977E-07</text:p>
          </table:table-cell>
          <table:table-cell table:formula="of:=0.5*[.N12]*(([.N5]-[.M5])/([.N1]-[.M1]))^2" office:value-type="float" office:value="0.000000277690455219654" calcext:value-type="float">
            <text:p>2.77690455219654E-07</text:p>
          </table:table-cell>
          <table:table-cell table:formula="of:=0.5*[.O12]*(([.O5]-[.N5])/([.O1]-[.N1]))^2" office:value-type="float" office:value="0.00000720758115791854" calcext:value-type="float">
            <text:p>7.20758115791854E-06</text:p>
          </table:table-cell>
          <table:table-cell table:formula="of:=0.5*[.P12]*(([.P5]-[.O5])/([.P1]-[.O1]))^2" office:value-type="float" office:value="0.00000933443066480972" calcext:value-type="float">
            <text:p>9.33443066480972E-06</text:p>
          </table:table-cell>
          <table:table-cell table:formula="of:=0.5*[.Q12]*(([.Q5]-[.P5])/([.Q1]-[.P1]))^2" office:value-type="float" office:value="0.00000000619573340457404" calcext:value-type="float">
            <text:p>6.19573340457404E-09</text:p>
          </table:table-cell>
          <table:table-cell table:formula="of:=0.5*[.R12]*(([.R5]-[.Q5])/([.R1]-[.Q1]))^2" office:value-type="float" office:value="0.00000705273864480978" calcext:value-type="float">
            <text:p>7.05273864480978E-06</text:p>
          </table:table-cell>
          <table:table-cell table:formula="of:=0.5*[.S12]*(([.S5]-[.R5])/([.S1]-[.R1]))^2" office:value-type="float" office:value="0.00000119611685732544" calcext:value-type="float">
            <text:p>1.19611685732544E-06</text:p>
          </table:table-cell>
          <table:table-cell table:formula="of:=0.5*[.T12]*(([.T5]-[.S5])/([.T1]-[.S1]))^2" office:value-type="float" office:value="0.000000399370142401503" calcext:value-type="float">
            <text:p>3.99370142401503E-07</text:p>
          </table:table-cell>
          <table:table-cell table:formula="of:=0.5*[.U12]*(([.U5]-[.T5])/([.U1]-[.T1]))^2" office:value-type="float" office:value="0.000000865390536350111" calcext:value-type="float">
            <text:p>8.65390536350111E-07</text:p>
          </table:table-cell>
          <table:table-cell table:formula="of:=0.5*[.V12]*(([.V5]-[.U5])/([.V1]-[.U1]))^2" office:value-type="float" office:value="0.0000103584857892074" calcext:value-type="float">
            <text:p>1.03584857892074E-05</text:p>
          </table:table-cell>
          <table:table-cell table:formula="of:=0.5*[.W12]*(([.W5]-[.V5])/([.W1]-[.V1]))^2" office:value-type="float" office:value="0.00000848579610684192" calcext:value-type="float">
            <text:p>8.48579610684192E-06</text:p>
          </table:table-cell>
          <table:table-cell table:formula="of:=0.5*[.X12]*(([.X5]-[.W5])/([.X1]-[.W1]))^2" office:value-type="float" office:value="0.0000143314771297166" calcext:value-type="float">
            <text:p>1.43314771297166E-05</text:p>
          </table:table-cell>
          <table:table-cell table:formula="of:=0.5*[.Y12]*(([.Y5]-[.X5])/([.Y1]-[.X1]))^2" office:value-type="float" office:value="0.00000108342725527286" calcext:value-type="float">
            <text:p>1.08342725527286E-06</text:p>
          </table:table-cell>
          <table:table-cell table:formula="of:=0.5*[.Z12]*(([.Z5]-[.Y5])/([.Z1]-[.Y1]))^2" office:value-type="float" office:value="0.0000189493054272981" calcext:value-type="float">
            <text:p>1.89493054272981E-05</text:p>
          </table:table-cell>
          <table:table-cell table:formula="of:=0.5*[.AA12]*(([.AA5]-[.Z5])/([.AA1]-[.Z1]))^2" office:value-type="float" office:value="0.000000116157192713204" calcext:value-type="float">
            <text:p>1.16157192713204E-07</text:p>
          </table:table-cell>
          <table:table-cell table:formula="of:=0.5*[.AB12]*(([.AB5]-[.AA5])/([.AB1]-[.AA1]))^2" office:value-type="float" office:value="0.00000819273126459823" calcext:value-type="float">
            <text:p>8.19273126459823E-06</text:p>
          </table:table-cell>
          <table:table-cell table:formula="of:=0.5*[.AC12]*(([.AC5]-[.AB5])/([.AC1]-[.AB1]))^2" office:value-type="float" office:value="0.000059746406034744" calcext:value-type="float">
            <text:p>5.9746406034744E-05</text:p>
          </table:table-cell>
          <table:table-cell table:formula="of:=0.5*[.AD12]*(([.AD5]-[.AC5])/([.AD1]-[.AC1]))^2" office:value-type="float" office:value="0.00000566825327878286" calcext:value-type="float">
            <text:p>5.66825327878286E-06</text:p>
          </table:table-cell>
          <table:table-cell table:formula="of:=0.5*[.AE12]*(([.AE5]-[.AD5])/([.AE1]-[.AD1]))^2" office:value-type="float" office:value="0.00000534339641312309" calcext:value-type="float">
            <text:p>5.34339641312309E-06</text:p>
          </table:table-cell>
          <table:table-cell table:formula="of:=0.5*[.AF12]*(([.AF5]-[.AE5])/([.AF1]-[.AE1]))^2" office:value-type="float" office:value="0.0000135384087356966" calcext:value-type="float">
            <text:p>1.35384087356966E-05</text:p>
          </table:table-cell>
          <table:table-cell table:formula="of:=0.5*[.AG12]*(([.AG5]-[.AF5])/([.AG1]-[.AF1]))^2" office:value-type="float" office:value="0.000000312377618391823" calcext:value-type="float">
            <text:p>3.12377618391823E-07</text:p>
          </table:table-cell>
          <table:table-cell table:formula="of:=0.5*[.AH12]*(([.AH5]-[.AG5])/([.AH1]-[.AG1]))^2" office:value-type="float" office:value="0.00000585505346064716" calcext:value-type="float">
            <text:p>5.85505346064716E-06</text:p>
          </table:table-cell>
          <table:table-cell table:formula="of:=0.5*[.AI12]*(([.AI5]-[.AH5])/([.AI1]-[.AH1]))^2" office:value-type="float" office:value="0.0001721011011908" calcext:value-type="float">
            <text:p>0.000172101101191</text:p>
          </table:table-cell>
          <table:table-cell table:formula="of:=0.5*[.AJ12]*(([.AJ5]-[.AI5])/([.AJ1]-[.AI1]))^2" office:value-type="float" office:value="0.0000162090725007368" calcext:value-type="float">
            <text:p>1.62090725007368E-05</text:p>
          </table:table-cell>
          <table:table-cell table:formula="of:=0.5*[.AK12]*(([.AK5]-[.AJ5])/([.AK1]-[.AJ1]))^2" office:value-type="float" office:value="0.00000597639910134392" calcext:value-type="float">
            <text:p>5.97639910134392E-06</text:p>
          </table:table-cell>
          <table:table-cell table:formula="of:=0.5*[.AL12]*(([.AL5]-[.AK5])/([.AL1]-[.AK1]))^2" office:value-type="float" office:value="0.00000000462564840184765" calcext:value-type="float">
            <text:p>4.62564840184765E-09</text:p>
          </table:table-cell>
          <table:table-cell table:formula="of:=0.5*[.AM12]*(([.AM5]-[.AL5])/([.AM1]-[.AL1]))^2" office:value-type="float" office:value="0.0000126230696720764" calcext:value-type="float">
            <text:p>1.26230696720764E-05</text:p>
          </table:table-cell>
          <table:table-cell table:formula="of:=0.5*[.AN12]*(([.AN5]-[.AM5])/([.AN1]-[.AM1]))^2" office:value-type="float" office:value="0.00000430010958259402" calcext:value-type="float">
            <text:p>4.30010958259402E-06</text:p>
          </table:table-cell>
          <table:table-cell table:formula="of:=0.5*[.AO12]*(([.AO5]-[.AN5])/([.AO1]-[.AN1]))^2" office:value-type="float" office:value="0.0000000155091168197969" calcext:value-type="float">
            <text:p>1.55091168197969E-08</text:p>
          </table:table-cell>
          <table:table-cell table:formula="of:=0.5*[.AP12]*(([.AP5]-[.AO5])/([.AP1]-[.AO1]))^2" office:value-type="float" office:value="0.00000000149151735990022" calcext:value-type="float">
            <text:p>1.49151735990022E-09</text:p>
          </table:table-cell>
          <table:table-cell table:formula="of:=0.5*[.AQ12]*(([.AQ5]-[.AP5])/([.AQ1]-[.AP1]))^2" office:value-type="float" office:value="0.0000414787591988085" calcext:value-type="float">
            <text:p>4.14787591988085E-05</text:p>
          </table:table-cell>
          <table:table-cell table:formula="of:=0.5*[.AR12]*(([.AR5]-[.AQ5])/([.AR1]-[.AQ1]))^2" office:value-type="float" office:value="0.000625970012165571" calcext:value-type="float">
            <text:p>0.000625970012166</text:p>
          </table:table-cell>
          <table:table-cell table:formula="of:=0.5*[.AS12]*(([.AS5]-[.AR5])/([.AS1]-[.AR1]))^2" office:value-type="float" office:value="0.000144860138565159" calcext:value-type="float">
            <text:p>0.000144860138565</text:p>
          </table:table-cell>
          <table:table-cell table:formula="of:=0.5*[.AT12]*(([.AT5]-[.AS5])/([.AT1]-[.AS1]))^2" office:value-type="float" office:value="0.000116776877225619" calcext:value-type="float">
            <text:p>0.000116776877226</text:p>
          </table:table-cell>
          <table:table-cell table:formula="of:=0.5*[.AU12]*(([.AU5]-[.AT5])/([.AU1]-[.AT1]))^2" office:value-type="float" office:value="0.00125476014628509" calcext:value-type="float">
            <text:p>0.001254760146285</text:p>
          </table:table-cell>
          <table:table-cell table:formula="of:=0.5*[.AV12]*(([.AV5]-[.AU5])/([.AV1]-[.AU1]))^2" office:value-type="float" office:value="0.00118893119291142" calcext:value-type="float">
            <text:p>0.001188931192911</text:p>
          </table:table-cell>
          <table:table-cell table:formula="of:=0.5*[.AW12]*(([.AW5]-[.AV5])/([.AW1]-[.AV1]))^2" office:value-type="float" office:value="0.00130224566651953" calcext:value-type="float">
            <text:p>0.00130224566652</text:p>
          </table:table-cell>
          <table:table-cell table:formula="of:=0.5*[.AX12]*(([.AX5]-[.AW5])/([.AX1]-[.AW1]))^2" office:value-type="float" office:value="0.000371756522432754" calcext:value-type="float">
            <text:p>0.000371756522433</text:p>
          </table:table-cell>
          <table:table-cell table:formula="of:=0.5*[.AY12]*(([.AY5]-[.AX5])/([.AY1]-[.AX1]))^2" office:value-type="float" office:value="0.0928942388768865" calcext:value-type="float">
            <text:p>0.092894238876887</text:p>
          </table:table-cell>
          <table:table-cell table:formula="of:=0.5*[.AZ12]*(([.AZ5]-[.AY5])/([.AZ1]-[.AY1]))^2" office:value-type="float" office:value="0.0473743665044297" calcext:value-type="float">
            <text:p>0.04737436650443</text:p>
          </table:table-cell>
          <table:table-cell table:formula="of:=0.5*[.BA12]*(([.BA5]-[.AZ5])/([.BA1]-[.AZ1]))^2" office:value-type="float" office:value="0.000866250651410252" calcext:value-type="float">
            <text:p>0.00086625065141</text:p>
          </table:table-cell>
          <table:table-cell table:formula="of:=0.5*[.BB12]*(([.BB5]-[.BA5])/([.BB1]-[.BA1]))^2" office:value-type="float" office:value="0.000408734203655288" calcext:value-type="float">
            <text:p>0.000408734203655</text:p>
          </table:table-cell>
          <table:table-cell table:formula="of:=0.5*[.BC12]*(([.BC5]-[.BB5])/([.BC1]-[.BB1]))^2" office:value-type="float" office:value="0.0000244412654170141" calcext:value-type="float">
            <text:p>2.44412654170141E-05</text:p>
          </table:table-cell>
          <table:table-cell table:formula="of:=0.5*[.BD12]*(([.BD5]-[.BC5])/([.BD1]-[.BC1]))^2" office:value-type="float" office:value="0.000724511086704397" calcext:value-type="float">
            <text:p>0.000724511086704</text:p>
          </table:table-cell>
          <table:table-cell table:formula="of:=0.5*[.BE12]*(([.BE5]-[.BD5])/([.BE1]-[.BD1]))^2" office:value-type="float" office:value="0.00201767056255522" calcext:value-type="float">
            <text:p>0.002017670562555</text:p>
          </table:table-cell>
          <table:table-cell table:formula="of:=0.5*[.BF12]*(([.BF5]-[.BE5])/([.BF1]-[.BE1]))^2" office:value-type="float" office:value="0.00616328271109771" calcext:value-type="float">
            <text:p>0.006163282711098</text:p>
          </table:table-cell>
          <table:table-cell table:formula="of:=0.5*[.BG12]*(([.BG5]-[.BF5])/([.BG1]-[.BF1]))^2" office:value-type="float" office:value="0.0173102777726122" calcext:value-type="float">
            <text:p>0.017310277772612</text:p>
          </table:table-cell>
          <table:table-cell table:formula="of:=0.5*[.BH12]*(([.BH5]-[.BG5])/([.BH1]-[.BG1]))^2" office:value-type="float" office:value="0.0205585032802529" calcext:value-type="float">
            <text:p>0.020558503280253</text:p>
          </table:table-cell>
          <table:table-cell table:formula="of:=0.5*[.BI12]*(([.BI5]-[.BH5])/([.BI1]-[.BH1]))^2" office:value-type="float" office:value="0.013956932685815" calcext:value-type="float">
            <text:p>0.013956932685815</text:p>
          </table:table-cell>
          <table:table-cell table:formula="of:=0.5*[.BJ12]*(([.BJ5]-[.BI5])/([.BJ1]-[.BI1]))^2" office:value-type="float" office:value="0.00582590516765741" calcext:value-type="float">
            <text:p>0.005825905167657</text:p>
          </table:table-cell>
          <table:table-cell table:formula="of:=0.5*[.BK12]*(([.BK5]-[.BJ5])/([.BK1]-[.BJ1]))^2" office:value-type="float" office:value="0.00144718225919987" calcext:value-type="float">
            <text:p>0.0014471822592</text:p>
          </table:table-cell>
          <table:table-cell table:formula="of:=0.5*[.BL12]*(([.BL5]-[.BK5])/([.BL1]-[.BK1]))^2" office:value-type="float" office:value="0.000164816098702817" calcext:value-type="float">
            <text:p>0.000164816098703</text:p>
          </table:table-cell>
          <table:table-cell table:formula="of:=0.5*[.BM12]*(([.BM5]-[.BL5])/([.BM1]-[.BL1]))^2" office:value-type="float" office:value="0.000302320729265014" calcext:value-type="float">
            <text:p>0.000302320729265</text:p>
          </table:table-cell>
          <table:table-cell table:formula="of:=0.5*[.BN12]*(([.BN5]-[.BM5])/([.BN1]-[.BM1]))^2" office:value-type="float" office:value="0.00011534858649186" calcext:value-type="float">
            <text:p>0.000115348586492</text:p>
          </table:table-cell>
          <table:table-cell table:formula="of:=0.5*[.BO12]*(([.BO5]-[.BN5])/([.BO1]-[.BN1]))^2" office:value-type="float" office:value="0.000014709654876073" calcext:value-type="float">
            <text:p>1.4709654876073E-05</text:p>
          </table:table-cell>
          <table:table-cell table:formula="of:=0.5*[.BP12]*(([.BP5]-[.BO5])/([.BP1]-[.BO1]))^2" office:value-type="float" office:value="0.0496602296610984" calcext:value-type="float">
            <text:p>0.049660229661099</text:p>
          </table:table-cell>
          <table:table-cell table:formula="of:=0.5*[.BQ12]*(([.BQ5]-[.BP5])/([.BQ1]-[.BP1]))^2" office:value-type="float" office:value="0.0599301543423401" calcext:value-type="float">
            <text:p>0.05993015434234</text:p>
          </table:table-cell>
          <table:table-cell table:formula="of:=0.5*[.BR12]*(([.BR5]-[.BQ5])/([.BR1]-[.BQ1]))^2" office:value-type="float" office:value="0.0084304492059789" calcext:value-type="float">
            <text:p>0.008430449205979</text:p>
          </table:table-cell>
          <table:table-cell table:formula="of:=0.5*[.BS12]*(([.BS5]-[.BR5])/([.BS1]-[.BR1]))^2" office:value-type="float" office:value="0.000751893953197877" calcext:value-type="float">
            <text:p>0.000751893953198</text:p>
          </table:table-cell>
          <table:table-cell table:formula="of:=0.5*[.BT12]*(([.BT5]-[.BS5])/([.BT1]-[.BS1]))^2" office:value-type="float" office:value="0.0379244478817525" calcext:value-type="float">
            <text:p>0.037924447881753</text:p>
          </table:table-cell>
          <table:table-cell table:formula="of:=0.5*[.BU12]*(([.BU5]-[.BT5])/([.BU1]-[.BT1]))^2" office:value-type="float" office:value="0.00927047427343924" calcext:value-type="float">
            <text:p>0.009270474273439</text:p>
          </table:table-cell>
          <table:table-cell table:formula="of:=0.5*[.BV12]*(([.BV5]-[.BU5])/([.BV1]-[.BU1]))^2" office:value-type="float" office:value="0.00244659481867351" calcext:value-type="float">
            <text:p>0.002446594818674</text:p>
          </table:table-cell>
          <table:table-cell table:formula="of:=0.5*[.BW12]*(([.BW5]-[.BV5])/([.BW1]-[.BV1]))^2" office:value-type="float" office:value="0.00939998602908794" calcext:value-type="float">
            <text:p>0.009399986029088</text:p>
          </table:table-cell>
          <table:table-cell table:formula="of:=0.5*[.BX12]*(([.BX5]-[.BW5])/([.BX1]-[.BW1]))^2" office:value-type="float" office:value="0.0000184505001385216" calcext:value-type="float">
            <text:p>1.84505001385216E-05</text:p>
          </table:table-cell>
          <table:table-cell table:formula="of:=0.5*[.BY12]*(([.BY5]-[.BX5])/([.BY1]-[.BX1]))^2" office:value-type="float" office:value="0.000654527625984523" calcext:value-type="float">
            <text:p>0.000654527625985</text:p>
          </table:table-cell>
          <table:table-cell table:formula="of:=0.5*[.BZ12]*(([.BZ5]-[.BY5])/([.BZ1]-[.BY1]))^2" office:value-type="float" office:value="0.0010762435952398" calcext:value-type="float">
            <text:p>0.00107624359524</text:p>
          </table:table-cell>
          <table:table-cell table:formula="of:=0.5*[.CA12]*(([.CA5]-[.BZ5])/([.CA1]-[.BZ1]))^2" office:value-type="float" office:value="0.00254001609929162" calcext:value-type="float">
            <text:p>0.002540016099292</text:p>
          </table:table-cell>
          <table:table-cell table:formula="of:=0.5*[.CB12]*(([.CB5]-[.CA5])/([.CB1]-[.CA1]))^2" office:value-type="float" office:value="0.0592946547705562" calcext:value-type="float">
            <text:p>0.059294654770556</text:p>
          </table:table-cell>
          <table:table-cell table:formula="of:=0.5*[.CC12]*(([.CC5]-[.CB5])/([.CC1]-[.CB1]))^2" office:value-type="float" office:value="0.0561932702970368" calcext:value-type="float">
            <text:p>0.056193270297037</text:p>
          </table:table-cell>
          <table:table-cell table:formula="of:=0.5*[.CD12]*(([.CD5]-[.CC5])/([.CD1]-[.CC1]))^2" office:value-type="float" office:value="0.0309623974254272" calcext:value-type="float">
            <text:p>0.030962397425427</text:p>
          </table:table-cell>
          <table:table-cell table:formula="of:=0.5*[.CE12]*(([.CE5]-[.CD5])/([.CE1]-[.CD1]))^2" office:value-type="float" office:value="0.000755678836663914" calcext:value-type="float">
            <text:p>0.000755678836664</text:p>
          </table:table-cell>
          <table:table-cell table:formula="of:=0.5*[.CF12]*(([.CF5]-[.CE5])/([.CF1]-[.CE1]))^2" office:value-type="float" office:value="0.000133405383312953" calcext:value-type="float">
            <text:p>0.000133405383313</text:p>
          </table:table-cell>
          <table:table-cell table:formula="of:=0.5*[.CG12]*(([.CG5]-[.CF5])/([.CG1]-[.CF1]))^2" office:value-type="float" office:value="0.0225073056758843" calcext:value-type="float">
            <text:p>0.022507305675884</text:p>
          </table:table-cell>
          <table:table-cell table:formula="of:=0.5*[.CH12]*(([.CH5]-[.CG5])/([.CH1]-[.CG1]))^2" office:value-type="float" office:value="0.00152755546395476" calcext:value-type="float">
            <text:p>0.001527555463955</text:p>
          </table:table-cell>
          <table:table-cell table:formula="of:=0.5*[.CI12]*(([.CI5]-[.CH5])/([.CI1]-[.CH1]))^2" office:value-type="float" office:value="0.008333679251801" calcext:value-type="float">
            <text:p>0.008333679251801</text:p>
          </table:table-cell>
          <table:table-cell table:formula="of:=0.5*[.CJ12]*(([.CJ5]-[.CI5])/([.CJ1]-[.CI1]))^2" office:value-type="float" office:value="0.00102882878026594" calcext:value-type="float">
            <text:p>0.001028828780266</text:p>
          </table:table-cell>
          <table:table-cell table:formula="of:=0.5*[.CK12]*(([.CK5]-[.CJ5])/([.CK1]-[.CJ1]))^2" office:value-type="float" office:value="0.0102948001221676" calcext:value-type="float">
            <text:p>0.010294800122168</text:p>
          </table:table-cell>
          <table:table-cell table:formula="of:=0.5*[.CL12]*(([.CL5]-[.CK5])/([.CL1]-[.CK1]))^2" office:value-type="float" office:value="0.0206191362043524" calcext:value-type="float">
            <text:p>0.020619136204353</text:p>
          </table:table-cell>
          <table:table-cell table:formula="of:=0.5*[.CM12]*(([.CM5]-[.CL5])/([.CM1]-[.CL1]))^2" office:value-type="float" office:value="0.00153128776241452" calcext:value-type="float">
            <text:p>0.001531287762415</text:p>
          </table:table-cell>
          <table:table-cell table:formula="of:=0.5*[.CN12]*(([.CN5]-[.CM5])/([.CN1]-[.CM1]))^2" office:value-type="float" office:value="0.0183991047892165" calcext:value-type="float">
            <text:p>0.018399104789217</text:p>
          </table:table-cell>
          <table:table-cell table:formula="of:=0.5*[.CO12]*(([.CO5]-[.CN5])/([.CO1]-[.CN1]))^2" office:value-type="float" office:value="0.00916360377956133" calcext:value-type="float">
            <text:p>0.009163603779561</text:p>
          </table:table-cell>
          <table:table-cell table:formula="of:=0.5*[.CP12]*(([.CP5]-[.CO5])/([.CP1]-[.CO1]))^2" office:value-type="float" office:value="0.000393521695890287" calcext:value-type="float">
            <text:p>0.00039352169589</text:p>
          </table:table-cell>
          <table:table-cell table:formula="of:=0.5*[.CQ12]*(([.CQ5]-[.CP5])/([.CQ1]-[.CP1]))^2" office:value-type="float" office:value="0.00256887475260267" calcext:value-type="float">
            <text:p>0.002568874752603</text:p>
          </table:table-cell>
          <table:table-cell table:formula="of:=0.5*[.CR12]*(([.CR5]-[.CQ5])/([.CR1]-[.CQ1]))^2" office:value-type="float" office:value="0.00684123258157392" calcext:value-type="float">
            <text:p>0.006841232581574</text:p>
          </table:table-cell>
          <table:table-cell table:formula="of:=0.5*[.CS12]*(([.CS5]-[.CR5])/([.CS1]-[.CR1]))^2" office:value-type="float" office:value="0.000219824412187083" calcext:value-type="float">
            <text:p>0.000219824412187</text:p>
          </table:table-cell>
          <table:table-cell table:formula="of:=0.5*[.CT12]*(([.CT5]-[.CS5])/([.CT1]-[.CS1]))^2" office:value-type="float" office:value="0.0000268019132791758" calcext:value-type="float">
            <text:p>2.68019132791758E-05</text:p>
          </table:table-cell>
          <table:table-cell table:formula="of:=0.5*[.CU12]*(([.CU5]-[.CT5])/([.CU1]-[.CT1]))^2" office:value-type="float" office:value="0.000281696084132732" calcext:value-type="float">
            <text:p>0.000281696084133</text:p>
          </table:table-cell>
          <table:table-cell table:formula="of:=0.5*[.CV12]*(([.CV5]-[.CU5])/([.CV1]-[.CU1]))^2" office:value-type="float" office:value="0.000337444363238931" calcext:value-type="float">
            <text:p>0.000337444363239</text:p>
          </table:table-cell>
          <table:table-cell table:formula="of:=0.5*[.CW12]*(([.CW5]-[.CV5])/([.CW1]-[.CV1]))^2" office:value-type="float" office:value="0.00723026037012128" calcext:value-type="float">
            <text:p>0.007230260370121</text:p>
          </table:table-cell>
          <table:table-cell table:formula="of:=0.5*[.CX12]*(([.CX5]-[.CW5])/([.CX1]-[.CW1]))^2" office:value-type="float" office:value="0.10243615885487" calcext:value-type="float">
            <text:p>0.10243615885487</text:p>
          </table:table-cell>
          <table:table-cell table:formula="of:=0.5*[.CY12]*(([.CY5]-[.CX5])/([.CY1]-[.CX1]))^2" office:value-type="float" office:value="0.142200647722882" calcext:value-type="float">
            <text:p>0.142200647722882</text:p>
          </table:table-cell>
          <table:table-cell table:formula="of:=0.5*[.CZ12]*(([.CZ5]-[.CY5])/([.CZ1]-[.CY1]))^2" office:value-type="float" office:value="0.011707081948664" calcext:value-type="float">
            <text:p>0.011707081948664</text:p>
          </table:table-cell>
          <table:table-cell table:formula="of:=0.5*[.DA12]*(([.DA5]-[.CZ5])/([.DA1]-[.CZ1]))^2" office:value-type="float" office:value="0.0354196616844702" calcext:value-type="float">
            <text:p>0.03541966168447</text:p>
          </table:table-cell>
          <table:table-cell table:formula="of:=0.5*[.DB12]*(([.DB5]-[.DA5])/([.DB1]-[.DA1]))^2" office:value-type="float" office:value="0.0172363736250472" calcext:value-type="float">
            <text:p>0.017236373625047</text:p>
          </table:table-cell>
          <table:table-cell table:formula="of:=0.5*[.DC12]*(([.DC5]-[.DB5])/([.DC1]-[.DB1]))^2" office:value-type="float" office:value="0.00061442591157785" calcext:value-type="float">
            <text:p>0.000614425911578</text:p>
          </table:table-cell>
          <table:table-cell table:formula="of:=0.5*[.DD12]*(([.DD5]-[.DC5])/([.DD1]-[.DC1]))^2" office:value-type="float" office:value="0.0742032822486854" calcext:value-type="float">
            <text:p>0.074203282248686</text:p>
          </table:table-cell>
          <table:table-cell table:formula="of:=0.5*[.DE12]*(([.DE5]-[.DD5])/([.DE1]-[.DD1]))^2" office:value-type="float" office:value="0.0304309304672124" calcext:value-type="float">
            <text:p>0.030430930467213</text:p>
          </table:table-cell>
          <table:table-cell table:formula="of:=0.5*[.DF12]*(([.DF5]-[.DE5])/([.DF1]-[.DE1]))^2" office:value-type="float" office:value="0.0363641242295562" calcext:value-type="float">
            <text:p>0.036364124229556</text:p>
          </table:table-cell>
          <table:table-cell table:formula="of:=0.5*[.DG12]*(([.DG5]-[.DF5])/([.DG1]-[.DF1]))^2" office:value-type="float" office:value="0.00218949280806466" calcext:value-type="float">
            <text:p>0.002189492808065</text:p>
          </table:table-cell>
          <table:table-cell table:formula="of:=0.5*[.DH12]*(([.DH5]-[.DG5])/([.DH1]-[.DG1]))^2" office:value-type="float" office:value="0.0265262843303789" calcext:value-type="float">
            <text:p>0.026526284330379</text:p>
          </table:table-cell>
          <table:table-cell table:formula="of:=0.5*[.DI12]*(([.DI5]-[.DH5])/([.DI1]-[.DH1]))^2" office:value-type="float" office:value="0.00323597496489399" calcext:value-type="float">
            <text:p>0.003235974964894</text:p>
          </table:table-cell>
          <table:table-cell table:formula="of:=0.5*[.DJ12]*(([.DJ5]-[.DI5])/([.DJ1]-[.DI1]))^2" office:value-type="float" office:value="0.00378044449793309" calcext:value-type="float">
            <text:p>0.003780444497933</text:p>
          </table:table-cell>
          <table:table-cell table:formula="of:=0.5*[.DK12]*(([.DK5]-[.DJ5])/([.DK1]-[.DJ1]))^2" office:value-type="float" office:value="0.00000121232646520135" calcext:value-type="float">
            <text:p>1.21232646520135E-06</text:p>
          </table:table-cell>
          <table:table-cell table:formula="of:=0.5*[.DL12]*(([.DL5]-[.DK5])/([.DL1]-[.DK1]))^2" office:value-type="float" office:value="0.00462719146468361" calcext:value-type="float">
            <text:p>0.004627191464684</text:p>
          </table:table-cell>
          <table:table-cell table:formula="of:=0.5*[.DM12]*(([.DM5]-[.DL5])/([.DM1]-[.DL1]))^2" office:value-type="float" office:value="0.0180722660711093" calcext:value-type="float">
            <text:p>0.018072266071109</text:p>
          </table:table-cell>
          <table:table-cell table:formula="of:=0.5*[.DN12]*(([.DN5]-[.DM5])/([.DN1]-[.DM1]))^2" office:value-type="float" office:value="0.0218285167252361" calcext:value-type="float">
            <text:p>0.021828516725236</text:p>
          </table:table-cell>
          <table:table-cell table:formula="of:=0.5*[.DO12]*(([.DO5]-[.DN5])/([.DO1]-[.DN1]))^2" office:value-type="float" office:value="0.016329999856988" calcext:value-type="float">
            <text:p>0.016329999856988</text:p>
          </table:table-cell>
          <table:table-cell table:formula="of:=0.5*[.DP12]*(([.DP5]-[.DO5])/([.DP1]-[.DO1]))^2" office:value-type="float" office:value="0.0364495554756457" calcext:value-type="float">
            <text:p>0.036449555475646</text:p>
          </table:table-cell>
          <table:table-cell table:formula="of:=0.5*[.DQ12]*(([.DQ5]-[.DP5])/([.DQ1]-[.DP1]))^2" office:value-type="float" office:value="0.0436245023809129" calcext:value-type="float">
            <text:p>0.043624502380913</text:p>
          </table:table-cell>
          <table:table-cell table:formula="of:=0.5*[.DR12]*(([.DR5]-[.DQ5])/([.DR1]-[.DQ1]))^2" office:value-type="float" office:value="0.0366160909605044" calcext:value-type="float">
            <text:p>0.036616090960504</text:p>
          </table:table-cell>
          <table:table-cell table:formula="of:=0.5*[.DS12]*(([.DS5]-[.DR5])/([.DS1]-[.DR1]))^2" office:value-type="float" office:value="0.00731304422621003" calcext:value-type="float">
            <text:p>0.00731304422621</text:p>
          </table:table-cell>
          <table:table-cell table:formula="of:=0.5*[.DT12]*(([.DT5]-[.DS5])/([.DT1]-[.DS1]))^2" office:value-type="float" office:value="0.0142795817295162" calcext:value-type="float">
            <text:p>0.014279581729516</text:p>
          </table:table-cell>
          <table:table-cell table:formula="of:=0.5*[.DU12]*(([.DU5]-[.DT5])/([.DU1]-[.DT1]))^2" office:value-type="float" office:value="0.0011297705529536" calcext:value-type="float">
            <text:p>0.001129770552954</text:p>
          </table:table-cell>
          <table:table-cell table:formula="of:=0.5*[.DV12]*(([.DV5]-[.DU5])/([.DV1]-[.DU1]))^2" office:value-type="float" office:value="0.00569318372949532" calcext:value-type="float">
            <text:p>0.005693183729495</text:p>
          </table:table-cell>
          <table:table-cell table:formula="of:=0.5*[.DW12]*(([.DW5]-[.DV5])/([.DW1]-[.DV1]))^2" office:value-type="float" office:value="0.00133500125874728" calcext:value-type="float">
            <text:p>0.001335001258747</text:p>
          </table:table-cell>
          <table:table-cell table:formula="of:=0.5*[.DX12]*(([.DX5]-[.DW5])/([.DX1]-[.DW1]))^2" office:value-type="float" office:value="0.0000212147307982471" calcext:value-type="float">
            <text:p>2.12147307982471E-05</text:p>
          </table:table-cell>
          <table:table-cell table:formula="of:=0.5*[.DY12]*(([.DY5]-[.DX5])/([.DY1]-[.DX1]))^2" office:value-type="float" office:value="0.00241939938627325" calcext:value-type="float">
            <text:p>0.002419399386273</text:p>
          </table:table-cell>
          <table:table-cell table:formula="of:=0.5*[.DZ12]*(([.DZ5]-[.DY5])/([.DZ1]-[.DY1]))^2" office:value-type="float" office:value="0.00441865324237544" calcext:value-type="float">
            <text:p>0.004418653242375</text:p>
          </table:table-cell>
          <table:table-cell table:formula="of:=0.5*[.EA12]*(([.EA5]-[.DZ5])/([.EA1]-[.DZ1]))^2" office:value-type="float" office:value="0.0018131446607046" calcext:value-type="float">
            <text:p>0.001813144660705</text:p>
          </table:table-cell>
          <table:table-cell table:formula="of:=0.5*[.EB12]*(([.EB5]-[.EA5])/([.EB1]-[.EA1]))^2" office:value-type="float" office:value="0.000335240327341115" calcext:value-type="float">
            <text:p>0.000335240327341</text:p>
          </table:table-cell>
          <table:table-cell table:formula="of:=0.5*[.EC12]*(([.EC5]-[.EB5])/([.EC1]-[.EB1]))^2" office:value-type="float" office:value="0.000245380080402578" calcext:value-type="float">
            <text:p>0.000245380080403</text:p>
          </table:table-cell>
          <table:table-cell table:formula="of:=0.5*[.ED12]*(([.ED5]-[.EC5])/([.ED1]-[.EC1]))^2" office:value-type="float" office:value="0.0036942432168882" calcext:value-type="float">
            <text:p>0.003694243216888</text:p>
          </table:table-cell>
          <table:table-cell table:formula="of:=0.5*[.EE12]*(([.EE5]-[.ED5])/([.EE1]-[.ED1]))^2" office:value-type="float" office:value="0.0159200447838999" calcext:value-type="float">
            <text:p>0.0159200447839</text:p>
          </table:table-cell>
          <table:table-cell table:formula="of:=0.5*[.EF12]*(([.EF5]-[.EE5])/([.EF1]-[.EE1]))^2" office:value-type="float" office:value="0.0000109377802450066" calcext:value-type="float">
            <text:p>1.09377802450066E-05</text:p>
          </table:table-cell>
          <table:table-cell table:formula="of:=0.5*[.EG12]*(([.EG5]-[.EF5])/([.EG1]-[.EF1]))^2" office:value-type="float" office:value="0.00653104807038842" calcext:value-type="float">
            <text:p>0.006531048070388</text:p>
          </table:table-cell>
          <table:table-cell table:formula="of:=0.5*[.EH12]*(([.EH5]-[.EG5])/([.EH1]-[.EG1]))^2" office:value-type="float" office:value="0.000910944330599058" calcext:value-type="float">
            <text:p>0.000910944330599</text:p>
          </table:table-cell>
          <table:table-cell table:formula="of:=0.5*[.EI12]*(([.EI5]-[.EH5])/([.EI1]-[.EH1]))^2" office:value-type="float" office:value="0.0214404068322176" calcext:value-type="float">
            <text:p>0.021440406832218</text:p>
          </table:table-cell>
          <table:table-cell table:formula="of:=0.5*[.EJ12]*(([.EJ5]-[.EI5])/([.EJ1]-[.EI1]))^2" office:value-type="float" office:value="0.0385847770253943" calcext:value-type="float">
            <text:p>0.038584777025394</text:p>
          </table:table-cell>
          <table:table-cell table:formula="of:=0.5*[.EK12]*(([.EK5]-[.EJ5])/([.EK1]-[.EJ1]))^2" office:value-type="float" office:value="0.0721908575546554" calcext:value-type="float">
            <text:p>0.072190857554656</text:p>
          </table:table-cell>
          <table:table-cell table:formula="of:=0.5*[.EL12]*(([.EL5]-[.EK5])/([.EL1]-[.EK1]))^2" office:value-type="float" office:value="0.0280544928342732" calcext:value-type="float">
            <text:p>0.028054492834273</text:p>
          </table:table-cell>
          <table:table-cell table:formula="of:=0.5*[.EM12]*(([.EM5]-[.EL5])/([.EM1]-[.EL1]))^2" office:value-type="float" office:value="0.0115444437860346" calcext:value-type="float">
            <text:p>0.011544443786035</text:p>
          </table:table-cell>
          <table:table-cell table:formula="of:=0.5*[.EN12]*(([.EN5]-[.EM5])/([.EN1]-[.EM1]))^2" office:value-type="float" office:value="0.0105471296604843" calcext:value-type="float">
            <text:p>0.010547129660484</text:p>
          </table:table-cell>
          <table:table-cell table:formula="of:=0.5*[.EO12]*(([.EO5]-[.EN5])/([.EO1]-[.EN1]))^2" office:value-type="float" office:value="0.0536444185890147" calcext:value-type="float">
            <text:p>0.053644418589015</text:p>
          </table:table-cell>
          <table:table-cell table:formula="of:=0.5*[.EP12]*(([.EP5]-[.EO5])/([.EP1]-[.EO1]))^2" office:value-type="float" office:value="0.0000266574749506841" calcext:value-type="float">
            <text:p>2.66574749506841E-05</text:p>
          </table:table-cell>
          <table:table-cell table:formula="of:=0.5*[.EQ12]*(([.EQ5]-[.EP5])/([.EQ1]-[.EP1]))^2" office:value-type="float" office:value="0.00622402683620076" calcext:value-type="float">
            <text:p>0.006224026836201</text:p>
          </table:table-cell>
          <table:table-cell table:formula="of:=0.5*[.ER12]*(([.ER5]-[.EQ5])/([.ER1]-[.EQ1]))^2" office:value-type="float" office:value="0.0212794106920699" calcext:value-type="float">
            <text:p>0.02127941069207</text:p>
          </table:table-cell>
          <table:table-cell table:formula="of:=0.5*[.ES12]*(([.ES5]-[.ER5])/([.ES1]-[.ER1]))^2" office:value-type="float" office:value="0.0390956509711646" calcext:value-type="float">
            <text:p>0.039095650971165</text:p>
          </table:table-cell>
          <table:table-cell table:formula="of:=0.5*[.ET12]*(([.ET5]-[.ES5])/([.ET1]-[.ES1]))^2" office:value-type="float" office:value="0.0322823465424555" calcext:value-type="float">
            <text:p>0.032282346542456</text:p>
          </table:table-cell>
          <table:table-cell table:formula="of:=0.5*[.EU12]*(([.EU5]-[.ET5])/([.EU1]-[.ET1]))^2" office:value-type="float" office:value="0.0328522174970211" calcext:value-type="float">
            <text:p>0.032852217497021</text:p>
          </table:table-cell>
          <table:table-cell table:formula="of:=0.5*[.EV12]*(([.EV5]-[.EU5])/([.EV1]-[.EU1]))^2" office:value-type="float" office:value="0.000186058404313344" calcext:value-type="float">
            <text:p>0.000186058404313</text:p>
          </table:table-cell>
          <table:table-cell table:formula="of:=0.5*[.EW12]*(([.EW5]-[.EV5])/([.EW1]-[.EV1]))^2" office:value-type="float" office:value="0.0145654269138771" calcext:value-type="float">
            <text:p>0.014565426913877</text:p>
          </table:table-cell>
          <table:table-cell table:formula="of:=0.5*[.EX12]*(([.EX5]-[.EW5])/([.EX1]-[.EW1]))^2" office:value-type="float" office:value="0.00171524247126941" calcext:value-type="float">
            <text:p>0.001715242471269</text:p>
          </table:table-cell>
          <table:table-cell table:formula="of:=0.5*[.EY12]*(([.EY5]-[.EX5])/([.EY1]-[.EX1]))^2" office:value-type="float" office:value="0.000542113977376509" calcext:value-type="float">
            <text:p>0.000542113977377</text:p>
          </table:table-cell>
          <table:table-cell table:formula="of:=0.5*[.EZ12]*(([.EZ5]-[.EY5])/([.EZ1]-[.EY1]))^2" office:value-type="float" office:value="0.00895705894686054" calcext:value-type="float">
            <text:p>0.008957058946861</text:p>
          </table:table-cell>
          <table:table-cell table:formula="of:=0.5*[.FA12]*(([.FA5]-[.EZ5])/([.FA1]-[.EZ1]))^2" office:value-type="float" office:value="0.00254957845581156" calcext:value-type="float">
            <text:p>0.002549578455812</text:p>
          </table:table-cell>
          <table:table-cell table:formula="of:=0.5*[.FB12]*(([.FB5]-[.FA5])/([.FB1]-[.FA1]))^2" office:value-type="float" office:value="0.0188620598689478" calcext:value-type="float">
            <text:p>0.018862059868948</text:p>
          </table:table-cell>
          <table:table-cell table:formula="of:=0.5*[.FC12]*(([.FC5]-[.FB5])/([.FC1]-[.FB1]))^2" office:value-type="float" office:value="0.0036368336845473" calcext:value-type="float">
            <text:p>0.003636833684547</text:p>
          </table:table-cell>
          <table:table-cell table:formula="of:=0.5*[.FD12]*(([.FD5]-[.FC5])/([.FD1]-[.FC1]))^2" office:value-type="float" office:value="0.00644548515696427" calcext:value-type="float">
            <text:p>0.006445485156964</text:p>
          </table:table-cell>
          <table:table-cell table:formula="of:=0.5*[.FE12]*(([.FE5]-[.FD5])/([.FE1]-[.FD1]))^2" office:value-type="float" office:value="0.01667092805484" calcext:value-type="float">
            <text:p>0.01667092805484</text:p>
          </table:table-cell>
          <table:table-cell table:formula="of:=0.5*[.FF12]*(([.FF5]-[.FE5])/([.FF1]-[.FE1]))^2" office:value-type="float" office:value="0.00136735029678911" calcext:value-type="float">
            <text:p>0.001367350296789</text:p>
          </table:table-cell>
          <table:table-cell table:formula="of:=0.5*[.FG12]*(([.FG5]-[.FF5])/([.FG1]-[.FF1]))^2" office:value-type="float" office:value="0.000494172302410564" calcext:value-type="float">
            <text:p>0.000494172302411</text:p>
          </table:table-cell>
          <table:table-cell table:formula="of:=0.5*[.FH12]*(([.FH5]-[.FG5])/([.FH1]-[.FG1]))^2" office:value-type="float" office:value="0.00808337495840108" calcext:value-type="float">
            <text:p>0.008083374958401</text:p>
          </table:table-cell>
          <table:table-cell table:formula="of:=0.5*[.FI12]*(([.FI5]-[.FH5])/([.FI1]-[.FH1]))^2" office:value-type="float" office:value="0.00255405030203101" calcext:value-type="float">
            <text:p>0.002554050302031</text:p>
          </table:table-cell>
          <table:table-cell table:formula="of:=0.5*[.FJ12]*(([.FJ5]-[.FI5])/([.FJ1]-[.FI1]))^2" office:value-type="float" office:value="0.00012103094694133" calcext:value-type="float">
            <text:p>0.000121030946941</text:p>
          </table:table-cell>
          <table:table-cell table:formula="of:=0.5*[.FK12]*(([.FK5]-[.FJ5])/([.FK1]-[.FJ1]))^2" office:value-type="float" office:value="0.0067003804001175" calcext:value-type="float">
            <text:p>0.006700380400118</text:p>
          </table:table-cell>
          <table:table-cell table:formula="of:=0.5*[.FL12]*(([.FL5]-[.FK5])/([.FL1]-[.FK1]))^2" office:value-type="float" office:value="0.0121501441646145" calcext:value-type="float">
            <text:p>0.012150144164615</text:p>
          </table:table-cell>
          <table:table-cell table:formula="of:=0.5*[.FM12]*(([.FM5]-[.FL5])/([.FM1]-[.FL1]))^2" office:value-type="float" office:value="0.00345750742684658" calcext:value-type="float">
            <text:p>0.003457507426847</text:p>
          </table:table-cell>
          <table:table-cell table:formula="of:=0.5*[.FN12]*(([.FN5]-[.FM5])/([.FN1]-[.FM1]))^2" office:value-type="float" office:value="0.0000219864132914134" calcext:value-type="float">
            <text:p>2.19864132914134E-05</text:p>
          </table:table-cell>
          <table:table-cell table:formula="of:=0.5*[.FO12]*(([.FO5]-[.FN5])/([.FO1]-[.FN1]))^2" office:value-type="float" office:value="0.00267030041119108" calcext:value-type="float">
            <text:p>0.002670300411191</text:p>
          </table:table-cell>
          <table:table-cell table:formula="of:=0.5*[.FP12]*(([.FP5]-[.FO5])/([.FP1]-[.FO1]))^2" office:value-type="float" office:value="0.0258958073100119" calcext:value-type="float">
            <text:p>0.025895807310012</text:p>
          </table:table-cell>
          <table:table-cell table:formula="of:=0.5*[.FQ12]*(([.FQ5]-[.FP5])/([.FQ1]-[.FP1]))^2" office:value-type="float" office:value="0.0294692439864734" calcext:value-type="float">
            <text:p>0.029469243986474</text:p>
          </table:table-cell>
          <table:table-cell table:formula="of:=0.5*[.FR12]*(([.FR5]-[.FQ5])/([.FR1]-[.FQ1]))^2" office:value-type="float" office:value="0.00443970917940963" calcext:value-type="float">
            <text:p>0.00443970917941</text:p>
          </table:table-cell>
          <table:table-cell table:formula="of:=0.5*[.FS12]*(([.FS5]-[.FR5])/([.FS1]-[.FR1]))^2" office:value-type="float" office:value="0.000287862977586979" calcext:value-type="float">
            <text:p>0.000287862977587</text:p>
          </table:table-cell>
          <table:table-cell table:formula="of:=0.5*[.FT12]*(([.FT5]-[.FS5])/([.FT1]-[.FS1]))^2" office:value-type="float" office:value="0.000261245167789141" calcext:value-type="float">
            <text:p>0.000261245167789</text:p>
          </table:table-cell>
          <table:table-cell table:formula="of:=0.5*[.FU12]*(([.FU5]-[.FT5])/([.FU1]-[.FT1]))^2" office:value-type="float" office:value="0.102851745710465" calcext:value-type="float">
            <text:p>0.102851745710465</text:p>
          </table:table-cell>
          <table:table-cell table:formula="of:=0.5*[.FV12]*(([.FV5]-[.FU5])/([.FV1]-[.FU1]))^2" office:value-type="float" office:value="0.00665614866468035" calcext:value-type="float">
            <text:p>0.00665614866468</text:p>
          </table:table-cell>
          <table:table-cell table:formula="of:=0.5*[.FW12]*(([.FW5]-[.FV5])/([.FW1]-[.FV1]))^2" office:value-type="float" office:value="0.0114122397405957" calcext:value-type="float">
            <text:p>0.011412239740596</text:p>
          </table:table-cell>
          <table:table-cell table:formula="of:=0.5*[.FX12]*(([.FX5]-[.FW5])/([.FX1]-[.FW1]))^2" office:value-type="float" office:value="0.0503249559564098" calcext:value-type="float">
            <text:p>0.05032495595641</text:p>
          </table:table-cell>
          <table:table-cell table:formula="of:=0.5*[.FY12]*(([.FY5]-[.FX5])/([.FY1]-[.FX1]))^2" office:value-type="float" office:value="0.0328264970497261" calcext:value-type="float">
            <text:p>0.032826497049726</text:p>
          </table:table-cell>
          <table:table-cell table:formula="of:=0.5*[.FZ12]*(([.FZ5]-[.FY5])/([.FZ1]-[.FY1]))^2" office:value-type="float" office:value="0.00676681435537152" calcext:value-type="float">
            <text:p>0.006766814355372</text:p>
          </table:table-cell>
          <table:table-cell table:formula="of:=0.5*[.GA12]*(([.GA5]-[.FZ5])/([.GA1]-[.FZ1]))^2" office:value-type="float" office:value="0.0252721715478189" calcext:value-type="float">
            <text:p>0.025272171547819</text:p>
          </table:table-cell>
          <table:table-cell table:formula="of:=0.5*[.GB12]*(([.GB5]-[.GA5])/([.GB1]-[.GA1]))^2" office:value-type="float" office:value="0.0523746167140692" calcext:value-type="float">
            <text:p>0.052374616714069</text:p>
          </table:table-cell>
          <table:table-cell table:formula="of:=0.5*[.GC12]*(([.GC5]-[.GB5])/([.GC1]-[.GB1]))^2" office:value-type="float" office:value="0.076214137214993" calcext:value-type="float">
            <text:p>0.076214137214993</text:p>
          </table:table-cell>
          <table:table-cell table:formula="of:=0.5*[.GD12]*(([.GD5]-[.GC5])/([.GD1]-[.GC1]))^2" office:value-type="float" office:value="0.0116738310781185" calcext:value-type="float">
            <text:p>0.011673831078119</text:p>
          </table:table-cell>
          <table:table-cell table:formula="of:=0.5*[.GE12]*(([.GE5]-[.GD5])/([.GE1]-[.GD1]))^2" office:value-type="float" office:value="0.000642318208881645" calcext:value-type="float">
            <text:p>0.000642318208882</text:p>
          </table:table-cell>
          <table:table-cell table:formula="of:=0.5*[.GF12]*(([.GF5]-[.GE5])/([.GF1]-[.GE1]))^2" office:value-type="float" office:value="0.0451145090532502" calcext:value-type="float">
            <text:p>0.04511450905325</text:p>
          </table:table-cell>
          <table:table-cell table:formula="of:=0.5*[.GG12]*(([.GG5]-[.GF5])/([.GG1]-[.GF1]))^2" office:value-type="float" office:value="0.0102120902399218" calcext:value-type="float">
            <text:p>0.010212090239922</text:p>
          </table:table-cell>
          <table:table-cell table:formula="of:=0.5*[.GH12]*(([.GH5]-[.GG5])/([.GH1]-[.GG1]))^2" office:value-type="float" office:value="0.100764544950636" calcext:value-type="float">
            <text:p>0.100764544950636</text:p>
          </table:table-cell>
          <table:table-cell table:formula="of:=0.5*[.GI12]*(([.GI5]-[.GH5])/([.GI1]-[.GH1]))^2" office:value-type="float" office:value="0.0249069697538948" calcext:value-type="float">
            <text:p>0.024906969753895</text:p>
          </table:table-cell>
          <table:table-cell table:formula="of:=0.5*[.GJ12]*(([.GJ5]-[.GI5])/([.GJ1]-[.GI1]))^2" office:value-type="float" office:value="0.0163271984603114" calcext:value-type="float">
            <text:p>0.016327198460311</text:p>
          </table:table-cell>
          <table:table-cell table:formula="of:=0.5*[.GK12]*(([.GK5]-[.GJ5])/([.GK1]-[.GJ1]))^2" office:value-type="float" office:value="0.000337492482897324" calcext:value-type="float">
            <text:p>0.000337492482897</text:p>
          </table:table-cell>
          <table:table-cell table:formula="of:=0.5*[.GL12]*(([.GL5]-[.GK5])/([.GL1]-[.GK1]))^2" office:value-type="float" office:value="0.000000777139941869413" calcext:value-type="float">
            <text:p>7.77139941869413E-07</text:p>
          </table:table-cell>
          <table:table-cell table:formula="of:=0.5*[.GM12]*(([.GM5]-[.GL5])/([.GM1]-[.GL1]))^2" office:value-type="float" office:value="0.00156569609203618" calcext:value-type="float">
            <text:p>0.001565696092036</text:p>
          </table:table-cell>
          <table:table-cell table:formula="of:=0.5*[.GN12]*(([.GN5]-[.GM5])/([.GN1]-[.GM1]))^2" office:value-type="float" office:value="0.000224763972174724" calcext:value-type="float">
            <text:p>0.000224763972175</text:p>
          </table:table-cell>
          <table:table-cell table:formula="of:=0.5*[.GO12]*(([.GO5]-[.GN5])/([.GO1]-[.GN1]))^2" office:value-type="float" office:value="0.0158687608310636" calcext:value-type="float">
            <text:p>0.015868760831064</text:p>
          </table:table-cell>
          <table:table-cell table:formula="of:=0.5*[.GP12]*(([.GP5]-[.GO5])/([.GP1]-[.GO1]))^2" office:value-type="float" office:value="0.0361020093929472" calcext:value-type="float">
            <text:p>0.036102009392947</text:p>
          </table:table-cell>
          <table:table-cell table:formula="of:=0.5*[.GQ12]*(([.GQ5]-[.GP5])/([.GQ1]-[.GP1]))^2" office:value-type="float" office:value="0.000211092835755059" calcext:value-type="float">
            <text:p>0.000211092835755</text:p>
          </table:table-cell>
          <table:table-cell table:formula="of:=0.5*[.GR12]*(([.GR5]-[.GQ5])/([.GR1]-[.GQ1]))^2" office:value-type="float" office:value="0.0133094861853281" calcext:value-type="float">
            <text:p>0.013309486185328</text:p>
          </table:table-cell>
          <table:table-cell table:formula="of:=0.5*[.GS12]*(([.GS5]-[.GR5])/([.GS1]-[.GR1]))^2" office:value-type="float" office:value="0.000419302615133335" calcext:value-type="float">
            <text:p>0.000419302615133</text:p>
          </table:table-cell>
          <table:table-cell table:formula="of:=0.5*[.GT12]*(([.GT5]-[.GS5])/([.GT1]-[.GS1]))^2" office:value-type="float" office:value="0.0113827626312469" calcext:value-type="float">
            <text:p>0.011382762631247</text:p>
          </table:table-cell>
          <table:table-cell table:formula="of:=0.5*[.GU12]*(([.GU5]-[.GT5])/([.GU1]-[.GT1]))^2" office:value-type="float" office:value="0.0116185569925621" calcext:value-type="float">
            <text:p>0.011618556992562</text:p>
          </table:table-cell>
          <table:table-cell table:formula="of:=0.5*[.GV12]*(([.GV5]-[.GU5])/([.GV1]-[.GU1]))^2" office:value-type="float" office:value="0.019352408721991" calcext:value-type="float">
            <text:p>0.019352408721991</text:p>
          </table:table-cell>
          <table:table-cell table:formula="of:=0.5*[.GW12]*(([.GW5]-[.GV5])/([.GW1]-[.GV1]))^2" office:value-type="float" office:value="0.0000177891431681749" calcext:value-type="float">
            <text:p>1.77891431681749E-05</text:p>
          </table:table-cell>
          <table:table-cell table:formula="of:=0.5*[.GX12]*(([.GX5]-[.GW5])/([.GX1]-[.GW1]))^2" office:value-type="float" office:value="0.000868616795300249" calcext:value-type="float">
            <text:p>0.0008686167953</text:p>
          </table:table-cell>
          <table:table-cell table:formula="of:=0.5*[.GY12]*(([.GY5]-[.GX5])/([.GY1]-[.GX1]))^2" office:value-type="float" office:value="0.0828827290817023" calcext:value-type="float">
            <text:p>0.082882729081702</text:p>
          </table:table-cell>
          <table:table-cell table:formula="of:=0.5*[.GZ12]*(([.GZ5]-[.GY5])/([.GZ1]-[.GY1]))^2" office:value-type="float" office:value="0.0354215613017843" calcext:value-type="float">
            <text:p>0.035421561301784</text:p>
          </table:table-cell>
          <table:table-cell table:formula="of:=0.5*[.HA12]*(([.HA5]-[.GZ5])/([.HA1]-[.GZ1]))^2" office:value-type="float" office:value="0.000380547303660348" calcext:value-type="float">
            <text:p>0.00038054730366</text:p>
          </table:table-cell>
          <table:table-cell table:formula="of:=0.5*[.HB12]*(([.HB5]-[.HA5])/([.HB1]-[.HA1]))^2" office:value-type="float" office:value="0.0228691839680061" calcext:value-type="float">
            <text:p>0.022869183968006</text:p>
          </table:table-cell>
          <table:table-cell table:formula="of:=0.5*[.HC12]*(([.HC5]-[.HB5])/([.HC1]-[.HB1]))^2" office:value-type="float" office:value="0.0536618371481609" calcext:value-type="float">
            <text:p>0.053661837148161</text:p>
          </table:table-cell>
          <table:table-cell table:formula="of:=0.5*[.HD12]*(([.HD5]-[.HC5])/([.HD1]-[.HC1]))^2" office:value-type="float" office:value="0.0574790204004222" calcext:value-type="float">
            <text:p>0.057479020400422</text:p>
          </table:table-cell>
          <table:table-cell table:formula="of:=0.5*[.HE12]*(([.HE5]-[.HD5])/([.HE1]-[.HD1]))^2" office:value-type="float" office:value="0.0243333200111688" calcext:value-type="float">
            <text:p>0.024333320011169</text:p>
          </table:table-cell>
          <table:table-cell table:formula="of:=0.5*[.HF12]*(([.HF5]-[.HE5])/([.HF1]-[.HE1]))^2" office:value-type="float" office:value="0.00381168418685478" calcext:value-type="float">
            <text:p>0.003811684186855</text:p>
          </table:table-cell>
          <table:table-cell table:formula="of:=0.5*[.HG12]*(([.HG5]-[.HF5])/([.HG1]-[.HF1]))^2" office:value-type="float" office:value="0.00048763120384425" calcext:value-type="float">
            <text:p>0.000487631203844</text:p>
          </table:table-cell>
          <table:table-cell table:formula="of:=0.5*[.HH12]*(([.HH5]-[.HG5])/([.HH1]-[.HG1]))^2" office:value-type="float" office:value="0.00470800121525479" calcext:value-type="float">
            <text:p>0.004708001215255</text:p>
          </table:table-cell>
          <table:table-cell table:formula="of:=0.5*[.HI12]*(([.HI5]-[.HH5])/([.HI1]-[.HH1]))^2" office:value-type="float" office:value="0.0530678936624322" calcext:value-type="float">
            <text:p>0.053067893662432</text:p>
          </table:table-cell>
          <table:table-cell table:formula="of:=0.5*[.HJ12]*(([.HJ5]-[.HI5])/([.HJ1]-[.HI1]))^2" office:value-type="float" office:value="0.00932380590892219" calcext:value-type="float">
            <text:p>0.009323805908922</text:p>
          </table:table-cell>
          <table:table-cell table:formula="of:=0.5*[.HK12]*(([.HK5]-[.HJ5])/([.HK1]-[.HJ1]))^2" office:value-type="float" office:value="0.00125211273074971" calcext:value-type="float">
            <text:p>0.00125211273075</text:p>
          </table:table-cell>
          <table:table-cell table:formula="of:=0.5*[.HL12]*(([.HL5]-[.HK5])/([.HL1]-[.HK1]))^2" office:value-type="float" office:value="0.0160782738616468" calcext:value-type="float">
            <text:p>0.016078273861647</text:p>
          </table:table-cell>
          <table:table-cell table:formula="of:=0.5*[.HM12]*(([.HM5]-[.HL5])/([.HM1]-[.HL1]))^2" office:value-type="float" office:value="0.000200698563978183" calcext:value-type="float">
            <text:p>0.000200698563978</text:p>
          </table:table-cell>
          <table:table-cell table:formula="of:=0.5*[.HN12]*(([.HN5]-[.HM5])/([.HN1]-[.HM1]))^2" office:value-type="float" office:value="0.000482277961252152" calcext:value-type="float">
            <text:p>0.000482277961252</text:p>
          </table:table-cell>
          <table:table-cell table:formula="of:=0.5*[.HO12]*(([.HO5]-[.HN5])/([.HO1]-[.HN1]))^2" office:value-type="float" office:value="0.00121765150151372" calcext:value-type="float">
            <text:p>0.001217651501514</text:p>
          </table:table-cell>
          <table:table-cell table:formula="of:=0.5*[.HP12]*(([.HP5]-[.HO5])/([.HP1]-[.HO1]))^2" office:value-type="float" office:value="0.00599006384524964" calcext:value-type="float">
            <text:p>0.00599006384525</text:p>
          </table:table-cell>
          <table:table-cell table:formula="of:=0.5*[.HQ12]*(([.HQ5]-[.HP5])/([.HQ1]-[.HP1]))^2" office:value-type="float" office:value="0.00487107930626186" calcext:value-type="float">
            <text:p>0.004871079306262</text:p>
          </table:table-cell>
          <table:table-cell table:formula="of:=0.5*[.HR12]*(([.HR5]-[.HQ5])/([.HR1]-[.HQ1]))^2" office:value-type="float" office:value="0.0230659091307866" calcext:value-type="float">
            <text:p>0.023065909130787</text:p>
          </table:table-cell>
          <table:table-cell table:formula="of:=0.5*[.HS12]*(([.HS5]-[.HR5])/([.HS1]-[.HR1]))^2" office:value-type="float" office:value="0.00218389894376994" calcext:value-type="float">
            <text:p>0.00218389894377</text:p>
          </table:table-cell>
          <table:table-cell table:formula="of:=0.5*[.HT12]*(([.HT5]-[.HS5])/([.HT1]-[.HS1]))^2" office:value-type="float" office:value="0.0176528584731556" calcext:value-type="float">
            <text:p>0.017652858473156</text:p>
          </table:table-cell>
          <table:table-cell table:formula="of:=0.5*[.HU12]*(([.HU5]-[.HT5])/([.HU1]-[.HT1]))^2" office:value-type="float" office:value="0.0000624593310282567" calcext:value-type="float">
            <text:p>6.24593310282567E-05</text:p>
          </table:table-cell>
          <table:table-cell table:formula="of:=0.5*[.HV12]*(([.HV5]-[.HU5])/([.HV1]-[.HU1]))^2" office:value-type="float" office:value="0.00323441536612792" calcext:value-type="float">
            <text:p>0.003234415366128</text:p>
          </table:table-cell>
          <table:table-cell table:formula="of:=0.5*[.HW12]*(([.HW5]-[.HV5])/([.HW1]-[.HV1]))^2" office:value-type="float" office:value="0.000819598410605589" calcext:value-type="float">
            <text:p>0.000819598410606</text:p>
          </table:table-cell>
          <table:table-cell table:formula="of:=0.5*[.HX12]*(([.HX5]-[.HW5])/([.HX1]-[.HW1]))^2" office:value-type="float" office:value="0.0000490074537270292" calcext:value-type="float">
            <text:p>4.90074537270292E-05</text:p>
          </table:table-cell>
          <table:table-cell table:formula="of:=0.5*[.HY12]*(([.HY5]-[.HX5])/([.HY1]-[.HX1]))^2" office:value-type="float" office:value="0.0230316983878264" calcext:value-type="float">
            <text:p>0.023031698387827</text:p>
          </table:table-cell>
          <table:table-cell table:formula="of:=0.5*[.HZ12]*(([.HZ5]-[.HY5])/([.HZ1]-[.HY1]))^2" office:value-type="float" office:value="0.00134061352350764" calcext:value-type="float">
            <text:p>0.001340613523508</text:p>
          </table:table-cell>
          <table:table-cell table:formula="of:=0.5*[.IA12]*(([.IA5]-[.HZ5])/([.IA1]-[.HZ1]))^2" office:value-type="float" office:value="0.000394119887380085" calcext:value-type="float">
            <text:p>0.00039411988738</text:p>
          </table:table-cell>
          <table:table-cell table:formula="of:=0.5*[.IB12]*(([.IB5]-[.IA5])/([.IB1]-[.IA1]))^2" office:value-type="float" office:value="0.0000247404751284063" calcext:value-type="float">
            <text:p>2.47404751284063E-05</text:p>
          </table:table-cell>
          <table:table-cell table:formula="of:=0.5*[.IC12]*(([.IC5]-[.IB5])/([.IC1]-[.IB1]))^2" office:value-type="float" office:value="0.0580568927250615" calcext:value-type="float">
            <text:p>0.058056892725062</text:p>
          </table:table-cell>
          <table:table-cell table:formula="of:=0.5*[.ID12]*(([.ID5]-[.IC5])/([.ID1]-[.IC1]))^2" office:value-type="float" office:value="0.102746642038786" calcext:value-type="float">
            <text:p>0.102746642038786</text:p>
          </table:table-cell>
          <table:table-cell table:formula="of:=0.5*[.IE12]*(([.IE5]-[.ID5])/([.IE1]-[.ID1]))^2" office:value-type="float" office:value="0.0116704182300082" calcext:value-type="float">
            <text:p>0.011670418230008</text:p>
          </table:table-cell>
          <table:table-cell table:formula="of:=0.5*[.IF12]*(([.IF5]-[.IE5])/([.IF1]-[.IE1]))^2" office:value-type="float" office:value="0.0358658635210888" calcext:value-type="float">
            <text:p>0.035865863521089</text:p>
          </table:table-cell>
          <table:table-cell table:formula="of:=0.5*[.IG12]*(([.IG5]-[.IF5])/([.IG1]-[.IF1]))^2" office:value-type="float" office:value="0.0755897886963223" calcext:value-type="float">
            <text:p>0.075589788696322</text:p>
          </table:table-cell>
          <table:table-cell table:formula="of:=0.5*[.IH12]*(([.IH5]-[.IG5])/([.IH1]-[.IG1]))^2" office:value-type="float" office:value="0.0293541540001915" calcext:value-type="float">
            <text:p>0.029354154000192</text:p>
          </table:table-cell>
          <table:table-cell table:formula="of:=0.5*[.II12]*(([.II5]-[.IH5])/([.II1]-[.IH1]))^2" office:value-type="float" office:value="0.00378020015357101" calcext:value-type="float">
            <text:p>0.003780200153571</text:p>
          </table:table-cell>
          <table:table-cell table:formula="of:=0.5*[.IJ12]*(([.IJ5]-[.II5])/([.IJ1]-[.II1]))^2" office:value-type="float" office:value="0.0547244323103912" calcext:value-type="float">
            <text:p>0.054724432310391</text:p>
          </table:table-cell>
          <table:table-cell table:formula="of:=0.5*[.IK12]*(([.IK5]-[.IJ5])/([.IK1]-[.IJ1]))^2" office:value-type="float" office:value="0.00397394032365081" calcext:value-type="float">
            <text:p>0.003973940323651</text:p>
          </table:table-cell>
          <table:table-cell table:formula="of:=0.5*[.IL12]*(([.IL5]-[.IK5])/([.IL1]-[.IK1]))^2" office:value-type="float" office:value="0.00627055964828894" calcext:value-type="float">
            <text:p>0.006270559648289</text:p>
          </table:table-cell>
          <table:table-cell table:formula="of:=0.5*[.IM12]*(([.IM5]-[.IL5])/([.IM1]-[.IL1]))^2" office:value-type="float" office:value="0.0123228896607564" calcext:value-type="float">
            <text:p>0.012322889660756</text:p>
          </table:table-cell>
          <table:table-cell table:formula="of:=0.5*[.IN12]*(([.IN5]-[.IM5])/([.IN1]-[.IM1]))^2" office:value-type="float" office:value="0.000233803793304861" calcext:value-type="float">
            <text:p>0.000233803793305</text:p>
          </table:table-cell>
          <table:table-cell table:formula="of:=0.5*[.IO12]*(([.IO5]-[.IN5])/([.IO1]-[.IN1]))^2" office:value-type="float" office:value="0.0089313892255703" calcext:value-type="float">
            <text:p>0.00893138922557</text:p>
          </table:table-cell>
          <table:table-cell table:formula="of:=0.5*[.IP12]*(([.IP5]-[.IO5])/([.IP1]-[.IO1]))^2" office:value-type="float" office:value="0.00918638163235685" calcext:value-type="float">
            <text:p>0.009186381632357</text:p>
          </table:table-cell>
          <table:table-cell table:formula="of:=0.5*[.IQ12]*(([.IQ5]-[.IP5])/([.IQ1]-[.IP1]))^2" office:value-type="float" office:value="0.0157438040959597" calcext:value-type="float">
            <text:p>0.01574380409596</text:p>
          </table:table-cell>
          <table:table-cell table:formula="of:=0.5*[.IR12]*(([.IR5]-[.IQ5])/([.IR1]-[.IQ1]))^2" office:value-type="float" office:value="0.0104372163886098" calcext:value-type="float">
            <text:p>0.01043721638861</text:p>
          </table:table-cell>
          <table:table-cell table:formula="of:=0.5*[.IS12]*(([.IS5]-[.IR5])/([.IS1]-[.IR1]))^2" office:value-type="float" office:value="0.00175139873867078" calcext:value-type="float">
            <text:p>0.001751398738671</text:p>
          </table:table-cell>
          <table:table-cell table:formula="of:=0.5*[.IT12]*(([.IT5]-[.IS5])/([.IT1]-[.IS1]))^2" office:value-type="float" office:value="0.00178071911879091" calcext:value-type="float">
            <text:p>0.001780719118791</text:p>
          </table:table-cell>
          <table:table-cell table:formula="of:=0.5*[.IU12]*(([.IU5]-[.IT5])/([.IU1]-[.IT1]))^2" office:value-type="float" office:value="0.00143505085116759" calcext:value-type="float">
            <text:p>0.001435050851168</text:p>
          </table:table-cell>
          <table:table-cell table:formula="of:=0.5*[.IV12]*(([.IV5]-[.IU5])/([.IV1]-[.IU1]))^2" office:value-type="float" office:value="0.0033884070423341" calcext:value-type="float">
            <text:p>0.003388407042334</text:p>
          </table:table-cell>
          <table:table-cell table:formula="of:=0.5*[.IW12]*(([.IW5]-[.IV5])/([.IW1]-[.IV1]))^2" office:value-type="float" office:value="0.00111830395068806" calcext:value-type="float">
            <text:p>0.001118303950688</text:p>
          </table:table-cell>
          <table:table-cell table:formula="of:=0.5*[.IX12]*(([.IX5]-[.IW5])/([.IX1]-[.IW1]))^2" office:value-type="float" office:value="0.00192907220656145" calcext:value-type="float">
            <text:p>0.001929072206561</text:p>
          </table:table-cell>
          <table:table-cell table:formula="of:=0.5*[.IY12]*(([.IY5]-[.IX5])/([.IY1]-[.IX1]))^2" office:value-type="float" office:value="0.0139782751729704" calcext:value-type="float">
            <text:p>0.01397827517297</text:p>
          </table:table-cell>
          <table:table-cell table:formula="of:=0.5*[.IZ12]*(([.IZ5]-[.IY5])/([.IZ1]-[.IY1]))^2" office:value-type="float" office:value="0.000824833070183413" calcext:value-type="float">
            <text:p>0.000824833070183</text:p>
          </table:table-cell>
          <table:table-cell table:formula="of:=0.5*[.JA12]*(([.JA5]-[.IZ5])/([.JA1]-[.IZ1]))^2" office:value-type="float" office:value="0.00705400545938579" calcext:value-type="float">
            <text:p>0.007054005459386</text:p>
          </table:table-cell>
          <table:table-cell table:formula="of:=0.5*[.JB12]*(([.JB5]-[.JA5])/([.JB1]-[.JA1]))^2" office:value-type="float" office:value="0.0502961855851378" calcext:value-type="float">
            <text:p>0.050296185585138</text:p>
          </table:table-cell>
          <table:table-cell table:formula="of:=0.5*[.JC12]*(([.JC5]-[.JB5])/([.JC1]-[.JB1]))^2" office:value-type="float" office:value="0.0109930097771439" calcext:value-type="float">
            <text:p>0.010993009777144</text:p>
          </table:table-cell>
          <table:table-cell table:formula="of:=0.5*[.JD12]*(([.JD5]-[.JC5])/([.JD1]-[.JC1]))^2" office:value-type="float" office:value="0.00107377445683187" calcext:value-type="float">
            <text:p>0.001073774456832</text:p>
          </table:table-cell>
          <table:table-cell table:formula="of:=0.5*[.JE12]*(([.JE5]-[.JD5])/([.JE1]-[.JD1]))^2" office:value-type="float" office:value="0.0808157190813948" calcext:value-type="float">
            <text:p>0.080815719081395</text:p>
          </table:table-cell>
          <table:table-cell table:formula="of:=0.5*[.JF12]*(([.JF5]-[.JE5])/([.JF1]-[.JE1]))^2" office:value-type="float" office:value="0.00111571012687552" calcext:value-type="float">
            <text:p>0.001115710126876</text:p>
          </table:table-cell>
          <table:table-cell table:formula="of:=0.5*[.JG12]*(([.JG5]-[.JF5])/([.JG1]-[.JF1]))^2" office:value-type="float" office:value="0.00297332515393896" calcext:value-type="float">
            <text:p>0.002973325153939</text:p>
          </table:table-cell>
          <table:table-cell table:formula="of:=0.5*[.JH12]*(([.JH5]-[.JG5])/([.JH1]-[.JG1]))^2" office:value-type="float" office:value="0.000165917285381023" calcext:value-type="float">
            <text:p>0.000165917285381</text:p>
          </table:table-cell>
          <table:table-cell table:formula="of:=0.5*[.JI12]*(([.JI5]-[.JH5])/([.JI1]-[.JH1]))^2" office:value-type="float" office:value="0.00000933950482480055" calcext:value-type="float">
            <text:p>9.33950482480055E-06</text:p>
          </table:table-cell>
          <table:table-cell table:formula="of:=0.5*[.JJ12]*(([.JJ5]-[.JI5])/([.JJ1]-[.JI1]))^2" office:value-type="float" office:value="0.00223694712176812" calcext:value-type="float">
            <text:p>0.002236947121768</text:p>
          </table:table-cell>
          <table:table-cell table:formula="of:=0.5*[.JK12]*(([.JK5]-[.JJ5])/([.JK1]-[.JJ1]))^2" office:value-type="float" office:value="0.0000574786522444858" calcext:value-type="float">
            <text:p>5.74786522444858E-05</text:p>
          </table:table-cell>
          <table:table-cell table:formula="of:=0.5*[.JL12]*(([.JL5]-[.JK5])/([.JL1]-[.JK1]))^2" office:value-type="float" office:value="0.00000000135096514240646" calcext:value-type="float">
            <text:p>1.35096514240646E-09</text:p>
          </table:table-cell>
          <table:table-cell table:formula="of:=0.5*[.JM12]*(([.JM5]-[.JL5])/([.JM1]-[.JL1]))^2" office:value-type="float" office:value="0.000153456393966806" calcext:value-type="float">
            <text:p>0.000153456393967</text:p>
          </table:table-cell>
          <table:table-cell table:formula="of:=0.5*[.JN12]*(([.JN5]-[.JM5])/([.JN1]-[.JM1]))^2" office:value-type="float" office:value="0.000387912556971905" calcext:value-type="float">
            <text:p>0.000387912556972</text:p>
          </table:table-cell>
          <table:table-cell table:formula="of:=0.5*[.JO12]*(([.JO5]-[.JN5])/([.JO1]-[.JN1]))^2" office:value-type="float" office:value="0.000226437117951618" calcext:value-type="float">
            <text:p>0.000226437117952</text:p>
          </table:table-cell>
          <table:table-cell table:formula="of:=0.5*[.JP12]*(([.JP5]-[.JO5])/([.JP1]-[.JO1]))^2" office:value-type="float" office:value="0.0000191947835212327" calcext:value-type="float">
            <text:p>1.91947835212327E-05</text:p>
          </table:table-cell>
          <table:table-cell table:formula="of:=0.5*[.JQ12]*(([.JQ5]-[.JP5])/([.JQ1]-[.JP1]))^2" office:value-type="float" office:value="0.00000423322259456086" calcext:value-type="float">
            <text:p>4.23322259456086E-06</text:p>
          </table:table-cell>
          <table:table-cell table:formula="of:=0.5*[.JR12]*(([.JR5]-[.JQ5])/([.JR1]-[.JQ1]))^2" office:value-type="float" office:value="0.000650765777118641" calcext:value-type="float">
            <text:p>0.000650765777119</text:p>
          </table:table-cell>
          <table:table-cell table:formula="of:=0.5*[.JS12]*(([.JS5]-[.JR5])/([.JS1]-[.JR1]))^2" office:value-type="float" office:value="0.000505837905420114" calcext:value-type="float">
            <text:p>0.00050583790542</text:p>
          </table:table-cell>
          <table:table-cell table:formula="of:=0.5*[.JT12]*(([.JT5]-[.JS5])/([.JT1]-[.JS1]))^2" office:value-type="float" office:value="0.000956484647018502" calcext:value-type="float">
            <text:p>0.000956484647019</text:p>
          </table:table-cell>
          <table:table-cell table:formula="of:=0.5*[.JU12]*(([.JU5]-[.JT5])/([.JU1]-[.JT1]))^2" office:value-type="float" office:value="0.00000171539470216155" calcext:value-type="float">
            <text:p>1.71539470216155E-06</text:p>
          </table:table-cell>
          <table:table-cell table:formula="of:=0.5*[.JV12]*(([.JV5]-[.JU5])/([.JV1]-[.JU1]))^2" office:value-type="float" office:value="0.000114733838788073" calcext:value-type="float">
            <text:p>0.000114733838788</text:p>
          </table:table-cell>
          <table:table-cell table:formula="of:=0.5*[.JW12]*(([.JW5]-[.JV5])/([.JW1]-[.JV1]))^2" office:value-type="float" office:value="0.00000432510418400865" calcext:value-type="float">
            <text:p>4.32510418400865E-06</text:p>
          </table:table-cell>
          <table:table-cell table:formula="of:=0.5*[.JX12]*(([.JX5]-[.JW5])/([.JX1]-[.JW1]))^2" office:value-type="float" office:value="0.00000109996115950923" calcext:value-type="float">
            <text:p>1.09996115950923E-06</text:p>
          </table:table-cell>
          <table:table-cell table:formula="of:=0.5*[.JY12]*(([.JY5]-[.JX5])/([.JY1]-[.JX1]))^2" office:value-type="float" office:value="0.0000938316771328427" calcext:value-type="float">
            <text:p>9.38316771328427E-05</text:p>
          </table:table-cell>
          <table:table-cell table:formula="of:=0.5*[.JZ12]*(([.JZ5]-[.JY5])/([.JZ1]-[.JY1]))^2" office:value-type="float" office:value="0.000266090789715256" calcext:value-type="float">
            <text:p>0.000266090789715</text:p>
          </table:table-cell>
          <table:table-cell table:formula="of:=0.5*[.KA12]*(([.KA5]-[.JZ5])/([.KA1]-[.JZ1]))^2" office:value-type="float" office:value="0.0000000773974980150709" calcext:value-type="float">
            <text:p>7.73974980150709E-08</text:p>
          </table:table-cell>
          <table:table-cell table:formula="of:=0.5*[.KB12]*(([.KB5]-[.KA5])/([.KB1]-[.KA1]))^2" office:value-type="float" office:value="0.000128703097296048" calcext:value-type="float">
            <text:p>0.000128703097296</text:p>
          </table:table-cell>
          <table:table-cell table:formula="of:=0.5*[.KC12]*(([.KC5]-[.KB5])/([.KC1]-[.KB1]))^2" office:value-type="float" office:value="0.000360242898567567" calcext:value-type="float">
            <text:p>0.000360242898568</text:p>
          </table:table-cell>
          <table:table-cell table:formula="of:=0.5*[.KD12]*(([.KD5]-[.KC5])/([.KD1]-[.KC1]))^2" office:value-type="float" office:value="0.000346772096521126" calcext:value-type="float">
            <text:p>0.000346772096521</text:p>
          </table:table-cell>
          <table:table-cell table:formula="of:=0.5*[.KE12]*(([.KE5]-[.KD5])/([.KE1]-[.KD1]))^2" office:value-type="float" office:value="0.0000358426316536272" calcext:value-type="float">
            <text:p>3.58426316536272E-05</text:p>
          </table:table-cell>
          <table:table-cell table:formula="of:=0.5*[.KF12]*(([.KF5]-[.KE5])/([.KF1]-[.KE1]))^2" office:value-type="float" office:value="0.0000535148840373673" calcext:value-type="float">
            <text:p>5.35148840373673E-05</text:p>
          </table:table-cell>
          <table:table-cell table:formula="of:=0.5*[.KG12]*(([.KG5]-[.KF5])/([.KG1]-[.KF1]))^2" office:value-type="float" office:value="0.0000198311977920844" calcext:value-type="float">
            <text:p>1.98311977920844E-05</text:p>
          </table:table-cell>
          <table:table-cell table:formula="of:=0.5*[.KH12]*(([.KH5]-[.KG5])/([.KH1]-[.KG1]))^2" office:value-type="float" office:value="0.00000241412668833701" calcext:value-type="float">
            <text:p>2.41412668833701E-06</text:p>
          </table:table-cell>
          <table:table-cell table:formula="of:=0.5*[.KI12]*(([.KI5]-[.KH5])/([.KI1]-[.KH1]))^2" office:value-type="float" office:value="0.00000143238426482723" calcext:value-type="float">
            <text:p>1.43238426482723E-06</text:p>
          </table:table-cell>
          <table:table-cell table:formula="of:=0.5*[.KJ12]*(([.KJ5]-[.KI5])/([.KJ1]-[.KI1]))^2" office:value-type="float" office:value="0.000000430805807268227" calcext:value-type="float">
            <text:p>4.30805807268227E-07</text:p>
          </table:table-cell>
          <table:table-cell table:formula="of:=0.5*[.KK12]*(([.KK5]-[.KJ5])/([.KK1]-[.KJ1]))^2" office:value-type="float" office:value="0.0000156103817558847" calcext:value-type="float">
            <text:p>1.56103817558847E-05</text:p>
          </table:table-cell>
          <table:table-cell table:formula="of:=0.5*[.KL12]*(([.KL5]-[.KK5])/([.KL1]-[.KK1]))^2" office:value-type="float" office:value="0.000000193384279121626" calcext:value-type="float">
            <text:p>1.93384279121626E-07</text:p>
          </table:table-cell>
          <table:table-cell table:formula="of:=0.5*[.KM12]*(([.KM5]-[.KL5])/([.KM1]-[.KL1]))^2" office:value-type="float" office:value="0.00000322988585653969" calcext:value-type="float">
            <text:p>3.22988585653969E-06</text:p>
          </table:table-cell>
          <table:table-cell table:formula="of:=0.5*[.KN12]*(([.KN5]-[.KM5])/([.KN1]-[.KM1]))^2" office:value-type="float" office:value="0.00000000315773606399226" calcext:value-type="float">
            <text:p>3.15773606399226E-09</text:p>
          </table:table-cell>
          <table:table-cell table:formula="of:=0.5*[.KO12]*(([.KO5]-[.KN5])/([.KO1]-[.KN1]))^2" office:value-type="float" office:value="0.00000236301714177413" calcext:value-type="float">
            <text:p>2.36301714177413E-06</text:p>
          </table:table-cell>
          <table:table-cell table:formula="of:=0.5*[.KP12]*(([.KP5]-[.KO5])/([.KP1]-[.KO1]))^2" office:value-type="float" office:value="0.00000147168530047571" calcext:value-type="float">
            <text:p>1.47168530047571E-06</text:p>
          </table:table-cell>
          <table:table-cell table:formula="of:=0.5*[.KQ12]*(([.KQ5]-[.KP5])/([.KQ1]-[.KP1]))^2" office:value-type="float" office:value="0.000032719565004064" calcext:value-type="float">
            <text:p>3.2719565004064E-05</text:p>
          </table:table-cell>
          <table:table-cell table:formula="of:=0.5*[.KR12]*(([.KR5]-[.KQ5])/([.KR1]-[.KQ1]))^2" office:value-type="float" office:value="0.0000101460855929359" calcext:value-type="float">
            <text:p>1.01460855929359E-05</text:p>
          </table:table-cell>
          <table:table-cell table:formula="of:=0.5*[.KS12]*(([.KS5]-[.KR5])/([.KS1]-[.KR1]))^2" office:value-type="float" office:value="0.00000155557613454423" calcext:value-type="float">
            <text:p>1.55557613454423E-06</text:p>
          </table:table-cell>
          <table:table-cell table:formula="of:=0.5*[.KT12]*(([.KT5]-[.KS5])/([.KT1]-[.KS1]))^2" office:value-type="float" office:value="0.000106972463441206" calcext:value-type="float">
            <text:p>0.000106972463441</text:p>
          </table:table-cell>
          <table:table-cell table:formula="of:=0.5*[.KU12]*(([.KU5]-[.KT5])/([.KU1]-[.KT1]))^2" office:value-type="float" office:value="0.000137873347338791" calcext:value-type="float">
            <text:p>0.000137873347339</text:p>
          </table:table-cell>
          <table:table-cell table:formula="of:=0.5*[.KV12]*(([.KV5]-[.KU5])/([.KV1]-[.KU1]))^2" office:value-type="float" office:value="0.000000902165554529745" calcext:value-type="float">
            <text:p>9.02165554529745E-07</text:p>
          </table:table-cell>
          <table:table-cell table:formula="of:=0.5*[.KW12]*(([.KW5]-[.KV5])/([.KW1]-[.KV1]))^2" office:value-type="float" office:value="0.0000348720608354487" calcext:value-type="float">
            <text:p>3.48720608354487E-05</text:p>
          </table:table-cell>
          <table:table-cell table:formula="of:=0.5*[.KX12]*(([.KX5]-[.KW5])/([.KX1]-[.KW1]))^2" office:value-type="float" office:value="0.0000028573003840618" calcext:value-type="float">
            <text:p>2.8573003840618E-06</text:p>
          </table:table-cell>
          <table:table-cell table:formula="of:=0.5*[.KY12]*(([.KY5]-[.KX5])/([.KY1]-[.KX1]))^2" office:value-type="float" office:value="0.00000000112107732279181" calcext:value-type="float">
            <text:p>1.12107732279181E-09</text:p>
          </table:table-cell>
          <table:table-cell table:formula="of:=0.5*[.KZ12]*(([.KZ5]-[.KY5])/([.KZ1]-[.KY1]))^2" office:value-type="float" office:value="0.00000888687586024714" calcext:value-type="float">
            <text:p>8.88687586024714E-06</text:p>
          </table:table-cell>
          <table:table-cell table:formula="of:=0.5*[.LA12]*(([.LA5]-[.KZ5])/([.LA1]-[.KZ1]))^2" office:value-type="float" office:value="0.000123694696500285" calcext:value-type="float">
            <text:p>0.0001236946965</text:p>
          </table:table-cell>
          <table:table-cell table:formula="of:=0.5*[.LB12]*(([.LB5]-[.LA5])/([.LB1]-[.LA1]))^2" office:value-type="float" office:value="0.00000825338859330427" calcext:value-type="float">
            <text:p>8.25338859330427E-06</text:p>
          </table:table-cell>
          <table:table-cell table:formula="of:=0.5*[.LC12]*(([.LC5]-[.LB5])/([.LC1]-[.LB1]))^2" office:value-type="float" office:value="0.0000180222688904992" calcext:value-type="float">
            <text:p>1.80222688904992E-05</text:p>
          </table:table-cell>
          <table:table-cell table:formula="of:=0.5*[.LD12]*(([.LD5]-[.LC5])/([.LD1]-[.LC1]))^2" office:value-type="float" office:value="0.00000568579932092659" calcext:value-type="float">
            <text:p>5.68579932092659E-06</text:p>
          </table:table-cell>
          <table:table-cell table:formula="of:=0.5*[.LE12]*(([.LE5]-[.LD5])/([.LE1]-[.LD1]))^2" office:value-type="float" office:value="0.0000341658053746219" calcext:value-type="float">
            <text:p>3.41658053746219E-05</text:p>
          </table:table-cell>
          <table:table-cell table:formula="of:=0.5*[.LF12]*(([.LF5]-[.LE5])/([.LF1]-[.LE1]))^2" office:value-type="float" office:value="0.00000272687941848726" calcext:value-type="float">
            <text:p>2.72687941848726E-06</text:p>
          </table:table-cell>
          <table:table-cell table:formula="of:=0.5*[.LG12]*(([.LG5]-[.LF5])/([.LG1]-[.LF1]))^2" office:value-type="float" office:value="0.0000000283841874807015" calcext:value-type="float">
            <text:p>2.83841874807015E-08</text:p>
          </table:table-cell>
          <table:table-cell table:formula="of:=0.5*[.LH12]*(([.LH5]-[.LG5])/([.LH1]-[.LG1]))^2" office:value-type="float" office:value="0.0000120843410693249" calcext:value-type="float">
            <text:p>1.20843410693249E-05</text:p>
          </table:table-cell>
          <table:table-cell table:formula="of:=0.5*[.LI12]*(([.LI5]-[.LH5])/([.LI1]-[.LH1]))^2" office:value-type="float" office:value="0.0000173660656220511" calcext:value-type="float">
            <text:p>1.73660656220511E-05</text:p>
          </table:table-cell>
          <table:table-cell table:formula="of:=0.5*[.LJ12]*(([.LJ5]-[.LI5])/([.LJ1]-[.LI1]))^2" office:value-type="float" office:value="0.0000276631671687871" calcext:value-type="float">
            <text:p>2.76631671687871E-05</text:p>
          </table:table-cell>
          <table:table-cell table:formula="of:=0.5*[.LK12]*(([.LK5]-[.LJ5])/([.LK1]-[.LJ1]))^2" office:value-type="float" office:value="0.00000208694448594138" calcext:value-type="float">
            <text:p>2.08694448594138E-06</text:p>
          </table:table-cell>
          <table:table-cell table:formula="of:=0.5*[.LL12]*(([.LL5]-[.LK5])/([.LL1]-[.LK1]))^2" office:value-type="float" office:value="0.00000683853213894665" calcext:value-type="float">
            <text:p>6.83853213894665E-06</text:p>
          </table:table-cell>
          <table:table-cell table:formula="of:=0.5*[.LM12]*(([.LM5]-[.LL5])/([.LM1]-[.LL1]))^2" office:value-type="float" office:value="0.000143066391823285" calcext:value-type="float">
            <text:p>0.000143066391823</text:p>
          </table:table-cell>
          <table:table-cell table:formula="of:=0.5*[.LN12]*(([.LN5]-[.LM5])/([.LN1]-[.LM1]))^2" office:value-type="float" office:value="0.000177900202638542" calcext:value-type="float">
            <text:p>0.000177900202639</text:p>
          </table:table-cell>
          <table:table-cell table:formula="of:=0.5*[.LO12]*(([.LO5]-[.LN5])/([.LO1]-[.LN1]))^2" office:value-type="float" office:value="0.0000729848873152226" calcext:value-type="float">
            <text:p>7.29848873152226E-05</text:p>
          </table:table-cell>
          <table:table-cell table:formula="of:=0.5*[.LP12]*(([.LP5]-[.LO5])/([.LP1]-[.LO1]))^2" office:value-type="float" office:value="0.000000207201125297547" calcext:value-type="float">
            <text:p>2.07201125297547E-07</text:p>
          </table:table-cell>
          <table:table-cell table:formula="of:=0.5*[.LQ12]*(([.LQ5]-[.LP5])/([.LQ1]-[.LP1]))^2" office:value-type="float" office:value="0.000013650439002592" calcext:value-type="float">
            <text:p>1.3650439002592E-05</text:p>
          </table:table-cell>
          <table:table-cell table:formula="of:=0.5*[.LR12]*(([.LR5]-[.LQ5])/([.LR1]-[.LQ1]))^2" office:value-type="float" office:value="0.0000110931635278742" calcext:value-type="float">
            <text:p>1.10931635278742E-05</text:p>
          </table:table-cell>
          <table:table-cell table:formula="of:=0.5*[.LS12]*(([.LS5]-[.LR5])/([.LS1]-[.LR1]))^2" office:value-type="float" office:value="0.00000219746022305661" calcext:value-type="float">
            <text:p>2.19746022305661E-06</text:p>
          </table:table-cell>
          <table:table-cell table:formula="of:=0.5*[.LT12]*(([.LT5]-[.LS5])/([.LT1]-[.LS1]))^2" office:value-type="float" office:value="0.00000156406610895375" calcext:value-type="float">
            <text:p>1.56406610895375E-06</text:p>
          </table:table-cell>
          <table:table-cell table:formula="of:=0.5*[.LU12]*(([.LU5]-[.LT5])/([.LU1]-[.LT1]))^2" office:value-type="float" office:value="0.00000133351158416242" calcext:value-type="float">
            <text:p>1.33351158416242E-06</text:p>
          </table:table-cell>
          <table:table-cell table:formula="of:=0.5*[.LV12]*(([.LV5]-[.LU5])/([.LV1]-[.LU1]))^2" office:value-type="float" office:value="0.0000179078716825728" calcext:value-type="float">
            <text:p>1.79078716825728E-05</text:p>
          </table:table-cell>
          <table:table-cell table:formula="of:=0.5*[.LW12]*(([.LW5]-[.LV5])/([.LW1]-[.LV1]))^2" office:value-type="float" office:value="0.00000472406900288486" calcext:value-type="float">
            <text:p>4.72406900288486E-06</text:p>
          </table:table-cell>
          <table:table-cell table:formula="of:=0.5*[.LX12]*(([.LX5]-[.LW5])/([.LX1]-[.LW1]))^2" office:value-type="float" office:value="0.000000171985292530796" calcext:value-type="float">
            <text:p>1.71985292530796E-07</text:p>
          </table:table-cell>
          <table:table-cell table:formula="of:=0.5*[.LY12]*(([.LY5]-[.LX5])/([.LY1]-[.LX1]))^2" office:value-type="float" office:value="0.00000399310605217672" calcext:value-type="float">
            <text:p>3.99310605217672E-06</text:p>
          </table:table-cell>
          <table:table-cell table:formula="of:=0.5*[.LZ12]*(([.LZ5]-[.LY5])/([.LZ1]-[.LY1]))^2" office:value-type="float" office:value="0.0000009337329425401" calcext:value-type="float">
            <text:p>9.337329425401E-07</text:p>
          </table:table-cell>
          <table:table-cell table:formula="of:=0.5*[.MA12]*(([.MA5]-[.LZ5])/([.MA1]-[.LZ1]))^2" office:value-type="float" office:value="0.000000725410241622482" calcext:value-type="float">
            <text:p>7.25410241622482E-07</text:p>
          </table:table-cell>
          <table:table-cell table:formula="of:=0.5*[.MB12]*(([.MB5]-[.MA5])/([.MB1]-[.MA1]))^2" office:value-type="float" office:value="0.00000187298897196981" calcext:value-type="float">
            <text:p>1.87298897196981E-06</text:p>
          </table:table-cell>
          <table:table-cell table:formula="of:=0.5*[.MC12]*(([.MC5]-[.MB5])/([.MC1]-[.MB1]))^2" office:value-type="float" office:value="0.0000107365526659337" calcext:value-type="float">
            <text:p>1.07365526659337E-05</text:p>
          </table:table-cell>
          <table:table-cell table:formula="of:=0.5*[.MD12]*(([.MD5]-[.MC5])/([.MD1]-[.MC1]))^2" office:value-type="float" office:value="0.000000977925333585645" calcext:value-type="float">
            <text:p>9.77925333585645E-07</text:p>
          </table:table-cell>
          <table:table-cell table:formula="of:=0.5*[.ME12]*(([.ME5]-[.MD5])/([.ME1]-[.MD1]))^2" office:value-type="float" office:value="0.0000387257093383916" calcext:value-type="float">
            <text:p>3.87257093383916E-05</text:p>
          </table:table-cell>
          <table:table-cell table:formula="of:=0.5*[.MF12]*(([.MF5]-[.ME5])/([.MF1]-[.ME1]))^2" office:value-type="float" office:value="0.0000662907835055485" calcext:value-type="float">
            <text:p>6.62907835055485E-05</text:p>
          </table:table-cell>
          <table:table-cell table:formula="of:=0.5*[.MG12]*(([.MG5]-[.MF5])/([.MG1]-[.MF1]))^2" office:value-type="float" office:value="0.0000227239022924037" calcext:value-type="float">
            <text:p>2.27239022924037E-05</text:p>
          </table:table-cell>
          <table:table-cell table:formula="of:=0.5*[.MH12]*(([.MH5]-[.MG5])/([.MH1]-[.MG1]))^2" office:value-type="float" office:value="0.0000000532234810395039" calcext:value-type="float">
            <text:p>5.32234810395039E-08</text:p>
          </table:table-cell>
          <table:table-cell table:formula="of:=0.5*[.MI12]*(([.MI5]-[.MH5])/([.MI1]-[.MH1]))^2" office:value-type="float" office:value="0.0000108530954353475" calcext:value-type="float">
            <text:p>1.08530954353475E-05</text:p>
          </table:table-cell>
          <table:table-cell table:formula="of:=0.5*[.MJ12]*(([.MJ5]-[.MI5])/([.MJ1]-[.MI1]))^2" office:value-type="float" office:value="0.0000496292212078637" calcext:value-type="float">
            <text:p>4.96292212078637E-05</text:p>
          </table:table-cell>
          <table:table-cell table:formula="of:=0.5*[.MK12]*(([.MK5]-[.MJ5])/([.MK1]-[.MJ1]))^2" office:value-type="float" office:value="0.00000000962670087040169" calcext:value-type="float">
            <text:p>9.62670087040169E-09</text:p>
          </table:table-cell>
          <table:table-cell table:formula="of:=0.5*[.ML12]*(([.ML5]-[.MK5])/([.ML1]-[.MK1]))^2" office:value-type="float" office:value="0.0000423533773032455" calcext:value-type="float">
            <text:p>4.23533773032455E-05</text:p>
          </table:table-cell>
          <table:table-cell table:formula="of:=0.5*[.MM12]*(([.MM5]-[.ML5])/([.MM1]-[.ML1]))^2" office:value-type="float" office:value="0.00000348017701461487" calcext:value-type="float">
            <text:p>3.48017701461487E-06</text:p>
          </table:table-cell>
          <table:table-cell table:formula="of:=0.5*[.MN12]*(([.MN5]-[.MM5])/([.MN1]-[.MM1]))^2" office:value-type="float" office:value="0.0000731237784888843" calcext:value-type="float">
            <text:p>7.31237784888843E-05</text:p>
          </table:table-cell>
          <table:table-cell table:formula="of:=0.5*[.MO12]*(([.MO5]-[.MN5])/([.MO1]-[.MN1]))^2" office:value-type="float" office:value="0.0000248168144009655" calcext:value-type="float">
            <text:p>2.48168144009655E-05</text:p>
          </table:table-cell>
          <table:table-cell table:formula="of:=0.5*[.MP12]*(([.MP5]-[.MO5])/([.MP1]-[.MO1]))^2" office:value-type="float" office:value="0.000000111182175497854" calcext:value-type="float">
            <text:p>1.11182175497854E-07</text:p>
          </table:table-cell>
          <table:table-cell table:formula="of:=0.5*[.MQ12]*(([.MQ5]-[.MP5])/([.MQ1]-[.MP1]))^2" office:value-type="float" office:value="0.00000102646105376858" calcext:value-type="float">
            <text:p>1.02646105376858E-06</text:p>
          </table:table-cell>
          <table:table-cell table:formula="of:=0.5*[.MR12]*(([.MR5]-[.MQ5])/([.MR1]-[.MQ1]))^2" office:value-type="float" office:value="0.000016889642292477" calcext:value-type="float">
            <text:p>1.6889642292477E-05</text:p>
          </table:table-cell>
          <table:table-cell table:formula="of:=0.5*[.MS12]*(([.MS5]-[.MR5])/([.MS1]-[.MR1]))^2" office:value-type="float" office:value="0.0000197625602100567" calcext:value-type="float">
            <text:p>1.97625602100567E-05</text:p>
          </table:table-cell>
          <table:table-cell table:formula="of:=0.5*[.MT12]*(([.MT5]-[.MS5])/([.MT1]-[.MS1]))^2" office:value-type="float" office:value="0.0000127421611548494" calcext:value-type="float">
            <text:p>1.27421611548494E-05</text:p>
          </table:table-cell>
          <table:table-cell table:formula="of:=0.5*[.MU12]*(([.MU5]-[.MT5])/([.MU1]-[.MT1]))^2" office:value-type="float" office:value="0.0000393028749300265" calcext:value-type="float">
            <text:p>3.93028749300265E-05</text:p>
          </table:table-cell>
          <table:table-cell table:formula="of:=0.5*[.MV12]*(([.MV5]-[.MU5])/([.MV1]-[.MU1]))^2" office:value-type="float" office:value="0.000224959063500277" calcext:value-type="float">
            <text:p>0.0002249590635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864129616083067" calcext:value-type="float">
            <text:p>8.64129616083067E-06</text:p>
          </table:table-cell>
          <table:table-cell table:formula="of:=0.5*[.D12]*(([.D6]-[.C6])/([.D1]-[.C1]))^2" office:value-type="float" office:value="0.000000130529300357705" calcext:value-type="float">
            <text:p>1.30529300357705E-07</text:p>
          </table:table-cell>
          <table:table-cell table:formula="of:=0.5*[.E12]*(([.E6]-[.D6])/([.E1]-[.D1]))^2" office:value-type="float" office:value="0.00000000995987142537675" calcext:value-type="float">
            <text:p>9.95987142537675E-09</text:p>
          </table:table-cell>
          <table:table-cell table:formula="of:=0.5*[.F12]*(([.F6]-[.E6])/([.F1]-[.E1]))^2" office:value-type="float" office:value="0.000000507189674951796" calcext:value-type="float">
            <text:p>5.07189674951796E-07</text:p>
          </table:table-cell>
          <table:table-cell table:formula="of:=0.5*[.G12]*(([.G6]-[.F6])/([.G1]-[.F1]))^2" office:value-type="float" office:value="0.0000000437920814388744" calcext:value-type="float">
            <text:p>4.37920814388744E-08</text:p>
          </table:table-cell>
          <table:table-cell table:formula="of:=0.5*[.H12]*(([.H6]-[.G6])/([.H1]-[.G1]))^2" office:value-type="float" office:value="0.000000159309042593589" calcext:value-type="float">
            <text:p>1.59309042593589E-07</text:p>
          </table:table-cell>
          <table:table-cell table:formula="of:=0.5*[.I12]*(([.I6]-[.H6])/([.I1]-[.H1]))^2" office:value-type="float" office:value="0.000000196399663070361" calcext:value-type="float">
            <text:p>1.96399663070361E-07</text:p>
          </table:table-cell>
          <table:table-cell table:formula="of:=0.5*[.J12]*(([.J6]-[.I6])/([.J1]-[.I1]))^2" office:value-type="float" office:value="0.0000000546369569196762" calcext:value-type="float">
            <text:p>5.46369569196762E-08</text:p>
          </table:table-cell>
          <table:table-cell table:formula="of:=0.5*[.K12]*(([.K6]-[.J6])/([.K1]-[.J1]))^2" office:value-type="float" office:value="0.0000011509830695941" calcext:value-type="float">
            <text:p>1.1509830695941E-06</text:p>
          </table:table-cell>
          <table:table-cell table:formula="of:=0.5*[.L12]*(([.L6]-[.K6])/([.L1]-[.K1]))^2" office:value-type="float" office:value="0.00000142088060140034" calcext:value-type="float">
            <text:p>1.42088060140034E-06</text:p>
          </table:table-cell>
          <table:table-cell table:formula="of:=0.5*[.M12]*(([.M6]-[.L6])/([.M1]-[.L1]))^2" office:value-type="float" office:value="0.00000000271595032354749" calcext:value-type="float">
            <text:p>2.71595032354749E-09</text:p>
          </table:table-cell>
          <table:table-cell table:formula="of:=0.5*[.N12]*(([.N6]-[.M6])/([.N1]-[.M1]))^2" office:value-type="float" office:value="0.000000143585141721803" calcext:value-type="float">
            <text:p>1.43585141721803E-07</text:p>
          </table:table-cell>
          <table:table-cell table:formula="of:=0.5*[.O12]*(([.O6]-[.N6])/([.O1]-[.N1]))^2" office:value-type="float" office:value="0.00000000139858721976534" calcext:value-type="float">
            <text:p>1.39858721976534E-09</text:p>
          </table:table-cell>
          <table:table-cell table:formula="of:=0.5*[.P12]*(([.P6]-[.O6])/([.P1]-[.O1]))^2" office:value-type="float" office:value="0.000000625261362448859" calcext:value-type="float">
            <text:p>6.25261362448859E-07</text:p>
          </table:table-cell>
          <table:table-cell table:formula="of:=0.5*[.Q12]*(([.Q6]-[.P6])/([.Q1]-[.P1]))^2" office:value-type="float" office:value="0.0000000208204249176939" calcext:value-type="float">
            <text:p>2.08204249176939E-08</text:p>
          </table:table-cell>
          <table:table-cell table:formula="of:=0.5*[.R12]*(([.R6]-[.Q6])/([.R1]-[.Q1]))^2" office:value-type="float" office:value="0.000000224713497833749" calcext:value-type="float">
            <text:p>2.24713497833749E-07</text:p>
          </table:table-cell>
          <table:table-cell table:formula="of:=0.5*[.S12]*(([.S6]-[.R6])/([.S1]-[.R1]))^2" office:value-type="float" office:value="0.000000150842909249225" calcext:value-type="float">
            <text:p>1.50842909249225E-07</text:p>
          </table:table-cell>
          <table:table-cell table:formula="of:=0.5*[.T12]*(([.T6]-[.S6])/([.T1]-[.S1]))^2" office:value-type="float" office:value="0.000000156527561789398" calcext:value-type="float">
            <text:p>1.56527561789398E-07</text:p>
          </table:table-cell>
          <table:table-cell table:formula="of:=0.5*[.U12]*(([.U6]-[.T6])/([.U1]-[.T1]))^2" office:value-type="float" office:value="0.0000000338538557175681" calcext:value-type="float">
            <text:p>3.38538557175681E-08</text:p>
          </table:table-cell>
          <table:table-cell table:formula="of:=0.5*[.V12]*(([.V6]-[.U6])/([.V1]-[.U1]))^2" office:value-type="float" office:value="0.0000000947006820434572" calcext:value-type="float">
            <text:p>9.47006820434572E-08</text:p>
          </table:table-cell>
          <table:table-cell table:formula="of:=0.5*[.W12]*(([.W6]-[.V6])/([.W1]-[.V1]))^2" office:value-type="float" office:value="0.000000625501507571156" calcext:value-type="float">
            <text:p>6.25501507571156E-07</text:p>
          </table:table-cell>
          <table:table-cell table:formula="of:=0.5*[.X12]*(([.X6]-[.W6])/([.X1]-[.W1]))^2" office:value-type="float" office:value="0.000000770516757895537" calcext:value-type="float">
            <text:p>7.70516757895537E-07</text:p>
          </table:table-cell>
          <table:table-cell table:formula="of:=0.5*[.Y12]*(([.Y6]-[.X6])/([.Y1]-[.X1]))^2" office:value-type="float" office:value="0.00000000124308626047588" calcext:value-type="float">
            <text:p>1.24308626047588E-09</text:p>
          </table:table-cell>
          <table:table-cell table:formula="of:=0.5*[.Z12]*(([.Z6]-[.Y6])/([.Z1]-[.Y1]))^2" office:value-type="float" office:value="0.000000137318492142879" calcext:value-type="float">
            <text:p>1.37318492142879E-07</text:p>
          </table:table-cell>
          <table:table-cell table:formula="of:=0.5*[.AA12]*(([.AA6]-[.Z6])/([.AA1]-[.Z1]))^2" office:value-type="float" office:value="0.000000978248585379124" calcext:value-type="float">
            <text:p>9.78248585379124E-07</text:p>
          </table:table-cell>
          <table:table-cell table:formula="of:=0.5*[.AB12]*(([.AB6]-[.AA6])/([.AB1]-[.AA1]))^2" office:value-type="float" office:value="0.00000131382156858381" calcext:value-type="float">
            <text:p>1.31382156858381E-06</text:p>
          </table:table-cell>
          <table:table-cell table:formula="of:=0.5*[.AC12]*(([.AC6]-[.AB6])/([.AC1]-[.AB1]))^2" office:value-type="float" office:value="0.00000390834085004342" calcext:value-type="float">
            <text:p>3.90834085004342E-06</text:p>
          </table:table-cell>
          <table:table-cell table:formula="of:=0.5*[.AD12]*(([.AD6]-[.AC6])/([.AD1]-[.AC1]))^2" office:value-type="float" office:value="0.000000349603329352546" calcext:value-type="float">
            <text:p>3.49603329352546E-07</text:p>
          </table:table-cell>
          <table:table-cell table:formula="of:=0.5*[.AE12]*(([.AE6]-[.AD6])/([.AE1]-[.AD1]))^2" office:value-type="float" office:value="0.000000659747164441732" calcext:value-type="float">
            <text:p>6.59747164441732E-07</text:p>
          </table:table-cell>
          <table:table-cell table:formula="of:=0.5*[.AF12]*(([.AF6]-[.AE6])/([.AF1]-[.AE1]))^2" office:value-type="float" office:value="0.00000263770757021332" calcext:value-type="float">
            <text:p>2.63770757021332E-06</text:p>
          </table:table-cell>
          <table:table-cell table:formula="of:=0.5*[.AG12]*(([.AG6]-[.AF6])/([.AG1]-[.AF1]))^2" office:value-type="float" office:value="0.000000909342277378242" calcext:value-type="float">
            <text:p>9.09342277378242E-07</text:p>
          </table:table-cell>
          <table:table-cell table:formula="of:=0.5*[.AH12]*(([.AH6]-[.AG6])/([.AH1]-[.AG1]))^2" office:value-type="float" office:value="0.000000283242700052174" calcext:value-type="float">
            <text:p>2.83242700052174E-07</text:p>
          </table:table-cell>
          <table:table-cell table:formula="of:=0.5*[.AI12]*(([.AI6]-[.AH6])/([.AI1]-[.AH1]))^2" office:value-type="float" office:value="0.00000826339347796582" calcext:value-type="float">
            <text:p>8.26339347796582E-06</text:p>
          </table:table-cell>
          <table:table-cell table:formula="of:=0.5*[.AJ12]*(([.AJ6]-[.AI6])/([.AJ1]-[.AI1]))^2" office:value-type="float" office:value="0.00000236613941020538" calcext:value-type="float">
            <text:p>2.36613941020538E-06</text:p>
          </table:table-cell>
          <table:table-cell table:formula="of:=0.5*[.AK12]*(([.AK6]-[.AJ6])/([.AK1]-[.AJ1]))^2" office:value-type="float" office:value="0.000000498391365588668" calcext:value-type="float">
            <text:p>4.98391365588668E-07</text:p>
          </table:table-cell>
          <table:table-cell table:formula="of:=0.5*[.AL12]*(([.AL6]-[.AK6])/([.AL1]-[.AK1]))^2" office:value-type="float" office:value="0.0000000211724081439025" calcext:value-type="float">
            <text:p>2.11724081439025E-08</text:p>
          </table:table-cell>
          <table:table-cell table:formula="of:=0.5*[.AM12]*(([.AM6]-[.AL6])/([.AM1]-[.AL1]))^2" office:value-type="float" office:value="0.00000109684066190756" calcext:value-type="float">
            <text:p>1.09684066190756E-06</text:p>
          </table:table-cell>
          <table:table-cell table:formula="of:=0.5*[.AN12]*(([.AN6]-[.AM6])/([.AN1]-[.AM1]))^2" office:value-type="float" office:value="0.000000805789195166731" calcext:value-type="float">
            <text:p>8.05789195166731E-07</text:p>
          </table:table-cell>
          <table:table-cell table:formula="of:=0.5*[.AO12]*(([.AO6]-[.AN6])/([.AO1]-[.AN1]))^2" office:value-type="float" office:value="0.00000602375533086385" calcext:value-type="float">
            <text:p>6.02375533086385E-06</text:p>
          </table:table-cell>
          <table:table-cell table:formula="of:=0.5*[.AP12]*(([.AP6]-[.AO6])/([.AP1]-[.AO1]))^2" office:value-type="float" office:value="0.000011642773583562" calcext:value-type="float">
            <text:p>1.1642773583562E-05</text:p>
          </table:table-cell>
          <table:table-cell table:formula="of:=0.5*[.AQ12]*(([.AQ6]-[.AP6])/([.AQ1]-[.AP1]))^2" office:value-type="float" office:value="0.00045012588413959" calcext:value-type="float">
            <text:p>0.00045012588414</text:p>
          </table:table-cell>
          <table:table-cell table:formula="of:=0.5*[.AR12]*(([.AR6]-[.AQ6])/([.AR1]-[.AQ1]))^2" office:value-type="float" office:value="0.00232780748896894" calcext:value-type="float">
            <text:p>0.002327807488969</text:p>
          </table:table-cell>
          <table:table-cell table:formula="of:=0.5*[.AS12]*(([.AS6]-[.AR6])/([.AS1]-[.AR1]))^2" office:value-type="float" office:value="0.00394170471839939" calcext:value-type="float">
            <text:p>0.003941704718399</text:p>
          </table:table-cell>
          <table:table-cell table:formula="of:=0.5*[.AT12]*(([.AT6]-[.AS6])/([.AT1]-[.AS1]))^2" office:value-type="float" office:value="0.0062177171272007" calcext:value-type="float">
            <text:p>0.006217717127201</text:p>
          </table:table-cell>
          <table:table-cell table:formula="of:=0.5*[.AU12]*(([.AU6]-[.AT6])/([.AU1]-[.AT1]))^2" office:value-type="float" office:value="0.00301537304625594" calcext:value-type="float">
            <text:p>0.003015373046256</text:p>
          </table:table-cell>
          <table:table-cell table:formula="of:=0.5*[.AV12]*(([.AV6]-[.AU6])/([.AV1]-[.AU1]))^2" office:value-type="float" office:value="0.00796336324156593" calcext:value-type="float">
            <text:p>0.007963363241566</text:p>
          </table:table-cell>
          <table:table-cell table:formula="of:=0.5*[.AW12]*(([.AW6]-[.AV6])/([.AW1]-[.AV1]))^2" office:value-type="float" office:value="0.0215158177711511" calcext:value-type="float">
            <text:p>0.021515817771151</text:p>
          </table:table-cell>
          <table:table-cell table:formula="of:=0.5*[.AX12]*(([.AX6]-[.AW6])/([.AX1]-[.AW1]))^2" office:value-type="float" office:value="0.00325334804731643" calcext:value-type="float">
            <text:p>0.003253348047316</text:p>
          </table:table-cell>
          <table:table-cell table:formula="of:=0.5*[.AY12]*(([.AY6]-[.AX6])/([.AY1]-[.AX1]))^2" office:value-type="float" office:value="0.0787427969974317" calcext:value-type="float">
            <text:p>0.078742796997432</text:p>
          </table:table-cell>
          <table:table-cell table:formula="of:=0.5*[.AZ12]*(([.AZ6]-[.AY6])/([.AZ1]-[.AY1]))^2" office:value-type="float" office:value="0.0222472539113322" calcext:value-type="float">
            <text:p>0.022247253911332</text:p>
          </table:table-cell>
          <table:table-cell table:formula="of:=0.5*[.BA12]*(([.BA6]-[.AZ6])/([.BA1]-[.AZ1]))^2" office:value-type="float" office:value="0.00159632189378114" calcext:value-type="float">
            <text:p>0.001596321893781</text:p>
          </table:table-cell>
          <table:table-cell table:formula="of:=0.5*[.BB12]*(([.BB6]-[.BA6])/([.BB1]-[.BA1]))^2" office:value-type="float" office:value="0.000854492403853703" calcext:value-type="float">
            <text:p>0.000854492403854</text:p>
          </table:table-cell>
          <table:table-cell table:formula="of:=0.5*[.BC12]*(([.BC6]-[.BB6])/([.BC1]-[.BB1]))^2" office:value-type="float" office:value="0.00277283337046803" calcext:value-type="float">
            <text:p>0.002772833370468</text:p>
          </table:table-cell>
          <table:table-cell table:formula="of:=0.5*[.BD12]*(([.BD6]-[.BC6])/([.BD1]-[.BC1]))^2" office:value-type="float" office:value="0.000262574791783185" calcext:value-type="float">
            <text:p>0.000262574791783</text:p>
          </table:table-cell>
          <table:table-cell table:formula="of:=0.5*[.BE12]*(([.BE6]-[.BD6])/([.BE1]-[.BD1]))^2" office:value-type="float" office:value="0.00398251293089391" calcext:value-type="float">
            <text:p>0.003982512930894</text:p>
          </table:table-cell>
          <table:table-cell table:formula="of:=0.5*[.BF12]*(([.BF6]-[.BE6])/([.BF1]-[.BE1]))^2" office:value-type="float" office:value="0.0427987441702621" calcext:value-type="float">
            <text:p>0.042798744170262</text:p>
          </table:table-cell>
          <table:table-cell table:formula="of:=0.5*[.BG12]*(([.BG6]-[.BF6])/([.BG1]-[.BF1]))^2" office:value-type="float" office:value="0.0587624463549858" calcext:value-type="float">
            <text:p>0.058762446354986</text:p>
          </table:table-cell>
          <table:table-cell table:formula="of:=0.5*[.BH12]*(([.BH6]-[.BG6])/([.BH1]-[.BG1]))^2" office:value-type="float" office:value="0.00346903815976133" calcext:value-type="float">
            <text:p>0.003469038159761</text:p>
          </table:table-cell>
          <table:table-cell table:formula="of:=0.5*[.BI12]*(([.BI6]-[.BH6])/([.BI1]-[.BH1]))^2" office:value-type="float" office:value="0.00121812623231456" calcext:value-type="float">
            <text:p>0.001218126232315</text:p>
          </table:table-cell>
          <table:table-cell table:formula="of:=0.5*[.BJ12]*(([.BJ6]-[.BI6])/([.BJ1]-[.BI1]))^2" office:value-type="float" office:value="0.00296724777386229" calcext:value-type="float">
            <text:p>0.002967247773862</text:p>
          </table:table-cell>
          <table:table-cell table:formula="of:=0.5*[.BK12]*(([.BK6]-[.BJ6])/([.BK1]-[.BJ1]))^2" office:value-type="float" office:value="0.00783833986692662" calcext:value-type="float">
            <text:p>0.007838339866927</text:p>
          </table:table-cell>
          <table:table-cell table:formula="of:=0.5*[.BL12]*(([.BL6]-[.BK6])/([.BL1]-[.BK1]))^2" office:value-type="float" office:value="0.00260151759991133" calcext:value-type="float">
            <text:p>0.002601517599911</text:p>
          </table:table-cell>
          <table:table-cell table:formula="of:=0.5*[.BM12]*(([.BM6]-[.BL6])/([.BM1]-[.BL1]))^2" office:value-type="float" office:value="0.0000947325553251689" calcext:value-type="float">
            <text:p>9.47325553251689E-05</text:p>
          </table:table-cell>
          <table:table-cell table:formula="of:=0.5*[.BN12]*(([.BN6]-[.BM6])/([.BN1]-[.BM1]))^2" office:value-type="float" office:value="0.0000609941448758345" calcext:value-type="float">
            <text:p>6.09941448758345E-05</text:p>
          </table:table-cell>
          <table:table-cell table:formula="of:=0.5*[.BO12]*(([.BO6]-[.BN6])/([.BO1]-[.BN1]))^2" office:value-type="float" office:value="0.000690402276556468" calcext:value-type="float">
            <text:p>0.000690402276556</text:p>
          </table:table-cell>
          <table:table-cell table:formula="of:=0.5*[.BP12]*(([.BP6]-[.BO6])/([.BP1]-[.BO1]))^2" office:value-type="float" office:value="0.0456751829386988" calcext:value-type="float">
            <text:p>0.045675182938699</text:p>
          </table:table-cell>
          <table:table-cell table:formula="of:=0.5*[.BQ12]*(([.BQ6]-[.BP6])/([.BQ1]-[.BP1]))^2" office:value-type="float" office:value="0.00256169295367185" calcext:value-type="float">
            <text:p>0.002561692953672</text:p>
          </table:table-cell>
          <table:table-cell table:formula="of:=0.5*[.BR12]*(([.BR6]-[.BQ6])/([.BR1]-[.BQ1]))^2" office:value-type="float" office:value="0.0200498627240327" calcext:value-type="float">
            <text:p>0.020049862724033</text:p>
          </table:table-cell>
          <table:table-cell table:formula="of:=0.5*[.BS12]*(([.BS6]-[.BR6])/([.BS1]-[.BR1]))^2" office:value-type="float" office:value="0.0395623906549085" calcext:value-type="float">
            <text:p>0.039562390654909</text:p>
          </table:table-cell>
          <table:table-cell table:formula="of:=0.5*[.BT12]*(([.BT6]-[.BS6])/([.BT1]-[.BS1]))^2" office:value-type="float" office:value="0.00361301302958042" calcext:value-type="float">
            <text:p>0.00361301302958</text:p>
          </table:table-cell>
          <table:table-cell table:formula="of:=0.5*[.BU12]*(([.BU6]-[.BT6])/([.BU1]-[.BT1]))^2" office:value-type="float" office:value="0.0000966687436449682" calcext:value-type="float">
            <text:p>9.66687436449682E-05</text:p>
          </table:table-cell>
          <table:table-cell table:formula="of:=0.5*[.BV12]*(([.BV6]-[.BU6])/([.BV1]-[.BU1]))^2" office:value-type="float" office:value="0.00199727042400232" calcext:value-type="float">
            <text:p>0.001997270424002</text:p>
          </table:table-cell>
          <table:table-cell table:formula="of:=0.5*[.BW12]*(([.BW6]-[.BV6])/([.BW1]-[.BV1]))^2" office:value-type="float" office:value="0.000873307119427168" calcext:value-type="float">
            <text:p>0.000873307119427</text:p>
          </table:table-cell>
          <table:table-cell table:formula="of:=0.5*[.BX12]*(([.BX6]-[.BW6])/([.BX1]-[.BW1]))^2" office:value-type="float" office:value="0.000478042751839012" calcext:value-type="float">
            <text:p>0.000478042751839</text:p>
          </table:table-cell>
          <table:table-cell table:formula="of:=0.5*[.BY12]*(([.BY6]-[.BX6])/([.BY1]-[.BX1]))^2" office:value-type="float" office:value="0.000578006920274969" calcext:value-type="float">
            <text:p>0.000578006920275</text:p>
          </table:table-cell>
          <table:table-cell table:formula="of:=0.5*[.BZ12]*(([.BZ6]-[.BY6])/([.BZ1]-[.BY1]))^2" office:value-type="float" office:value="0.00580816095736215" calcext:value-type="float">
            <text:p>0.005808160957362</text:p>
          </table:table-cell>
          <table:table-cell table:formula="of:=0.5*[.CA12]*(([.CA6]-[.BZ6])/([.CA1]-[.BZ1]))^2" office:value-type="float" office:value="0.0410338952922202" calcext:value-type="float">
            <text:p>0.04103389529222</text:p>
          </table:table-cell>
          <table:table-cell table:formula="of:=0.5*[.CB12]*(([.CB6]-[.CA6])/([.CB1]-[.CA1]))^2" office:value-type="float" office:value="0.00241463372922479" calcext:value-type="float">
            <text:p>0.002414633729225</text:p>
          </table:table-cell>
          <table:table-cell table:formula="of:=0.5*[.CC12]*(([.CC6]-[.CB6])/([.CC1]-[.CB1]))^2" office:value-type="float" office:value="0.0227855958645764" calcext:value-type="float">
            <text:p>0.022785595864576</text:p>
          </table:table-cell>
          <table:table-cell table:formula="of:=0.5*[.CD12]*(([.CD6]-[.CC6])/([.CD1]-[.CC1]))^2" office:value-type="float" office:value="0.0213697119477636" calcext:value-type="float">
            <text:p>0.021369711947764</text:p>
          </table:table-cell>
          <table:table-cell table:formula="of:=0.5*[.CE12]*(([.CE6]-[.CD6])/([.CE1]-[.CD1]))^2" office:value-type="float" office:value="0.0458896209849477" calcext:value-type="float">
            <text:p>0.045889620984948</text:p>
          </table:table-cell>
          <table:table-cell table:formula="of:=0.5*[.CF12]*(([.CF6]-[.CE6])/([.CF1]-[.CE1]))^2" office:value-type="float" office:value="0.0289052868817918" calcext:value-type="float">
            <text:p>0.028905286881792</text:p>
          </table:table-cell>
          <table:table-cell table:formula="of:=0.5*[.CG12]*(([.CG6]-[.CF6])/([.CG1]-[.CF1]))^2" office:value-type="float" office:value="0.000967039083907307" calcext:value-type="float">
            <text:p>0.000967039083907</text:p>
          </table:table-cell>
          <table:table-cell table:formula="of:=0.5*[.CH12]*(([.CH6]-[.CG6])/([.CH1]-[.CG1]))^2" office:value-type="float" office:value="0.0036857763959113" calcext:value-type="float">
            <text:p>0.003685776395911</text:p>
          </table:table-cell>
          <table:table-cell table:formula="of:=0.5*[.CI12]*(([.CI6]-[.CH6])/([.CI1]-[.CH1]))^2" office:value-type="float" office:value="0.000161455355484359" calcext:value-type="float">
            <text:p>0.000161455355484</text:p>
          </table:table-cell>
          <table:table-cell table:formula="of:=0.5*[.CJ12]*(([.CJ6]-[.CI6])/([.CJ1]-[.CI1]))^2" office:value-type="float" office:value="0.0000897021886663867" calcext:value-type="float">
            <text:p>8.97021886663867E-05</text:p>
          </table:table-cell>
          <table:table-cell table:formula="of:=0.5*[.CK12]*(([.CK6]-[.CJ6])/([.CK1]-[.CJ1]))^2" office:value-type="float" office:value="0.00249240201906608" calcext:value-type="float">
            <text:p>0.002492402019066</text:p>
          </table:table-cell>
          <table:table-cell table:formula="of:=0.5*[.CL12]*(([.CL6]-[.CK6])/([.CL1]-[.CK1]))^2" office:value-type="float" office:value="0.0241682770505523" calcext:value-type="float">
            <text:p>0.024168277050552</text:p>
          </table:table-cell>
          <table:table-cell table:formula="of:=0.5*[.CM12]*(([.CM6]-[.CL6])/([.CM1]-[.CL1]))^2" office:value-type="float" office:value="0.0359490001395051" calcext:value-type="float">
            <text:p>0.035949000139505</text:p>
          </table:table-cell>
          <table:table-cell table:formula="of:=0.5*[.CN12]*(([.CN6]-[.CM6])/([.CN1]-[.CM1]))^2" office:value-type="float" office:value="0.000739874181978589" calcext:value-type="float">
            <text:p>0.000739874181979</text:p>
          </table:table-cell>
          <table:table-cell table:formula="of:=0.5*[.CO12]*(([.CO6]-[.CN6])/([.CO1]-[.CN1]))^2" office:value-type="float" office:value="0.00048586725139947" calcext:value-type="float">
            <text:p>0.000485867251399</text:p>
          </table:table-cell>
          <table:table-cell table:formula="of:=0.5*[.CP12]*(([.CP6]-[.CO6])/([.CP1]-[.CO1]))^2" office:value-type="float" office:value="0.0000166596931242476" calcext:value-type="float">
            <text:p>1.66596931242476E-05</text:p>
          </table:table-cell>
          <table:table-cell table:formula="of:=0.5*[.CQ12]*(([.CQ6]-[.CP6])/([.CQ1]-[.CP1]))^2" office:value-type="float" office:value="0.000263000185783237" calcext:value-type="float">
            <text:p>0.000263000185783</text:p>
          </table:table-cell>
          <table:table-cell table:formula="of:=0.5*[.CR12]*(([.CR6]-[.CQ6])/([.CR1]-[.CQ1]))^2" office:value-type="float" office:value="0.000391676535641311" calcext:value-type="float">
            <text:p>0.000391676535641</text:p>
          </table:table-cell>
          <table:table-cell table:formula="of:=0.5*[.CS12]*(([.CS6]-[.CR6])/([.CS1]-[.CR1]))^2" office:value-type="float" office:value="0.0034063577576876" calcext:value-type="float">
            <text:p>0.003406357757688</text:p>
          </table:table-cell>
          <table:table-cell table:formula="of:=0.5*[.CT12]*(([.CT6]-[.CS6])/([.CT1]-[.CS1]))^2" office:value-type="float" office:value="0.00247702269641398" calcext:value-type="float">
            <text:p>0.002477022696414</text:p>
          </table:table-cell>
          <table:table-cell table:formula="of:=0.5*[.CU12]*(([.CU6]-[.CT6])/([.CU1]-[.CT1]))^2" office:value-type="float" office:value="0.00427912853320625" calcext:value-type="float">
            <text:p>0.004279128533206</text:p>
          </table:table-cell>
          <table:table-cell table:formula="of:=0.5*[.CV12]*(([.CV6]-[.CU6])/([.CV1]-[.CU1]))^2" office:value-type="float" office:value="0.0000526363385737904" calcext:value-type="float">
            <text:p>5.26363385737904E-05</text:p>
          </table:table-cell>
          <table:table-cell table:formula="of:=0.5*[.CW12]*(([.CW6]-[.CV6])/([.CW1]-[.CV1]))^2" office:value-type="float" office:value="0.000109380399369593" calcext:value-type="float">
            <text:p>0.00010938039937</text:p>
          </table:table-cell>
          <table:table-cell table:formula="of:=0.5*[.CX12]*(([.CX6]-[.CW6])/([.CX1]-[.CW1]))^2" office:value-type="float" office:value="0.0405744079639945" calcext:value-type="float">
            <text:p>0.040574407963995</text:p>
          </table:table-cell>
          <table:table-cell table:formula="of:=0.5*[.CY12]*(([.CY6]-[.CX6])/([.CY1]-[.CX1]))^2" office:value-type="float" office:value="0.0118076752372524" calcext:value-type="float">
            <text:p>0.011807675237252</text:p>
          </table:table-cell>
          <table:table-cell table:formula="of:=0.5*[.CZ12]*(([.CZ6]-[.CY6])/([.CZ1]-[.CY1]))^2" office:value-type="float" office:value="0.0124149342633124" calcext:value-type="float">
            <text:p>0.012414934263313</text:p>
          </table:table-cell>
          <table:table-cell table:formula="of:=0.5*[.DA12]*(([.DA6]-[.CZ6])/([.DA1]-[.CZ1]))^2" office:value-type="float" office:value="0.0180640230765682" calcext:value-type="float">
            <text:p>0.018064023076568</text:p>
          </table:table-cell>
          <table:table-cell table:formula="of:=0.5*[.DB12]*(([.DB6]-[.DA6])/([.DB1]-[.DA1]))^2" office:value-type="float" office:value="0.000298199334514218" calcext:value-type="float">
            <text:p>0.000298199334514</text:p>
          </table:table-cell>
          <table:table-cell table:formula="of:=0.5*[.DC12]*(([.DC6]-[.DB6])/([.DC1]-[.DB1]))^2" office:value-type="float" office:value="0.00251690844590477" calcext:value-type="float">
            <text:p>0.002516908445905</text:p>
          </table:table-cell>
          <table:table-cell table:formula="of:=0.5*[.DD12]*(([.DD6]-[.DC6])/([.DD1]-[.DC1]))^2" office:value-type="float" office:value="0.00570223860215029" calcext:value-type="float">
            <text:p>0.00570223860215</text:p>
          </table:table-cell>
          <table:table-cell table:formula="of:=0.5*[.DE12]*(([.DE6]-[.DD6])/([.DE1]-[.DD1]))^2" office:value-type="float" office:value="0.0313299425227322" calcext:value-type="float">
            <text:p>0.031329942522732</text:p>
          </table:table-cell>
          <table:table-cell table:formula="of:=0.5*[.DF12]*(([.DF6]-[.DE6])/([.DF1]-[.DE1]))^2" office:value-type="float" office:value="0.000264672333866455" calcext:value-type="float">
            <text:p>0.000264672333866</text:p>
          </table:table-cell>
          <table:table-cell table:formula="of:=0.5*[.DG12]*(([.DG6]-[.DF6])/([.DG1]-[.DF1]))^2" office:value-type="float" office:value="0.00110124023084203" calcext:value-type="float">
            <text:p>0.001101240230842</text:p>
          </table:table-cell>
          <table:table-cell table:formula="of:=0.5*[.DH12]*(([.DH6]-[.DG6])/([.DH1]-[.DG1]))^2" office:value-type="float" office:value="0.000627210401240589" calcext:value-type="float">
            <text:p>0.000627210401241</text:p>
          </table:table-cell>
          <table:table-cell table:formula="of:=0.5*[.DI12]*(([.DI6]-[.DH6])/([.DI1]-[.DH1]))^2" office:value-type="float" office:value="0.00221916727538077" calcext:value-type="float">
            <text:p>0.002219167275381</text:p>
          </table:table-cell>
          <table:table-cell table:formula="of:=0.5*[.DJ12]*(([.DJ6]-[.DI6])/([.DJ1]-[.DI1]))^2" office:value-type="float" office:value="0.000428875184409798" calcext:value-type="float">
            <text:p>0.00042887518441</text:p>
          </table:table-cell>
          <table:table-cell table:formula="of:=0.5*[.DK12]*(([.DK6]-[.DJ6])/([.DK1]-[.DJ1]))^2" office:value-type="float" office:value="0.0024179671435372" calcext:value-type="float">
            <text:p>0.002417967143537</text:p>
          </table:table-cell>
          <table:table-cell table:formula="of:=0.5*[.DL12]*(([.DL6]-[.DK6])/([.DL1]-[.DK1]))^2" office:value-type="float" office:value="0.0109687777966277" calcext:value-type="float">
            <text:p>0.010968777796628</text:p>
          </table:table-cell>
          <table:table-cell table:formula="of:=0.5*[.DM12]*(([.DM6]-[.DL6])/([.DM1]-[.DL1]))^2" office:value-type="float" office:value="0.0161886052209101" calcext:value-type="float">
            <text:p>0.01618860522091</text:p>
          </table:table-cell>
          <table:table-cell table:formula="of:=0.5*[.DN12]*(([.DN6]-[.DM6])/([.DN1]-[.DM1]))^2" office:value-type="float" office:value="0.00163497789346165" calcext:value-type="float">
            <text:p>0.001634977893462</text:p>
          </table:table-cell>
          <table:table-cell table:formula="of:=0.5*[.DO12]*(([.DO6]-[.DN6])/([.DO1]-[.DN1]))^2" office:value-type="float" office:value="0.0155333605612986" calcext:value-type="float">
            <text:p>0.015533360561299</text:p>
          </table:table-cell>
          <table:table-cell table:formula="of:=0.5*[.DP12]*(([.DP6]-[.DO6])/([.DP1]-[.DO1]))^2" office:value-type="float" office:value="0.0774464814161954" calcext:value-type="float">
            <text:p>0.077446481416195</text:p>
          </table:table-cell>
          <table:table-cell table:formula="of:=0.5*[.DQ12]*(([.DQ6]-[.DP6])/([.DQ1]-[.DP1]))^2" office:value-type="float" office:value="0.000334042568912452" calcext:value-type="float">
            <text:p>0.000334042568912</text:p>
          </table:table-cell>
          <table:table-cell table:formula="of:=0.5*[.DR12]*(([.DR6]-[.DQ6])/([.DR1]-[.DQ1]))^2" office:value-type="float" office:value="0.0391017963523365" calcext:value-type="float">
            <text:p>0.039101796352337</text:p>
          </table:table-cell>
          <table:table-cell table:formula="of:=0.5*[.DS12]*(([.DS6]-[.DR6])/([.DS1]-[.DR1]))^2" office:value-type="float" office:value="0.0367072752339997" calcext:value-type="float">
            <text:p>0.036707275234</text:p>
          </table:table-cell>
          <table:table-cell table:formula="of:=0.5*[.DT12]*(([.DT6]-[.DS6])/([.DT1]-[.DS1]))^2" office:value-type="float" office:value="0.00197023139440128" calcext:value-type="float">
            <text:p>0.001970231394401</text:p>
          </table:table-cell>
          <table:table-cell table:formula="of:=0.5*[.DU12]*(([.DU6]-[.DT6])/([.DU1]-[.DT1]))^2" office:value-type="float" office:value="0.000933658418428521" calcext:value-type="float">
            <text:p>0.000933658418429</text:p>
          </table:table-cell>
          <table:table-cell table:formula="of:=0.5*[.DV12]*(([.DV6]-[.DU6])/([.DV1]-[.DU1]))^2" office:value-type="float" office:value="0.00458842542154559" calcext:value-type="float">
            <text:p>0.004588425421546</text:p>
          </table:table-cell>
          <table:table-cell table:formula="of:=0.5*[.DW12]*(([.DW6]-[.DV6])/([.DW1]-[.DV1]))^2" office:value-type="float" office:value="0.00444291713324642" calcext:value-type="float">
            <text:p>0.004442917133246</text:p>
          </table:table-cell>
          <table:table-cell table:formula="of:=0.5*[.DX12]*(([.DX6]-[.DW6])/([.DX1]-[.DW1]))^2" office:value-type="float" office:value="0.0144270833012107" calcext:value-type="float">
            <text:p>0.014427083301211</text:p>
          </table:table-cell>
          <table:table-cell table:formula="of:=0.5*[.DY12]*(([.DY6]-[.DX6])/([.DY1]-[.DX1]))^2" office:value-type="float" office:value="0.000442900998105923" calcext:value-type="float">
            <text:p>0.000442900998106</text:p>
          </table:table-cell>
          <table:table-cell table:formula="of:=0.5*[.DZ12]*(([.DZ6]-[.DY6])/([.DZ1]-[.DY1]))^2" office:value-type="float" office:value="0.00137225770744777" calcext:value-type="float">
            <text:p>0.001372257707448</text:p>
          </table:table-cell>
          <table:table-cell table:formula="of:=0.5*[.EA12]*(([.EA6]-[.DZ6])/([.EA1]-[.DZ1]))^2" office:value-type="float" office:value="0.00000000910169899213216" calcext:value-type="float">
            <text:p>9.10169899213216E-09</text:p>
          </table:table-cell>
          <table:table-cell table:formula="of:=0.5*[.EB12]*(([.EB6]-[.EA6])/([.EB1]-[.EA1]))^2" office:value-type="float" office:value="0.0014858804543544" calcext:value-type="float">
            <text:p>0.001485880454354</text:p>
          </table:table-cell>
          <table:table-cell table:formula="of:=0.5*[.EC12]*(([.EC6]-[.EB6])/([.EC1]-[.EB1]))^2" office:value-type="float" office:value="0.00154221916069582" calcext:value-type="float">
            <text:p>0.001542219160696</text:p>
          </table:table-cell>
          <table:table-cell table:formula="of:=0.5*[.ED12]*(([.ED6]-[.EC6])/([.ED1]-[.EC1]))^2" office:value-type="float" office:value="0.0140928529736678" calcext:value-type="float">
            <text:p>0.014092852973668</text:p>
          </table:table-cell>
          <table:table-cell table:formula="of:=0.5*[.EE12]*(([.EE6]-[.ED6])/([.EE1]-[.ED1]))^2" office:value-type="float" office:value="0.0100793504590351" calcext:value-type="float">
            <text:p>0.010079350459035</text:p>
          </table:table-cell>
          <table:table-cell table:formula="of:=0.5*[.EF12]*(([.EF6]-[.EE6])/([.EF1]-[.EE1]))^2" office:value-type="float" office:value="0.00228168245438085" calcext:value-type="float">
            <text:p>0.002281682454381</text:p>
          </table:table-cell>
          <table:table-cell table:formula="of:=0.5*[.EG12]*(([.EG6]-[.EF6])/([.EG1]-[.EF1]))^2" office:value-type="float" office:value="0.00188126319450884" calcext:value-type="float">
            <text:p>0.001881263194509</text:p>
          </table:table-cell>
          <table:table-cell table:formula="of:=0.5*[.EH12]*(([.EH6]-[.EG6])/([.EH1]-[.EG1]))^2" office:value-type="float" office:value="0.000779049297587307" calcext:value-type="float">
            <text:p>0.000779049297587</text:p>
          </table:table-cell>
          <table:table-cell table:formula="of:=0.5*[.EI12]*(([.EI6]-[.EH6])/([.EI1]-[.EH1]))^2" office:value-type="float" office:value="0.0323778166546364" calcext:value-type="float">
            <text:p>0.032377816654636</text:p>
          </table:table-cell>
          <table:table-cell table:formula="of:=0.5*[.EJ12]*(([.EJ6]-[.EI6])/([.EJ1]-[.EI1]))^2" office:value-type="float" office:value="0.0000481011094776602" calcext:value-type="float">
            <text:p>4.81011094776602E-05</text:p>
          </table:table-cell>
          <table:table-cell table:formula="of:=0.5*[.EK12]*(([.EK6]-[.EJ6])/([.EK1]-[.EJ1]))^2" office:value-type="float" office:value="0.00321418434796522" calcext:value-type="float">
            <text:p>0.003214184347965</text:p>
          </table:table-cell>
          <table:table-cell table:formula="of:=0.5*[.EL12]*(([.EL6]-[.EK6])/([.EL1]-[.EK1]))^2" office:value-type="float" office:value="0.01364006319468" calcext:value-type="float">
            <text:p>0.01364006319468</text:p>
          </table:table-cell>
          <table:table-cell table:formula="of:=0.5*[.EM12]*(([.EM6]-[.EL6])/([.EM1]-[.EL1]))^2" office:value-type="float" office:value="0.0175434810610556" calcext:value-type="float">
            <text:p>0.017543481061056</text:p>
          </table:table-cell>
          <table:table-cell table:formula="of:=0.5*[.EN12]*(([.EN6]-[.EM6])/([.EN1]-[.EM1]))^2" office:value-type="float" office:value="0.0389786449149873" calcext:value-type="float">
            <text:p>0.038978644914987</text:p>
          </table:table-cell>
          <table:table-cell table:formula="of:=0.5*[.EO12]*(([.EO6]-[.EN6])/([.EO1]-[.EN1]))^2" office:value-type="float" office:value="0.00463880239185303" calcext:value-type="float">
            <text:p>0.004638802391853</text:p>
          </table:table-cell>
          <table:table-cell table:formula="of:=0.5*[.EP12]*(([.EP6]-[.EO6])/([.EP1]-[.EO1]))^2" office:value-type="float" office:value="0.0015082378958826" calcext:value-type="float">
            <text:p>0.001508237895883</text:p>
          </table:table-cell>
          <table:table-cell table:formula="of:=0.5*[.EQ12]*(([.EQ6]-[.EP6])/([.EQ1]-[.EP1]))^2" office:value-type="float" office:value="0.00762165168855915" calcext:value-type="float">
            <text:p>0.007621651688559</text:p>
          </table:table-cell>
          <table:table-cell table:formula="of:=0.5*[.ER12]*(([.ER6]-[.EQ6])/([.ER1]-[.EQ1]))^2" office:value-type="float" office:value="0.0294189885189553" calcext:value-type="float">
            <text:p>0.029418988518955</text:p>
          </table:table-cell>
          <table:table-cell table:formula="of:=0.5*[.ES12]*(([.ES6]-[.ER6])/([.ES1]-[.ER1]))^2" office:value-type="float" office:value="0.00134927420235318" calcext:value-type="float">
            <text:p>0.001349274202353</text:p>
          </table:table-cell>
          <table:table-cell table:formula="of:=0.5*[.ET12]*(([.ET6]-[.ES6])/([.ET1]-[.ES1]))^2" office:value-type="float" office:value="0.00234082888317108" calcext:value-type="float">
            <text:p>0.002340828883171</text:p>
          </table:table-cell>
          <table:table-cell table:formula="of:=0.5*[.EU12]*(([.EU6]-[.ET6])/([.EU1]-[.ET1]))^2" office:value-type="float" office:value="0.00094444712788619" calcext:value-type="float">
            <text:p>0.000944447127886</text:p>
          </table:table-cell>
          <table:table-cell table:formula="of:=0.5*[.EV12]*(([.EV6]-[.EU6])/([.EV1]-[.EU1]))^2" office:value-type="float" office:value="0.00139989863790714" calcext:value-type="float">
            <text:p>0.001399898637907</text:p>
          </table:table-cell>
          <table:table-cell table:formula="of:=0.5*[.EW12]*(([.EW6]-[.EV6])/([.EW1]-[.EV1]))^2" office:value-type="float" office:value="0.00176006032893712" calcext:value-type="float">
            <text:p>0.001760060328937</text:p>
          </table:table-cell>
          <table:table-cell table:formula="of:=0.5*[.EX12]*(([.EX6]-[.EW6])/([.EX1]-[.EW1]))^2" office:value-type="float" office:value="0.00531671793067395" calcext:value-type="float">
            <text:p>0.005316717930674</text:p>
          </table:table-cell>
          <table:table-cell table:formula="of:=0.5*[.EY12]*(([.EY6]-[.EX6])/([.EY1]-[.EX1]))^2" office:value-type="float" office:value="0.0149490802354425" calcext:value-type="float">
            <text:p>0.014949080235443</text:p>
          </table:table-cell>
          <table:table-cell table:formula="of:=0.5*[.EZ12]*(([.EZ6]-[.EY6])/([.EZ1]-[.EY1]))^2" office:value-type="float" office:value="0.0158653920685193" calcext:value-type="float">
            <text:p>0.015865392068519</text:p>
          </table:table-cell>
          <table:table-cell table:formula="of:=0.5*[.FA12]*(([.FA6]-[.EZ6])/([.FA1]-[.EZ1]))^2" office:value-type="float" office:value="0.000999495359580839" calcext:value-type="float">
            <text:p>0.000999495359581</text:p>
          </table:table-cell>
          <table:table-cell table:formula="of:=0.5*[.FB12]*(([.FB6]-[.FA6])/([.FB1]-[.FA1]))^2" office:value-type="float" office:value="0.0275507214296251" calcext:value-type="float">
            <text:p>0.027550721429625</text:p>
          </table:table-cell>
          <table:table-cell table:formula="of:=0.5*[.FC12]*(([.FC6]-[.FB6])/([.FC1]-[.FB1]))^2" office:value-type="float" office:value="0.0121273279033911" calcext:value-type="float">
            <text:p>0.012127327903391</text:p>
          </table:table-cell>
          <table:table-cell table:formula="of:=0.5*[.FD12]*(([.FD6]-[.FC6])/([.FD1]-[.FC1]))^2" office:value-type="float" office:value="0.0000949553920424398" calcext:value-type="float">
            <text:p>9.49553920424398E-05</text:p>
          </table:table-cell>
          <table:table-cell table:formula="of:=0.5*[.FE12]*(([.FE6]-[.FD6])/([.FE1]-[.FD1]))^2" office:value-type="float" office:value="0.0000169432286311021" calcext:value-type="float">
            <text:p>1.69432286311021E-05</text:p>
          </table:table-cell>
          <table:table-cell table:formula="of:=0.5*[.FF12]*(([.FF6]-[.FE6])/([.FF1]-[.FE1]))^2" office:value-type="float" office:value="0.00325380944089099" calcext:value-type="float">
            <text:p>0.003253809440891</text:p>
          </table:table-cell>
          <table:table-cell table:formula="of:=0.5*[.FG12]*(([.FG6]-[.FF6])/([.FG1]-[.FF1]))^2" office:value-type="float" office:value="0.00120387841218457" calcext:value-type="float">
            <text:p>0.001203878412185</text:p>
          </table:table-cell>
          <table:table-cell table:formula="of:=0.5*[.FH12]*(([.FH6]-[.FG6])/([.FH1]-[.FG1]))^2" office:value-type="float" office:value="0.000850021707038804" calcext:value-type="float">
            <text:p>0.000850021707039</text:p>
          </table:table-cell>
          <table:table-cell table:formula="of:=0.5*[.FI12]*(([.FI6]-[.FH6])/([.FI1]-[.FH1]))^2" office:value-type="float" office:value="0.0139957675834771" calcext:value-type="float">
            <text:p>0.013995767583477</text:p>
          </table:table-cell>
          <table:table-cell table:formula="of:=0.5*[.FJ12]*(([.FJ6]-[.FI6])/([.FJ1]-[.FI1]))^2" office:value-type="float" office:value="0.0235483787079678" calcext:value-type="float">
            <text:p>0.023548378707968</text:p>
          </table:table-cell>
          <table:table-cell table:formula="of:=0.5*[.FK12]*(([.FK6]-[.FJ6])/([.FK1]-[.FJ1]))^2" office:value-type="float" office:value="0.00360147018695341" calcext:value-type="float">
            <text:p>0.003601470186953</text:p>
          </table:table-cell>
          <table:table-cell table:formula="of:=0.5*[.FL12]*(([.FL6]-[.FK6])/([.FL1]-[.FK1]))^2" office:value-type="float" office:value="0.00684577726759098" calcext:value-type="float">
            <text:p>0.006845777267591</text:p>
          </table:table-cell>
          <table:table-cell table:formula="of:=0.5*[.FM12]*(([.FM6]-[.FL6])/([.FM1]-[.FL1]))^2" office:value-type="float" office:value="0.000693943931232807" calcext:value-type="float">
            <text:p>0.000693943931233</text:p>
          </table:table-cell>
          <table:table-cell table:formula="of:=0.5*[.FN12]*(([.FN6]-[.FM6])/([.FN1]-[.FM1]))^2" office:value-type="float" office:value="0.00258290500572187" calcext:value-type="float">
            <text:p>0.002582905005722</text:p>
          </table:table-cell>
          <table:table-cell table:formula="of:=0.5*[.FO12]*(([.FO6]-[.FN6])/([.FO1]-[.FN1]))^2" office:value-type="float" office:value="0.0126293167255049" calcext:value-type="float">
            <text:p>0.012629316725505</text:p>
          </table:table-cell>
          <table:table-cell table:formula="of:=0.5*[.FP12]*(([.FP6]-[.FO6])/([.FP1]-[.FO1]))^2" office:value-type="float" office:value="0.0140167724180136" calcext:value-type="float">
            <text:p>0.014016772418014</text:p>
          </table:table-cell>
          <table:table-cell table:formula="of:=0.5*[.FQ12]*(([.FQ6]-[.FP6])/([.FQ1]-[.FP1]))^2" office:value-type="float" office:value="0.0058194201764495" calcext:value-type="float">
            <text:p>0.00581942017645</text:p>
          </table:table-cell>
          <table:table-cell table:formula="of:=0.5*[.FR12]*(([.FR6]-[.FQ6])/([.FR1]-[.FQ1]))^2" office:value-type="float" office:value="0.000134510954026363" calcext:value-type="float">
            <text:p>0.000134510954026</text:p>
          </table:table-cell>
          <table:table-cell table:formula="of:=0.5*[.FS12]*(([.FS6]-[.FR6])/([.FS1]-[.FR1]))^2" office:value-type="float" office:value="0.0000289453258512433" calcext:value-type="float">
            <text:p>2.89453258512433E-05</text:p>
          </table:table-cell>
          <table:table-cell table:formula="of:=0.5*[.FT12]*(([.FT6]-[.FS6])/([.FT1]-[.FS1]))^2" office:value-type="float" office:value="0.00015925192697344" calcext:value-type="float">
            <text:p>0.000159251926973</text:p>
          </table:table-cell>
          <table:table-cell table:formula="of:=0.5*[.FU12]*(([.FU6]-[.FT6])/([.FU1]-[.FT1]))^2" office:value-type="float" office:value="0.0212255148726396" calcext:value-type="float">
            <text:p>0.02122551487264</text:p>
          </table:table-cell>
          <table:table-cell table:formula="of:=0.5*[.FV12]*(([.FV6]-[.FU6])/([.FV1]-[.FU1]))^2" office:value-type="float" office:value="0.00340626026047461" calcext:value-type="float">
            <text:p>0.003406260260475</text:p>
          </table:table-cell>
          <table:table-cell table:formula="of:=0.5*[.FW12]*(([.FW6]-[.FV6])/([.FW1]-[.FV1]))^2" office:value-type="float" office:value="0.0209725119195353" calcext:value-type="float">
            <text:p>0.020972511919535</text:p>
          </table:table-cell>
          <table:table-cell table:formula="of:=0.5*[.FX12]*(([.FX6]-[.FW6])/([.FX1]-[.FW1]))^2" office:value-type="float" office:value="0.00129684547618199" calcext:value-type="float">
            <text:p>0.001296845476182</text:p>
          </table:table-cell>
          <table:table-cell table:formula="of:=0.5*[.FY12]*(([.FY6]-[.FX6])/([.FY1]-[.FX1]))^2" office:value-type="float" office:value="0.000636599826043398" calcext:value-type="float">
            <text:p>0.000636599826043</text:p>
          </table:table-cell>
          <table:table-cell table:formula="of:=0.5*[.FZ12]*(([.FZ6]-[.FY6])/([.FZ1]-[.FY1]))^2" office:value-type="float" office:value="0.000574624474461741" calcext:value-type="float">
            <text:p>0.000574624474462</text:p>
          </table:table-cell>
          <table:table-cell table:formula="of:=0.5*[.GA12]*(([.GA6]-[.FZ6])/([.GA1]-[.FZ1]))^2" office:value-type="float" office:value="0.0109614603845065" calcext:value-type="float">
            <text:p>0.010961460384507</text:p>
          </table:table-cell>
          <table:table-cell table:formula="of:=0.5*[.GB12]*(([.GB6]-[.GA6])/([.GB1]-[.GA1]))^2" office:value-type="float" office:value="0.00845911954976643" calcext:value-type="float">
            <text:p>0.008459119549766</text:p>
          </table:table-cell>
          <table:table-cell table:formula="of:=0.5*[.GC12]*(([.GC6]-[.GB6])/([.GC1]-[.GB1]))^2" office:value-type="float" office:value="0.000765452547063252" calcext:value-type="float">
            <text:p>0.000765452547063</text:p>
          </table:table-cell>
          <table:table-cell table:formula="of:=0.5*[.GD12]*(([.GD6]-[.GC6])/([.GD1]-[.GC1]))^2" office:value-type="float" office:value="0.0000332922683492726" calcext:value-type="float">
            <text:p>3.32922683492726E-05</text:p>
          </table:table-cell>
          <table:table-cell table:formula="of:=0.5*[.GE12]*(([.GE6]-[.GD6])/([.GE1]-[.GD1]))^2" office:value-type="float" office:value="0.000716521807552299" calcext:value-type="float">
            <text:p>0.000716521807552</text:p>
          </table:table-cell>
          <table:table-cell table:formula="of:=0.5*[.GF12]*(([.GF6]-[.GE6])/([.GF1]-[.GE1]))^2" office:value-type="float" office:value="0.0233319583831248" calcext:value-type="float">
            <text:p>0.023331958383125</text:p>
          </table:table-cell>
          <table:table-cell table:formula="of:=0.5*[.GG12]*(([.GG6]-[.GF6])/([.GG1]-[.GF1]))^2" office:value-type="float" office:value="0.00991107605738122" calcext:value-type="float">
            <text:p>0.009911076057381</text:p>
          </table:table-cell>
          <table:table-cell table:formula="of:=0.5*[.GH12]*(([.GH6]-[.GG6])/([.GH1]-[.GG1]))^2" office:value-type="float" office:value="0.0289903512650862" calcext:value-type="float">
            <text:p>0.028990351265086</text:p>
          </table:table-cell>
          <table:table-cell table:formula="of:=0.5*[.GI12]*(([.GI6]-[.GH6])/([.GI1]-[.GH1]))^2" office:value-type="float" office:value="0.0269497170158817" calcext:value-type="float">
            <text:p>0.026949717015882</text:p>
          </table:table-cell>
          <table:table-cell table:formula="of:=0.5*[.GJ12]*(([.GJ6]-[.GI6])/([.GJ1]-[.GI1]))^2" office:value-type="float" office:value="0.011160846134862" calcext:value-type="float">
            <text:p>0.011160846134862</text:p>
          </table:table-cell>
          <table:table-cell table:formula="of:=0.5*[.GK12]*(([.GK6]-[.GJ6])/([.GK1]-[.GJ1]))^2" office:value-type="float" office:value="0.000169752847049871" calcext:value-type="float">
            <text:p>0.00016975284705</text:p>
          </table:table-cell>
          <table:table-cell table:formula="of:=0.5*[.GL12]*(([.GL6]-[.GK6])/([.GL1]-[.GK1]))^2" office:value-type="float" office:value="0.00310482228715963" calcext:value-type="float">
            <text:p>0.00310482228716</text:p>
          </table:table-cell>
          <table:table-cell table:formula="of:=0.5*[.GM12]*(([.GM6]-[.GL6])/([.GM1]-[.GL1]))^2" office:value-type="float" office:value="0.00149010732526456" calcext:value-type="float">
            <text:p>0.001490107325265</text:p>
          </table:table-cell>
          <table:table-cell table:formula="of:=0.5*[.GN12]*(([.GN6]-[.GM6])/([.GN1]-[.GM1]))^2" office:value-type="float" office:value="0.000098410801858829" calcext:value-type="float">
            <text:p>9.8410801858829E-05</text:p>
          </table:table-cell>
          <table:table-cell table:formula="of:=0.5*[.GO12]*(([.GO6]-[.GN6])/([.GO1]-[.GN1]))^2" office:value-type="float" office:value="0.000280440782606571" calcext:value-type="float">
            <text:p>0.000280440782607</text:p>
          </table:table-cell>
          <table:table-cell table:formula="of:=0.5*[.GP12]*(([.GP6]-[.GO6])/([.GP1]-[.GO1]))^2" office:value-type="float" office:value="0.00867005043414199" calcext:value-type="float">
            <text:p>0.008670050434142</text:p>
          </table:table-cell>
          <table:table-cell table:formula="of:=0.5*[.GQ12]*(([.GQ6]-[.GP6])/([.GQ1]-[.GP1]))^2" office:value-type="float" office:value="0.0282398221959325" calcext:value-type="float">
            <text:p>0.028239822195933</text:p>
          </table:table-cell>
          <table:table-cell table:formula="of:=0.5*[.GR12]*(([.GR6]-[.GQ6])/([.GR1]-[.GQ1]))^2" office:value-type="float" office:value="0.00305447525211327" calcext:value-type="float">
            <text:p>0.003054475252113</text:p>
          </table:table-cell>
          <table:table-cell table:formula="of:=0.5*[.GS12]*(([.GS6]-[.GR6])/([.GS1]-[.GR1]))^2" office:value-type="float" office:value="0.000887229518922956" calcext:value-type="float">
            <text:p>0.000887229518923</text:p>
          </table:table-cell>
          <table:table-cell table:formula="of:=0.5*[.GT12]*(([.GT6]-[.GS6])/([.GT1]-[.GS1]))^2" office:value-type="float" office:value="0.00371128846636139" calcext:value-type="float">
            <text:p>0.003711288466361</text:p>
          </table:table-cell>
          <table:table-cell table:formula="of:=0.5*[.GU12]*(([.GU6]-[.GT6])/([.GU1]-[.GT1]))^2" office:value-type="float" office:value="0.0127260248716449" calcext:value-type="float">
            <text:p>0.012726024871645</text:p>
          </table:table-cell>
          <table:table-cell table:formula="of:=0.5*[.GV12]*(([.GV6]-[.GU6])/([.GV1]-[.GU1]))^2" office:value-type="float" office:value="0.00504306959531025" calcext:value-type="float">
            <text:p>0.00504306959531</text:p>
          </table:table-cell>
          <table:table-cell table:formula="of:=0.5*[.GW12]*(([.GW6]-[.GV6])/([.GW1]-[.GV1]))^2" office:value-type="float" office:value="0.0000209854614805546" calcext:value-type="float">
            <text:p>2.09854614805546E-05</text:p>
          </table:table-cell>
          <table:table-cell table:formula="of:=0.5*[.GX12]*(([.GX6]-[.GW6])/([.GX1]-[.GW1]))^2" office:value-type="float" office:value="0.0000879303760855864" calcext:value-type="float">
            <text:p>8.79303760855864E-05</text:p>
          </table:table-cell>
          <table:table-cell table:formula="of:=0.5*[.GY12]*(([.GY6]-[.GX6])/([.GY1]-[.GX1]))^2" office:value-type="float" office:value="0.0191692145725761" calcext:value-type="float">
            <text:p>0.019169214572576</text:p>
          </table:table-cell>
          <table:table-cell table:formula="of:=0.5*[.GZ12]*(([.GZ6]-[.GY6])/([.GZ1]-[.GY1]))^2" office:value-type="float" office:value="0.00450836816933678" calcext:value-type="float">
            <text:p>0.004508368169337</text:p>
          </table:table-cell>
          <table:table-cell table:formula="of:=0.5*[.HA12]*(([.HA6]-[.GZ6])/([.HA1]-[.GZ1]))^2" office:value-type="float" office:value="0.0117249221294635" calcext:value-type="float">
            <text:p>0.011724922129464</text:p>
          </table:table-cell>
          <table:table-cell table:formula="of:=0.5*[.HB12]*(([.HB6]-[.HA6])/([.HB1]-[.HA1]))^2" office:value-type="float" office:value="0.000111466157884138" calcext:value-type="float">
            <text:p>0.000111466157884</text:p>
          </table:table-cell>
          <table:table-cell table:formula="of:=0.5*[.HC12]*(([.HC6]-[.HB6])/([.HC1]-[.HB1]))^2" office:value-type="float" office:value="0.00977887015459114" calcext:value-type="float">
            <text:p>0.009778870154591</text:p>
          </table:table-cell>
          <table:table-cell table:formula="of:=0.5*[.HD12]*(([.HD6]-[.HC6])/([.HD1]-[.HC1]))^2" office:value-type="float" office:value="0.0032912900671818" calcext:value-type="float">
            <text:p>0.003291290067182</text:p>
          </table:table-cell>
          <table:table-cell table:formula="of:=0.5*[.HE12]*(([.HE6]-[.HD6])/([.HE1]-[.HD1]))^2" office:value-type="float" office:value="0.000387118428442855" calcext:value-type="float">
            <text:p>0.000387118428443</text:p>
          </table:table-cell>
          <table:table-cell table:formula="of:=0.5*[.HF12]*(([.HF6]-[.HE6])/([.HF1]-[.HE1]))^2" office:value-type="float" office:value="0.000552414866266946" calcext:value-type="float">
            <text:p>0.000552414866267</text:p>
          </table:table-cell>
          <table:table-cell table:formula="of:=0.5*[.HG12]*(([.HG6]-[.HF6])/([.HG1]-[.HF1]))^2" office:value-type="float" office:value="0.0146086850683043" calcext:value-type="float">
            <text:p>0.014608685068304</text:p>
          </table:table-cell>
          <table:table-cell table:formula="of:=0.5*[.HH12]*(([.HH6]-[.HG6])/([.HH1]-[.HG1]))^2" office:value-type="float" office:value="0.0000657691351485995" calcext:value-type="float">
            <text:p>6.57691351485995E-05</text:p>
          </table:table-cell>
          <table:table-cell table:formula="of:=0.5*[.HI12]*(([.HI6]-[.HH6])/([.HI1]-[.HH1]))^2" office:value-type="float" office:value="0.0704977201336855" calcext:value-type="float">
            <text:p>0.070497720133686</text:p>
          </table:table-cell>
          <table:table-cell table:formula="of:=0.5*[.HJ12]*(([.HJ6]-[.HI6])/([.HJ1]-[.HI1]))^2" office:value-type="float" office:value="0.00100316774255445" calcext:value-type="float">
            <text:p>0.001003167742554</text:p>
          </table:table-cell>
          <table:table-cell table:formula="of:=0.5*[.HK12]*(([.HK6]-[.HJ6])/([.HK1]-[.HJ1]))^2" office:value-type="float" office:value="0.0512028120455772" calcext:value-type="float">
            <text:p>0.051202812045577</text:p>
          </table:table-cell>
          <table:table-cell table:formula="of:=0.5*[.HL12]*(([.HL6]-[.HK6])/([.HL1]-[.HK1]))^2" office:value-type="float" office:value="0.0081467826580294" calcext:value-type="float">
            <text:p>0.008146782658029</text:p>
          </table:table-cell>
          <table:table-cell table:formula="of:=0.5*[.HM12]*(([.HM6]-[.HL6])/([.HM1]-[.HL1]))^2" office:value-type="float" office:value="0.000205350984465118" calcext:value-type="float">
            <text:p>0.000205350984465</text:p>
          </table:table-cell>
          <table:table-cell table:formula="of:=0.5*[.HN12]*(([.HN6]-[.HM6])/([.HN1]-[.HM1]))^2" office:value-type="float" office:value="0.00485786292896156" calcext:value-type="float">
            <text:p>0.004857862928962</text:p>
          </table:table-cell>
          <table:table-cell table:formula="of:=0.5*[.HO12]*(([.HO6]-[.HN6])/([.HO1]-[.HN1]))^2" office:value-type="float" office:value="0.000862156986769427" calcext:value-type="float">
            <text:p>0.000862156986769</text:p>
          </table:table-cell>
          <table:table-cell table:formula="of:=0.5*[.HP12]*(([.HP6]-[.HO6])/([.HP1]-[.HO1]))^2" office:value-type="float" office:value="0.000818855706164185" calcext:value-type="float">
            <text:p>0.000818855706164</text:p>
          </table:table-cell>
          <table:table-cell table:formula="of:=0.5*[.HQ12]*(([.HQ6]-[.HP6])/([.HQ1]-[.HP1]))^2" office:value-type="float" office:value="0.0254545700336684" calcext:value-type="float">
            <text:p>0.025454570033669</text:p>
          </table:table-cell>
          <table:table-cell table:formula="of:=0.5*[.HR12]*(([.HR6]-[.HQ6])/([.HR1]-[.HQ1]))^2" office:value-type="float" office:value="0.0328598741728546" calcext:value-type="float">
            <text:p>0.032859874172855</text:p>
          </table:table-cell>
          <table:table-cell table:formula="of:=0.5*[.HS12]*(([.HS6]-[.HR6])/([.HS1]-[.HR1]))^2" office:value-type="float" office:value="0.0416707239740255" calcext:value-type="float">
            <text:p>0.041670723974026</text:p>
          </table:table-cell>
          <table:table-cell table:formula="of:=0.5*[.HT12]*(([.HT6]-[.HS6])/([.HT1]-[.HS1]))^2" office:value-type="float" office:value="0.000768732273340456" calcext:value-type="float">
            <text:p>0.00076873227334</text:p>
          </table:table-cell>
          <table:table-cell table:formula="of:=0.5*[.HU12]*(([.HU6]-[.HT6])/([.HU1]-[.HT1]))^2" office:value-type="float" office:value="0.000351545520164663" calcext:value-type="float">
            <text:p>0.000351545520165</text:p>
          </table:table-cell>
          <table:table-cell table:formula="of:=0.5*[.HV12]*(([.HV6]-[.HU6])/([.HV1]-[.HU1]))^2" office:value-type="float" office:value="0.00059525986110995" calcext:value-type="float">
            <text:p>0.00059525986111</text:p>
          </table:table-cell>
          <table:table-cell table:formula="of:=0.5*[.HW12]*(([.HW6]-[.HV6])/([.HW1]-[.HV1]))^2" office:value-type="float" office:value="0.00293032008161761" calcext:value-type="float">
            <text:p>0.002930320081618</text:p>
          </table:table-cell>
          <table:table-cell table:formula="of:=0.5*[.HX12]*(([.HX6]-[.HW6])/([.HX1]-[.HW1]))^2" office:value-type="float" office:value="0.00557079031428958" calcext:value-type="float">
            <text:p>0.00557079031429</text:p>
          </table:table-cell>
          <table:table-cell table:formula="of:=0.5*[.HY12]*(([.HY6]-[.HX6])/([.HY1]-[.HX1]))^2" office:value-type="float" office:value="0.00922676192219661" calcext:value-type="float">
            <text:p>0.009226761922197</text:p>
          </table:table-cell>
          <table:table-cell table:formula="of:=0.5*[.HZ12]*(([.HZ6]-[.HY6])/([.HZ1]-[.HY1]))^2" office:value-type="float" office:value="0.00170129065392977" calcext:value-type="float">
            <text:p>0.00170129065393</text:p>
          </table:table-cell>
          <table:table-cell table:formula="of:=0.5*[.IA12]*(([.IA6]-[.HZ6])/([.IA1]-[.HZ1]))^2" office:value-type="float" office:value="0.000217050167389453" calcext:value-type="float">
            <text:p>0.000217050167389</text:p>
          </table:table-cell>
          <table:table-cell table:formula="of:=0.5*[.IB12]*(([.IB6]-[.IA6])/([.IB1]-[.IA1]))^2" office:value-type="float" office:value="0.00782653887967769" calcext:value-type="float">
            <text:p>0.007826538879678</text:p>
          </table:table-cell>
          <table:table-cell table:formula="of:=0.5*[.IC12]*(([.IC6]-[.IB6])/([.IC1]-[.IB1]))^2" office:value-type="float" office:value="0.0274987153334245" calcext:value-type="float">
            <text:p>0.027498715333425</text:p>
          </table:table-cell>
          <table:table-cell table:formula="of:=0.5*[.ID12]*(([.ID6]-[.IC6])/([.ID1]-[.IC1]))^2" office:value-type="float" office:value="0.0195692953594619" calcext:value-type="float">
            <text:p>0.019569295359462</text:p>
          </table:table-cell>
          <table:table-cell table:formula="of:=0.5*[.IE12]*(([.IE6]-[.ID6])/([.IE1]-[.ID1]))^2" office:value-type="float" office:value="0.0241581298149582" calcext:value-type="float">
            <text:p>0.024158129814958</text:p>
          </table:table-cell>
          <table:table-cell table:formula="of:=0.5*[.IF12]*(([.IF6]-[.IE6])/([.IF1]-[.IE1]))^2" office:value-type="float" office:value="0.00417846343151759" calcext:value-type="float">
            <text:p>0.004178463431518</text:p>
          </table:table-cell>
          <table:table-cell table:formula="of:=0.5*[.IG12]*(([.IG6]-[.IF6])/([.IG1]-[.IF1]))^2" office:value-type="float" office:value="0.0164024880885104" calcext:value-type="float">
            <text:p>0.01640248808851</text:p>
          </table:table-cell>
          <table:table-cell table:formula="of:=0.5*[.IH12]*(([.IH6]-[.IG6])/([.IH1]-[.IG1]))^2" office:value-type="float" office:value="0.00247425525844755" calcext:value-type="float">
            <text:p>0.002474255258448</text:p>
          </table:table-cell>
          <table:table-cell table:formula="of:=0.5*[.II12]*(([.II6]-[.IH6])/([.II1]-[.IH1]))^2" office:value-type="float" office:value="0.00163594244070811" calcext:value-type="float">
            <text:p>0.001635942440708</text:p>
          </table:table-cell>
          <table:table-cell table:formula="of:=0.5*[.IJ12]*(([.IJ6]-[.II6])/([.IJ1]-[.II1]))^2" office:value-type="float" office:value="0.00145192809614115" calcext:value-type="float">
            <text:p>0.001451928096141</text:p>
          </table:table-cell>
          <table:table-cell table:formula="of:=0.5*[.IK12]*(([.IK6]-[.IJ6])/([.IK1]-[.IJ1]))^2" office:value-type="float" office:value="0.000918755561111376" calcext:value-type="float">
            <text:p>0.000918755561111</text:p>
          </table:table-cell>
          <table:table-cell table:formula="of:=0.5*[.IL12]*(([.IL6]-[.IK6])/([.IL1]-[.IK1]))^2" office:value-type="float" office:value="0.00316169242133153" calcext:value-type="float">
            <text:p>0.003161692421332</text:p>
          </table:table-cell>
          <table:table-cell table:formula="of:=0.5*[.IM12]*(([.IM6]-[.IL6])/([.IM1]-[.IL1]))^2" office:value-type="float" office:value="0.000988704199261775" calcext:value-type="float">
            <text:p>0.000988704199262</text:p>
          </table:table-cell>
          <table:table-cell table:formula="of:=0.5*[.IN12]*(([.IN6]-[.IM6])/([.IN1]-[.IM1]))^2" office:value-type="float" office:value="0.000773332271934468" calcext:value-type="float">
            <text:p>0.000773332271934</text:p>
          </table:table-cell>
          <table:table-cell table:formula="of:=0.5*[.IO12]*(([.IO6]-[.IN6])/([.IO1]-[.IN1]))^2" office:value-type="float" office:value="0.00766487034679764" calcext:value-type="float">
            <text:p>0.007664870346798</text:p>
          </table:table-cell>
          <table:table-cell table:formula="of:=0.5*[.IP12]*(([.IP6]-[.IO6])/([.IP1]-[.IO1]))^2" office:value-type="float" office:value="0.0301653355994452" calcext:value-type="float">
            <text:p>0.030165335599445</text:p>
          </table:table-cell>
          <table:table-cell table:formula="of:=0.5*[.IQ12]*(([.IQ6]-[.IP6])/([.IQ1]-[.IP1]))^2" office:value-type="float" office:value="0.00188207199347254" calcext:value-type="float">
            <text:p>0.001882071993473</text:p>
          </table:table-cell>
          <table:table-cell table:formula="of:=0.5*[.IR12]*(([.IR6]-[.IQ6])/([.IR1]-[.IQ1]))^2" office:value-type="float" office:value="0.0741051383056816" calcext:value-type="float">
            <text:p>0.074105138305682</text:p>
          </table:table-cell>
          <table:table-cell table:formula="of:=0.5*[.IS12]*(([.IS6]-[.IR6])/([.IS1]-[.IR1]))^2" office:value-type="float" office:value="0.0125642782014703" calcext:value-type="float">
            <text:p>0.01256427820147</text:p>
          </table:table-cell>
          <table:table-cell table:formula="of:=0.5*[.IT12]*(([.IT6]-[.IS6])/([.IT1]-[.IS1]))^2" office:value-type="float" office:value="0.0000395347921831293" calcext:value-type="float">
            <text:p>3.95347921831293E-05</text:p>
          </table:table-cell>
          <table:table-cell table:formula="of:=0.5*[.IU12]*(([.IU6]-[.IT6])/([.IU1]-[.IT1]))^2" office:value-type="float" office:value="0.00651007403490455" calcext:value-type="float">
            <text:p>0.006510074034905</text:p>
          </table:table-cell>
          <table:table-cell table:formula="of:=0.5*[.IV12]*(([.IV6]-[.IU6])/([.IV1]-[.IU1]))^2" office:value-type="float" office:value="0.0000260314777602247" calcext:value-type="float">
            <text:p>2.60314777602247E-05</text:p>
          </table:table-cell>
          <table:table-cell table:formula="of:=0.5*[.IW12]*(([.IW6]-[.IV6])/([.IW1]-[.IV1]))^2" office:value-type="float" office:value="0.00193254766395892" calcext:value-type="float">
            <text:p>0.001932547663959</text:p>
          </table:table-cell>
          <table:table-cell table:formula="of:=0.5*[.IX12]*(([.IX6]-[.IW6])/([.IX1]-[.IW1]))^2" office:value-type="float" office:value="0.0000156868264077023" calcext:value-type="float">
            <text:p>1.56868264077023E-05</text:p>
          </table:table-cell>
          <table:table-cell table:formula="of:=0.5*[.IY12]*(([.IY6]-[.IX6])/([.IY1]-[.IX1]))^2" office:value-type="float" office:value="0.00190379172957905" calcext:value-type="float">
            <text:p>0.001903791729579</text:p>
          </table:table-cell>
          <table:table-cell table:formula="of:=0.5*[.IZ12]*(([.IZ6]-[.IY6])/([.IZ1]-[.IY1]))^2" office:value-type="float" office:value="0.0159710619957781" calcext:value-type="float">
            <text:p>0.015971061995778</text:p>
          </table:table-cell>
          <table:table-cell table:formula="of:=0.5*[.JA12]*(([.JA6]-[.IZ6])/([.JA1]-[.IZ1]))^2" office:value-type="float" office:value="0.00589720406732953" calcext:value-type="float">
            <text:p>0.00589720406733</text:p>
          </table:table-cell>
          <table:table-cell table:formula="of:=0.5*[.JB12]*(([.JB6]-[.JA6])/([.JB1]-[.JA1]))^2" office:value-type="float" office:value="0.00699887852605849" calcext:value-type="float">
            <text:p>0.006998878526058</text:p>
          </table:table-cell>
          <table:table-cell table:formula="of:=0.5*[.JC12]*(([.JC6]-[.JB6])/([.JC1]-[.JB1]))^2" office:value-type="float" office:value="0.0076381094047898" calcext:value-type="float">
            <text:p>0.00763810940479</text:p>
          </table:table-cell>
          <table:table-cell table:formula="of:=0.5*[.JD12]*(([.JD6]-[.JC6])/([.JD1]-[.JC1]))^2" office:value-type="float" office:value="0.0132256118146641" calcext:value-type="float">
            <text:p>0.013225611814664</text:p>
          </table:table-cell>
          <table:table-cell table:formula="of:=0.5*[.JE12]*(([.JE6]-[.JD6])/([.JE1]-[.JD1]))^2" office:value-type="float" office:value="0.0241367458064333" calcext:value-type="float">
            <text:p>0.024136745806433</text:p>
          </table:table-cell>
          <table:table-cell table:formula="of:=0.5*[.JF12]*(([.JF6]-[.JE6])/([.JF1]-[.JE1]))^2" office:value-type="float" office:value="0.00183919599943551" calcext:value-type="float">
            <text:p>0.001839195999436</text:p>
          </table:table-cell>
          <table:table-cell table:formula="of:=0.5*[.JG12]*(([.JG6]-[.JF6])/([.JG1]-[.JF1]))^2" office:value-type="float" office:value="0.0000344143154219577" calcext:value-type="float">
            <text:p>3.44143154219577E-05</text:p>
          </table:table-cell>
          <table:table-cell table:formula="of:=0.5*[.JH12]*(([.JH6]-[.JG6])/([.JH1]-[.JG1]))^2" office:value-type="float" office:value="0.000170834007661141" calcext:value-type="float">
            <text:p>0.000170834007661</text:p>
          </table:table-cell>
          <table:table-cell table:formula="of:=0.5*[.JI12]*(([.JI6]-[.JH6])/([.JI1]-[.JH1]))^2" office:value-type="float" office:value="0.000578311209207754" calcext:value-type="float">
            <text:p>0.000578311209208</text:p>
          </table:table-cell>
          <table:table-cell table:formula="of:=0.5*[.JJ12]*(([.JJ6]-[.JI6])/([.JJ1]-[.JI1]))^2" office:value-type="float" office:value="0.00000280165241269714" calcext:value-type="float">
            <text:p>2.80165241269714E-06</text:p>
          </table:table-cell>
          <table:table-cell table:formula="of:=0.5*[.JK12]*(([.JK6]-[.JJ6])/([.JK1]-[.JJ1]))^2" office:value-type="float" office:value="0.0000229746540681366" calcext:value-type="float">
            <text:p>2.29746540681366E-05</text:p>
          </table:table-cell>
          <table:table-cell table:formula="of:=0.5*[.JL12]*(([.JL6]-[.JK6])/([.JL1]-[.JK1]))^2" office:value-type="float" office:value="0.00000849970352822502" calcext:value-type="float">
            <text:p>8.49970352822502E-06</text:p>
          </table:table-cell>
          <table:table-cell table:formula="of:=0.5*[.JM12]*(([.JM6]-[.JL6])/([.JM1]-[.JL1]))^2" office:value-type="float" office:value="0.0000502753807949796" calcext:value-type="float">
            <text:p>5.02753807949796E-05</text:p>
          </table:table-cell>
          <table:table-cell table:formula="of:=0.5*[.JN12]*(([.JN6]-[.JM6])/([.JN1]-[.JM1]))^2" office:value-type="float" office:value="0.0000249460811666281" calcext:value-type="float">
            <text:p>2.49460811666281E-05</text:p>
          </table:table-cell>
          <table:table-cell table:formula="of:=0.5*[.JO12]*(([.JO6]-[.JN6])/([.JO1]-[.JN1]))^2" office:value-type="float" office:value="0.000000114051833511452" calcext:value-type="float">
            <text:p>1.14051833511452E-07</text:p>
          </table:table-cell>
          <table:table-cell table:formula="of:=0.5*[.JP12]*(([.JP6]-[.JO6])/([.JP1]-[.JO1]))^2" office:value-type="float" office:value="0.0000766618951220651" calcext:value-type="float">
            <text:p>7.66618951220651E-05</text:p>
          </table:table-cell>
          <table:table-cell table:formula="of:=0.5*[.JQ12]*(([.JQ6]-[.JP6])/([.JQ1]-[.JP1]))^2" office:value-type="float" office:value="0.000000243996316317148" calcext:value-type="float">
            <text:p>2.43996316317148E-07</text:p>
          </table:table-cell>
          <table:table-cell table:formula="of:=0.5*[.JR12]*(([.JR6]-[.JQ6])/([.JR1]-[.JQ1]))^2" office:value-type="float" office:value="0.000072153506709569" calcext:value-type="float">
            <text:p>7.2153506709569E-05</text:p>
          </table:table-cell>
          <table:table-cell table:formula="of:=0.5*[.JS12]*(([.JS6]-[.JR6])/([.JS1]-[.JR1]))^2" office:value-type="float" office:value="0.000111912347330119" calcext:value-type="float">
            <text:p>0.00011191234733</text:p>
          </table:table-cell>
          <table:table-cell table:formula="of:=0.5*[.JT12]*(([.JT6]-[.JS6])/([.JT1]-[.JS1]))^2" office:value-type="float" office:value="0.000000382990873174114" calcext:value-type="float">
            <text:p>3.82990873174114E-07</text:p>
          </table:table-cell>
          <table:table-cell table:formula="of:=0.5*[.JU12]*(([.JU6]-[.JT6])/([.JU1]-[.JT1]))^2" office:value-type="float" office:value="0.00011316987430423" calcext:value-type="float">
            <text:p>0.000113169874304</text:p>
          </table:table-cell>
          <table:table-cell table:formula="of:=0.5*[.JV12]*(([.JV6]-[.JU6])/([.JV1]-[.JU1]))^2" office:value-type="float" office:value="0.0000019356768426297" calcext:value-type="float">
            <text:p>1.9356768426297E-06</text:p>
          </table:table-cell>
          <table:table-cell table:formula="of:=0.5*[.JW12]*(([.JW6]-[.JV6])/([.JW1]-[.JV1]))^2" office:value-type="float" office:value="0.00000221370689379995" calcext:value-type="float">
            <text:p>2.21370689379995E-06</text:p>
          </table:table-cell>
          <table:table-cell table:formula="of:=0.5*[.JX12]*(([.JX6]-[.JW6])/([.JX1]-[.JW1]))^2" office:value-type="float" office:value="0.0000000282984867284947" calcext:value-type="float">
            <text:p>2.82984867284947E-08</text:p>
          </table:table-cell>
          <table:table-cell table:formula="of:=0.5*[.JY12]*(([.JY6]-[.JX6])/([.JY1]-[.JX1]))^2" office:value-type="float" office:value="0.00000106931325171993" calcext:value-type="float">
            <text:p>1.06931325171993E-06</text:p>
          </table:table-cell>
          <table:table-cell table:formula="of:=0.5*[.JZ12]*(([.JZ6]-[.JY6])/([.JZ1]-[.JY1]))^2" office:value-type="float" office:value="0.0000123975480384706" calcext:value-type="float">
            <text:p>1.23975480384706E-05</text:p>
          </table:table-cell>
          <table:table-cell table:formula="of:=0.5*[.KA12]*(([.KA6]-[.JZ6])/([.KA1]-[.JZ1]))^2" office:value-type="float" office:value="0.0000000183731979694312" calcext:value-type="float">
            <text:p>1.83731979694312E-08</text:p>
          </table:table-cell>
          <table:table-cell table:formula="of:=0.5*[.KB12]*(([.KB6]-[.KA6])/([.KB1]-[.KA1]))^2" office:value-type="float" office:value="0.00000296173021394073" calcext:value-type="float">
            <text:p>2.96173021394073E-06</text:p>
          </table:table-cell>
          <table:table-cell table:formula="of:=0.5*[.KC12]*(([.KC6]-[.KB6])/([.KC1]-[.KB1]))^2" office:value-type="float" office:value="0.0000136267154408614" calcext:value-type="float">
            <text:p>1.36267154408614E-05</text:p>
          </table:table-cell>
          <table:table-cell table:formula="of:=0.5*[.KD12]*(([.KD6]-[.KC6])/([.KD1]-[.KC1]))^2" office:value-type="float" office:value="0.0000000177221574399268" calcext:value-type="float">
            <text:p>1.77221574399268E-08</text:p>
          </table:table-cell>
          <table:table-cell table:formula="of:=0.5*[.KE12]*(([.KE6]-[.KD6])/([.KE1]-[.KD1]))^2" office:value-type="float" office:value="0.000000669910966839105" calcext:value-type="float">
            <text:p>6.69910966839105E-07</text:p>
          </table:table-cell>
          <table:table-cell table:formula="of:=0.5*[.KF12]*(([.KF6]-[.KE6])/([.KF1]-[.KE1]))^2" office:value-type="float" office:value="0.000000662193419792783" calcext:value-type="float">
            <text:p>6.62193419792783E-07</text:p>
          </table:table-cell>
          <table:table-cell table:formula="of:=0.5*[.KG12]*(([.KG6]-[.KF6])/([.KG1]-[.KF1]))^2" office:value-type="float" office:value="0.0000000126248901688011" calcext:value-type="float">
            <text:p>1.26248901688011E-08</text:p>
          </table:table-cell>
          <table:table-cell table:formula="of:=0.5*[.KH12]*(([.KH6]-[.KG6])/([.KH1]-[.KG1]))^2" office:value-type="float" office:value="0.000000397517734176331" calcext:value-type="float">
            <text:p>3.97517734176331E-07</text:p>
          </table:table-cell>
          <table:table-cell table:formula="of:=0.5*[.KI12]*(([.KI6]-[.KH6])/([.KI1]-[.KH1]))^2" office:value-type="float" office:value="0.00000026504098135735" calcext:value-type="float">
            <text:p>2.6504098135735E-07</text:p>
          </table:table-cell>
          <table:table-cell table:formula="of:=0.5*[.KJ12]*(([.KJ6]-[.KI6])/([.KJ1]-[.KI1]))^2" office:value-type="float" office:value="0.0000000362896456102606" calcext:value-type="float">
            <text:p>3.62896456102606E-08</text:p>
          </table:table-cell>
          <table:table-cell table:formula="of:=0.5*[.KK12]*(([.KK6]-[.KJ6])/([.KK1]-[.KJ1]))^2" office:value-type="float" office:value="0.000000336426735741634" calcext:value-type="float">
            <text:p>3.36426735741634E-07</text:p>
          </table:table-cell>
          <table:table-cell table:formula="of:=0.5*[.KL12]*(([.KL6]-[.KK6])/([.KL1]-[.KK1]))^2" office:value-type="float" office:value="0.000000128717785045067" calcext:value-type="float">
            <text:p>1.28717785045067E-07</text:p>
          </table:table-cell>
          <table:table-cell table:formula="of:=0.5*[.KM12]*(([.KM6]-[.KL6])/([.KM1]-[.KL1]))^2" office:value-type="float" office:value="0.000000237712335732541" calcext:value-type="float">
            <text:p>2.37712335732541E-07</text:p>
          </table:table-cell>
          <table:table-cell table:formula="of:=0.5*[.KN12]*(([.KN6]-[.KM6])/([.KN1]-[.KM1]))^2" office:value-type="float" office:value="0.0000000227647234019" calcext:value-type="float">
            <text:p>2.27647234019E-08</text:p>
          </table:table-cell>
          <table:table-cell table:formula="of:=0.5*[.KO12]*(([.KO6]-[.KN6])/([.KO1]-[.KN1]))^2" office:value-type="float" office:value="0.00000000965157447694354" calcext:value-type="float">
            <text:p>9.65157447694354E-09</text:p>
          </table:table-cell>
          <table:table-cell table:formula="of:=0.5*[.KP12]*(([.KP6]-[.KO6])/([.KP1]-[.KO1]))^2" office:value-type="float" office:value="0.0000000104369394379113" calcext:value-type="float">
            <text:p>1.04369394379113E-08</text:p>
          </table:table-cell>
          <table:table-cell table:formula="of:=0.5*[.KQ12]*(([.KQ6]-[.KP6])/([.KQ1]-[.KP1]))^2" office:value-type="float" office:value="0.000000601265070133913" calcext:value-type="float">
            <text:p>6.01265070133913E-07</text:p>
          </table:table-cell>
          <table:table-cell table:formula="of:=0.5*[.KR12]*(([.KR6]-[.KQ6])/([.KR1]-[.KQ1]))^2" office:value-type="float" office:value="0.000000626704600279518" calcext:value-type="float">
            <text:p>6.26704600279518E-07</text:p>
          </table:table-cell>
          <table:table-cell table:formula="of:=0.5*[.KS12]*(([.KS6]-[.KR6])/([.KS1]-[.KR1]))^2" office:value-type="float" office:value="0.00000000328969700123617" calcext:value-type="float">
            <text:p>3.28969700123617E-09</text:p>
          </table:table-cell>
          <table:table-cell table:formula="of:=0.5*[.KT12]*(([.KT6]-[.KS6])/([.KT1]-[.KS1]))^2" office:value-type="float" office:value="0.000000608221285300054" calcext:value-type="float">
            <text:p>6.08221285300054E-07</text:p>
          </table:table-cell>
          <table:table-cell table:formula="of:=0.5*[.KU12]*(([.KU6]-[.KT6])/([.KU1]-[.KT1]))^2" office:value-type="float" office:value="0.00000197073327732693" calcext:value-type="float">
            <text:p>1.97073327732693E-06</text:p>
          </table:table-cell>
          <table:table-cell table:formula="of:=0.5*[.KV12]*(([.KV6]-[.KU6])/([.KV1]-[.KU1]))^2" office:value-type="float" office:value="0.000000000156286841201507" calcext:value-type="float">
            <text:p>1.56286841201507E-10</text:p>
          </table:table-cell>
          <table:table-cell table:formula="of:=0.5*[.KW12]*(([.KW6]-[.KV6])/([.KW1]-[.KV1]))^2" office:value-type="float" office:value="0.000000224211493540881" calcext:value-type="float">
            <text:p>2.24211493540881E-07</text:p>
          </table:table-cell>
          <table:table-cell table:formula="of:=0.5*[.KX12]*(([.KX6]-[.KW6])/([.KX1]-[.KW1]))^2" office:value-type="float" office:value="0.0000000707717394219196" calcext:value-type="float">
            <text:p>7.07717394219196E-08</text:p>
          </table:table-cell>
          <table:table-cell table:formula="of:=0.5*[.KY12]*(([.KY6]-[.KX6])/([.KY1]-[.KX1]))^2" office:value-type="float" office:value="0.0000000642462681597804" calcext:value-type="float">
            <text:p>6.42462681597804E-08</text:p>
          </table:table-cell>
          <table:table-cell table:formula="of:=0.5*[.KZ12]*(([.KZ6]-[.KY6])/([.KZ1]-[.KY1]))^2" office:value-type="float" office:value="0.000000848838388897381" calcext:value-type="float">
            <text:p>8.48838388897381E-07</text:p>
          </table:table-cell>
          <table:table-cell table:formula="of:=0.5*[.LA12]*(([.LA6]-[.KZ6])/([.LA1]-[.KZ1]))^2" office:value-type="float" office:value="0.00000126185585501001" calcext:value-type="float">
            <text:p>1.26185585501001E-06</text:p>
          </table:table-cell>
          <table:table-cell table:formula="of:=0.5*[.LB12]*(([.LB6]-[.LA6])/([.LB1]-[.LA1]))^2" office:value-type="float" office:value="0.000000110712439594411" calcext:value-type="float">
            <text:p>1.10712439594411E-07</text:p>
          </table:table-cell>
          <table:table-cell table:formula="of:=0.5*[.LC12]*(([.LC6]-[.LB6])/([.LC1]-[.LB1]))^2" office:value-type="float" office:value="0.000000276318648978087" calcext:value-type="float">
            <text:p>2.76318648978087E-07</text:p>
          </table:table-cell>
          <table:table-cell table:formula="of:=0.5*[.LD12]*(([.LD6]-[.LC6])/([.LD1]-[.LC1]))^2" office:value-type="float" office:value="0.0000000355569720967994" calcext:value-type="float">
            <text:p>3.55569720967994E-08</text:p>
          </table:table-cell>
          <table:table-cell table:formula="of:=0.5*[.LE12]*(([.LE6]-[.LD6])/([.LE1]-[.LD1]))^2" office:value-type="float" office:value="0.0000018260331705763" calcext:value-type="float">
            <text:p>1.8260331705763E-06</text:p>
          </table:table-cell>
          <table:table-cell table:formula="of:=0.5*[.LF12]*(([.LF6]-[.LE6])/([.LF1]-[.LE1]))^2" office:value-type="float" office:value="0.000000075425199215802" calcext:value-type="float">
            <text:p>7.5425199215802E-08</text:p>
          </table:table-cell>
          <table:table-cell table:formula="of:=0.5*[.LG12]*(([.LG6]-[.LF6])/([.LG1]-[.LF1]))^2" office:value-type="float" office:value="0.0000000955238483422098" calcext:value-type="float">
            <text:p>9.55238483422098E-08</text:p>
          </table:table-cell>
          <table:table-cell table:formula="of:=0.5*[.LH12]*(([.LH6]-[.LG6])/([.LH1]-[.LG1]))^2" office:value-type="float" office:value="0.0000000385872118415847" calcext:value-type="float">
            <text:p>3.85872118415847E-08</text:p>
          </table:table-cell>
          <table:table-cell table:formula="of:=0.5*[.LI12]*(([.LI6]-[.LH6])/([.LI1]-[.LH1]))^2" office:value-type="float" office:value="0.000000247183468563564" calcext:value-type="float">
            <text:p>2.47183468563564E-07</text:p>
          </table:table-cell>
          <table:table-cell table:formula="of:=0.5*[.LJ12]*(([.LJ6]-[.LI6])/([.LJ1]-[.LI1]))^2" office:value-type="float" office:value="0.000000444485511453407" calcext:value-type="float">
            <text:p>4.44485511453407E-07</text:p>
          </table:table-cell>
          <table:table-cell table:formula="of:=0.5*[.LK12]*(([.LK6]-[.LJ6])/([.LK1]-[.LJ1]))^2" office:value-type="float" office:value="0.00000000342765421018145" calcext:value-type="float">
            <text:p>3.42765421018145E-09</text:p>
          </table:table-cell>
          <table:table-cell table:formula="of:=0.5*[.LL12]*(([.LL6]-[.LK6])/([.LL1]-[.LK1]))^2" office:value-type="float" office:value="0.0000000807270734646322" calcext:value-type="float">
            <text:p>8.07270734646322E-08</text:p>
          </table:table-cell>
          <table:table-cell table:formula="of:=0.5*[.LM12]*(([.LM6]-[.LL6])/([.LM1]-[.LL1]))^2" office:value-type="float" office:value="0.00000115648862405075" calcext:value-type="float">
            <text:p>1.15648862405075E-06</text:p>
          </table:table-cell>
          <table:table-cell table:formula="of:=0.5*[.LN12]*(([.LN6]-[.LM6])/([.LN1]-[.LM1]))^2" office:value-type="float" office:value="0.000000512952003257336" calcext:value-type="float">
            <text:p>5.12952003257336E-07</text:p>
          </table:table-cell>
          <table:table-cell table:formula="of:=0.5*[.LO12]*(([.LO6]-[.LN6])/([.LO1]-[.LN1]))^2" office:value-type="float" office:value="0.000000131074171076856" calcext:value-type="float">
            <text:p>1.31074171076856E-07</text:p>
          </table:table-cell>
          <table:table-cell table:formula="of:=0.5*[.LP12]*(([.LP6]-[.LO6])/([.LP1]-[.LO1]))^2" office:value-type="float" office:value="0.00000000159850470822277" calcext:value-type="float">
            <text:p>1.59850470822277E-09</text:p>
          </table:table-cell>
          <table:table-cell table:formula="of:=0.5*[.LQ12]*(([.LQ6]-[.LP6])/([.LQ1]-[.LP1]))^2" office:value-type="float" office:value="0.0000000542304278580413" calcext:value-type="float">
            <text:p>5.42304278580413E-08</text:p>
          </table:table-cell>
          <table:table-cell table:formula="of:=0.5*[.LR12]*(([.LR6]-[.LQ6])/([.LR1]-[.LQ1]))^2" office:value-type="float" office:value="0.0000000968141065263989" calcext:value-type="float">
            <text:p>9.68141065263989E-08</text:p>
          </table:table-cell>
          <table:table-cell table:formula="of:=0.5*[.LS12]*(([.LS6]-[.LR6])/([.LS1]-[.LR1]))^2" office:value-type="float" office:value="0.0000000296746287599492" calcext:value-type="float">
            <text:p>2.96746287599492E-08</text:p>
          </table:table-cell>
          <table:table-cell table:formula="of:=0.5*[.LT12]*(([.LT6]-[.LS6])/([.LT1]-[.LS1]))^2" office:value-type="float" office:value="0.0000000190472078225324" calcext:value-type="float">
            <text:p>1.90472078225324E-08</text:p>
          </table:table-cell>
          <table:table-cell table:formula="of:=0.5*[.LU12]*(([.LU6]-[.LT6])/([.LU1]-[.LT1]))^2" office:value-type="float" office:value="0.00000000150792815736855" calcext:value-type="float">
            <text:p>1.50792815736855E-09</text:p>
          </table:table-cell>
          <table:table-cell table:formula="of:=0.5*[.LV12]*(([.LV6]-[.LU6])/([.LV1]-[.LU1]))^2" office:value-type="float" office:value="0.000000175607280685858" calcext:value-type="float">
            <text:p>1.75607280685858E-07</text:p>
          </table:table-cell>
          <table:table-cell table:formula="of:=0.5*[.LW12]*(([.LW6]-[.LV6])/([.LW1]-[.LV1]))^2" office:value-type="float" office:value="0.0000000270927798323526" calcext:value-type="float">
            <text:p>2.70927798323526E-08</text:p>
          </table:table-cell>
          <table:table-cell table:formula="of:=0.5*[.LX12]*(([.LX6]-[.LW6])/([.LX1]-[.LW1]))^2" office:value-type="float" office:value="0.000000015095151576635" calcext:value-type="float">
            <text:p>1.5095151576635E-08</text:p>
          </table:table-cell>
          <table:table-cell table:formula="of:=0.5*[.LY12]*(([.LY6]-[.LX6])/([.LY1]-[.LX1]))^2" office:value-type="float" office:value="0.000000181853002650334" calcext:value-type="float">
            <text:p>1.81853002650334E-07</text:p>
          </table:table-cell>
          <table:table-cell table:formula="of:=0.5*[.LZ12]*(([.LZ6]-[.LY6])/([.LZ1]-[.LY1]))^2" office:value-type="float" office:value="0.000000000271497198739297" calcext:value-type="float">
            <text:p>2.71497198739297E-10</text:p>
          </table:table-cell>
          <table:table-cell table:formula="of:=0.5*[.MA12]*(([.MA6]-[.LZ6])/([.MA1]-[.LZ1]))^2" office:value-type="float" office:value="0.0000000925293357926086" calcext:value-type="float">
            <text:p>9.25293357926086E-08</text:p>
          </table:table-cell>
          <table:table-cell table:formula="of:=0.5*[.MB12]*(([.MB6]-[.MA6])/([.MB1]-[.MA1]))^2" office:value-type="float" office:value="0.000000111758180397264" calcext:value-type="float">
            <text:p>1.11758180397264E-07</text:p>
          </table:table-cell>
          <table:table-cell table:formula="of:=0.5*[.MC12]*(([.MC6]-[.MB6])/([.MC1]-[.MB1]))^2" office:value-type="float" office:value="0.000000559956888784393" calcext:value-type="float">
            <text:p>5.59956888784393E-07</text:p>
          </table:table-cell>
          <table:table-cell table:formula="of:=0.5*[.MD12]*(([.MD6]-[.MC6])/([.MD1]-[.MC1]))^2" office:value-type="float" office:value="0.0000000436333735834512" calcext:value-type="float">
            <text:p>4.36333735834512E-08</text:p>
          </table:table-cell>
          <table:table-cell table:formula="of:=0.5*[.ME12]*(([.ME6]-[.MD6])/([.ME1]-[.MD1]))^2" office:value-type="float" office:value="0.000000123072398565532" calcext:value-type="float">
            <text:p>1.23072398565532E-07</text:p>
          </table:table-cell>
          <table:table-cell table:formula="of:=0.5*[.MF12]*(([.MF6]-[.ME6])/([.MF1]-[.ME1]))^2" office:value-type="float" office:value="0.00000066583586916046" calcext:value-type="float">
            <text:p>6.6583586916046E-07</text:p>
          </table:table-cell>
          <table:table-cell table:formula="of:=0.5*[.MG12]*(([.MG6]-[.MF6])/([.MG1]-[.MF1]))^2" office:value-type="float" office:value="0.000000216195463461078" calcext:value-type="float">
            <text:p>2.16195463461078E-07</text:p>
          </table:table-cell>
          <table:table-cell table:formula="of:=0.5*[.MH12]*(([.MH6]-[.MG6])/([.MH1]-[.MG1]))^2" office:value-type="float" office:value="0.0000000245400847258406" calcext:value-type="float">
            <text:p>2.45400847258406E-08</text:p>
          </table:table-cell>
          <table:table-cell table:formula="of:=0.5*[.MI12]*(([.MI6]-[.MH6])/([.MI1]-[.MH1]))^2" office:value-type="float" office:value="0.0000000287112367257387" calcext:value-type="float">
            <text:p>2.87112367257387E-08</text:p>
          </table:table-cell>
          <table:table-cell table:formula="of:=0.5*[.MJ12]*(([.MJ6]-[.MI6])/([.MJ1]-[.MI1]))^2" office:value-type="float" office:value="0.000000124098386938067" calcext:value-type="float">
            <text:p>1.24098386938067E-07</text:p>
          </table:table-cell>
          <table:table-cell table:formula="of:=0.5*[.MK12]*(([.MK6]-[.MJ6])/([.MK1]-[.MJ1]))^2" office:value-type="float" office:value="0.0000000579239167826064" calcext:value-type="float">
            <text:p>5.79239167826064E-08</text:p>
          </table:table-cell>
          <table:table-cell table:formula="of:=0.5*[.ML12]*(([.ML6]-[.MK6])/([.ML1]-[.MK1]))^2" office:value-type="float" office:value="0.000000028980237501828" calcext:value-type="float">
            <text:p>2.8980237501828E-08</text:p>
          </table:table-cell>
          <table:table-cell table:formula="of:=0.5*[.MM12]*(([.MM6]-[.ML6])/([.MM1]-[.ML1]))^2" office:value-type="float" office:value="0.000000153461291030223" calcext:value-type="float">
            <text:p>1.53461291030223E-07</text:p>
          </table:table-cell>
          <table:table-cell table:formula="of:=0.5*[.MN12]*(([.MN6]-[.MM6])/([.MN1]-[.MM1]))^2" office:value-type="float" office:value="0.0000000866733614098644" calcext:value-type="float">
            <text:p>8.66733614098644E-08</text:p>
          </table:table-cell>
          <table:table-cell table:formula="of:=0.5*[.MO12]*(([.MO6]-[.MN6])/([.MO1]-[.MN1]))^2" office:value-type="float" office:value="0.000000435525903834419" calcext:value-type="float">
            <text:p>4.35525903834419E-07</text:p>
          </table:table-cell>
          <table:table-cell table:formula="of:=0.5*[.MP12]*(([.MP6]-[.MO6])/([.MP1]-[.MO1]))^2" office:value-type="float" office:value="0.0000000598727068126216" calcext:value-type="float">
            <text:p>5.98727068126216E-08</text:p>
          </table:table-cell>
          <table:table-cell table:formula="of:=0.5*[.MQ12]*(([.MQ6]-[.MP6])/([.MQ1]-[.MP1]))^2" office:value-type="float" office:value="0.000000745183244770632" calcext:value-type="float">
            <text:p>7.45183244770632E-07</text:p>
          </table:table-cell>
          <table:table-cell table:formula="of:=0.5*[.MR12]*(([.MR6]-[.MQ6])/([.MR1]-[.MQ1]))^2" office:value-type="float" office:value="0.00000182409370235427" calcext:value-type="float">
            <text:p>1.82409370235427E-06</text:p>
          </table:table-cell>
          <table:table-cell table:formula="of:=0.5*[.MS12]*(([.MS6]-[.MR6])/([.MS1]-[.MR1]))^2" office:value-type="float" office:value="0.000000084509591429087" calcext:value-type="float">
            <text:p>8.4509591429087E-08</text:p>
          </table:table-cell>
          <table:table-cell table:formula="of:=0.5*[.MT12]*(([.MT6]-[.MS6])/([.MT1]-[.MS1]))^2" office:value-type="float" office:value="0.000000255096633763747" calcext:value-type="float">
            <text:p>2.55096633763747E-07</text:p>
          </table:table-cell>
          <table:table-cell table:formula="of:=0.5*[.MU12]*(([.MU6]-[.MT6])/([.MU1]-[.MT1]))^2" office:value-type="float" office:value="0.0000000610112412390802" calcext:value-type="float">
            <text:p>6.10112412390802E-08</text:p>
          </table:table-cell>
          <table:table-cell table:formula="of:=0.5*[.MV12]*(([.MV6]-[.MU6])/([.MV1]-[.MU1]))^2" office:value-type="float" office:value="0.000285424724821422" calcext:value-type="float">
            <text:p>0.000285424724821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U13])" office:value-type="float" office:value="3.69002814281407" calcext:value-type="float">
            <text:p>3.6900281428140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U14])" office:value-type="float" office:value="2.23919531297113" calcext:value-type="float">
            <text:p>2.2391953129711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92922345578521" calcext:value-type="float">
            <text:p>5.92922345578521</text:p>
          </table:table-cell>
          <table:table-cell table:formula="of:=[.B17]+[.C9]" office:value-type="float" office:value="18.3409476718153" calcext:value-type="float">
            <text:p>18.340947671815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30:32.51422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32:57.354346359</dc:date>
    <meta:editing-duration>PT3M</meta:editing-duration>
    <meta:editing-cycles>3</meta:editing-cycles>
    <meta:generator>LibreOffice/6.4.7.2$Linux_X86_64 LibreOffice_project/40$Build-2</meta:generator>
    <meta:document-statistic meta:table-count="1" meta:cell-count="54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legend chart:legend-position="end" svg:x="12.728cm" svg:y="3.954cm" style:legend-expansion="high" chart:style-name="ch2"/>
        <chart:plot-area chart:style-name="ch3" table:cell-range-address="rosfoot4.A1:rosfoot4.MU1 rosfoot4.A6:rosfoot4.MU6 rosfoot4.A8:rosfoot4.MU8" chart:data-source-has-labels="both" svg:x="0.32cm" svg:y="0.18cm" svg:width="12.088cm" svg:height="8.645cm">
          <chartooo:coordinate-region svg:x="1.338cm" svg:y="0.379cm" svg:width="10.883cm" svg:height="8.247cm"/>
          <chart:axis chart:dimension="x" chart:name="primary-x" chart:style-name="ch4" chartooo:axis-type="auto">
            <chart:categories table:cell-range-address="rosfoot4.B1:rosfoot4.M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4.B6:rosfoot4.MU6" chart:label-cell-address="rosfoot4.A6:rosfoot4.A6" chart:class="chart:scatter">
            <chart:domain table:cell-range-address="rosfoot4.B1:rosfoot4.MU1"/>
            <chart:data-point chart:repeated="358"/>
          </chart:series>
          <chart:series chart:style-name="ch7" chart:values-cell-range-address="rosfoot4.B8:rosfoot4.MU8" chart:label-cell-address="rosfoot4.A8:rosfoot4.A8" chart:class="chart:scatter">
            <chart:data-point chart:repeated="3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4.B1:rosfoot4.MU1</svg:desc>
                </draw:g>
              </table:table-cell>
              <table:table-cell office:value-type="float" office:value="0.0333569049835205">
                <text:p>0.0333569049835205</text:p>
              </table:table-cell>
              <table:table-cell office:value-type="float" office:value="0.100070238113403">
                <text:p>0.100070238113403</text:p>
              </table:table-cell>
              <table:table-cell office:value-type="float" office:value="0.166783571243286">
                <text:p>0.166783571243286</text:p>
              </table:table-cell>
              <table:table-cell office:value-type="float" office:value="0.200140237808228">
                <text:p>0.200140237808228</text:p>
              </table:table-cell>
              <table:table-cell office:value-type="float" office:value="0.233496904373169">
                <text:p>0.233496904373169</text:p>
              </table:table-cell>
              <table:table-cell office:value-type="float" office:value="0.300209999084473">
                <text:p>0.300209999084473</text:p>
              </table:table-cell>
              <table:table-cell office:value-type="float" office:value="0.333566665649414">
                <text:p>0.333566665649414</text:p>
              </table:table-cell>
              <table:table-cell office:value-type="float" office:value="0.366923332214355">
                <text:p>0.366923332214355</text:p>
              </table:table-cell>
              <table:table-cell office:value-type="float" office:value="0.400280237197876">
                <text:p>0.400280237197876</text:p>
              </table:table-cell>
              <table:table-cell office:value-type="float" office:value="0.433636903762817">
                <text:p>0.433636903762817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0.533706903457642">
                <text:p>0.533706903457642</text:p>
              </table:table-cell>
              <table:table-cell office:value-type="float" office:value="0.567063570022583">
                <text:p>0.567063570022583</text:p>
              </table:table-cell>
              <table:table-cell office:value-type="float" office:value="0.600420475006104">
                <text:p>0.600420475006104</text:p>
              </table:table-cell>
              <table:table-cell office:value-type="float" office:value="0.667134046554565">
                <text:p>0.667134046554565</text:p>
              </table:table-cell>
              <table:table-cell office:value-type="float" office:value="0.700490951538086">
                <text:p>0.700490951538086</text:p>
              </table:table-cell>
              <table:table-cell office:value-type="float" office:value="0.767204523086548">
                <text:p>0.767204523086548</text:p>
              </table:table-cell>
              <table:table-cell office:value-type="float" office:value="0.83391809463501">
                <text:p>0.83391809463501</text:p>
              </table:table-cell>
              <table:table-cell office:value-type="float" office:value="0.900631427764893">
                <text:p>0.900631427764893</text:p>
              </table:table-cell>
              <table:table-cell office:value-type="float" office:value="0.933988332748413">
                <text:p>0.933988332748413</text:p>
              </table:table-cell>
              <table:table-cell office:value-type="float" office:value="0.967344999313354">
                <text:p>0.967344999313354</text:p>
              </table:table-cell>
              <table:table-cell office:value-type="float" office:value="1.0007016658783">
                <text:p>1.0007016658783</text:p>
              </table:table-cell>
              <table:table-cell office:value-type="float" office:value="1.06741547584534">
                <text:p>1.06741547584534</text:p>
              </table:table-cell>
              <table:table-cell office:value-type="float" office:value="1.10077214241028">
                <text:p>1.10077214241028</text:p>
              </table:table-cell>
              <table:table-cell office:value-type="float" office:value="1.13412880897522">
                <text:p>1.13412880897522</text:p>
              </table:table-cell>
              <table:table-cell office:value-type="float" office:value="1.20084238052368">
                <text:p>1.20084238052368</text:p>
              </table:table-cell>
              <table:table-cell office:value-type="float" office:value="1.23419904708862">
                <text:p>1.23419904708862</text:p>
              </table:table-cell>
              <table:table-cell office:value-type="float" office:value="1.26755571365356">
                <text:p>1.26755571365356</text:p>
              </table:table-cell>
              <table:table-cell office:value-type="float" office:value="1.30091238021851">
                <text:p>1.30091238021851</text:p>
              </table:table-cell>
              <table:table-cell office:value-type="float" office:value="1.33426928520203">
                <text:p>1.33426928520203</text:p>
              </table:table-cell>
              <table:table-cell office:value-type="float" office:value="1.36762619018555">
                <text:p>1.36762619018555</text:p>
              </table:table-cell>
              <table:table-cell office:value-type="float" office:value="1.43433952331543">
                <text:p>1.43433952331543</text:p>
              </table:table-cell>
              <table:table-cell office:value-type="float" office:value="1.46769618988037">
                <text:p>1.46769618988037</text:p>
              </table:table-cell>
              <table:table-cell office:value-type="float" office:value="1.50105285644531">
                <text:p>1.50105285644531</text:p>
              </table:table-cell>
              <table:table-cell office:value-type="float" office:value="1.53440999984741">
                <text:p>1.53440999984741</text:p>
              </table:table-cell>
              <table:table-cell office:value-type="float" office:value="1.60112380981445">
                <text:p>1.60112380981445</text:p>
              </table:table-cell>
              <table:table-cell office:value-type="float" office:value="1.66783809661865">
                <text:p>1.66783809661865</text:p>
              </table:table-cell>
              <table:table-cell office:value-type="float" office:value="1.73455214500427">
                <text:p>1.73455214500427</text:p>
              </table:table-cell>
              <table:table-cell office:value-type="float" office:value="1.80126595497131">
                <text:p>1.80126595497131</text:p>
              </table:table-cell>
              <table:table-cell office:value-type="float" office:value="1.90133690834045">
                <text:p>1.90133690834045</text:p>
              </table:table-cell>
              <table:table-cell office:value-type="float" office:value="1.93469405174255">
                <text:p>1.93469405174255</text:p>
              </table:table-cell>
              <table:table-cell office:value-type="float" office:value="2.00140810012817">
                <text:p>2.00140810012817</text:p>
              </table:table-cell>
              <table:table-cell office:value-type="float" office:value="2.06812191009521">
                <text:p>2.06812191009521</text:p>
              </table:table-cell>
              <table:table-cell office:value-type="float" office:value="2.10147905349731">
                <text:p>2.10147905349731</text:p>
              </table:table-cell>
              <table:table-cell office:value-type="float" office:value="2.16819286346436">
                <text:p>2.16819286346436</text:p>
              </table:table-cell>
              <table:table-cell office:value-type="float" office:value="2.23490691184998">
                <text:p>2.23490691184998</text:p>
              </table:table-cell>
              <table:table-cell office:value-type="float" office:value="2.3016209602356">
                <text:p>2.3016209602356</text:p>
              </table:table-cell>
              <table:table-cell office:value-type="float" office:value="2.40169167518616">
                <text:p>2.40169167518616</text:p>
              </table:table-cell>
              <table:table-cell office:value-type="float" office:value="2.43504905700684">
                <text:p>2.43504905700684</text:p>
              </table:table-cell>
              <table:table-cell office:value-type="float" office:value="2.76862096786499">
                <text:p>2.76862096786499</text:p>
              </table:table-cell>
              <table:table-cell office:value-type="float" office:value="2.80197834968567">
                <text:p>2.80197834968567</text:p>
              </table:table-cell>
              <table:table-cell office:value-type="float" office:value="2.86869287490845">
                <text:p>2.86869287490845</text:p>
              </table:table-cell>
              <table:table-cell office:value-type="float" office:value="2.9354076385498">
                <text:p>2.9354076385498</text:p>
              </table:table-cell>
              <table:table-cell office:value-type="float" office:value="3.00212216377258">
                <text:p>3.00212216377258</text:p>
              </table:table-cell>
              <table:table-cell office:value-type="float" office:value="3.06883668899536">
                <text:p>3.06883668899536</text:p>
              </table:table-cell>
              <table:table-cell office:value-type="float" office:value="3.13555145263672">
                <text:p>3.13555145263672</text:p>
              </table:table-cell>
              <table:table-cell office:value-type="float" office:value="3.2022659778595">
                <text:p>3.2022659778595</text:p>
              </table:table-cell>
              <table:table-cell office:value-type="float" office:value="3.26898050308228">
                <text:p>3.26898050308228</text:p>
              </table:table-cell>
              <table:table-cell office:value-type="float" office:value="3.46912455558777">
                <text:p>3.46912455558777</text:p>
              </table:table-cell>
              <table:table-cell office:value-type="float" office:value="3.5358395576477">
                <text:p>3.5358395576477</text:p>
              </table:table-cell>
              <table:table-cell office:value-type="float" office:value="3.56919717788696">
                <text:p>3.56919717788696</text:p>
              </table:table-cell>
              <table:table-cell office:value-type="float" office:value="3.66927003860474">
                <text:p>3.66927003860474</text:p>
              </table:table-cell>
              <table:table-cell office:value-type="float" office:value="3.70262813568115">
                <text:p>3.70262813568115</text:p>
              </table:table-cell>
              <table:table-cell office:value-type="float" office:value="3.73598575592041">
                <text:p>3.73598575592041</text:p>
              </table:table-cell>
              <table:table-cell office:value-type="float" office:value="3.80270099639893">
                <text:p>3.80270099639893</text:p>
              </table:table-cell>
              <table:table-cell office:value-type="float" office:value="4.06956243515015">
                <text:p>4.06956243515015</text:p>
              </table:table-cell>
              <table:table-cell office:value-type="float" office:value="4.13627791404724">
                <text:p>4.13627791404724</text:p>
              </table:table-cell>
              <table:table-cell office:value-type="float" office:value="4.20299339294434">
                <text:p>4.20299339294434</text:p>
              </table:table-cell>
              <table:table-cell office:value-type="float" office:value="4.23635101318359">
                <text:p>4.23635101318359</text:p>
              </table:table-cell>
              <table:table-cell office:value-type="float" office:value="4.56992793083191">
                <text:p>4.56992793083191</text:p>
              </table:table-cell>
              <table:table-cell office:value-type="float" office:value="4.63664317131043">
                <text:p>4.63664317131043</text:p>
              </table:table-cell>
              <table:table-cell office:value-type="float" office:value="4.70335841178894">
                <text:p>4.70335841178894</text:p>
              </table:table-cell>
              <table:table-cell office:value-type="float" office:value="4.73671627044678">
                <text:p>4.73671627044678</text:p>
              </table:table-cell>
              <table:table-cell office:value-type="float" office:value="4.77007389068604">
                <text:p>4.77007389068604</text:p>
              </table:table-cell>
              <table:table-cell office:value-type="float" office:value="4.80343151092529">
                <text:p>4.80343151092529</text:p>
              </table:table-cell>
              <table:table-cell office:value-type="float" office:value="4.87014675140381">
                <text:p>4.87014675140381</text:p>
              </table:table-cell>
              <table:table-cell office:value-type="float" office:value="4.90350461006165">
                <text:p>4.90350461006165</text:p>
              </table:table-cell>
              <table:table-cell office:value-type="float" office:value="4.9368622303009">
                <text:p>4.9368622303009</text:p>
              </table:table-cell>
              <table:table-cell office:value-type="float" office:value="4.97021985054016">
                <text:p>4.97021985054016</text:p>
              </table:table-cell>
              <table:table-cell office:value-type="float" office:value="5.20372366905212">
                <text:p>5.20372366905212</text:p>
              </table:table-cell>
              <table:table-cell office:value-type="float" office:value="5.30379676818848">
                <text:p>5.30379676818848</text:p>
              </table:table-cell>
              <table:table-cell office:value-type="float" office:value="5.33715462684631">
                <text:p>5.33715462684631</text:p>
              </table:table-cell>
              <table:table-cell office:value-type="float" office:value="5.40386986732483">
                <text:p>5.40386986732483</text:p>
              </table:table-cell>
              <table:table-cell office:value-type="float" office:value="5.4705855846405">
                <text:p>5.4705855846405</text:p>
              </table:table-cell>
              <table:table-cell office:value-type="float" office:value="5.53730082511902">
                <text:p>5.53730082511902</text:p>
              </table:table-cell>
              <table:table-cell office:value-type="float" office:value="5.57065868377686">
                <text:p>5.57065868377686</text:p>
              </table:table-cell>
              <table:table-cell office:value-type="float" office:value="5.63737463951111">
                <text:p>5.63737463951111</text:p>
              </table:table-cell>
              <table:table-cell office:value-type="float" office:value="5.67073225975037">
                <text:p>5.67073225975037</text:p>
              </table:table-cell>
              <table:table-cell office:value-type="float" office:value="5.87087941169739">
                <text:p>5.87087941169739</text:p>
              </table:table-cell>
              <table:table-cell office:value-type="float" office:value="5.9042375087738">
                <text:p>5.9042375087738</text:p>
              </table:table-cell>
              <table:table-cell office:value-type="float" office:value="5.93759536743164">
                <text:p>5.93759536743164</text:p>
              </table:table-cell>
              <table:table-cell office:value-type="float" office:value="5.9709529876709">
                <text:p>5.9709529876709</text:p>
              </table:table-cell>
              <table:table-cell office:value-type="float" office:value="6.00431084632874">
                <text:p>6.00431084632874</text:p>
              </table:table-cell>
              <table:table-cell office:value-type="float" office:value="6.03766870498657">
                <text:p>6.03766870498657</text:p>
              </table:table-cell>
              <table:table-cell office:value-type="float" office:value="6.10438466072083">
                <text:p>6.10438466072083</text:p>
              </table:table-cell>
              <table:table-cell office:value-type="float" office:value="6.1711003780365">
                <text:p>6.1711003780365</text:p>
              </table:table-cell>
              <table:table-cell office:value-type="float" office:value="6.23781633377075">
                <text:p>6.23781633377075</text:p>
              </table:table-cell>
              <table:table-cell office:value-type="float" office:value="6.30453181266785">
                <text:p>6.30453181266785</text:p>
              </table:table-cell>
              <table:table-cell office:value-type="float" office:value="6.40460562705994">
                <text:p>6.40460562705994</text:p>
              </table:table-cell>
              <table:table-cell office:value-type="float" office:value="6.67146801948547">
                <text:p>6.67146801948547</text:p>
              </table:table-cell>
              <table:table-cell office:value-type="float" office:value="6.70482587814331">
                <text:p>6.70482587814331</text:p>
              </table:table-cell>
              <table:table-cell office:value-type="float" office:value="6.80489897727966">
                <text:p>6.80489897727966</text:p>
              </table:table-cell>
              <table:table-cell office:value-type="float" office:value="6.87161445617676">
                <text:p>6.87161445617676</text:p>
              </table:table-cell>
              <table:table-cell office:value-type="float" office:value="6.93832993507385">
                <text:p>6.93832993507385</text:p>
              </table:table-cell>
              <table:table-cell office:value-type="float" office:value="6.97168755531311">
                <text:p>6.97168755531311</text:p>
              </table:table-cell>
              <table:table-cell office:value-type="float" office:value="7.00504541397095">
                <text:p>7.00504541397095</text:p>
              </table:table-cell>
              <table:table-cell office:value-type="float" office:value="7.03840327262878">
                <text:p>7.03840327262878</text:p>
              </table:table-cell>
              <table:table-cell office:value-type="float" office:value="7.10511875152588">
                <text:p>7.10511875152588</text:p>
              </table:table-cell>
              <table:table-cell office:value-type="float" office:value="7.13847637176514">
                <text:p>7.13847637176514</text:p>
              </table:table-cell>
              <table:table-cell office:value-type="float" office:value="7.20519208908081">
                <text:p>7.20519208908081</text:p>
              </table:table-cell>
              <table:table-cell office:value-type="float" office:value="7.27190756797791">
                <text:p>7.27190756797791</text:p>
              </table:table-cell>
              <table:table-cell office:value-type="float" office:value="7.338623046875">
                <text:p>7.338623046875</text:p>
              </table:table-cell>
              <table:table-cell office:value-type="float" office:value="7.40533876419067">
                <text:p>7.40533876419067</text:p>
              </table:table-cell>
              <table:table-cell office:value-type="float" office:value="7.43869662284851">
                <text:p>7.43869662284851</text:p>
              </table:table-cell>
              <table:table-cell office:value-type="float" office:value="7.47205424308777">
                <text:p>7.47205424308777</text:p>
              </table:table-cell>
              <table:table-cell office:value-type="float" office:value="7.50541210174561">
                <text:p>7.50541210174561</text:p>
              </table:table-cell>
              <table:table-cell office:value-type="float" office:value="7.53876924514771">
                <text:p>7.53876924514771</text:p>
              </table:table-cell>
              <table:table-cell office:value-type="float" office:value="7.67219710350037">
                <text:p>7.67219710350037</text:p>
              </table:table-cell>
              <table:table-cell office:value-type="float" office:value="7.77226781845093">
                <text:p>7.77226781845093</text:p>
              </table:table-cell>
              <table:table-cell office:value-type="float" office:value="7.83898186683655">
                <text:p>7.83898186683655</text:p>
              </table:table-cell>
              <table:table-cell office:value-type="float" office:value="7.90569567680359">
                <text:p>7.90569567680359</text:p>
              </table:table-cell>
              <table:table-cell office:value-type="float" office:value="7.97240972518921">
                <text:p>7.97240972518921</text:p>
              </table:table-cell>
              <table:table-cell office:value-type="float" office:value="8.00576663017273">
                <text:p>8.00576663017273</text:p>
              </table:table-cell>
              <table:table-cell office:value-type="float" office:value="8.03912353515625">
                <text:p>8.03912353515625</text:p>
              </table:table-cell>
              <table:table-cell office:value-type="float" office:value="8.07248067855835">
                <text:p>8.07248067855835</text:p>
              </table:table-cell>
              <table:table-cell office:value-type="float" office:value="8.47276377677918">
                <text:p>8.47276377677918</text:p>
              </table:table-cell>
              <table:table-cell office:value-type="float" office:value="8.5394778251648">
                <text:p>8.5394778251648</text:p>
              </table:table-cell>
              <table:table-cell office:value-type="float" office:value="8.60619211196899">
                <text:p>8.60619211196899</text:p>
              </table:table-cell>
              <table:table-cell office:value-type="float" office:value="8.63954925537109">
                <text:p>8.63954925537109</text:p>
              </table:table-cell>
              <table:table-cell office:value-type="float" office:value="8.67290639877319">
                <text:p>8.67290639877319</text:p>
              </table:table-cell>
              <table:table-cell office:value-type="float" office:value="8.70626354217529">
                <text:p>8.70626354217529</text:p>
              </table:table-cell>
              <table:table-cell office:value-type="float" office:value="8.73962044715881">
                <text:p>8.73962044715881</text:p>
              </table:table-cell>
              <table:table-cell office:value-type="float" office:value="8.77297759056091">
                <text:p>8.77297759056091</text:p>
              </table:table-cell>
              <table:table-cell office:value-type="float" office:value="8.80633473396301">
                <text:p>8.80633473396301</text:p>
              </table:table-cell>
              <table:table-cell office:value-type="float" office:value="8.83969211578369">
                <text:p>8.83969211578369</text:p>
              </table:table-cell>
              <table:table-cell office:value-type="float" office:value="8.90640616416931">
                <text:p>8.90640616416931</text:p>
              </table:table-cell>
              <table:table-cell office:value-type="float" office:value="9.23997712135315">
                <text:p>9.23997712135315</text:p>
              </table:table-cell>
              <table:table-cell office:value-type="float" office:value="9.27333402633667">
                <text:p>9.27333402633667</text:p>
              </table:table-cell>
              <table:table-cell office:value-type="float" office:value="9.30669116973877">
                <text:p>9.30669116973877</text:p>
              </table:table-cell>
              <table:table-cell office:value-type="float" office:value="9.34004831314087">
                <text:p>9.34004831314087</text:p>
              </table:table-cell>
              <table:table-cell office:value-type="float" office:value="9.37340545654297">
                <text:p>9.37340545654297</text:p>
              </table:table-cell>
              <table:table-cell office:value-type="float" office:value="9.44011950492859">
                <text:p>9.44011950492859</text:p>
              </table:table-cell>
              <table:table-cell office:value-type="float" office:value="9.47347664833069">
                <text:p>9.47347664833069</text:p>
              </table:table-cell>
              <table:table-cell office:value-type="float" office:value="9.54019165039063">
                <text:p>9.54019165039063</text:p>
              </table:table-cell>
              <table:table-cell office:value-type="float" office:value="9.57354974746704">
                <text:p>9.57354974746704</text:p>
              </table:table-cell>
              <table:table-cell office:value-type="float" office:value="9.64026546478272">
                <text:p>9.64026546478272</text:p>
              </table:table-cell>
              <table:table-cell office:value-type="float" office:value="9.67362332344055">
                <text:p>9.67362332344055</text:p>
              </table:table-cell>
              <table:table-cell office:value-type="float" office:value="9.74033951759338">
                <text:p>9.74033951759338</text:p>
              </table:table-cell>
              <table:table-cell office:value-type="float" office:value="9.80705547332764">
                <text:p>9.80705547332764</text:p>
              </table:table-cell>
              <table:table-cell office:value-type="float" office:value="9.87377142906189">
                <text:p>9.87377142906189</text:p>
              </table:table-cell>
              <table:table-cell office:value-type="float" office:value="9.90712952613831">
                <text:p>9.90712952613831</text:p>
              </table:table-cell>
              <table:table-cell office:value-type="float" office:value="9.97384524345398">
                <text:p>9.97384524345398</text:p>
              </table:table-cell>
              <table:table-cell office:value-type="float" office:value="10.007203578949">
                <text:p>10.007203578949</text:p>
              </table:table-cell>
              <table:table-cell office:value-type="float" office:value="10.0405614376068">
                <text:p>10.0405614376068</text:p>
              </table:table-cell>
              <table:table-cell office:value-type="float" office:value="10.1072773933411">
                <text:p>10.1072773933411</text:p>
              </table:table-cell>
              <table:table-cell office:value-type="float" office:value="10.4742157459259">
                <text:p>10.4742157459259</text:p>
              </table:table-cell>
              <table:table-cell office:value-type="float" office:value="10.5075738430023">
                <text:p>10.5075738430023</text:p>
              </table:table-cell>
              <table:table-cell office:value-type="float" office:value="10.5742888450623">
                <text:p>10.5742888450623</text:p>
              </table:table-cell>
              <table:table-cell office:value-type="float" office:value="10.6076467037201">
                <text:p>10.6076467037201</text:p>
              </table:table-cell>
              <table:table-cell office:value-type="float" office:value="10.67436170578">
                <text:p>10.67436170578</text:p>
              </table:table-cell>
              <table:table-cell office:value-type="float" office:value="10.7410769462585">
                <text:p>10.7410769462585</text:p>
              </table:table-cell>
              <table:table-cell office:value-type="float" office:value="10.8077921867371">
                <text:p>10.8077921867371</text:p>
              </table:table-cell>
              <table:table-cell office:value-type="float" office:value="10.8411498069763">
                <text:p>10.8411498069763</text:p>
              </table:table-cell>
              <table:table-cell office:value-type="float" office:value="11.0412952899933">
                <text:p>11.0412952899933</text:p>
              </table:table-cell>
              <table:table-cell office:value-type="float" office:value="11.1080105304718">
                <text:p>11.1080105304718</text:p>
              </table:table-cell>
              <table:table-cell office:value-type="float" office:value="11.1747260093689">
                <text:p>11.1747260093689</text:p>
              </table:table-cell>
              <table:table-cell office:value-type="float" office:value="11.2080833911896">
                <text:p>11.2080833911896</text:p>
              </table:table-cell>
              <table:table-cell office:value-type="float" office:value="11.2747986316681">
                <text:p>11.2747986316681</text:p>
              </table:table-cell>
              <table:table-cell office:value-type="float" office:value="11.3081562519073">
                <text:p>11.3081562519073</text:p>
              </table:table-cell>
              <table:table-cell office:value-type="float" office:value="11.3415141105652">
                <text:p>11.3415141105652</text:p>
              </table:table-cell>
              <table:table-cell office:value-type="float" office:value="11.4082293510437">
                <text:p>11.4082293510437</text:p>
              </table:table-cell>
              <table:table-cell office:value-type="float" office:value="11.441586971283">
                <text:p>11.441586971283</text:p>
              </table:table-cell>
              <table:table-cell office:value-type="float" office:value="11.4749445915222">
                <text:p>11.4749445915222</text:p>
              </table:table-cell>
              <table:table-cell office:value-type="float" office:value="11.5416595935822">
                <text:p>11.5416595935822</text:p>
              </table:table-cell>
              <table:table-cell office:value-type="float" office:value="11.875232219696">
                <text:p>11.875232219696</text:p>
              </table:table-cell>
              <table:table-cell office:value-type="float" office:value="11.9419469833374">
                <text:p>11.9419469833374</text:p>
              </table:table-cell>
              <table:table-cell office:value-type="float" office:value="11.9753043651581">
                <text:p>11.9753043651581</text:p>
              </table:table-cell>
              <table:table-cell office:value-type="float" office:value="12.0420188903809">
                <text:p>12.0420188903809</text:p>
              </table:table-cell>
              <table:table-cell office:value-type="float" office:value="12.075376033783">
                <text:p>12.075376033783</text:p>
              </table:table-cell>
              <table:table-cell office:value-type="float" office:value="12.1420907974243">
                <text:p>12.1420907974243</text:p>
              </table:table-cell>
              <table:table-cell office:value-type="float" office:value="12.1754479408264">
                <text:p>12.1754479408264</text:p>
              </table:table-cell>
              <table:table-cell office:value-type="float" office:value="12.3422343730927">
                <text:p>12.3422343730927</text:p>
              </table:table-cell>
              <table:table-cell office:value-type="float" office:value="12.408949136734">
                <text:p>12.408949136734</text:p>
              </table:table-cell>
              <table:table-cell office:value-type="float" office:value="12.4756636619568">
                <text:p>12.4756636619568</text:p>
              </table:table-cell>
              <table:table-cell office:value-type="float" office:value="12.5423781871796">
                <text:p>12.5423781871796</text:p>
              </table:table-cell>
              <table:table-cell office:value-type="float" office:value="12.6424503326416">
                <text:p>12.6424503326416</text:p>
              </table:table-cell>
              <table:table-cell office:value-type="float" office:value="12.6758077144623">
                <text:p>12.6758077144623</text:p>
              </table:table-cell>
              <table:table-cell office:value-type="float" office:value="12.709165096283">
                <text:p>12.709165096283</text:p>
              </table:table-cell>
              <table:table-cell office:value-type="float" office:value="13.0427386760712">
                <text:p>13.0427386760712</text:p>
              </table:table-cell>
              <table:table-cell office:value-type="float" office:value="13.1094534397125">
                <text:p>13.1094534397125</text:p>
              </table:table-cell>
              <table:table-cell office:value-type="float" office:value="13.1761679649353">
                <text:p>13.1761679649353</text:p>
              </table:table-cell>
              <table:table-cell office:value-type="float" office:value="13.2428827285767">
                <text:p>13.2428827285767</text:p>
              </table:table-cell>
              <table:table-cell office:value-type="float" office:value="13.309597492218">
                <text:p>13.309597492218</text:p>
              </table:table-cell>
              <table:table-cell office:value-type="float" office:value="13.3429548740387">
                <text:p>13.3429548740387</text:p>
              </table:table-cell>
              <table:table-cell office:value-type="float" office:value="13.3763120174408">
                <text:p>13.3763120174408</text:p>
              </table:table-cell>
              <table:table-cell office:value-type="float" office:value="13.4096696376801">
                <text:p>13.4096696376801</text:p>
              </table:table-cell>
              <table:table-cell office:value-type="float" office:value="13.6765327453613">
                <text:p>13.6765327453613</text:p>
              </table:table-cell>
              <table:table-cell office:value-type="float" office:value="13.7432496547699">
                <text:p>13.7432496547699</text:p>
              </table:table-cell>
              <table:table-cell office:value-type="float" office:value="13.8099660873413">
                <text:p>13.8099660873413</text:p>
              </table:table-cell>
              <table:table-cell office:value-type="float" office:value="13.8766827583313">
                <text:p>13.8766827583313</text:p>
              </table:table-cell>
              <table:table-cell office:value-type="float" office:value="13.9100410938263">
                <text:p>13.9100410938263</text:p>
              </table:table-cell>
              <table:table-cell office:value-type="float" office:value="13.9767577648163">
                <text:p>13.9767577648163</text:p>
              </table:table-cell>
              <table:table-cell office:value-type="float" office:value="14.0101161003113">
                <text:p>14.0101161003113</text:p>
              </table:table-cell>
              <table:table-cell office:value-type="float" office:value="14.0768327713013">
                <text:p>14.0768327713013</text:p>
              </table:table-cell>
              <table:table-cell office:value-type="float" office:value="14.4437749385834">
                <text:p>14.4437749385834</text:p>
              </table:table-cell>
              <table:table-cell office:value-type="float" office:value="14.5104920864105">
                <text:p>14.5104920864105</text:p>
              </table:table-cell>
              <table:table-cell office:value-type="float" office:value="14.5772087574005">
                <text:p>14.5772087574005</text:p>
              </table:table-cell>
              <table:table-cell office:value-type="float" office:value="14.7106423377991">
                <text:p>14.7106423377991</text:p>
              </table:table-cell>
              <table:table-cell office:value-type="float" office:value="14.9107930660248">
                <text:p>14.9107930660248</text:p>
              </table:table-cell>
              <table:table-cell office:value-type="float" office:value="14.9775102138519">
                <text:p>14.9775102138519</text:p>
              </table:table-cell>
              <table:table-cell office:value-type="float" office:value="15.0442271232605">
                <text:p>15.0442271232605</text:p>
              </table:table-cell>
              <table:table-cell office:value-type="float" office:value="15.1109440326691">
                <text:p>15.1109440326691</text:p>
              </table:table-cell>
              <table:table-cell office:value-type="float" office:value="15.1776609420776">
                <text:p>15.1776609420776</text:p>
              </table:table-cell>
              <table:table-cell office:value-type="float" office:value="15.2777366638184">
                <text:p>15.2777366638184</text:p>
              </table:table-cell>
              <table:table-cell office:value-type="float" office:value="15.4111709594727">
                <text:p>15.4111709594727</text:p>
              </table:table-cell>
              <table:table-cell office:value-type="float" office:value="15.5112466812134">
                <text:p>15.5112466812134</text:p>
              </table:table-cell>
              <table:table-cell office:value-type="float" office:value="15.611316204071">
                <text:p>15.611316204071</text:p>
              </table:table-cell>
              <table:table-cell office:value-type="float" office:value="15.6780292987823">
                <text:p>15.6780292987823</text:p>
              </table:table-cell>
              <table:table-cell office:value-type="float" office:value="15.7447426319122">
                <text:p>15.7447426319122</text:p>
              </table:table-cell>
              <table:table-cell office:value-type="float" office:value="15.8114557266235">
                <text:p>15.8114557266235</text:p>
              </table:table-cell>
              <table:table-cell office:value-type="float" office:value="15.8781688213348">
                <text:p>15.8781688213348</text:p>
              </table:table-cell>
              <table:table-cell office:value-type="float" office:value="15.9448816776276">
                <text:p>15.9448816776276</text:p>
              </table:table-cell>
              <table:table-cell office:value-type="float" office:value="15.9782383441925">
                <text:p>15.9782383441925</text:p>
              </table:table-cell>
              <table:table-cell office:value-type="float" office:value="16.0115947723389">
                <text:p>16.0115947723389</text:p>
              </table:table-cell>
              <table:table-cell office:value-type="float" office:value="16.1783773899078">
                <text:p>16.1783773899078</text:p>
              </table:table-cell>
              <table:table-cell office:value-type="float" office:value="16.2450902462006">
                <text:p>16.2450902462006</text:p>
              </table:table-cell>
              <table:table-cell office:value-type="float" office:value="16.3118031024933">
                <text:p>16.3118031024933</text:p>
              </table:table-cell>
              <table:table-cell office:value-type="float" office:value="16.378515958786">
                <text:p>16.378515958786</text:p>
              </table:table-cell>
              <table:table-cell office:value-type="float" office:value="16.4452285766602">
                <text:p>16.4452285766602</text:p>
              </table:table-cell>
              <table:table-cell office:value-type="float" office:value="16.4785850048065">
                <text:p>16.4785850048065</text:p>
              </table:table-cell>
              <table:table-cell office:value-type="float" office:value="16.5119414329529">
                <text:p>16.5119414329529</text:p>
              </table:table-cell>
              <table:table-cell office:value-type="float" office:value="16.5786554813385">
                <text:p>16.5786554813385</text:p>
              </table:table-cell>
              <table:table-cell office:value-type="float" office:value="16.645369052887">
                <text:p>16.645369052887</text:p>
              </table:table-cell>
              <table:table-cell office:value-type="float" office:value="16.6787259578705">
                <text:p>16.6787259578705</text:p>
              </table:table-cell>
              <table:table-cell office:value-type="float" office:value="17.0122945308685">
                <text:p>17.0122945308685</text:p>
              </table:table-cell>
              <table:table-cell office:value-type="float" office:value="17.0456511974335">
                <text:p>17.0456511974335</text:p>
              </table:table-cell>
              <table:table-cell office:value-type="float" office:value="17.1123647689819">
                <text:p>17.1123647689819</text:p>
              </table:table-cell>
              <table:table-cell office:value-type="float" office:value="17.2791488170624">
                <text:p>17.2791488170624</text:p>
              </table:table-cell>
              <table:table-cell office:value-type="float" office:value="17.3458623886108">
                <text:p>17.3458623886108</text:p>
              </table:table-cell>
              <table:table-cell office:value-type="float" office:value="17.4125759601593">
                <text:p>17.4125759601593</text:p>
              </table:table-cell>
              <table:table-cell office:value-type="float" office:value="17.4459326267242">
                <text:p>17.4459326267242</text:p>
              </table:table-cell>
              <table:table-cell office:value-type="float" office:value="17.5126464366913">
                <text:p>17.5126464366913</text:p>
              </table:table-cell>
              <table:table-cell office:value-type="float" office:value="17.546003818512">
                <text:p>17.546003818512</text:p>
              </table:table-cell>
              <table:table-cell office:value-type="float" office:value="17.5793614387512">
                <text:p>17.5793614387512</text:p>
              </table:table-cell>
              <table:table-cell office:value-type="float" office:value="17.6460766792297">
                <text:p>17.6460766792297</text:p>
              </table:table-cell>
              <table:table-cell office:value-type="float" office:value="17.7127919197083">
                <text:p>17.7127919197083</text:p>
              </table:table-cell>
              <table:table-cell office:value-type="float" office:value="17.7461495399475">
                <text:p>17.7461495399475</text:p>
              </table:table-cell>
              <table:table-cell office:value-type="float" office:value="17.7795071601868">
                <text:p>17.7795071601868</text:p>
              </table:table-cell>
              <table:table-cell office:value-type="float" office:value="17.8462221622467">
                <text:p>17.8462221622467</text:p>
              </table:table-cell>
              <table:table-cell office:value-type="float" office:value="17.9796526432037">
                <text:p>17.9796526432037</text:p>
              </table:table-cell>
              <table:table-cell office:value-type="float" office:value="18.2465136051178">
                <text:p>18.2465136051178</text:p>
              </table:table-cell>
              <table:table-cell office:value-type="float" office:value="18.3132288455963">
                <text:p>18.3132288455963</text:p>
              </table:table-cell>
              <table:table-cell office:value-type="float" office:value="18.346586227417">
                <text:p>18.346586227417</text:p>
              </table:table-cell>
              <table:table-cell office:value-type="float" office:value="18.3799438476563">
                <text:p>18.3799438476563</text:p>
              </table:table-cell>
              <table:table-cell office:value-type="float" office:value="18.4466593265533">
                <text:p>18.4466593265533</text:p>
              </table:table-cell>
              <table:table-cell office:value-type="float" office:value="18.5133743286133">
                <text:p>18.5133743286133</text:p>
              </table:table-cell>
              <table:table-cell office:value-type="float" office:value="18.5467314720154">
                <text:p>18.5467314720154</text:p>
              </table:table-cell>
              <table:table-cell office:value-type="float" office:value="18.84694647789">
                <text:p>18.84694647789</text:p>
              </table:table-cell>
              <table:table-cell office:value-type="float" office:value="18.8803036212921">
                <text:p>18.8803036212921</text:p>
              </table:table-cell>
              <table:table-cell office:value-type="float" office:value="18.9136607646942">
                <text:p>18.9136607646942</text:p>
              </table:table-cell>
              <table:table-cell office:value-type="float" office:value="18.9470179080963">
                <text:p>18.9470179080963</text:p>
              </table:table-cell>
              <table:table-cell office:value-type="float" office:value="18.9803750514984">
                <text:p>18.9803750514984</text:p>
              </table:table-cell>
              <table:table-cell office:value-type="float" office:value="19.0137321949005">
                <text:p>19.0137321949005</text:p>
              </table:table-cell>
              <table:table-cell office:value-type="float" office:value="19.0470895767212">
                <text:p>19.0470895767212</text:p>
              </table:table-cell>
              <table:table-cell office:value-type="float" office:value="19.1138038635254">
                <text:p>19.1138038635254</text:p>
              </table:table-cell>
              <table:table-cell office:value-type="float" office:value="19.1805181503296">
                <text:p>19.1805181503296</text:p>
              </table:table-cell>
              <table:table-cell office:value-type="float" office:value="19.2138752937317">
                <text:p>19.2138752937317</text:p>
              </table:table-cell>
              <table:table-cell office:value-type="float" office:value="19.2472324371338">
                <text:p>19.2472324371338</text:p>
              </table:table-cell>
              <table:table-cell office:value-type="float" office:value="19.313946723938">
                <text:p>19.313946723938</text:p>
              </table:table-cell>
              <table:table-cell office:value-type="float" office:value="19.3473038673401">
                <text:p>19.3473038673401</text:p>
              </table:table-cell>
              <table:table-cell office:value-type="float" office:value="19.3806610107422">
                <text:p>19.3806610107422</text:p>
              </table:table-cell>
              <table:table-cell office:value-type="float" office:value="19.4473752975464">
                <text:p>19.4473752975464</text:p>
              </table:table-cell>
              <table:table-cell office:value-type="float" office:value="19.4807324409485">
                <text:p>19.4807324409485</text:p>
              </table:table-cell>
              <table:table-cell office:value-type="float" office:value="19.5474467277527">
                <text:p>19.5474467277527</text:p>
              </table:table-cell>
              <table:table-cell office:value-type="float" office:value="19.6141605377197">
                <text:p>19.6141605377197</text:p>
              </table:table-cell>
              <table:table-cell office:value-type="float" office:value="19.6475176811218">
                <text:p>19.6475176811218</text:p>
              </table:table-cell>
              <table:table-cell office:value-type="float" office:value="19.6808745861053">
                <text:p>19.6808745861053</text:p>
              </table:table-cell>
              <table:table-cell office:value-type="float" office:value="19.7142314910889">
                <text:p>19.7142314910889</text:p>
              </table:table-cell>
              <table:table-cell office:value-type="float" office:value="19.747588634491">
                <text:p>19.747588634491</text:p>
              </table:table-cell>
              <table:table-cell office:value-type="float" office:value="19.7809457778931">
                <text:p>19.7809457778931</text:p>
              </table:table-cell>
              <table:table-cell office:value-type="float" office:value="19.8143026828766">
                <text:p>19.8143026828766</text:p>
              </table:table-cell>
              <table:table-cell office:value-type="float" office:value="19.8810167312622">
                <text:p>19.8810167312622</text:p>
              </table:table-cell>
              <table:table-cell office:value-type="float" office:value="19.9143736362457">
                <text:p>19.9143736362457</text:p>
              </table:table-cell>
              <table:table-cell office:value-type="float" office:value="19.9477305412292">
                <text:p>19.9477305412292</text:p>
              </table:table-cell>
              <table:table-cell office:value-type="float" office:value="20.0144445896149">
                <text:p>20.0144445896149</text:p>
              </table:table-cell>
              <table:table-cell office:value-type="float" office:value="20.047801733017">
                <text:p>20.047801733017</text:p>
              </table:table-cell>
              <table:table-cell office:value-type="float" office:value="20.0811586380005">
                <text:p>20.0811586380005</text:p>
              </table:table-cell>
              <table:table-cell office:value-type="float" office:value="20.114515542984">
                <text:p>20.114515542984</text:p>
              </table:table-cell>
              <table:table-cell office:value-type="float" office:value="20.181229352951">
                <text:p>20.181229352951</text:p>
              </table:table-cell>
              <table:table-cell office:value-type="float" office:value="20.2479434013367">
                <text:p>20.2479434013367</text:p>
              </table:table-cell>
              <table:table-cell office:value-type="float" office:value="20.3146574497223">
                <text:p>20.3146574497223</text:p>
              </table:table-cell>
              <table:table-cell office:value-type="float" office:value="20.3813712596893">
                <text:p>20.3813712596893</text:p>
              </table:table-cell>
              <table:table-cell office:value-type="float" office:value="20.4147284030914">
                <text:p>20.4147284030914</text:p>
              </table:table-cell>
              <table:table-cell office:value-type="float" office:value="20.4480853080749">
                <text:p>20.4480853080749</text:p>
              </table:table-cell>
              <table:table-cell office:value-type="float" office:value="20.4814422130585">
                <text:p>20.4814422130585</text:p>
              </table:table-cell>
              <table:table-cell office:value-type="float" office:value="20.5481557846069">
                <text:p>20.5481557846069</text:p>
              </table:table-cell>
              <table:table-cell office:value-type="float" office:value="20.6148693561554">
                <text:p>20.6148693561554</text:p>
              </table:table-cell>
              <table:table-cell office:value-type="float" office:value="20.6815824508667">
                <text:p>20.6815824508667</text:p>
              </table:table-cell>
              <table:table-cell office:value-type="float" office:value="20.7816524505615">
                <text:p>20.7816524505615</text:p>
              </table:table-cell>
              <table:table-cell office:value-type="float" office:value="20.8150091171265">
                <text:p>20.8150091171265</text:p>
              </table:table-cell>
              <table:table-cell office:value-type="float" office:value="20.8817222118378">
                <text:p>20.8817222118378</text:p>
              </table:table-cell>
              <table:table-cell office:value-type="float" office:value="20.9150788784027">
                <text:p>20.9150788784027</text:p>
              </table:table-cell>
              <table:table-cell office:value-type="float" office:value="20.9817922115326">
                <text:p>20.9817922115326</text:p>
              </table:table-cell>
              <table:table-cell office:value-type="float" office:value="21.0151488780975">
                <text:p>21.0151488780975</text:p>
              </table:table-cell>
              <table:table-cell office:value-type="float" office:value="21.0485055446625">
                <text:p>21.0485055446625</text:p>
              </table:table-cell>
              <table:table-cell office:value-type="float" office:value="21.1485750675201">
                <text:p>21.1485750675201</text:p>
              </table:table-cell>
              <table:table-cell office:value-type="float" office:value="21.2152881622314">
                <text:p>21.2152881622314</text:p>
              </table:table-cell>
              <table:table-cell office:value-type="float" office:value="21.2820012569427">
                <text:p>21.2820012569427</text:p>
              </table:table-cell>
              <table:table-cell office:value-type="float" office:value="21.3820712566376">
                <text:p>21.3820712566376</text:p>
              </table:table-cell>
              <table:table-cell office:value-type="float" office:value="21.4154276847839">
                <text:p>21.4154276847839</text:p>
              </table:table-cell>
              <table:table-cell office:value-type="float" office:value="21.4487843513489">
                <text:p>21.4487843513489</text:p>
              </table:table-cell>
              <table:table-cell office:value-type="float" office:value="21.5154974460602">
                <text:p>21.5154974460602</text:p>
              </table:table-cell>
              <table:table-cell office:value-type="float" office:value="21.5488550662994">
                <text:p>21.5488550662994</text:p>
              </table:table-cell>
              <table:table-cell office:value-type="float" office:value="21.5822129249573">
                <text:p>21.5822129249573</text:p>
              </table:table-cell>
              <table:table-cell office:value-type="float" office:value="21.6155710220337">
                <text:p>21.6155710220337</text:p>
              </table:table-cell>
              <table:table-cell office:value-type="float" office:value="21.6489288806915">
                <text:p>21.6489288806915</text:p>
              </table:table-cell>
              <table:table-cell office:value-type="float" office:value="21.7156445980072">
                <text:p>21.7156445980072</text:p>
              </table:table-cell>
              <table:table-cell office:value-type="float" office:value="21.749002456665">
                <text:p>21.749002456665</text:p>
              </table:table-cell>
              <table:table-cell office:value-type="float" office:value="21.7823605537415">
                <text:p>21.7823605537415</text:p>
              </table:table-cell>
              <table:table-cell office:value-type="float" office:value="21.8157184123993">
                <text:p>21.8157184123993</text:p>
              </table:table-cell>
              <table:table-cell office:value-type="float" office:value="21.882434129715">
                <text:p>21.882434129715</text:p>
              </table:table-cell>
              <table:table-cell office:value-type="float" office:value="21.9157919883728">
                <text:p>21.9157919883728</text:p>
              </table:table-cell>
              <table:table-cell office:value-type="float" office:value="21.9491500854492">
                <text:p>21.9491500854492</text:p>
              </table:table-cell>
              <table:table-cell office:value-type="float" office:value="21.9825079441071">
                <text:p>21.9825079441071</text:p>
              </table:table-cell>
              <table:table-cell office:value-type="float" office:value="22.0158658027649">
                <text:p>22.0158658027649</text:p>
              </table:table-cell>
              <table:table-cell office:value-type="float" office:value="22.0825817584991">
                <text:p>22.0825817584991</text:p>
              </table:table-cell>
              <table:table-cell office:value-type="float" office:value="22.1492977142334">
                <text:p>22.1492977142334</text:p>
              </table:table-cell>
              <table:table-cell office:value-type="float" office:value="22.2160134315491">
                <text:p>22.2160134315491</text:p>
              </table:table-cell>
              <table:table-cell office:value-type="float" office:value="22.2827296257019">
                <text:p>22.2827296257019</text:p>
              </table:table-cell>
              <table:table-cell office:value-type="float" office:value="22.3494453430176">
                <text:p>22.3494453430176</text:p>
              </table:table-cell>
              <table:table-cell office:value-type="float" office:value="22.4161615371704">
                <text:p>22.4161615371704</text:p>
              </table:table-cell>
              <table:table-cell office:value-type="float" office:value="22.4495193958282">
                <text:p>22.4495193958282</text:p>
              </table:table-cell>
              <table:table-cell office:value-type="float" office:value="22.5162353515625">
                <text:p>22.5162353515625</text:p>
              </table:table-cell>
              <table:table-cell office:value-type="float" office:value="22.6163067817688">
                <text:p>22.6163067817688</text:p>
              </table:table-cell>
              <table:table-cell office:value-type="float" office:value="22.6830208301544">
                <text:p>22.6830208301544</text:p>
              </table:table-cell>
              <table:table-cell office:value-type="float" office:value="22.7163779735565">
                <text:p>22.7163779735565</text:p>
              </table:table-cell>
              <table:table-cell office:value-type="float" office:value="22.7497351169586">
                <text:p>22.7497351169586</text:p>
              </table:table-cell>
              <table:table-cell office:value-type="float" office:value="22.8164494037628">
                <text:p>22.8164494037628</text:p>
              </table:table-cell>
              <table:table-cell office:value-type="float" office:value="22.8498065471649">
                <text:p>22.8498065471649</text:p>
              </table:table-cell>
              <table:table-cell office:value-type="float" office:value="22.9165205955505">
                <text:p>22.9165205955505</text:p>
              </table:table-cell>
              <table:table-cell office:value-type="float" office:value="22.9498777389526">
                <text:p>22.9498777389526</text:p>
              </table:table-cell>
              <table:table-cell office:value-type="float" office:value="22.9832346439362">
                <text:p>22.9832346439362</text:p>
              </table:table-cell>
              <table:table-cell office:value-type="float" office:value="23.0499491691589">
                <text:p>23.0499491691589</text:p>
              </table:table-cell>
              <table:table-cell office:value-type="float" office:value="23.1166632175446">
                <text:p>23.1166632175446</text:p>
              </table:table-cell>
              <table:table-cell office:value-type="float" office:value="23.1833772659302">
                <text:p>23.1833772659302</text:p>
              </table:table-cell>
              <table:table-cell office:value-type="float" office:value="23.2500913143158">
                <text:p>23.2500913143158</text:p>
              </table:table-cell>
              <table:table-cell office:value-type="float" office:value="23.2834486961365">
                <text:p>23.2834486961365</text:p>
              </table:table-cell>
              <table:table-cell office:value-type="float" office:value="23.3168058395386">
                <text:p>23.3168058395386</text:p>
              </table:table-cell>
              <table:table-cell office:value-type="float" office:value="23.3835198879242">
                <text:p>23.3835198879242</text:p>
              </table:table-cell>
              <table:table-cell office:value-type="float" office:value="23.4168767929077">
                <text:p>23.4168767929077</text:p>
              </table:table-cell>
              <table:table-cell office:value-type="float" office:value="23.4502339363098">
                <text:p>23.4502339363098</text:p>
              </table:table-cell>
              <table:table-cell office:value-type="float" office:value="23.4835910797119">
                <text:p>23.4835910797119</text:p>
              </table:table-cell>
              <table:table-cell office:value-type="float" office:value="23.516948223114">
                <text:p>23.516948223114</text:p>
              </table:table-cell>
              <table:table-cell office:value-type="float" office:value="23.550304889679">
                <text:p>23.550304889679</text:p>
              </table:table-cell>
              <table:table-cell office:value-type="float" office:value="23.5836613178253">
                <text:p>23.5836613178253</text:p>
              </table:table-cell>
              <table:table-cell office:value-type="float" office:value="23.6503744125366">
                <text:p>23.6503744125366</text:p>
              </table:table-cell>
              <table:table-cell office:value-type="float" office:value="23.683730840683">
                <text:p>23.683730840683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4.A6:rosfoot4.A6</svg:desc>
                </draw:g>
              </table:table-cell>
              <table:table-cell office:value-type="float" office:value="0.312112062298045">
                <text:p>0.312112062298045</text:p>
                <draw:g>
                  <svg:desc>rosfoot4.B6:rosfoot4.MU6</svg:desc>
                </draw:g>
              </table:table-cell>
              <table:table-cell office:value-type="float" office:value="0.312037938755275">
                <text:p>0.312037938755275</text:p>
              </table:table-cell>
              <table:table-cell office:value-type="float" office:value="0.312056158723706">
                <text:p>0.312056158723706</text:p>
              </table:table-cell>
              <table:table-cell office:value-type="float" office:value="0.312051125798446">
                <text:p>0.312051125798446</text:p>
              </table:table-cell>
              <table:table-cell office:value-type="float" office:value="0.312069083420269">
                <text:p>0.312069083420269</text:p>
              </table:table-cell>
              <table:table-cell office:value-type="float" office:value="0.312063806732302">
                <text:p>0.312063806732302</text:p>
              </table:table-cell>
              <table:table-cell office:value-type="float" office:value="0.312043678192218">
                <text:p>0.312043678192218</text:p>
              </table:table-cell>
              <table:table-cell office:value-type="float" office:value="0.312054852843738">
                <text:p>0.312054852843738</text:p>
              </table:table-cell>
              <table:table-cell office:value-type="float" office:value="0.312060746799485">
                <text:p>0.312060746799485</text:p>
              </table:table-cell>
              <table:table-cell office:value-type="float" office:value="0.312087798912384">
                <text:p>0.312087798912384</text:p>
              </table:table-cell>
              <table:table-cell office:value-type="float" office:value="0.312057742135193">
                <text:p>0.312057742135193</text:p>
              </table:table-cell>
              <table:table-cell office:value-type="float" office:value="0.312055113968095">
                <text:p>0.312055113968095</text:p>
              </table:table-cell>
              <table:table-cell office:value-type="float" office:value="0.312045559170884">
                <text:p>0.312045559170884</text:p>
              </table:table-cell>
              <table:table-cell office:value-type="float" office:value="0.312046502163728">
                <text:p>0.312046502163728</text:p>
              </table:table-cell>
              <table:table-cell office:value-type="float" office:value="0.312066440894987">
                <text:p>0.312066440894987</text:p>
              </table:table-cell>
              <table:table-cell office:value-type="float" office:value="0.312059164102983">
                <text:p>0.312059164102983</text:p>
              </table:table-cell>
              <table:table-cell office:value-type="float" office:value="0.312047210982323">
                <text:p>0.312047210982323</text:p>
              </table:table-cell>
              <table:table-cell office:value-type="float" office:value="0.312066797517509">
                <text:p>0.312066797517509</text:p>
              </table:table-cell>
              <table:table-cell office:value-type="float" office:value="0.312046845327258">
                <text:p>0.312046845327258</text:p>
              </table:table-cell>
              <table:table-cell office:value-type="float" office:value="0.312056124252688">
                <text:p>0.312056124252688</text:p>
              </table:table-cell>
              <table:table-cell office:value-type="float" office:value="0.312048364582245">
                <text:p>0.312048364582245</text:p>
              </table:table-cell>
              <table:table-cell office:value-type="float" office:value="0.312028422164943">
                <text:p>0.312028422164943</text:p>
              </table:table-cell>
              <table:table-cell office:value-type="float" office:value="0.312050555897788">
                <text:p>0.312050555897788</text:p>
              </table:table-cell>
              <table:table-cell office:value-type="float" office:value="0.312048777833938">
                <text:p>0.312048777833938</text:p>
              </table:table-cell>
              <table:table-cell office:value-type="float" office:value="0.312058121732872">
                <text:p>0.312058121732872</text:p>
              </table:table-cell>
              <table:table-cell office:value-type="float" office:value="0.312083061261091">
                <text:p>0.312083061261091</text:p>
              </table:table-cell>
              <table:table-cell office:value-type="float" office:value="0.31202525653325">
                <text:p>0.31202525653325</text:p>
              </table:table-cell>
              <table:table-cell office:value-type="float" office:value="0.312075105921767">
                <text:p>0.312075105921767</text:p>
              </table:table-cell>
              <table:table-cell office:value-type="float" office:value="0.312060196822741">
                <text:p>0.312060196822741</text:p>
              </table:table-cell>
              <table:table-cell office:value-type="float" office:value="0.31203971576483">
                <text:p>0.31203971576483</text:p>
              </table:table-cell>
              <table:table-cell office:value-type="float" office:value="0.312080668229697">
                <text:p>0.312080668229697</text:p>
              </table:table-cell>
              <table:table-cell office:value-type="float" office:value="0.312056622917789">
                <text:p>0.312056622917789</text:p>
              </table:table-cell>
              <table:table-cell office:value-type="float" office:value="0.312083462328607">
                <text:p>0.312083462328607</text:p>
              </table:table-cell>
              <table:table-cell office:value-type="float" office:value="0.312010978214409">
                <text:p>0.312010978214409</text:p>
              </table:table-cell>
              <table:table-cell office:value-type="float" office:value="0.312049764999512">
                <text:p>0.312049764999512</text:p>
              </table:table-cell>
              <table:table-cell office:value-type="float" office:value="0.312031963561656">
                <text:p>0.312031963561656</text:p>
              </table:table-cell>
              <table:table-cell office:value-type="float" office:value="0.312039301631615">
                <text:p>0.312039301631615</text:p>
              </table:table-cell>
              <table:table-cell office:value-type="float" office:value="0.31209211837193">
                <text:p>0.31209211837193</text:p>
              </table:table-cell>
              <table:table-cell office:value-type="float" office:value="0.312046848528644">
                <text:p>0.312046848528644</text:p>
              </table:table-cell>
              <table:table-cell office:value-type="float" office:value="0.311923074256534">
                <text:p>0.311923074256534</text:p>
              </table:table-cell>
              <table:table-cell office:value-type="float" office:value="0.311664956882068">
                <text:p>0.311664956882068</text:p>
              </table:table-cell>
              <table:table-cell office:value-type="float" office:value="0.311129977775221">
                <text:p>0.311129977775221</text:p>
              </table:table-cell>
              <table:table-cell office:value-type="float" office:value="0.308696811424565">
                <text:p>0.308696811424565</text:p>
              </table:table-cell>
              <table:table-cell office:value-type="float" office:value="0.305530608375365">
                <text:p>0.305530608375365</text:p>
              </table:table-cell>
              <table:table-cell office:value-type="float" office:value="0.303542292831439">
                <text:p>0.303542292831439</text:p>
              </table:table-cell>
              <table:table-cell office:value-type="float" office:value="0.300773010445112">
                <text:p>0.300773010445112</text:p>
              </table:table-cell>
              <table:table-cell office:value-type="float" office:value="0.296272657922968">
                <text:p>0.296272657922968</text:p>
              </table:table-cell>
              <table:table-cell office:value-type="float" office:value="0.28887529033758">
                <text:p>0.28887529033758</text:p>
              </table:table-cell>
              <table:table-cell office:value-type="float" office:value="0.293190016537212">
                <text:p>0.293190016537212</text:p>
              </table:table-cell>
              <table:table-cell office:value-type="float" office:value="0.300265862179298">
                <text:p>0.300265862179298</text:p>
              </table:table-cell>
              <table:table-cell office:value-type="float" office:value="0.337876322963783">
                <text:p>0.337876322963783</text:p>
              </table:table-cell>
              <table:table-cell office:value-type="float" office:value="0.338883795385643">
                <text:p>0.338883795385643</text:p>
              </table:table-cell>
              <table:table-cell office:value-type="float" office:value="0.337409598536867">
                <text:p>0.337409598536867</text:p>
              </table:table-cell>
              <table:table-cell office:value-type="float" office:value="0.334753985369105">
                <text:p>0.334753985369105</text:p>
              </table:table-cell>
              <table:table-cell office:value-type="float" office:value="0.335571184489">
                <text:p>0.335571184489</text:p>
              </table:table-cell>
              <table:table-cell office:value-type="float" office:value="0.332388599774099">
                <text:p>0.332388599774099</text:p>
              </table:table-cell>
              <table:table-cell office:value-type="float" office:value="0.321955377970304">
                <text:p>0.321955377970304</text:p>
              </table:table-cell>
              <table:table-cell office:value-type="float" office:value="0.309730309246427">
                <text:p>0.309730309246427</text:p>
              </table:table-cell>
              <table:table-cell office:value-type="float" office:value="0.306759970954646">
                <text:p>0.306759970954646</text:p>
              </table:table-cell>
              <table:table-cell office:value-type="float" office:value="0.301479534596899">
                <text:p>0.301479534596899</text:p>
              </table:table-cell>
              <table:table-cell office:value-type="float" office:value="0.298732390844391">
                <text:p>0.298732390844391</text:p>
              </table:table-cell>
              <table:table-cell office:value-type="float" office:value="0.296499908253132">
                <text:p>0.296499908253132</text:p>
              </table:table-cell>
              <table:table-cell office:value-type="float" office:value="0.292641477817418">
                <text:p>0.292641477817418</text:p>
              </table:table-cell>
              <table:table-cell office:value-type="float" office:value="0.292396045431139">
                <text:p>0.292396045431139</text:p>
              </table:table-cell>
              <table:table-cell office:value-type="float" office:value="0.292592979162317">
                <text:p>0.292592979162317</text:p>
              </table:table-cell>
              <table:table-cell office:value-type="float" office:value="0.291267853273428">
                <text:p>0.291267853273428</text:p>
              </table:table-cell>
              <table:table-cell office:value-type="float" office:value="0.334380724461896">
                <text:p>0.334380724461896</text:p>
              </table:table-cell>
              <table:table-cell office:value-type="float" office:value="0.331828192902896">
                <text:p>0.331828192902896</text:p>
              </table:table-cell>
              <table:table-cell office:value-type="float" office:value="0.324687122985602">
                <text:p>0.324687122985602</text:p>
              </table:table-cell>
              <table:table-cell office:value-type="float" office:value="0.319671587594034">
                <text:p>0.319671587594034</text:p>
              </table:table-cell>
              <table:table-cell office:value-type="float" office:value="0.304514640632637">
                <text:p>0.304514640632637</text:p>
              </table:table-cell>
              <table:table-cell office:value-type="float" office:value="0.304018792058608">
                <text:p>0.304018792058608</text:p>
              </table:table-cell>
              <table:table-cell office:value-type="float" office:value="0.301764944872665">
                <text:p>0.301764944872665</text:p>
              </table:table-cell>
              <table:table-cell office:value-type="float" office:value="0.301019762384899">
                <text:p>0.301019762384899</text:p>
              </table:table-cell>
              <table:table-cell office:value-type="float" office:value="0.30046843520328">
                <text:p>0.30046843520328</text:p>
              </table:table-cell>
              <table:table-cell office:value-type="float" office:value="0.299862198041294">
                <text:p>0.299862198041294</text:p>
              </table:table-cell>
              <table:table-cell office:value-type="float" office:value="0.29601871160276">
                <text:p>0.29601871160276</text:p>
              </table:table-cell>
              <table:table-cell office:value-type="float" office:value="0.290910716022752">
                <text:p>0.290910716022752</text:p>
              </table:table-cell>
              <table:table-cell office:value-type="float" office:value="0.289671629403181">
                <text:p>0.289671629403181</text:p>
              </table:table-cell>
              <table:table-cell office:value-type="float" office:value="0.293477957589127">
                <text:p>0.293477957589127</text:p>
              </table:table-cell>
              <table:table-cell office:value-type="float" office:value="0.319281200851381">
                <text:p>0.319281200851381</text:p>
              </table:table-cell>
              <table:table-cell office:value-type="float" office:value="0.335486444330705">
                <text:p>0.335486444330705</text:p>
              </table:table-cell>
              <table:table-cell office:value-type="float" office:value="0.339773585474695">
                <text:p>0.339773585474695</text:p>
              </table:table-cell>
              <table:table-cell office:value-type="float" office:value="0.341341881511305">
                <text:p>0.341341881511305</text:p>
              </table:table-cell>
              <table:table-cell office:value-type="float" office:value="0.338280104007893">
                <text:p>0.338280104007893</text:p>
              </table:table-cell>
              <table:table-cell office:value-type="float" office:value="0.337639289612839">
                <text:p>0.337639289612839</text:p>
              </table:table-cell>
              <table:table-cell office:value-type="float" office:value="0.337878115093045">
                <text:p>0.337878115093045</text:p>
              </table:table-cell>
              <table:table-cell office:value-type="float" office:value="0.335360323757286">
                <text:p>0.335360323757286</text:p>
              </table:table-cell>
              <table:table-cell office:value-type="float" office:value="0.331440208093217">
                <text:p>0.331440208093217</text:p>
              </table:table-cell>
              <table:table-cell office:value-type="float" office:value="0.302753956830341">
                <text:p>0.302753956830341</text:p>
              </table:table-cell>
              <table:table-cell office:value-type="float" office:value="0.302068056234286">
                <text:p>0.302068056234286</text:p>
              </table:table-cell>
              <table:table-cell office:value-type="float" office:value="0.301512231391749">
                <text:p>0.301512231391749</text:p>
              </table:table-cell>
              <table:table-cell office:value-type="float" office:value="0.301409309079508">
                <text:p>0.301409309079508</text:p>
              </table:table-cell>
              <table:table-cell office:value-type="float" office:value="0.301818246795921">
                <text:p>0.301818246795921</text:p>
              </table:table-cell>
              <table:table-cell office:value-type="float" office:value="0.301319198108968">
                <text:p>0.301319198108968</text:p>
              </table:table-cell>
              <table:table-cell office:value-type="float" office:value="0.298375753843962">
                <text:p>0.298375753843962</text:p>
              </table:table-cell>
              <table:table-cell office:value-type="float" office:value="0.295865751491743">
                <text:p>0.295865751491743</text:p>
              </table:table-cell>
              <table:table-cell office:value-type="float" office:value="0.292566705626824">
                <text:p>0.292566705626824</text:p>
              </table:table-cell>
              <table:table-cell office:value-type="float" office:value="0.292932595525102">
                <text:p>0.292932595525102</text:p>
              </table:table-cell>
              <table:table-cell office:value-type="float" office:value="0.292141423028397">
                <text:p>0.292141423028397</text:p>
              </table:table-cell>
              <table:table-cell office:value-type="float" office:value="0.332775878717161">
                <text:p>0.332775878717161</text:p>
              </table:table-cell>
              <table:table-cell office:value-type="float" office:value="0.330035810724347">
                <text:p>0.330035810724347</text:p>
              </table:table-cell>
              <table:table-cell office:value-type="float" office:value="0.321606917790206">
                <text:p>0.321606917790206</text:p>
              </table:table-cell>
              <table:table-cell office:value-type="float" office:value="0.314828710859959">
                <text:p>0.314828710859959</text:p>
              </table:table-cell>
              <table:table-cell office:value-type="float" office:value="0.313957825643291">
                <text:p>0.313957825643291</text:p>
              </table:table-cell>
              <table:table-cell office:value-type="float" office:value="0.312692769660548">
                <text:p>0.312692769660548</text:p>
              </table:table-cell>
              <table:table-cell office:value-type="float" office:value="0.310788616698148">
                <text:p>0.310788616698148</text:p>
              </table:table-cell>
              <table:table-cell office:value-type="float" office:value="0.306325287304973">
                <text:p>0.306325287304973</text:p>
              </table:table-cell>
              <table:table-cell office:value-type="float" office:value="0.30550481890888">
                <text:p>0.30550481890888</text:p>
              </table:table-cell>
              <table:table-cell office:value-type="float" office:value="0.306341610043059">
                <text:p>0.306341610043059</text:p>
              </table:table-cell>
              <table:table-cell office:value-type="float" office:value="0.305078573949776">
                <text:p>0.305078573949776</text:p>
              </table:table-cell>
              <table:table-cell office:value-type="float" office:value="0.302702813745858">
                <text:p>0.302702813745858</text:p>
              </table:table-cell>
              <table:table-cell office:value-type="float" office:value="0.30165839888581">
                <text:p>0.30165839888581</text:p>
              </table:table-cell>
              <table:table-cell office:value-type="float" office:value="0.299178497946562">
                <text:p>0.299178497946562</text:p>
              </table:table-cell>
              <table:table-cell office:value-type="float" office:value="0.2965375596207">
                <text:p>0.2965375596207</text:p>
              </table:table-cell>
              <table:table-cell office:value-type="float" office:value="0.293329216916164">
                <text:p>0.293329216916164</text:p>
              </table:table-cell>
              <table:table-cell office:value-type="float" office:value="0.292309604577647">
                <text:p>0.292309604577647</text:p>
              </table:table-cell>
              <table:table-cell office:value-type="float" office:value="0.295452301782363">
                <text:p>0.295452301782363</text:p>
              </table:table-cell>
              <table:table-cell office:value-type="float" office:value="0.323521392014567">
                <text:p>0.323521392014567</text:p>
              </table:table-cell>
              <table:table-cell office:value-type="float" office:value="0.322138816422154">
                <text:p>0.322138816422154</text:p>
              </table:table-cell>
              <table:table-cell office:value-type="float" office:value="0.332111146065262">
                <text:p>0.332111146065262</text:p>
              </table:table-cell>
              <table:table-cell office:value-type="float" office:value="0.341773274215332">
                <text:p>0.341773274215332</text:p>
              </table:table-cell>
              <table:table-cell office:value-type="float" office:value="0.344011773133085">
                <text:p>0.344011773133085</text:p>
              </table:table-cell>
              <table:table-cell office:value-type="float" office:value="0.343241294264266">
                <text:p>0.343241294264266</text:p>
              </table:table-cell>
              <table:table-cell office:value-type="float" office:value="0.341533252199141">
                <text:p>0.341533252199141</text:p>
              </table:table-cell>
              <table:table-cell office:value-type="float" office:value="0.339852499047876">
                <text:p>0.339852499047876</text:p>
              </table:table-cell>
              <table:table-cell office:value-type="float" office:value="0.30350809952067">
                <text:p>0.30350809952067</text:p>
              </table:table-cell>
              <table:table-cell office:value-type="float" office:value="0.302446766684887">
                <text:p>0.302446766684887</text:p>
              </table:table-cell>
              <table:table-cell office:value-type="float" office:value="0.300578591226193">
                <text:p>0.300578591226193</text:p>
              </table:table-cell>
              <table:table-cell office:value-type="float" office:value="0.30058099686855">
                <text:p>0.30058099686855</text:p>
              </table:table-cell>
              <table:table-cell office:value-type="float" office:value="0.299609006945211">
                <text:p>0.299609006945211</text:p>
              </table:table-cell>
              <table:table-cell office:value-type="float" office:value="0.298618761451123">
                <text:p>0.298618761451123</text:p>
              </table:table-cell>
              <table:table-cell office:value-type="float" office:value="0.295625351596446">
                <text:p>0.295625351596446</text:p>
              </table:table-cell>
              <table:table-cell office:value-type="float" office:value="0.293093803979765">
                <text:p>0.293093803979765</text:p>
              </table:table-cell>
              <table:table-cell office:value-type="float" office:value="0.291889329981541">
                <text:p>0.291889329981541</text:p>
              </table:table-cell>
              <table:table-cell office:value-type="float" office:value="0.290795631243024">
                <text:p>0.290795631243024</text:p>
              </table:table-cell>
              <table:table-cell office:value-type="float" office:value="0.28938802643561">
                <text:p>0.28938802643561</text:p>
              </table:table-cell>
              <table:table-cell office:value-type="float" office:value="0.334760555399676">
                <text:p>0.334760555399676</text:p>
              </table:table-cell>
              <table:table-cell office:value-type="float" office:value="0.334935437061039">
                <text:p>0.334935437061039</text:p>
              </table:table-cell>
              <table:table-cell office:value-type="float" office:value="0.333505867743066">
                <text:p>0.333505867743066</text:p>
              </table:table-cell>
              <table:table-cell office:value-type="float" office:value="0.330560917111009">
                <text:p>0.330560917111009</text:p>
              </table:table-cell>
              <table:table-cell office:value-type="float" office:value="0.327221061330295">
                <text:p>0.327221061330295</text:p>
              </table:table-cell>
              <table:table-cell office:value-type="float" office:value="0.317264448039795">
                <text:p>0.317264448039795</text:p>
              </table:table-cell>
              <table:table-cell office:value-type="float" office:value="0.315547042878081">
                <text:p>0.315547042878081</text:p>
              </table:table-cell>
              <table:table-cell office:value-type="float" office:value="0.313588471499237">
                <text:p>0.313588471499237</text:p>
              </table:table-cell>
              <table:table-cell office:value-type="float" office:value="0.311387031806882">
                <text:p>0.311387031806882</text:p>
              </table:table-cell>
              <table:table-cell office:value-type="float" office:value="0.302736894447245">
                <text:p>0.302736894447245</text:p>
              </table:table-cell>
              <table:table-cell office:value-type="float" office:value="0.303663146638222">
                <text:p>0.303663146638222</text:p>
              </table:table-cell>
              <table:table-cell office:value-type="float" office:value="0.306103187354105">
                <text:p>0.306103187354105</text:p>
              </table:table-cell>
              <table:table-cell office:value-type="float" office:value="0.304553302220266">
                <text:p>0.304553302220266</text:p>
              </table:table-cell>
              <table:table-cell office:value-type="float" office:value="0.302666358344233">
                <text:p>0.302666358344233</text:p>
              </table:table-cell>
              <table:table-cell office:value-type="float" office:value="0.301608454924614">
                <text:p>0.301608454924614</text:p>
              </table:table-cell>
              <table:table-cell office:value-type="float" office:value="0.297931138973555">
                <text:p>0.297931138973555</text:p>
              </table:table-cell>
              <table:table-cell office:value-type="float" office:value="0.29484800366923">
                <text:p>0.29484800366923</text:p>
              </table:table-cell>
              <table:table-cell office:value-type="float" office:value="0.29167182778245">
                <text:p>0.29167182778245</text:p>
              </table:table-cell>
              <table:table-cell office:value-type="float" office:value="0.293266241707121">
                <text:p>0.293266241707121</text:p>
              </table:table-cell>
              <table:table-cell office:value-type="float" office:value="0.339306798828974">
                <text:p>0.339306798828974</text:p>
              </table:table-cell>
              <table:table-cell office:value-type="float" office:value="0.342083728008656">
                <text:p>0.342083728008656</text:p>
              </table:table-cell>
              <table:table-cell office:value-type="float" office:value="0.342575160984646">
                <text:p>0.342575160984646</text:p>
              </table:table-cell>
              <table:table-cell office:value-type="float" office:value="0.342471365795309">
                <text:p>0.342471365795309</text:p>
              </table:table-cell>
              <table:table-cell office:value-type="float" office:value="0.339594626293462">
                <text:p>0.339594626293462</text:p>
              </table:table-cell>
              <table:table-cell office:value-type="float" office:value="0.3413444622841">
                <text:p>0.3413444622841</text:p>
              </table:table-cell>
              <table:table-cell office:value-type="float" office:value="0.339874111221712">
                <text:p>0.339874111221712</text:p>
              </table:table-cell>
              <table:table-cell office:value-type="float" office:value="0.33689096599255">
                <text:p>0.33689096599255</text:p>
              </table:table-cell>
              <table:table-cell office:value-type="float" office:value="0.313673903271976">
                <text:p>0.313673903271976</text:p>
              </table:table-cell>
              <table:table-cell office:value-type="float" office:value="0.310647366579606">
                <text:p>0.310647366579606</text:p>
              </table:table-cell>
              <table:table-cell office:value-type="float" office:value="0.306474649245702">
                <text:p>0.306474649245702</text:p>
              </table:table-cell>
              <table:table-cell office:value-type="float" office:value="0.305810393801177">
                <text:p>0.305810393801177</text:p>
              </table:table-cell>
              <table:table-cell office:value-type="float" office:value="0.303247325093228">
                <text:p>0.303247325093228</text:p>
              </table:table-cell>
              <table:table-cell office:value-type="float" office:value="0.300413546186908">
                <text:p>0.300413546186908</text:p>
              </table:table-cell>
              <table:table-cell office:value-type="float" office:value="0.297428141908687">
                <text:p>0.297428141908687</text:p>
              </table:table-cell>
              <table:table-cell office:value-type="float" office:value="0.293580931941801">
                <text:p>0.293580931941801</text:p>
              </table:table-cell>
              <table:table-cell office:value-type="float" office:value="0.293873384121289">
                <text:p>0.293873384121289</text:p>
              </table:table-cell>
              <table:table-cell office:value-type="float" office:value="0.293737719921565">
                <text:p>0.293737719921565</text:p>
              </table:table-cell>
              <table:table-cell office:value-type="float" office:value="0.293101295513259">
                <text:p>0.293101295513259</text:p>
              </table:table-cell>
              <table:table-cell office:value-type="float" office:value="0.32983802553167">
                <text:p>0.32983802553167</text:p>
              </table:table-cell>
              <table:table-cell office:value-type="float" office:value="0.326894675984033">
                <text:p>0.326894675984033</text:p>
              </table:table-cell>
              <table:table-cell office:value-type="float" office:value="0.323242950210941">
                <text:p>0.323242950210941</text:p>
              </table:table-cell>
              <table:table-cell office:value-type="float" office:value="0.321426826238478">
                <text:p>0.321426826238478</text:p>
              </table:table-cell>
              <table:table-cell office:value-type="float" office:value="0.322063040039016">
                <text:p>0.322063040039016</text:p>
              </table:table-cell>
              <table:table-cell office:value-type="float" office:value="0.320854127207713">
                <text:p>0.320854127207713</text:p>
              </table:table-cell>
              <table:table-cell office:value-type="float" office:value="0.318214126538536">
                <text:p>0.318214126538536</text:p>
              </table:table-cell>
              <table:table-cell office:value-type="float" office:value="0.306618231495727">
                <text:p>0.306618231495727</text:p>
              </table:table-cell>
              <table:table-cell office:value-type="float" office:value="0.30522294926425">
                <text:p>0.30522294926425</text:p>
              </table:table-cell>
              <table:table-cell office:value-type="float" office:value="0.304931962611621">
                <text:p>0.304931962611621</text:p>
              </table:table-cell>
              <table:table-cell office:value-type="float" office:value="0.303582017589544">
                <text:p>0.303582017589544</text:p>
              </table:table-cell>
              <table:table-cell office:value-type="float" office:value="0.292027022027779">
                <text:p>0.292027022027779</text:p>
              </table:table-cell>
              <table:table-cell office:value-type="float" office:value="0.294537366593935">
                <text:p>0.294537366593935</text:p>
              </table:table-cell>
              <table:table-cell office:value-type="float" office:value="0.29883074997136">
                <text:p>0.29883074997136</text:p>
              </table:table-cell>
              <table:table-cell office:value-type="float" office:value="0.34022592525894">
                <text:p>0.34022592525894</text:p>
              </table:table-cell>
              <table:table-cell office:value-type="float" office:value="0.345553769108134">
                <text:p>0.345553769108134</text:p>
              </table:table-cell>
              <table:table-cell office:value-type="float" office:value="0.344896701725797">
                <text:p>0.344896701725797</text:p>
              </table:table-cell>
              <table:table-cell office:value-type="float" office:value="0.342086604792494">
                <text:p>0.342086604792494</text:p>
              </table:table-cell>
              <table:table-cell office:value-type="float" office:value="0.344033361600901">
                <text:p>0.344033361600901</text:p>
              </table:table-cell>
              <table:table-cell office:value-type="float" office:value="0.343783215166407">
                <text:p>0.343783215166407</text:p>
              </table:table-cell>
              <table:table-cell office:value-type="float" office:value="0.343360944986926">
                <text:p>0.343360944986926</text:p>
              </table:table-cell>
              <table:table-cell office:value-type="float" office:value="0.341013005781259">
                <text:p>0.341013005781259</text:p>
              </table:table-cell>
              <table:table-cell office:value-type="float" office:value="0.307112943677199">
                <text:p>0.307112943677199</text:p>
              </table:table-cell>
              <table:table-cell office:value-type="float" office:value="0.304325634139444">
                <text:p>0.304325634139444</text:p>
              </table:table-cell>
              <table:table-cell office:value-type="float" office:value="0.302823420216252">
                <text:p>0.302823420216252</text:p>
              </table:table-cell>
              <table:table-cell office:value-type="float" office:value="0.29975102061907">
                <text:p>0.29975102061907</text:p>
              </table:table-cell>
              <table:table-cell office:value-type="float" office:value="0.29690635167366">
                <text:p>0.29690635167366</text:p>
              </table:table-cell>
              <table:table-cell office:value-type="float" office:value="0.293324869249005">
                <text:p>0.293324869249005</text:p>
              </table:table-cell>
              <table:table-cell office:value-type="float" office:value="0.293440385905403">
                <text:p>0.293440385905403</text:p>
              </table:table-cell>
              <table:table-cell office:value-type="float" office:value="0.292967469032883">
                <text:p>0.292967469032883</text:p>
              </table:table-cell>
              <table:table-cell office:value-type="float" office:value="0.331371848898949">
                <text:p>0.331371848898949</text:p>
              </table:table-cell>
              <table:table-cell office:value-type="float" office:value="0.327985527812703">
                <text:p>0.327985527812703</text:p>
              </table:table-cell>
              <table:table-cell office:value-type="float" office:value="0.322524551068906">
                <text:p>0.322524551068906</text:p>
              </table:table-cell>
              <table:table-cell office:value-type="float" office:value="0.321459629481047">
                <text:p>0.321459629481047</text:p>
              </table:table-cell>
              <table:table-cell office:value-type="float" office:value="0.306497876164218">
                <text:p>0.306497876164218</text:p>
              </table:table-cell>
              <table:table-cell office:value-type="float" office:value="0.303604522467299">
                <text:p>0.303604522467299</text:p>
              </table:table-cell>
              <table:table-cell office:value-type="float" office:value="0.302612232001561">
                <text:p>0.302612232001561</text:p>
              </table:table-cell>
              <table:table-cell office:value-type="float" office:value="0.301426873894635">
                <text:p>0.301426873894635</text:p>
              </table:table-cell>
              <table:table-cell office:value-type="float" office:value="0.295331189701373">
                <text:p>0.295331189701373</text:p>
              </table:table-cell>
              <table:table-cell office:value-type="float" office:value="0.295944698466835">
                <text:p>0.295944698466835</text:p>
              </table:table-cell>
              <table:table-cell office:value-type="float" office:value="0.322726265168474">
                <text:p>0.322726265168474</text:p>
              </table:table-cell>
              <table:table-cell office:value-type="float" office:value="0.320330211806437">
                <text:p>0.320330211806437</text:p>
              </table:table-cell>
              <table:table-cell office:value-type="float" office:value="0.337447293017955">
                <text:p>0.337447293017955</text:p>
              </table:table-cell>
              <table:table-cell office:value-type="float" office:value="0.34199911352517">
                <text:p>0.34199911352517</text:p>
              </table:table-cell>
              <table:table-cell office:value-type="float" office:value="0.341276440224882">
                <text:p>0.341276440224882</text:p>
              </table:table-cell>
              <table:table-cell office:value-type="float" office:value="0.337761526324574">
                <text:p>0.337761526324574</text:p>
              </table:table-cell>
              <table:table-cell office:value-type="float" office:value="0.339242288250121">
                <text:p>0.339242288250121</text:p>
              </table:table-cell>
              <table:table-cell office:value-type="float" office:value="0.337799195646499">
                <text:p>0.337799195646499</text:p>
              </table:table-cell>
              <table:table-cell office:value-type="float" office:value="0.333776228349549">
                <text:p>0.333776228349549</text:p>
              </table:table-cell>
              <table:table-cell office:value-type="float" office:value="0.329205415250699">
                <text:p>0.329205415250699</text:p>
              </table:table-cell>
              <table:table-cell office:value-type="float" office:value="0.303469045691536">
                <text:p>0.303469045691536</text:p>
              </table:table-cell>
              <table:table-cell office:value-type="float" office:value="0.302070817455702">
                <text:p>0.302070817455702</text:p>
              </table:table-cell>
              <table:table-cell office:value-type="float" office:value="0.301125274431606">
                <text:p>0.301125274431606</text:p>
              </table:table-cell>
              <table:table-cell office:value-type="float" office:value="0.299894881548924">
                <text:p>0.299894881548924</text:p>
              </table:table-cell>
              <table:table-cell office:value-type="float" office:value="0.297164983114313">
                <text:p>0.297164983114313</text:p>
              </table:table-cell>
              <table:table-cell office:value-type="float" office:value="0.295282986138778">
                <text:p>0.295282986138778</text:p>
              </table:table-cell>
              <table:table-cell office:value-type="float" office:value="0.292860924604182">
                <text:p>0.292860924604182</text:p>
              </table:table-cell>
              <table:table-cell office:value-type="float" office:value="0.290780808724887">
                <text:p>0.290780808724887</text:p>
              </table:table-cell>
              <table:table-cell office:value-type="float" office:value="0.290037831964446">
                <text:p>0.290037831964446</text:p>
              </table:table-cell>
              <table:table-cell office:value-type="float" office:value="0.287807078392631">
                <text:p>0.287807078392631</text:p>
              </table:table-cell>
              <table:table-cell office:value-type="float" office:value="0.329621135237917">
                <text:p>0.329621135237917</text:p>
              </table:table-cell>
              <table:table-cell office:value-type="float" office:value="0.326093763641931">
                <text:p>0.326093763641931</text:p>
              </table:table-cell>
              <table:table-cell office:value-type="float" office:value="0.318255374464967">
                <text:p>0.318255374464967</text:p>
              </table:table-cell>
              <table:table-cell office:value-type="float" office:value="0.310105633801578">
                <text:p>0.310105633801578</text:p>
              </table:table-cell>
              <table:table-cell office:value-type="float" office:value="0.303646860629771">
                <text:p>0.303646860629771</text:p>
              </table:table-cell>
              <table:table-cell office:value-type="float" office:value="0.306155379764295">
                <text:p>0.306155379764295</text:p>
              </table:table-cell>
              <table:table-cell office:value-type="float" office:value="0.307175256368017">
                <text:p>0.307175256368017</text:p>
              </table:table-cell>
              <table:table-cell office:value-type="float" office:value="0.305253628564228">
                <text:p>0.305253628564228</text:p>
              </table:table-cell>
              <table:table-cell office:value-type="float" office:value="0.304489312615176">
                <text:p>0.304489312615176</text:p>
              </table:table-cell>
              <table:table-cell office:value-type="float" office:value="0.303071444471812">
                <text:p>0.303071444471812</text:p>
              </table:table-cell>
              <table:table-cell office:value-type="float" office:value="0.301485678038052">
                <text:p>0.301485678038052</text:p>
              </table:table-cell>
              <table:table-cell office:value-type="float" office:value="0.300083222510432">
                <text:p>0.300083222510432</text:p>
              </table:table-cell>
              <table:table-cell office:value-type="float" office:value="0.297875581555194">
                <text:p>0.297875581555194</text:p>
              </table:table-cell>
              <table:table-cell office:value-type="float" office:value="0.293496025226761">
                <text:p>0.293496025226761</text:p>
              </table:table-cell>
              <table:table-cell office:value-type="float" office:value="0.295683900678669">
                <text:p>0.295683900678669</text:p>
              </table:table-cell>
              <table:table-cell office:value-type="float" office:value="0.323141349842533">
                <text:p>0.323141349842533</text:p>
              </table:table-cell>
              <table:table-cell office:value-type="float" office:value="0.345753132105613">
                <text:p>0.345753132105613</text:p>
              </table:table-cell>
              <table:table-cell office:value-type="float" office:value="0.346070231754815">
                <text:p>0.346070231754815</text:p>
              </table:table-cell>
              <table:table-cell office:value-type="float" office:value="0.344035693334503">
                <text:p>0.344035693334503</text:p>
              </table:table-cell>
              <table:table-cell office:value-type="float" office:value="0.34390703869647">
                <text:p>0.34390703869647</text:p>
              </table:table-cell>
              <table:table-cell office:value-type="float" office:value="0.346124074417318">
                <text:p>0.346124074417318</text:p>
              </table:table-cell>
              <table:table-cell office:value-type="float" office:value="0.345924331207431">
                <text:p>0.345924331207431</text:p>
              </table:table-cell>
              <table:table-cell office:value-type="float" office:value="0.344824111181625">
                <text:p>0.344824111181625</text:p>
              </table:table-cell>
              <table:table-cell office:value-type="float" office:value="0.316144037051273">
                <text:p>0.316144037051273</text:p>
              </table:table-cell>
              <table:table-cell office:value-type="float" office:value="0.314207646718343">
                <text:p>0.314207646718343</text:p>
              </table:table-cell>
              <table:table-cell office:value-type="float" office:value="0.312098124734753">
                <text:p>0.312098124734753</text:p>
              </table:table-cell>
              <table:table-cell office:value-type="float" office:value="0.309894372503617">
                <text:p>0.309894372503617</text:p>
              </table:table-cell>
              <table:table-cell office:value-type="float" office:value="0.306994507949983">
                <text:p>0.306994507949983</text:p>
              </table:table-cell>
              <table:table-cell office:value-type="float" office:value="0.303077006318512">
                <text:p>0.303077006318512</text:p>
              </table:table-cell>
              <table:table-cell office:value-type="float" office:value="0.301995604891017">
                <text:p>0.301995604891017</text:p>
              </table:table-cell>
              <table:table-cell office:value-type="float" office:value="0.301699756378026">
                <text:p>0.301699756378026</text:p>
              </table:table-cell>
              <table:table-cell office:value-type="float" office:value="0.30104060223223">
                <text:p>0.30104060223223</text:p>
              </table:table-cell>
              <table:table-cell office:value-type="float" office:value="0.300434214184196">
                <text:p>0.300434214184196</text:p>
              </table:table-cell>
              <table:table-cell office:value-type="float" office:value="0.300476420452401">
                <text:p>0.300476420452401</text:p>
              </table:table-cell>
              <table:table-cell office:value-type="float" office:value="0.300718146980165">
                <text:p>0.300718146980165</text:p>
              </table:table-cell>
              <table:table-cell office:value-type="float" office:value="0.300644632698747">
                <text:p>0.300644632698747</text:p>
              </table:table-cell>
              <table:table-cell office:value-type="float" office:value="0.300823424463877">
                <text:p>0.300823424463877</text:p>
              </table:table-cell>
              <table:table-cell office:value-type="float" office:value="0.301075308700171">
                <text:p>0.301075308700171</text:p>
              </table:table-cell>
              <table:table-cell office:value-type="float" office:value="0.301083824412134">
                <text:p>0.301083824412134</text:p>
              </table:table-cell>
              <table:table-cell office:value-type="float" office:value="0.30152538428418">
                <text:p>0.30152538428418</text:p>
              </table:table-cell>
              <table:table-cell office:value-type="float" office:value="0.301500473445227">
                <text:p>0.301500473445227</text:p>
              </table:table-cell>
              <table:table-cell office:value-type="float" office:value="0.301714663128736">
                <text:p>0.301714663128736</text:p>
              </table:table-cell>
              <table:table-cell office:value-type="float" office:value="0.301981413925959">
                <text:p>0.301981413925959</text:p>
              </table:table-cell>
              <table:table-cell office:value-type="float" office:value="0.301997018824016">
                <text:p>0.301997018824016</text:p>
              </table:table-cell>
              <table:table-cell office:value-type="float" office:value="0.302265266053024">
                <text:p>0.302265266053024</text:p>
              </table:table-cell>
              <table:table-cell office:value-type="float" office:value="0.302230183898684">
                <text:p>0.302230183898684</text:p>
              </table:table-cell>
              <table:table-cell office:value-type="float" office:value="0.302267700784569">
                <text:p>0.302267700784569</text:p>
              </table:table-cell>
              <table:table-cell office:value-type="float" office:value="0.302276184378589">
                <text:p>0.302276184378589</text:p>
              </table:table-cell>
              <table:table-cell office:value-type="float" office:value="0.302302259071241">
                <text:p>0.302302259071241</text:p>
              </table:table-cell>
              <table:table-cell office:value-type="float" office:value="0.302391043054059">
                <text:p>0.302391043054059</text:p>
              </table:table-cell>
              <table:table-cell office:value-type="float" office:value="0.302384207233585">
                <text:p>0.302384207233585</text:p>
              </table:table-cell>
              <table:table-cell office:value-type="float" office:value="0.302340811945529">
                <text:p>0.302340811945529</text:p>
              </table:table-cell>
              <table:table-cell office:value-type="float" office:value="0.302433893219131">
                <text:p>0.302433893219131</text:p>
              </table:table-cell>
              <table:table-cell office:value-type="float" office:value="0.30243725001567">
                <text:p>0.30243725001567</text:p>
              </table:table-cell>
              <table:table-cell office:value-type="float" office:value="0.302478526743615">
                <text:p>0.302478526743615</text:p>
              </table:table-cell>
              <table:table-cell office:value-type="float" office:value="0.302437488317018">
                <text:p>0.302437488317018</text:p>
              </table:table-cell>
              <table:table-cell office:value-type="float" office:value="0.302443154780256">
                <text:p>0.302443154780256</text:p>
              </table:table-cell>
              <table:table-cell office:value-type="float" office:value="0.302474950962193">
                <text:p>0.302474950962193</text:p>
              </table:table-cell>
              <table:table-cell office:value-type="float" office:value="0.30246196941839">
                <text:p>0.30246196941839</text:p>
              </table:table-cell>
              <table:table-cell office:value-type="float" office:value="0.30246677292162">
                <text:p>0.30246677292162</text:p>
              </table:table-cell>
              <table:table-cell office:value-type="float" office:value="0.302452147379449">
                <text:p>0.302452147379449</text:p>
              </table:table-cell>
              <table:table-cell office:value-type="float" office:value="0.30247024054038">
                <text:p>0.30247024054038</text:p>
              </table:table-cell>
              <table:table-cell office:value-type="float" office:value="0.302445652663668">
                <text:p>0.302445652663668</text:p>
              </table:table-cell>
              <table:table-cell office:value-type="float" office:value="0.302453261587767">
                <text:p>0.302453261587767</text:p>
              </table:table-cell>
              <table:table-cell office:value-type="float" office:value="0.302445829959854">
                <text:p>0.302445829959854</text:p>
              </table:table-cell>
              <table:table-cell office:value-type="float" office:value="0.302448405985611">
                <text:p>0.302448405985611</text:p>
              </table:table-cell>
              <table:table-cell office:value-type="float" office:value="0.302487510333718">
                <text:p>0.302487510333718</text:p>
              </table:table-cell>
              <table:table-cell office:value-type="float" office:value="0.302467548746957">
                <text:p>0.302467548746957</text:p>
              </table:table-cell>
              <table:table-cell office:value-type="float" office:value="0.302470441234948">
                <text:p>0.302470441234948</text:p>
              </table:table-cell>
              <table:table-cell office:value-type="float" office:value="0.302450776213396">
                <text:p>0.302450776213396</text:p>
              </table:table-cell>
              <table:table-cell office:value-type="float" office:value="0.302486174117177">
                <text:p>0.302486174117177</text:p>
              </table:table-cell>
              <table:table-cell office:value-type="float" office:value="0.302487119796757">
                <text:p>0.302487119796757</text:p>
              </table:table-cell>
              <table:table-cell office:value-type="float" office:value="0.302463240529356">
                <text:p>0.302463240529356</text:p>
              </table:table-cell>
              <table:table-cell office:value-type="float" office:value="0.302449824561845">
                <text:p>0.302449824561845</text:p>
              </table:table-cell>
              <table:table-cell office:value-type="float" office:value="0.302468998389844">
                <text:p>0.302468998389844</text:p>
              </table:table-cell>
              <table:table-cell office:value-type="float" office:value="0.302445767116147">
                <text:p>0.302445767116147</text:p>
              </table:table-cell>
              <table:table-cell office:value-type="float" office:value="0.302474092023172">
                <text:p>0.302474092023172</text:p>
              </table:table-cell>
              <table:table-cell office:value-type="float" office:value="0.302457312088204">
                <text:p>0.302457312088204</text:p>
              </table:table-cell>
              <table:table-cell office:value-type="float" office:value="0.30244405704541">
                <text:p>0.30244405704541</text:p>
              </table:table-cell>
              <table:table-cell office:value-type="float" office:value="0.302439302143904">
                <text:p>0.302439302143904</text:p>
              </table:table-cell>
              <table:table-cell office:value-type="float" office:value="0.302473377199654">
                <text:p>0.302473377199654</text:p>
              </table:table-cell>
              <table:table-cell office:value-type="float" office:value="0.302466451919088">
                <text:p>0.302466451919088</text:p>
              </table:table-cell>
              <table:table-cell office:value-type="float" office:value="0.302450864829171">
                <text:p>0.302450864829171</text:p>
              </table:table-cell>
              <table:table-cell office:value-type="float" office:value="0.302445911458373">
                <text:p>0.302445911458373</text:p>
              </table:table-cell>
              <table:table-cell office:value-type="float" office:value="0.302433374506609">
                <text:p>0.302433374506609</text:p>
              </table:table-cell>
              <table:table-cell office:value-type="float" office:value="0.30245018606388">
                <text:p>0.30245018606388</text:p>
              </table:table-cell>
              <table:table-cell office:value-type="float" office:value="0.302447233443338">
                <text:p>0.302447233443338</text:p>
              </table:table-cell>
              <table:table-cell office:value-type="float" office:value="0.302440068896204">
                <text:p>0.302440068896204</text:p>
              </table:table-cell>
              <table:table-cell office:value-type="float" office:value="0.302467186600859">
                <text:p>0.302467186600859</text:p>
              </table:table-cell>
              <table:table-cell office:value-type="float" office:value="0.302449126610882">
                <text:p>0.302449126610882</text:p>
              </table:table-cell>
              <table:table-cell office:value-type="float" office:value="0.302458255915528">
                <text:p>0.302458255915528</text:p>
              </table:table-cell>
              <table:table-cell office:value-type="float" office:value="0.30246027227355">
                <text:p>0.30246027227355</text:p>
              </table:table-cell>
              <table:table-cell office:value-type="float" office:value="0.30244852783654">
                <text:p>0.30244852783654</text:p>
              </table:table-cell>
              <table:table-cell office:value-type="float" office:value="0.302464219842211">
                <text:p>0.302464219842211</text:p>
              </table:table-cell>
              <table:table-cell office:value-type="float" office:value="0.302455532140788">
                <text:p>0.302455532140788</text:p>
              </table:table-cell>
              <table:table-cell office:value-type="float" office:value="0.302448571891482">
                <text:p>0.302448571891482</text:p>
              </table:table-cell>
              <table:table-cell office:value-type="float" office:value="0.302450530296733">
                <text:p>0.302450530296733</text:p>
              </table:table-cell>
              <table:table-cell office:value-type="float" office:value="0.302461097264891">
                <text:p>0.302461097264891</text:p>
              </table:table-cell>
              <table:table-cell office:value-type="float" office:value="0.302452796129994">
                <text:p>0.302452796129994</text:p>
              </table:table-cell>
              <table:table-cell office:value-type="float" office:value="0.302443501976909">
                <text:p>0.302443501976909</text:p>
              </table:table-cell>
              <table:table-cell office:value-type="float" office:value="0.302465007920849">
                <text:p>0.302465007920849</text:p>
              </table:table-cell>
              <table:table-cell office:value-type="float" office:value="0.302465423403127">
                <text:p>0.302465423403127</text:p>
              </table:table-cell>
              <table:table-cell office:value-type="float" office:value="0.302457753152586">
                <text:p>0.302457753152586</text:p>
              </table:table-cell>
              <table:table-cell office:value-type="float" office:value="0.302474612450477">
                <text:p>0.302474612450477</text:p>
              </table:table-cell>
              <table:table-cell office:value-type="float" office:value="0.302455743526984">
                <text:p>0.302455743526984</text:p>
              </table:table-cell>
              <table:table-cell office:value-type="float" office:value="0.302466277875139">
                <text:p>0.302466277875139</text:p>
              </table:table-cell>
              <table:table-cell office:value-type="float" office:value="0.302457431809451">
                <text:p>0.302457431809451</text:p>
              </table:table-cell>
              <table:table-cell office:value-type="float" office:value="0.302478007305636">
                <text:p>0.302478007305636</text:p>
              </table:table-cell>
              <table:table-cell office:value-type="float" office:value="0.302454558287437">
                <text:p>0.302454558287437</text:p>
              </table:table-cell>
              <table:table-cell office:value-type="float" office:value="0.302446658119922">
                <text:p>0.302446658119922</text:p>
              </table:table-cell>
              <table:table-cell office:value-type="float" office:value="0.302455203359066">
                <text:p>0.302455203359066</text:p>
              </table:table-cell>
              <table:table-cell office:value-type="float" office:value="0.302472969018787">
                <text:p>0.302472969018787</text:p>
              </table:table-cell>
              <table:table-cell office:value-type="float" office:value="0.302479037805747">
                <text:p>0.302479037805747</text:p>
              </table:table-cell>
              <table:table-cell office:value-type="float" office:value="0.302474745202025">
                <text:p>0.302474745202025</text:p>
              </table:table-cell>
              <table:table-cell office:value-type="float" office:value="0.302454989262185">
                <text:p>0.302454989262185</text:p>
              </table:table-cell>
              <table:table-cell office:value-type="float" office:value="0.302462412776383">
                <text:p>0.302462412776383</text:p>
              </table:table-cell>
              <table:table-cell office:value-type="float" office:value="0.302445771875916">
                <text:p>0.302445771875916</text:p>
              </table:table-cell>
              <table:table-cell office:value-type="float" office:value="0.302451941863272">
                <text:p>0.302451941863272</text:p>
              </table:table-cell>
              <table:table-cell office:value-type="float" office:value="0.302473709003161">
                <text:p>0.302473709003161</text:p>
              </table:table-cell>
              <table:table-cell office:value-type="float" office:value="0.302439653508616">
                <text:p>0.302439653508616</text:p>
              </table:table-cell>
              <table:table-cell office:value-type="float" office:value="0.302446983669661">
                <text:p>0.302446983669661</text:p>
              </table:table-cell>
              <table:table-cell office:value-type="float" office:value="0.302472454577641">
                <text:p>0.302472454577641</text:p>
              </table:table-cell>
              <table:table-cell office:value-type="float" office:value="0.302466226336119">
                <text:p>0.302466226336119</text:p>
              </table:table-cell>
            </table:table-row>
            <table:table-row>
              <table:table-cell office:value-type="string">
                <text:p>Potential diff</text:p>
                <draw:g>
                  <svg:desc>rosfoot4.A8:rosfoot4.A8</svg:desc>
                </draw:g>
              </table:table-cell>
              <table:table-cell office:value-type="float" office:value="0.0000622487063637878">
                <text:p>0.0000622487063637878</text:p>
                <draw:g>
                  <svg:desc>rosfoot4.B8:rosfoot4.MU8</svg:desc>
                </draw:g>
              </table:table-cell>
              <table:table-cell office:value-type="float" office:value="-0.000074123542769422">
                <text:p>-0.000074123542769422</text:p>
              </table:table-cell>
              <table:table-cell office:value-type="float" office:value="0.000018219968430766">
                <text:p>0.000018219968430766</text:p>
              </table:table-cell>
              <table:table-cell office:value-type="float" office:value="-0.00000503292526005117">
                <text:p>-0.00000503292526005117</text:p>
              </table:table-cell>
              <table:table-cell office:value-type="float" office:value="0.0000179576218231059">
                <text:p>0.0000179576218231059</text:p>
              </table:table-cell>
              <table:table-cell office:value-type="float" office:value="-0.00000527668796712621">
                <text:p>-0.00000527668796712621</text:p>
              </table:table-cell>
              <table:table-cell office:value-type="float" office:value="-0.0000201285400842632">
                <text:p>-0.0000201285400842632</text:p>
              </table:table-cell>
              <table:table-cell office:value-type="float" office:value="0.0000111746515205069">
                <text:p>0.0000111746515205069</text:p>
              </table:table-cell>
              <table:table-cell office:value-type="float" office:value="0.00000589395574684959">
                <text:p>0.00000589395574684959</text:p>
              </table:table-cell>
              <table:table-cell office:value-type="float" office:value="0.0000270521128989953">
                <text:p>0.0000270521128989953</text:p>
              </table:table-cell>
              <table:table-cell office:value-type="float" office:value="-0.0000300567771913673">
                <text:p>-0.0000300567771913673</text:p>
              </table:table-cell>
              <table:table-cell office:value-type="float" office:value="-0.00000262816709800662">
                <text:p>-0.00000262816709800662</text:p>
              </table:table-cell>
              <table:table-cell office:value-type="float" office:value="-0.00000955479721065355">
                <text:p>-0.00000955479721065355</text:p>
              </table:table-cell>
              <table:table-cell office:value-type="float" office:value="0.000000942992844366053">
                <text:p>0.000000942992844366053</text:p>
              </table:table-cell>
              <table:table-cell office:value-type="float" office:value="0.0000199387312589394">
                <text:p>0.0000199387312589394</text:p>
              </table:table-cell>
              <table:table-cell office:value-type="float" office:value="-0.0000072767920038519">
                <text:p>-0.0000072767920038519</text:p>
              </table:table-cell>
              <table:table-cell office:value-type="float" office:value="-0.000011953120660102">
                <text:p>-0.000011953120660102</text:p>
              </table:table-cell>
              <table:table-cell office:value-type="float" office:value="0.0000195865351854674">
                <text:p>0.0000195865351854674</text:p>
              </table:table-cell>
              <table:table-cell office:value-type="float" office:value="-0.0000199521902511934">
                <text:p>-0.0000199521902511934</text:p>
              </table:table-cell>
              <table:table-cell office:value-type="float" office:value="0.00000927892542990083">
                <text:p>0.00000927892542990083</text:p>
              </table:table-cell>
              <table:table-cell office:value-type="float" office:value="-0.00000775967044275294">
                <text:p>-0.00000775967044275294</text:p>
              </table:table-cell>
              <table:table-cell office:value-type="float" office:value="-0.0000199424173015217">
                <text:p>-0.0000199424173015217</text:p>
              </table:table-cell>
              <table:table-cell office:value-type="float" office:value="0.0000221337328447646">
                <text:p>0.0000221337328447646</text:p>
              </table:table-cell>
              <table:table-cell office:value-type="float" office:value="-0.00000177806385048829">
                <text:p>-0.00000177806385048829</text:p>
              </table:table-cell>
              <table:table-cell office:value-type="float" office:value="0.00000934389893492149">
                <text:p>0.00000934389893492149</text:p>
              </table:table-cell>
              <table:table-cell office:value-type="float" office:value="0.000024939528218304">
                <text:p>0.000024939528218304</text:p>
              </table:table-cell>
              <table:table-cell office:value-type="float" office:value="-0.0000578047278405047">
                <text:p>-0.0000578047278405047</text:p>
              </table:table-cell>
              <table:table-cell office:value-type="float" office:value="0.000049849388516654">
                <text:p>0.000049849388516654</text:p>
              </table:table-cell>
              <table:table-cell office:value-type="float" office:value="-0.000014909099025795">
                <text:p>-0.000014909099025795</text:p>
              </table:table-cell>
              <table:table-cell office:value-type="float" office:value="-0.0000204810579110259">
                <text:p>-0.0000204810579110259</text:p>
              </table:table-cell>
              <table:table-cell office:value-type="float" office:value="0.0000409524648669057">
                <text:p>0.0000409524648669057</text:p>
              </table:table-cell>
              <table:table-cell office:value-type="float" office:value="-0.0000240453119083051">
                <text:p>-0.0000240453119083051</text:p>
              </table:table-cell>
              <table:table-cell office:value-type="float" office:value="0.000026839410818047">
                <text:p>0.000026839410818047</text:p>
              </table:table-cell>
              <table:table-cell office:value-type="float" office:value="-0.0000724841141975241">
                <text:p>-0.0000724841141975241</text:p>
              </table:table-cell>
              <table:table-cell office:value-type="float" office:value="0.000038786785102829">
                <text:p>0.000038786785102829</text:p>
              </table:table-cell>
              <table:table-cell office:value-type="float" office:value="-0.0000178014378559577">
                <text:p>-0.0000178014378559577</text:p>
              </table:table-cell>
              <table:table-cell office:value-type="float" office:value="0.0000073380699588399">
                <text:p>0.0000073380699588399</text:p>
              </table:table-cell>
              <table:table-cell office:value-type="float" office:value="0.000052816740314876">
                <text:p>0.000052816740314876</text:p>
              </table:table-cell>
              <table:table-cell office:value-type="float" office:value="-0.0000452698432859555">
                <text:p>-0.0000452698432859555</text:p>
              </table:table-cell>
              <table:table-cell office:value-type="float" office:value="-0.000123774272109911">
                <text:p>-0.000123774272109911</text:p>
              </table:table-cell>
              <table:table-cell office:value-type="float" office:value="-0.000258117374466404">
                <text:p>-0.000258117374466404</text:p>
              </table:table-cell>
              <table:table-cell office:value-type="float" office:value="-0.000534979106846856">
                <text:p>-0.000534979106846856</text:p>
              </table:table-cell>
              <table:table-cell office:value-type="float" office:value="-0.00243316635065599">
                <text:p>-0.00243316635065599</text:p>
              </table:table-cell>
              <table:table-cell office:value-type="float" office:value="-0.00316620304919985">
                <text:p>-0.00316620304919985</text:p>
              </table:table-cell>
              <table:table-cell office:value-type="float" office:value="-0.00198831554392542">
                <text:p>-0.00198831554392542</text:p>
              </table:table-cell>
              <table:table-cell office:value-type="float" office:value="-0.00276928238632745">
                <text:p>-0.00276928238632745</text:p>
              </table:table-cell>
              <table:table-cell office:value-type="float" office:value="-0.00450035252214409">
                <text:p>-0.00450035252214409</text:p>
              </table:table-cell>
              <table:table-cell office:value-type="float" office:value="-0.00739736758538778">
                <text:p>-0.00739736758538778</text:p>
              </table:table-cell>
              <table:table-cell office:value-type="float" office:value="0.00431472619963197">
                <text:p>0.00431472619963197</text:p>
              </table:table-cell>
              <table:table-cell office:value-type="float" office:value="0.00707584564208608">
                <text:p>0.00707584564208608</text:p>
              </table:table-cell>
              <table:table-cell office:value-type="float" office:value="0.037610460784485">
                <text:p>0.037610460784485</text:p>
              </table:table-cell>
              <table:table-cell office:value-type="float" office:value="0.00100747242185995">
                <text:p>0.00100747242185995</text:p>
              </table:table-cell>
              <table:table-cell office:value-type="float" office:value="-0.00147419684877637">
                <text:p>-0.00147419684877637</text:p>
              </table:table-cell>
              <table:table-cell office:value-type="float" office:value="-0.00265561316776208">
                <text:p>-0.00265561316776208</text:p>
              </table:table-cell>
              <table:table-cell office:value-type="float" office:value="0.000817199119895084">
                <text:p>0.000817199119895084</text:p>
              </table:table-cell>
              <table:table-cell office:value-type="float" office:value="-0.00318258471490129">
                <text:p>-0.00318258471490129</text:p>
              </table:table-cell>
              <table:table-cell office:value-type="float" office:value="-0.0104332218037944">
                <text:p>-0.0104332218037944</text:p>
              </table:table-cell>
              <table:table-cell office:value-type="float" office:value="-0.012225068723877">
                <text:p>-0.012225068723877</text:p>
              </table:table-cell>
              <table:table-cell office:value-type="float" office:value="-0.00297033829178123">
                <text:p>-0.00297033829178123</text:p>
              </table:table-cell>
              <table:table-cell office:value-type="float" office:value="-0.0052804363577465">
                <text:p>-0.0052804363577465</text:p>
              </table:table-cell>
              <table:table-cell office:value-type="float" office:value="-0.00274714375250795">
                <text:p>-0.00274714375250795</text:p>
              </table:table-cell>
              <table:table-cell office:value-type="float" office:value="-0.00223248259125891">
                <text:p>-0.00223248259125891</text:p>
              </table:table-cell>
              <table:table-cell office:value-type="float" office:value="-0.00385843043571471">
                <text:p>-0.00385843043571471</text:p>
              </table:table-cell>
              <table:table-cell office:value-type="float" office:value="-0.000245432386278999">
                <text:p>-0.000245432386278999</text:p>
              </table:table-cell>
              <table:table-cell office:value-type="float" office:value="0.000196933731178572">
                <text:p>0.000196933731178572</text:p>
              </table:table-cell>
              <table:table-cell office:value-type="float" office:value="-0.00132512588888972">
                <text:p>-0.00132512588888972</text:p>
              </table:table-cell>
              <table:table-cell office:value-type="float" office:value="0.0431128711884687">
                <text:p>0.0431128711884687</text:p>
              </table:table-cell>
              <table:table-cell office:value-type="float" office:value="-0.00255253155900059">
                <text:p>-0.00255253155900059</text:p>
              </table:table-cell>
              <table:table-cell office:value-type="float" office:value="-0.0071410699172933">
                <text:p>-0.0071410699172933</text:p>
              </table:table-cell>
              <table:table-cell office:value-type="float" office:value="-0.00501553539156807">
                <text:p>-0.00501553539156807</text:p>
              </table:table-cell>
              <table:table-cell office:value-type="float" office:value="-0.015156946961397">
                <text:p>-0.015156946961397</text:p>
              </table:table-cell>
              <table:table-cell office:value-type="float" office:value="-0.000495848574029179">
                <text:p>-0.000495848574029179</text:p>
              </table:table-cell>
              <table:table-cell office:value-type="float" office:value="-0.00225384718594274">
                <text:p>-0.00225384718594274</text:p>
              </table:table-cell>
              <table:table-cell office:value-type="float" office:value="-0.000745182487766061">
                <text:p>-0.000745182487766061</text:p>
              </table:table-cell>
              <table:table-cell office:value-type="float" office:value="-0.000551327181619099">
                <text:p>-0.000551327181619099</text:p>
              </table:table-cell>
              <table:table-cell office:value-type="float" office:value="-0.000606237161986156">
                <text:p>-0.000606237161986156</text:p>
              </table:table-cell>
              <table:table-cell office:value-type="float" office:value="-0.00384348643853405">
                <text:p>-0.00384348643853405</text:p>
              </table:table-cell>
              <table:table-cell office:value-type="float" office:value="-0.00510799558000802">
                <text:p>-0.00510799558000802</text:p>
              </table:table-cell>
              <table:table-cell office:value-type="float" office:value="-0.00123908661957117">
                <text:p>-0.00123908661957117</text:p>
              </table:table-cell>
              <table:table-cell office:value-type="float" office:value="0.0038063281859459">
                <text:p>0.0038063281859459</text:p>
              </table:table-cell>
              <table:table-cell office:value-type="float" office:value="0.0258032432622543">
                <text:p>0.0258032432622543</text:p>
              </table:table-cell>
              <table:table-cell office:value-type="float" office:value="0.0162052434793243">
                <text:p>0.0162052434793243</text:p>
              </table:table-cell>
              <table:table-cell office:value-type="float" office:value="0.00428714114398965">
                <text:p>0.00428714114398965</text:p>
              </table:table-cell>
              <table:table-cell office:value-type="float" office:value="0.00156829603661007">
                <text:p>0.00156829603661007</text:p>
              </table:table-cell>
              <table:table-cell office:value-type="float" office:value="-0.00306177750341247">
                <text:p>-0.00306177750341247</text:p>
              </table:table-cell>
              <table:table-cell office:value-type="float" office:value="-0.000640814395053091">
                <text:p>-0.000640814395053091</text:p>
              </table:table-cell>
              <table:table-cell office:value-type="float" office:value="0.000238825480205262">
                <text:p>0.000238825480205262</text:p>
              </table:table-cell>
              <table:table-cell office:value-type="float" office:value="-0.00251779133575847">
                <text:p>-0.00251779133575847</text:p>
              </table:table-cell>
              <table:table-cell office:value-type="float" office:value="-0.00392011566406925">
                <text:p>-0.00392011566406925</text:p>
              </table:table-cell>
              <table:table-cell office:value-type="float" office:value="-0.0286862512628756">
                <text:p>-0.0286862512628756</text:p>
              </table:table-cell>
              <table:table-cell office:value-type="float" office:value="-0.000685900596055222">
                <text:p>-0.000685900596055222</text:p>
              </table:table-cell>
              <table:table-cell office:value-type="float" office:value="-0.000555824842537578">
                <text:p>-0.000555824842537578</text:p>
              </table:table-cell>
              <table:table-cell office:value-type="float" office:value="-0.000102922312240239">
                <text:p>-0.000102922312240239</text:p>
              </table:table-cell>
              <table:table-cell office:value-type="float" office:value="0.00040893771641215">
                <text:p>0.00040893771641215</text:p>
              </table:table-cell>
              <table:table-cell office:value-type="float" office:value="-0.000499048686952108">
                <text:p>-0.000499048686952108</text:p>
              </table:table-cell>
              <table:table-cell office:value-type="float" office:value="-0.00294344426500653">
                <text:p>-0.00294344426500653</text:p>
              </table:table-cell>
              <table:table-cell office:value-type="float" office:value="-0.00251000235221843">
                <text:p>-0.00251000235221843</text:p>
              </table:table-cell>
              <table:table-cell office:value-type="float" office:value="-0.00329904586491897">
                <text:p>-0.00329904586491897</text:p>
              </table:table-cell>
              <table:table-cell office:value-type="float" office:value="0.000365889898277572">
                <text:p>0.000365889898277572</text:p>
              </table:table-cell>
              <table:table-cell office:value-type="float" office:value="-0.000791172496705461">
                <text:p>-0.000791172496705461</text:p>
              </table:table-cell>
              <table:table-cell office:value-type="float" office:value="0.0406344556887645">
                <text:p>0.0406344556887645</text:p>
              </table:table-cell>
              <table:table-cell office:value-type="float" office:value="-0.00274006799281429">
                <text:p>-0.00274006799281429</text:p>
              </table:table-cell>
              <table:table-cell office:value-type="float" office:value="-0.0084288929341409">
                <text:p>-0.0084288929341409</text:p>
              </table:table-cell>
              <table:table-cell office:value-type="float" office:value="-0.00677820693024728">
                <text:p>-0.00677820693024728</text:p>
              </table:table-cell>
              <table:table-cell office:value-type="float" office:value="-0.000870885216667838">
                <text:p>-0.000870885216667838</text:p>
              </table:table-cell>
              <table:table-cell office:value-type="float" office:value="-0.00126505598274301">
                <text:p>-0.00126505598274301</text:p>
              </table:table-cell>
              <table:table-cell office:value-type="float" office:value="-0.00190415296240004">
                <text:p>-0.00190415296240004</text:p>
              </table:table-cell>
              <table:table-cell office:value-type="float" office:value="-0.00446332939317462">
                <text:p>-0.00446332939317462</text:p>
              </table:table-cell>
              <table:table-cell office:value-type="float" office:value="-0.000820468396093288">
                <text:p>-0.000820468396093288</text:p>
              </table:table-cell>
              <table:table-cell office:value-type="float" office:value="0.000836791134179227">
                <text:p>0.000836791134179227</text:p>
              </table:table-cell>
              <table:table-cell office:value-type="float" office:value="-0.00126303609328327">
                <text:p>-0.00126303609328327</text:p>
              </table:table-cell>
              <table:table-cell office:value-type="float" office:value="-0.00237576020391761">
                <text:p>-0.00237576020391761</text:p>
              </table:table-cell>
              <table:table-cell office:value-type="float" office:value="-0.00104441486004803">
                <text:p>-0.00104441486004803</text:p>
              </table:table-cell>
              <table:table-cell office:value-type="float" office:value="-0.00247990093924788">
                <text:p>-0.00247990093924788</text:p>
              </table:table-cell>
              <table:table-cell office:value-type="float" office:value="-0.00264093832586271">
                <text:p>-0.00264093832586271</text:p>
              </table:table-cell>
              <table:table-cell office:value-type="float" office:value="-0.00320834270453568">
                <text:p>-0.00320834270453568</text:p>
              </table:table-cell>
              <table:table-cell office:value-type="float" office:value="-0.00101961233851733">
                <text:p>-0.00101961233851733</text:p>
              </table:table-cell>
              <table:table-cell office:value-type="float" office:value="0.00314269720471672">
                <text:p>0.00314269720471672</text:p>
              </table:table-cell>
              <table:table-cell office:value-type="float" office:value="0.0280690902322033">
                <text:p>0.0280690902322033</text:p>
              </table:table-cell>
              <table:table-cell office:value-type="float" office:value="-0.00138257559241234">
                <text:p>-0.00138257559241234</text:p>
              </table:table-cell>
              <table:table-cell office:value-type="float" office:value="0.00997232964310762">
                <text:p>0.00997232964310762</text:p>
              </table:table-cell>
              <table:table-cell office:value-type="float" office:value="0.00966212815007062">
                <text:p>0.00966212815007062</text:p>
              </table:table-cell>
              <table:table-cell office:value-type="float" office:value="0.00223849891775257">
                <text:p>0.00223849891775257</text:p>
              </table:table-cell>
              <table:table-cell office:value-type="float" office:value="-0.000770478868819147">
                <text:p>-0.000770478868819147</text:p>
              </table:table-cell>
              <table:table-cell office:value-type="float" office:value="-0.00170804206512437">
                <text:p>-0.00170804206512437</text:p>
              </table:table-cell>
              <table:table-cell office:value-type="float" office:value="-0.00168075315126565">
                <text:p>-0.00168075315126565</text:p>
              </table:table-cell>
              <table:table-cell office:value-type="float" office:value="-0.0363443995272059">
                <text:p>-0.0363443995272059</text:p>
              </table:table-cell>
              <table:table-cell office:value-type="float" office:value="-0.00106133283578258">
                <text:p>-0.00106133283578258</text:p>
              </table:table-cell>
              <table:table-cell office:value-type="float" office:value="-0.0018681754586945">
                <text:p>-0.0018681754586945</text:p>
              </table:table-cell>
              <table:table-cell office:value-type="float" office:value="0.00000240564235742813">
                <text:p>0.00000240564235742813</text:p>
              </table:table-cell>
              <table:table-cell office:value-type="float" office:value="-0.000971989923339522">
                <text:p>-0.000971989923339522</text:p>
              </table:table-cell>
              <table:table-cell office:value-type="float" office:value="-0.00099024549408816">
                <text:p>-0.00099024549408816</text:p>
              </table:table-cell>
              <table:table-cell office:value-type="float" office:value="-0.00299340985467683">
                <text:p>-0.00299340985467683</text:p>
              </table:table-cell>
              <table:table-cell office:value-type="float" office:value="-0.00253154761668123">
                <text:p>-0.00253154761668123</text:p>
              </table:table-cell>
              <table:table-cell office:value-type="float" office:value="-0.0012044739982236">
                <text:p>-0.0012044739982236</text:p>
              </table:table-cell>
              <table:table-cell office:value-type="float" office:value="-0.00109369873851661">
                <text:p>-0.00109369873851661</text:p>
              </table:table-cell>
              <table:table-cell office:value-type="float" office:value="-0.00140760480741392">
                <text:p>-0.00140760480741392</text:p>
              </table:table-cell>
              <table:table-cell office:value-type="float" office:value="0.0453725289640655">
                <text:p>0.0453725289640655</text:p>
              </table:table-cell>
              <table:table-cell office:value-type="float" office:value="0.00017488166136348">
                <text:p>0.00017488166136348</text:p>
              </table:table-cell>
              <table:table-cell office:value-type="float" office:value="-0.00142956931797328">
                <text:p>-0.00142956931797328</text:p>
              </table:table-cell>
              <table:table-cell office:value-type="float" office:value="-0.00294495063205719">
                <text:p>-0.00294495063205719</text:p>
              </table:table-cell>
              <table:table-cell office:value-type="float" office:value="-0.003339855780714">
                <text:p>-0.003339855780714</text:p>
              </table:table-cell>
              <table:table-cell office:value-type="float" office:value="-0.00995661329049963">
                <text:p>-0.00995661329049963</text:p>
              </table:table-cell>
              <table:table-cell office:value-type="float" office:value="-0.00171740516171398">
                <text:p>-0.00171740516171398</text:p>
              </table:table-cell>
              <table:table-cell office:value-type="float" office:value="-0.00195857137884437">
                <text:p>-0.00195857137884437</text:p>
              </table:table-cell>
              <table:table-cell office:value-type="float" office:value="-0.00220143969235492">
                <text:p>-0.00220143969235492</text:p>
              </table:table-cell>
              <table:table-cell office:value-type="float" office:value="-0.00865013735963749">
                <text:p>-0.00865013735963749</text:p>
              </table:table-cell>
              <table:table-cell office:value-type="float" office:value="0.000926252190977361">
                <text:p>0.000926252190977361</text:p>
              </table:table-cell>
              <table:table-cell office:value-type="float" office:value="0.00244004071588344">
                <text:p>0.00244004071588344</text:p>
              </table:table-cell>
              <table:table-cell office:value-type="float" office:value="-0.00154988513383936">
                <text:p>-0.00154988513383936</text:p>
              </table:table-cell>
              <table:table-cell office:value-type="float" office:value="-0.00188694387603255">
                <text:p>-0.00188694387603255</text:p>
              </table:table-cell>
              <table:table-cell office:value-type="float" office:value="-0.00105790341961942">
                <text:p>-0.00105790341961942</text:p>
              </table:table-cell>
              <table:table-cell office:value-type="float" office:value="-0.00367731595105897">
                <text:p>-0.00367731595105897</text:p>
              </table:table-cell>
              <table:table-cell office:value-type="float" office:value="-0.00308313530432486">
                <text:p>-0.00308313530432486</text:p>
              </table:table-cell>
              <table:table-cell office:value-type="float" office:value="-0.00317617588678049">
                <text:p>-0.00317617588678049</text:p>
              </table:table-cell>
              <table:table-cell office:value-type="float" office:value="0.00159441392467147">
                <text:p>0.00159441392467147</text:p>
              </table:table-cell>
              <table:table-cell office:value-type="float" office:value="0.0460405571218525">
                <text:p>0.0460405571218525</text:p>
              </table:table-cell>
              <table:table-cell office:value-type="float" office:value="0.00277692917968209">
                <text:p>0.00277692917968209</text:p>
              </table:table-cell>
              <table:table-cell office:value-type="float" office:value="0.000491432975990691">
                <text:p>0.000491432975990691</text:p>
              </table:table-cell>
              <table:table-cell office:value-type="float" office:value="-0.000103795189337119">
                <text:p>-0.000103795189337119</text:p>
              </table:table-cell>
              <table:table-cell office:value-type="float" office:value="-0.00287673950184769">
                <text:p>-0.00287673950184769</text:p>
              </table:table-cell>
              <table:table-cell office:value-type="float" office:value="0.00174983599063844">
                <text:p>0.00174983599063844</text:p>
              </table:table-cell>
              <table:table-cell office:value-type="float" office:value="-0.00147035106238824">
                <text:p>-0.00147035106238824</text:p>
              </table:table-cell>
              <table:table-cell office:value-type="float" office:value="-0.00298314522916221">
                <text:p>-0.00298314522916221</text:p>
              </table:table-cell>
              <table:table-cell office:value-type="float" office:value="-0.0232170627205734">
                <text:p>-0.0232170627205734</text:p>
              </table:table-cell>
              <table:table-cell office:value-type="float" office:value="-0.00302653669237041">
                <text:p>-0.00302653669237041</text:p>
              </table:table-cell>
              <table:table-cell office:value-type="float" office:value="-0.00417271733390345">
                <text:p>-0.00417271733390345</text:p>
              </table:table-cell>
              <table:table-cell office:value-type="float" office:value="-0.000664255444525197">
                <text:p>-0.000664255444525197</text:p>
              </table:table-cell>
              <table:table-cell office:value-type="float" office:value="-0.00256306870794876">
                <text:p>-0.00256306870794876</text:p>
              </table:table-cell>
              <table:table-cell office:value-type="float" office:value="-0.00283377890632036">
                <text:p>-0.00283377890632036</text:p>
              </table:table-cell>
              <table:table-cell office:value-type="float" office:value="-0.00298540427822147">
                <text:p>-0.00298540427822147</text:p>
              </table:table-cell>
              <table:table-cell office:value-type="float" office:value="-0.0038472099668857">
                <text:p>-0.0038472099668857</text:p>
              </table:table-cell>
              <table:table-cell office:value-type="float" office:value="0.000292452179487757">
                <text:p>0.000292452179487757</text:p>
              </table:table-cell>
              <table:table-cell office:value-type="float" office:value="-0.000135664199723606">
                <text:p>-0.000135664199723606</text:p>
              </table:table-cell>
              <table:table-cell office:value-type="float" office:value="-0.000636424408305747">
                <text:p>-0.000636424408305747</text:p>
              </table:table-cell>
              <table:table-cell office:value-type="float" office:value="0.0367367300184112">
                <text:p>0.0367367300184112</text:p>
              </table:table-cell>
              <table:table-cell office:value-type="float" office:value="-0.0029433495476377">
                <text:p>-0.0029433495476377</text:p>
              </table:table-cell>
              <table:table-cell office:value-type="float" office:value="-0.00365172577309225">
                <text:p>-0.00365172577309225</text:p>
              </table:table-cell>
              <table:table-cell office:value-type="float" office:value="-0.00181612397246261">
                <text:p>-0.00181612397246261</text:p>
              </table:table-cell>
              <table:table-cell office:value-type="float" office:value="0.000636213800537966">
                <text:p>0.000636213800537966</text:p>
              </table:table-cell>
              <table:table-cell office:value-type="float" office:value="-0.00120891283130248">
                <text:p>-0.00120891283130248</text:p>
              </table:table-cell>
              <table:table-cell office:value-type="float" office:value="-0.00264000066917708">
                <text:p>-0.00264000066917708</text:p>
              </table:table-cell>
              <table:table-cell office:value-type="float" office:value="-0.0115958950428091">
                <text:p>-0.0115958950428091</text:p>
              </table:table-cell>
              <table:table-cell office:value-type="float" office:value="-0.00139528223147739">
                <text:p>-0.00139528223147739</text:p>
              </table:table-cell>
              <table:table-cell office:value-type="float" office:value="-0.0002909866526285">
                <text:p>-0.0002909866526285</text:p>
              </table:table-cell>
              <table:table-cell office:value-type="float" office:value="-0.00134994502207758">
                <text:p>-0.00134994502207758</text:p>
              </table:table-cell>
              <table:table-cell office:value-type="float" office:value="-0.0115549955617649">
                <text:p>-0.0115549955617649</text:p>
              </table:table-cell>
              <table:table-cell office:value-type="float" office:value="0.00251034456615618">
                <text:p>0.00251034456615618</text:p>
              </table:table-cell>
              <table:table-cell office:value-type="float" office:value="0.00429338337742474">
                <text:p>0.00429338337742474</text:p>
              </table:table-cell>
              <table:table-cell office:value-type="float" office:value="0.0413951752875804">
                <text:p>0.0413951752875804</text:p>
              </table:table-cell>
              <table:table-cell office:value-type="float" office:value="0.00532784384919349">
                <text:p>0.00532784384919349</text:p>
              </table:table-cell>
              <table:table-cell office:value-type="float" office:value="-0.000657067382336785">
                <text:p>-0.000657067382336785</text:p>
              </table:table-cell>
              <table:table-cell office:value-type="float" office:value="-0.00281009693330297">
                <text:p>-0.00281009693330297</text:p>
              </table:table-cell>
              <table:table-cell office:value-type="float" office:value="0.00194675680840745">
                <text:p>0.00194675680840745</text:p>
              </table:table-cell>
              <table:table-cell office:value-type="float" office:value="-0.00025014643449428">
                <text:p>-0.00025014643449428</text:p>
              </table:table-cell>
              <table:table-cell office:value-type="float" office:value="-0.000422270179480988">
                <text:p>-0.000422270179480988</text:p>
              </table:table-cell>
              <table:table-cell office:value-type="float" office:value="-0.00234793920566695">
                <text:p>-0.00234793920566695</text:p>
              </table:table-cell>
              <table:table-cell office:value-type="float" office:value="-0.0339000621040599">
                <text:p>-0.0339000621040599</text:p>
              </table:table-cell>
              <table:table-cell office:value-type="float" office:value="-0.00278730953775469">
                <text:p>-0.00278730953775469</text:p>
              </table:table-cell>
              <table:table-cell office:value-type="float" office:value="-0.00150221392319294">
                <text:p>-0.00150221392319294</text:p>
              </table:table-cell>
              <table:table-cell office:value-type="float" office:value="-0.00307239959718147">
                <text:p>-0.00307239959718147</text:p>
              </table:table-cell>
              <table:table-cell office:value-type="float" office:value="-0.00284466894541036">
                <text:p>-0.00284466894541036</text:p>
              </table:table-cell>
              <table:table-cell office:value-type="float" office:value="-0.0035814824246545">
                <text:p>-0.0035814824246545</text:p>
              </table:table-cell>
              <table:table-cell office:value-type="float" office:value="0.000115516656397419">
                <text:p>0.000115516656397419</text:p>
              </table:table-cell>
              <table:table-cell office:value-type="float" office:value="-0.000472916872519269">
                <text:p>-0.000472916872519269</text:p>
              </table:table-cell>
              <table:table-cell office:value-type="float" office:value="0.0384043798660658">
                <text:p>0.0384043798660658</text:p>
              </table:table-cell>
              <table:table-cell office:value-type="float" office:value="-0.00338632108624581">
                <text:p>-0.00338632108624581</text:p>
              </table:table-cell>
              <table:table-cell office:value-type="float" office:value="-0.00546097674379698">
                <text:p>-0.00546097674379698</text:p>
              </table:table-cell>
              <table:table-cell office:value-type="float" office:value="-0.00106492158785931">
                <text:p>-0.00106492158785931</text:p>
              </table:table-cell>
              <table:table-cell office:value-type="float" office:value="-0.0149617533168287">
                <text:p>-0.0149617533168287</text:p>
              </table:table-cell>
              <table:table-cell office:value-type="float" office:value="-0.00289335369691929">
                <text:p>-0.00289335369691929</text:p>
              </table:table-cell>
              <table:table-cell office:value-type="float" office:value="-0.000992290465737733">
                <text:p>-0.000992290465737733</text:p>
              </table:table-cell>
              <table:table-cell office:value-type="float" office:value="-0.00118535810692666">
                <text:p>-0.00118535810692666</text:p>
              </table:table-cell>
              <table:table-cell office:value-type="float" office:value="-0.00609568419326173">
                <text:p>-0.00609568419326173</text:p>
              </table:table-cell>
              <table:table-cell office:value-type="float" office:value="0.000613508765462012">
                <text:p>0.000613508765462012</text:p>
              </table:table-cell>
              <table:table-cell office:value-type="float" office:value="0.0267815667016387">
                <text:p>0.0267815667016387</text:p>
              </table:table-cell>
              <table:table-cell office:value-type="float" office:value="-0.00239605336203685">
                <text:p>-0.00239605336203685</text:p>
              </table:table-cell>
              <table:table-cell office:value-type="float" office:value="0.0171170812115183">
                <text:p>0.0171170812115183</text:p>
              </table:table-cell>
              <table:table-cell office:value-type="float" office:value="0.00455182050721492">
                <text:p>0.00455182050721492</text:p>
              </table:table-cell>
              <table:table-cell office:value-type="float" office:value="-0.000722673300288468">
                <text:p>-0.000722673300288468</text:p>
              </table:table-cell>
              <table:table-cell office:value-type="float" office:value="-0.00351491390030734">
                <text:p>-0.00351491390030734</text:p>
              </table:table-cell>
              <table:table-cell office:value-type="float" office:value="0.00148076192554714">
                <text:p>0.00148076192554714</text:p>
              </table:table-cell>
              <table:table-cell office:value-type="float" office:value="-0.0014430926036223">
                <text:p>-0.0014430926036223</text:p>
              </table:table-cell>
              <table:table-cell office:value-type="float" office:value="-0.0040229672969499">
                <text:p>-0.0040229672969499</text:p>
              </table:table-cell>
              <table:table-cell office:value-type="float" office:value="-0.0045708130988501">
                <text:p>-0.0045708130988501</text:p>
              </table:table-cell>
              <table:table-cell office:value-type="float" office:value="-0.025736369559163">
                <text:p>-0.025736369559163</text:p>
              </table:table-cell>
              <table:table-cell office:value-type="float" office:value="-0.00139822823583402">
                <text:p>-0.00139822823583402</text:p>
              </table:table-cell>
              <table:table-cell office:value-type="float" office:value="-0.000945543024095663">
                <text:p>-0.000945543024095663</text:p>
              </table:table-cell>
              <table:table-cell office:value-type="float" office:value="-0.00123039288268206">
                <text:p>-0.00123039288268206</text:p>
              </table:table-cell>
              <table:table-cell office:value-type="float" office:value="-0.0027298984346113">
                <text:p>-0.0027298984346113</text:p>
              </table:table-cell>
              <table:table-cell office:value-type="float" office:value="-0.00188199697553476">
                <text:p>-0.00188199697553476</text:p>
              </table:table-cell>
              <table:table-cell office:value-type="float" office:value="-0.00242206153459595">
                <text:p>-0.00242206153459595</text:p>
              </table:table-cell>
              <table:table-cell office:value-type="float" office:value="-0.00208011587929591">
                <text:p>-0.00208011587929591</text:p>
              </table:table-cell>
              <table:table-cell office:value-type="float" office:value="-0.000742976760440606">
                <text:p>-0.000742976760440606</text:p>
              </table:table-cell>
              <table:table-cell office:value-type="float" office:value="-0.00223075357181507">
                <text:p>-0.00223075357181507</text:p>
              </table:table-cell>
              <table:table-cell office:value-type="float" office:value="0.0418140568452863">
                <text:p>0.0418140568452863</text:p>
              </table:table-cell>
              <table:table-cell office:value-type="float" office:value="-0.00352737159598598">
                <text:p>-0.00352737159598598</text:p>
              </table:table-cell>
              <table:table-cell office:value-type="float" office:value="-0.00783838917696372">
                <text:p>-0.00783838917696372</text:p>
              </table:table-cell>
              <table:table-cell office:value-type="float" office:value="-0.00814974066338964">
                <text:p>-0.00814974066338964</text:p>
              </table:table-cell>
              <table:table-cell office:value-type="float" office:value="-0.00645877317180638">
                <text:p>-0.00645877317180638</text:p>
              </table:table-cell>
              <table:table-cell office:value-type="float" office:value="0.00250851913452371">
                <text:p>0.00250851913452371</text:p>
              </table:table-cell>
              <table:table-cell office:value-type="float" office:value="0.00101987660372166">
                <text:p>0.00101987660372166</text:p>
              </table:table-cell>
              <table:table-cell office:value-type="float" office:value="-0.00192162780378924">
                <text:p>-0.00192162780378924</text:p>
              </table:table-cell>
              <table:table-cell office:value-type="float" office:value="-0.000764315949051742">
                <text:p>-0.000764315949051742</text:p>
              </table:table-cell>
              <table:table-cell office:value-type="float" office:value="-0.00141786814336353">
                <text:p>-0.00141786814336353</text:p>
              </table:table-cell>
              <table:table-cell office:value-type="float" office:value="-0.00158576643376052">
                <text:p>-0.00158576643376052</text:p>
              </table:table-cell>
              <table:table-cell office:value-type="float" office:value="-0.00140245552762019">
                <text:p>-0.00140245552762019</text:p>
              </table:table-cell>
              <table:table-cell office:value-type="float" office:value="-0.00220764095523734">
                <text:p>-0.00220764095523734</text:p>
              </table:table-cell>
              <table:table-cell office:value-type="float" office:value="-0.00437955632843334">
                <text:p>-0.00437955632843334</text:p>
              </table:table-cell>
              <table:table-cell office:value-type="float" office:value="0.0021878754519084">
                <text:p>0.0021878754519084</text:p>
              </table:table-cell>
              <table:table-cell office:value-type="float" office:value="0.0274574491638634">
                <text:p>0.0274574491638634</text:p>
              </table:table-cell>
              <table:table-cell office:value-type="float" office:value="0.02261178226308">
                <text:p>0.02261178226308</text:p>
              </table:table-cell>
              <table:table-cell office:value-type="float" office:value="0.000317099649202457">
                <text:p>0.000317099649202457</text:p>
              </table:table-cell>
              <table:table-cell office:value-type="float" office:value="-0.00203453842031204">
                <text:p>-0.00203453842031204</text:p>
              </table:table-cell>
              <table:table-cell office:value-type="float" office:value="-0.000128654638033465">
                <text:p>-0.000128654638033465</text:p>
              </table:table-cell>
              <table:table-cell office:value-type="float" office:value="0.00221703572084825">
                <text:p>0.00221703572084825</text:p>
              </table:table-cell>
              <table:table-cell office:value-type="float" office:value="-0.000199743209887082">
                <text:p>-0.000199743209887082</text:p>
              </table:table-cell>
              <table:table-cell office:value-type="float" office:value="-0.00110022002580568">
                <text:p>-0.00110022002580568</text:p>
              </table:table-cell>
              <table:table-cell office:value-type="float" office:value="-0.0286800741303524">
                <text:p>-0.0286800741303524</text:p>
              </table:table-cell>
              <table:table-cell office:value-type="float" office:value="-0.00193639033293019">
                <text:p>-0.00193639033293019</text:p>
              </table:table-cell>
              <table:table-cell office:value-type="float" office:value="-0.00210952198358971">
                <text:p>-0.00210952198358971</text:p>
              </table:table-cell>
              <table:table-cell office:value-type="float" office:value="-0.00220375223113567">
                <text:p>-0.00220375223113567</text:p>
              </table:table-cell>
              <table:table-cell office:value-type="float" office:value="-0.00289986455363472">
                <text:p>-0.00289986455363472</text:p>
              </table:table-cell>
              <table:table-cell office:value-type="float" office:value="-0.00391750163147003">
                <text:p>-0.00391750163147003</text:p>
              </table:table-cell>
              <table:table-cell office:value-type="float" office:value="-0.00108140142749524">
                <text:p>-0.00108140142749524</text:p>
              </table:table-cell>
              <table:table-cell office:value-type="float" office:value="-0.00029584851299147">
                <text:p>-0.00029584851299147</text:p>
              </table:table-cell>
              <table:table-cell office:value-type="float" office:value="-0.000659154145796259">
                <text:p>-0.000659154145796259</text:p>
              </table:table-cell>
              <table:table-cell office:value-type="float" office:value="-0.000606388048033313">
                <text:p>-0.000606388048033313</text:p>
              </table:table-cell>
              <table:table-cell office:value-type="float" office:value="0.0000422062682046143">
                <text:p>0.0000422062682046143</text:p>
              </table:table-cell>
              <table:table-cell office:value-type="float" office:value="0.000241726527763886">
                <text:p>0.000241726527763886</text:p>
              </table:table-cell>
              <table:table-cell office:value-type="float" office:value="-0.0000735142814174416">
                <text:p>-0.0000735142814174416</text:p>
              </table:table-cell>
              <table:table-cell office:value-type="float" office:value="0.000178791765129915">
                <text:p>0.000178791765129915</text:p>
              </table:table-cell>
              <table:table-cell office:value-type="float" office:value="0.000251884236294075">
                <text:p>0.000251884236294075</text:p>
              </table:table-cell>
              <table:table-cell office:value-type="float" office:value="0.0000085157119625312">
                <text:p>0.0000085157119625312</text:p>
              </table:table-cell>
              <table:table-cell office:value-type="float" office:value="0.000441559872045971">
                <text:p>0.000441559872045971</text:p>
              </table:table-cell>
              <table:table-cell office:value-type="float" office:value="-0.0000249108389526187">
                <text:p>-0.0000249108389526187</text:p>
              </table:table-cell>
              <table:table-cell office:value-type="float" office:value="0.000214189683508392">
                <text:p>0.000214189683508392</text:p>
              </table:table-cell>
              <table:table-cell office:value-type="float" office:value="0.000266750797223936">
                <text:p>0.000266750797223936</text:p>
              </table:table-cell>
              <table:table-cell office:value-type="float" office:value="0.0000156048980567425">
                <text:p>0.0000156048980567425</text:p>
              </table:table-cell>
              <table:table-cell office:value-type="float" office:value="0.000268247229007479">
                <text:p>0.000268247229007479</text:p>
              </table:table-cell>
              <table:table-cell office:value-type="float" office:value="-0.0000350821543393942">
                <text:p>-0.0000350821543393942</text:p>
              </table:table-cell>
              <table:table-cell office:value-type="float" office:value="0.0000375168858842145">
                <text:p>0.0000375168858842145</text:p>
              </table:table-cell>
              <table:table-cell office:value-type="float" office:value="0.00000848359402083609">
                <text:p>0.00000848359402083609</text:p>
              </table:table-cell>
              <table:table-cell office:value-type="float" office:value="0.0000260746926520339">
                <text:p>0.0000260746926520339</text:p>
              </table:table-cell>
              <table:table-cell office:value-type="float" office:value="0.0000887839828174752">
                <text:p>0.0000887839828174752</text:p>
              </table:table-cell>
              <table:table-cell office:value-type="float" office:value="-0.00000683582047339426">
                <text:p>-0.00000683582047339426</text:p>
              </table:table-cell>
              <table:table-cell office:value-type="float" office:value="-0.0000433952880565802">
                <text:p>-0.0000433952880565802</text:p>
              </table:table-cell>
              <table:table-cell office:value-type="float" office:value="0.0000930812736025244">
                <text:p>0.0000930812736025244</text:p>
              </table:table-cell>
              <table:table-cell office:value-type="float" office:value="0.00000335679653856724">
                <text:p>0.00000335679653856724</text:p>
              </table:table-cell>
              <table:table-cell office:value-type="float" office:value="0.000041276727944739">
                <text:p>0.000041276727944739</text:p>
              </table:table-cell>
              <table:table-cell office:value-type="float" office:value="-0.0000410384265965846">
                <text:p>-0.0000410384265965846</text:p>
              </table:table-cell>
              <table:table-cell office:value-type="float" office:value="0.00000566646323790776">
                <text:p>0.00000566646323790776</text:p>
              </table:table-cell>
              <table:table-cell office:value-type="float" office:value="0.0000317961819371604">
                <text:p>0.0000317961819371604</text:p>
              </table:table-cell>
              <table:table-cell office:value-type="float" office:value="-0.0000129815438036918">
                <text:p>-0.0000129815438036918</text:p>
              </table:table-cell>
              <table:table-cell office:value-type="float" office:value="0.00000480350323067702">
                <text:p>0.00000480350323067702</text:p>
              </table:table-cell>
              <table:table-cell office:value-type="float" office:value="-0.0000146255421712427">
                <text:p>-0.0000146255421712427</text:p>
              </table:table-cell>
              <table:table-cell office:value-type="float" office:value="0.0000180931609309321">
                <text:p>0.0000180931609309321</text:p>
              </table:table-cell>
              <table:table-cell office:value-type="float" office:value="-0.0000245878767117791">
                <text:p>-0.0000245878767117791</text:p>
              </table:table-cell>
              <table:table-cell office:value-type="float" office:value="0.00000760892409917835">
                <text:p>0.00000760892409917835</text:p>
              </table:table-cell>
              <table:table-cell office:value-type="float" office:value="-0.00000743162791327912">
                <text:p>-0.00000743162791327912</text:p>
              </table:table-cell>
              <table:table-cell office:value-type="float" office:value="0.00000257602575676197">
                <text:p>0.00000257602575676197</text:p>
              </table:table-cell>
              <table:table-cell office:value-type="float" office:value="0.0000391043481069442">
                <text:p>0.0000391043481069442</text:p>
              </table:table-cell>
              <table:table-cell office:value-type="float" office:value="-0.0000199615867607084">
                <text:p>-0.0000199615867607084</text:p>
              </table:table-cell>
              <table:table-cell office:value-type="float" office:value="0.00000289248799090203">
                <text:p>0.00000289248799090203</text:p>
              </table:table-cell>
              <table:table-cell office:value-type="float" office:value="-0.0000196650215517624">
                <text:p>-0.0000196650215517624</text:p>
              </table:table-cell>
              <table:table-cell office:value-type="float" office:value="0.000035397903780765">
                <text:p>0.000035397903780765</text:p>
              </table:table-cell>
              <table:table-cell office:value-type="float" office:value="0.00000094567958042191">
                <text:p>0.00000094567958042191</text:p>
              </table:table-cell>
              <table:table-cell office:value-type="float" office:value="-0.0000238792674010502">
                <text:p>-0.0000238792674010502</text:p>
              </table:table-cell>
              <table:table-cell office:value-type="float" office:value="-0.0000134159675115875">
                <text:p>-0.0000134159675115875</text:p>
              </table:table-cell>
              <table:table-cell office:value-type="float" office:value="0.0000191738279997633">
                <text:p>0.0000191738279997633</text:p>
              </table:table-cell>
              <table:table-cell office:value-type="float" office:value="-0.0000232312736977436">
                <text:p>-0.0000232312736977436</text:p>
              </table:table-cell>
              <table:table-cell office:value-type="float" office:value="0.0000283249070248126">
                <text:p>0.0000283249070248126</text:p>
              </table:table-cell>
              <table:table-cell office:value-type="float" office:value="-0.000016779934967126">
                <text:p>-0.000016779934967126</text:p>
              </table:table-cell>
              <table:table-cell office:value-type="float" office:value="-0.000013255042794813">
                <text:p>-0.000013255042794813</text:p>
              </table:table-cell>
              <table:table-cell office:value-type="float" office:value="-0.00000475490150547708">
                <text:p>-0.00000475490150547708</text:p>
              </table:table-cell>
              <table:table-cell office:value-type="float" office:value="0.000034075055750038">
                <text:p>0.000034075055750038</text:p>
              </table:table-cell>
              <table:table-cell office:value-type="float" office:value="-0.0000069252805658393">
                <text:p>-0.0000069252805658393</text:p>
              </table:table-cell>
              <table:table-cell office:value-type="float" office:value="-0.0000155870899176125">
                <text:p>-0.0000155870899176125</text:p>
              </table:table-cell>
              <table:table-cell office:value-type="float" office:value="-0.00000495337079781111">
                <text:p>-0.00000495337079781111</text:p>
              </table:table-cell>
              <table:table-cell office:value-type="float" office:value="-0.0000125369517641749">
                <text:p>-0.0000125369517641749</text:p>
              </table:table-cell>
              <table:table-cell office:value-type="float" office:value="0.0000168115572716787">
                <text:p>0.0000168115572716787</text:p>
              </table:table-cell>
              <table:table-cell office:value-type="float" office:value="-0.00000295262054256229">
                <text:p>-0.00000295262054256229</text:p>
              </table:table-cell>
              <table:table-cell office:value-type="float" office:value="-0.00000716454713373116">
                <text:p>-0.00000716454713373116</text:p>
              </table:table-cell>
              <table:table-cell office:value-type="float" office:value="0.0000271177046548554">
                <text:p>0.0000271177046548554</text:p>
              </table:table-cell>
              <table:table-cell office:value-type="float" office:value="-0.0000180599899767264">
                <text:p>-0.0000180599899767264</text:p>
              </table:table-cell>
              <table:table-cell office:value-type="float" office:value="0.00000912930464613826">
                <text:p>0.00000912930464613826</text:p>
              </table:table-cell>
              <table:table-cell office:value-type="float" office:value="0.00000201635802155042">
                <text:p>0.00000201635802155042</text:p>
              </table:table-cell>
              <table:table-cell office:value-type="float" office:value="-0.0000117444370095199">
                <text:p>-0.0000117444370095199</text:p>
              </table:table-cell>
              <table:table-cell office:value-type="float" office:value="0.0000156920056706422">
                <text:p>0.0000156920056706422</text:p>
              </table:table-cell>
              <table:table-cell office:value-type="float" office:value="-0.00000868770142326003">
                <text:p>-0.00000868770142326003</text:p>
              </table:table-cell>
              <table:table-cell office:value-type="float" office:value="-0.00000696024930585404">
                <text:p>-0.00000696024930585404</text:p>
              </table:table-cell>
              <table:table-cell office:value-type="float" office:value="0.00000195840525119007">
                <text:p>0.00000195840525119007</text:p>
              </table:table-cell>
              <table:table-cell office:value-type="float" office:value="0.0000105669681574327">
                <text:p>0.0000105669681574327</text:p>
              </table:table-cell>
              <table:table-cell office:value-type="float" office:value="-0.00000830113489658224">
                <text:p>-0.00000830113489658224</text:p>
              </table:table-cell>
              <table:table-cell office:value-type="float" office:value="-0.00000929415308531523">
                <text:p>-0.00000929415308531523</text:p>
              </table:table-cell>
              <table:table-cell office:value-type="float" office:value="0.0000215059439405696">
                <text:p>0.0000215059439405696</text:p>
              </table:table-cell>
              <table:table-cell office:value-type="float" office:value="0.000000415482277582591">
                <text:p>0.000000415482277582591</text:p>
              </table:table-cell>
              <table:table-cell office:value-type="float" office:value="-0.00000767025054126957">
                <text:p>-0.00000767025054126957</text:p>
              </table:table-cell>
              <table:table-cell office:value-type="float" office:value="0.000016859297891747">
                <text:p>0.000016859297891747</text:p>
              </table:table-cell>
              <table:table-cell office:value-type="float" office:value="-0.000018868923493176">
                <text:p>-0.000018868923493176</text:p>
              </table:table-cell>
              <table:table-cell office:value-type="float" office:value="0.0000105343481550113">
                <text:p>0.0000105343481550113</text:p>
              </table:table-cell>
              <table:table-cell office:value-type="float" office:value="-0.00000884606568840596">
                <text:p>-0.00000884606568840596</text:p>
              </table:table-cell>
              <table:table-cell office:value-type="float" office:value="0.0000205754961851157">
                <text:p>0.0000205754961851157</text:p>
              </table:table-cell>
              <table:table-cell office:value-type="float" office:value="-0.000023449018198396">
                <text:p>-0.000023449018198396</text:p>
              </table:table-cell>
              <table:table-cell office:value-type="float" office:value="-0.00000790016751539557">
                <text:p>-0.00000790016751539557</text:p>
              </table:table-cell>
              <table:table-cell office:value-type="float" office:value="0.0000085452391437868">
                <text:p>0.0000085452391437868</text:p>
              </table:table-cell>
              <table:table-cell office:value-type="float" office:value="0.0000177656597215581">
                <text:p>0.0000177656597215581</text:p>
              </table:table-cell>
              <table:table-cell office:value-type="float" office:value="0.00000606878695941226">
                <text:p>0.00000606878695941226</text:p>
              </table:table-cell>
              <table:table-cell office:value-type="float" office:value="-0.00000429260372203366">
                <text:p>-0.00000429260372203366</text:p>
              </table:table-cell>
              <table:table-cell office:value-type="float" office:value="-0.0000197559398402158">
                <text:p>-0.0000197559398402158</text:p>
              </table:table-cell>
              <table:table-cell office:value-type="float" office:value="0.00000742351419857901">
                <text:p>0.00000742351419857901</text:p>
              </table:table-cell>
              <table:table-cell office:value-type="float" office:value="-0.000016640900467435">
                <text:p>-0.000016640900467435</text:p>
              </table:table-cell>
              <table:table-cell office:value-type="float" office:value="0.00000616998735641916">
                <text:p>0.00000616998735641916</text:p>
              </table:table-cell>
              <table:table-cell office:value-type="float" office:value="0.0000217671398893282">
                <text:p>0.0000217671398893282</text:p>
              </table:table-cell>
              <table:table-cell office:value-type="float" office:value="-0.0000340554945458815">
                <text:p>-0.0000340554945458815</text:p>
              </table:table-cell>
              <table:table-cell office:value-type="float" office:value="0.0000073301610452603">
                <text:p>0.0000073301610452603</text:p>
              </table:table-cell>
              <table:table-cell office:value-type="float" office:value="0.0000254709079799964">
                <text:p>0.0000254709079799964</text:p>
              </table:table-cell>
              <table:table-cell office:value-type="float" office:value="-0.00000622824152141099">
                <text:p>-0.00000622824152141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